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75000002F1EC84756297072FBC.png" manifest:media-type="image/png"/>
  <manifest:file-entry manifest:full-path="Pictures/10000201000003BF0000025F1AD34AC6A91406C8.png" manifest:media-type="image/png"/>
  <manifest:file-entry manifest:full-path="Pictures/10000201000001F40000023AE2BC44063DCCFABF.png" manifest:media-type="image/png"/>
  <manifest:file-entry manifest:full-path="Pictures/100009820000001A0000001AA6C541561A92541B.svg" manifest:media-type="image/svg+xml"/>
  <manifest:file-entry manifest:full-path="Pictures/1000020100000377000001BF22E3FED0A49EFF9A.png" manifest:media-type="image/png"/>
  <manifest:file-entry manifest:full-path="Pictures/100002010000000100000001300C4AE4435E2669.png" manifest:media-type="image/png"/>
  <manifest:file-entry manifest:full-path="Pictures/10002B5900002722000029D23756D3CA26074379.svg" manifest:media-type="image/svg+xml"/>
  <manifest:file-entry manifest:full-path="Pictures/1000020100000147000000C3E0465C7A27F06095.png" manifest:media-type="image/png"/>
  <manifest:file-entry manifest:full-path="Pictures/1000108B0000001A0000001A73DFE10082A67A28.svg" manifest:media-type="image/svg+xml"/>
  <manifest:file-entry manifest:full-path="Pictures/1000020100000258000001BDC73D4BDEE61D475B.png" manifest:media-type="image/png"/>
  <manifest:file-entry manifest:full-path="Pictures/10000201000001D9000001FA35F92FC725917AAC.png" manifest:media-type="image/png"/>
  <manifest:file-entry manifest:full-path="Pictures/10000201000002B700000297CBE0101FE2C6AE89.png" manifest:media-type="image/png"/>
  <manifest:file-entry manifest:full-path="Pictures/10000201000002CE000000AFD36E0E6BAC03FEF2.png" manifest:media-type="image/png"/>
  <manifest:file-entry manifest:full-path="Pictures/1000152A0000001A0000001A0E1FEB5FC4CE4FE9.svg" manifest:media-type="image/svg+xml"/>
  <manifest:file-entry manifest:full-path="Pictures/1000087D0000001A0000001AAC750BBB7D9A6ED8.svg" manifest:media-type="image/svg+xml"/>
  <manifest:file-entry manifest:full-path="Pictures/10000201000002900000006DF899FB19B8019046.png" manifest:media-type="image/png"/>
  <manifest:file-entry manifest:full-path="Pictures/100002010000018400000064DEDBEA766B344D9F.png" manifest:media-type="image/png"/>
  <manifest:file-entry manifest:full-path="Pictures/1000020100000227000000C98201AE01E7080CD6.png" manifest:media-type="image/png"/>
  <manifest:file-entry manifest:full-path="Pictures/100002010000023A0000003220071AF68FABE3CF.png" manifest:media-type="image/png"/>
  <manifest:file-entry manifest:full-path="Pictures/10000201000001E4000000938C21474B4476119C.png" manifest:media-type="image/png"/>
  <manifest:file-entry manifest:full-path="Pictures/100002010000014F0000003E37185991B3BCB567.png" manifest:media-type="image/png"/>
  <manifest:file-entry manifest:full-path="Pictures/1000000000000477000001A32F9398E4733C66C7.jpg" manifest:media-type="image/jpeg"/>
  <manifest:file-entry manifest:full-path="Pictures/1000020100000336000002AF3084283C0D1B064C.png" manifest:media-type="image/png"/>
  <manifest:file-entry manifest:full-path="Pictures/100018320000001A0000001A8F63CCECBE1844B7.svg" manifest:media-type="image/svg+xml"/>
  <manifest:file-entry manifest:full-path="Pictures/10000201000002140000003641305E393AACB472.png" manifest:media-type="image/png"/>
  <manifest:file-entry manifest:full-path="Pictures/10000201000001040000003256E9B677A4B98005.png" manifest:media-type="image/png"/>
  <manifest:file-entry manifest:full-path="Pictures/1000020100000211000000C8B8F3D7A5D6BA52BC.png" manifest:media-type="image/png"/>
  <manifest:file-entry manifest:full-path="Pictures/10000201000002D00000016ADFBA1B0F9E73CE9F.png" manifest:media-type="image/png"/>
  <manifest:file-entry manifest:full-path="Pictures/10000201000001F40000008D4252B63137045512.png" manifest:media-type="image/png"/>
  <manifest:file-entry manifest:full-path="Pictures/1000020100000311000001EE7650E8228AA03244.png" manifest:media-type="image/png"/>
  <manifest:file-entry manifest:full-path="Pictures/10000201000001430000003A1AB54A39B1BF26F0.png" manifest:media-type="image/png"/>
  <manifest:file-entry manifest:full-path="Pictures/10000201000000E50000002F9458FA6C0C22B578.png" manifest:media-type="image/png"/>
  <manifest:file-entry manifest:full-path="Pictures/100278680004AC4000020D8DBA9BBE7772B60D3A.svg" manifest:media-type="image/svg+xml"/>
  <manifest:file-entry manifest:full-path="Pictures/100002010000042B000001D56E6DDBD9709B0A2F.png" manifest:media-type="image/png"/>
  <manifest:file-entry manifest:full-path="Pictures/1000020100000224000001C001158EB999AAB8B4.png" manifest:media-type="image/png"/>
  <manifest:file-entry manifest:full-path="Pictures/100002010000039E000003385D34209801130268.png" manifest:media-type="image/png"/>
  <manifest:file-entry manifest:full-path="Pictures/100000000000054F00000228CAA26F1CA052DD13.png" manifest:media-type="image/png"/>
  <manifest:file-entry manifest:full-path="Pictures/1000020100000243000000F1B6FE8D0EEDEE6317.png" manifest:media-type="image/png"/>
  <manifest:file-entry manifest:full-path="Pictures/10000201000002C2000001216D151081EA60B7A2.png" manifest:media-type="image/png"/>
  <manifest:file-entry manifest:full-path="Pictures/10000201000001CD000001FB5DFAE7404AB39274.png" manifest:media-type="image/png"/>
  <manifest:file-entry manifest:full-path="Pictures/10000000000003100000030AEC8DAD24DACA7A99.jpg" manifest:media-type="image/jpeg"/>
  <manifest:file-entry manifest:full-path="Pictures/1000020100000352000001BA1D7793DAAC7DAFAE.png" manifest:media-type="image/png"/>
  <manifest:file-entry manifest:full-path="Pictures/1000020100000352000001E737FEA9F22905B01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mazon Ember" svg:font-family="'Amazon Ember', Arial, sans-serif"/>
    <style:font-face style:name="BlinkMacSystemFont" svg:font-family="BlinkMacSystemFont, apple-system, 'Segoe UI', Roboto, Oxygen, Ubuntu, Cantarell, 'Fira Sans', 'Droid Sans', 'Helvetica Neue', sans-serif"/>
    <style:font-face style:name="MuseoSans" svg:font-family="MuseoSans, Georgia, 'Times New Roman', Times, serif"/>
    <style:font-face style:name="Proxima Nova" svg:font-family="'Proxima Nova', 'Helvetica Neue', Helvetica, Helvetica, Arial, sans-serif"/>
    <style:font-face style:name="Roboto" svg:font-family="Roboto, Arial, sans-serif"/>
    <style:font-face style:name="Roboto1" svg:font-family="Roboto, arial, sans-serif"/>
    <style:font-face style:name="apple-system" svg:font-family="apple-system, BlinkMacSystemFont, 'Segoe UI', Helvetica, Arial, sans-serif, 'Apple Color Emoji', 'Segoe UI Emoji'"/>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CMR10" svg:font-family="CMR10" style:font-family-generic="roman" style:font-pitch="variable"/>
    <style:font-face style:name="CMR12" svg:font-family="CMR12" style:font-family-generic="roman" style:font-pitch="variable"/>
    <style:font-face style:name="CMR8" svg:font-family="CMR8"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imesNewRoman" svg:font-family="TimesNewRoman" style:font-family-generic="roman" style:font-pitch="variable"/>
    <style:font-face style:name="TimesNewRoman,Bold1" svg:font-family="'TimesNewRoman,Bold'" style:font-family-generic="roman" style:font-pitch="variable"/>
    <style:font-face style:name="TimesNewRomanPSMT" svg:font-family="TimesNewRomanPSMT"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TimesNewRoman,Bold" svg:font-family="'TimesNewRoman,Bold'"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writing-mode="page"/>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style:writing-mode="page"/>
    </style:style>
    <style:style style:name="P1" style:family="paragraph" style:parent-style-name="Standard">
      <style:text-properties officeooo:rsid="000a5397" officeooo:paragraph-rsid="000a5397"/>
    </style:style>
    <style:style style:name="P2" style:family="paragraph" style:parent-style-name="Standard">
      <style:text-properties officeooo:rsid="001e4da2" officeooo:paragraph-rsid="001e4da2"/>
    </style:style>
    <style:style style:name="P3" style:family="paragraph" style:parent-style-name="Standard">
      <style:text-properties officeooo:paragraph-rsid="000a5397"/>
    </style:style>
    <style:style style:name="P4" style:family="paragraph" style:parent-style-name="Standard">
      <style:text-properties officeooo:paragraph-rsid="003c08fa"/>
    </style:style>
    <style:style style:name="P5" style:family="paragraph" style:parent-style-name="Standard">
      <style:text-properties officeooo:paragraph-rsid="004e17b3"/>
    </style:style>
    <style:style style:name="P6" style:family="paragraph" style:parent-style-name="Standard">
      <style:text-properties officeooo:paragraph-rsid="00500abb"/>
    </style:style>
    <style:style style:name="P7" style:family="paragraph" style:parent-style-name="Standard">
      <style:text-properties officeooo:paragraph-rsid="0058b49f"/>
    </style:style>
    <style:style style:name="P8" style:family="paragraph" style:parent-style-name="Standard">
      <style:text-properties officeooo:paragraph-rsid="0071da51"/>
    </style:style>
    <style:style style:name="P9" style:family="paragraph" style:parent-style-name="Standard">
      <style:text-properties style:font-name="Arial1" fo:font-size="11pt" style:font-size-asian="11pt" style:font-size-complex="11pt"/>
    </style:style>
    <style:style style:name="P10" style:family="paragraph" style:parent-style-name="Standard">
      <style:text-properties style:font-name="Arial1" fo:font-size="11pt" officeooo:rsid="0099884a" officeooo:paragraph-rsid="0099884a" style:font-size-asian="11pt" style:font-size-complex="11pt"/>
    </style:style>
    <style:style style:name="P11" style:family="paragraph" style:parent-style-name="Standard">
      <style:text-properties style:font-name="Arial1" fo:font-size="11pt" officeooo:rsid="0099884a" officeooo:paragraph-rsid="00af40a5" style:font-size-asian="11pt" style:font-size-complex="11pt"/>
    </style:style>
    <style:style style:name="P12" style:family="paragraph" style:parent-style-name="Standard">
      <style:text-properties style:font-name="Arial1" fo:font-size="11pt" officeooo:rsid="0099884a" officeooo:paragraph-rsid="00b2b5c1" style:font-size-asian="11pt" style:font-size-complex="11pt"/>
    </style:style>
    <style:style style:name="P13" style:family="paragraph" style:parent-style-name="Standard">
      <style:text-properties style:font-name="Arial1" fo:font-size="11pt" officeooo:rsid="0099884a" officeooo:paragraph-rsid="00b54d1b" style:font-size-asian="11pt" style:font-size-complex="11pt"/>
    </style:style>
    <style:style style:name="P14" style:family="paragraph" style:parent-style-name="Standard">
      <style:text-properties style:font-name="Arial1" fo:font-size="11pt" officeooo:rsid="0099884a" officeooo:paragraph-rsid="00b9555d" style:font-size-asian="11pt" style:font-size-complex="11pt"/>
    </style:style>
    <style:style style:name="P15" style:family="paragraph" style:parent-style-name="Standard">
      <style:text-properties style:font-name="Arial1" fo:font-size="11pt" officeooo:rsid="0099884a" officeooo:paragraph-rsid="00c296a6" style:font-size-asian="11pt" style:font-size-complex="11pt"/>
    </style:style>
    <style:style style:name="P16" style:family="paragraph" style:parent-style-name="Standard">
      <style:text-properties style:font-name="Arial1" fo:font-size="11pt" officeooo:rsid="0099884a" officeooo:paragraph-rsid="013288da" style:font-size-asian="11pt" style:font-size-complex="11pt"/>
    </style:style>
    <style:style style:name="P17" style:family="paragraph" style:parent-style-name="Standard">
      <style:text-properties style:font-name="Arial1" fo:font-size="11pt" officeooo:rsid="00568226" officeooo:paragraph-rsid="00568226" style:font-size-asian="11pt" style:font-size-complex="11pt"/>
    </style:style>
    <style:style style:name="P18" style:family="paragraph" style:parent-style-name="Standard">
      <style:text-properties style:font-name="Arial1" fo:font-size="11pt" officeooo:rsid="000a5397" officeooo:paragraph-rsid="000a5397" style:font-size-asian="11pt" style:font-size-complex="11pt"/>
    </style:style>
    <style:style style:name="P19" style:family="paragraph" style:parent-style-name="Standard">
      <style:text-properties style:font-name="Arial1" fo:font-size="11pt" officeooo:rsid="000a5397" officeooo:paragraph-rsid="00851bd5" style:font-size-asian="11pt" style:font-size-complex="11pt"/>
    </style:style>
    <style:style style:name="P20" style:family="paragraph" style:parent-style-name="Standard">
      <style:text-properties style:font-name="Arial1" fo:font-size="11pt" officeooo:rsid="000a5397" officeooo:paragraph-rsid="007a57f1" style:font-size-asian="11pt" style:font-size-complex="11pt"/>
    </style:style>
    <style:style style:name="P21" style:family="paragraph" style:parent-style-name="Standard">
      <style:text-properties style:font-name="Arial1" fo:font-size="11pt" officeooo:rsid="000a5397" officeooo:paragraph-rsid="008b9347" style:font-size-asian="11pt" style:font-size-complex="11pt"/>
    </style:style>
    <style:style style:name="P22" style:family="paragraph" style:parent-style-name="Standard">
      <style:text-properties style:font-name="Arial1" fo:font-size="11pt" officeooo:rsid="000a5397" officeooo:paragraph-rsid="00ad5f76" style:font-size-asian="11pt" style:font-size-complex="11pt"/>
    </style:style>
    <style:style style:name="P23" style:family="paragraph" style:parent-style-name="Standard">
      <style:text-properties style:font-name="Arial1" fo:font-size="11pt" officeooo:rsid="000a5397" officeooo:paragraph-rsid="009887ee" style:font-size-asian="11pt" style:font-size-complex="11pt"/>
    </style:style>
    <style:style style:name="P24" style:family="paragraph" style:parent-style-name="Standard">
      <style:text-properties style:font-name="Arial1" fo:font-size="11pt" officeooo:rsid="000a5397" officeooo:paragraph-rsid="00c56f54" style:font-size-asian="11pt" style:font-size-complex="11pt"/>
    </style:style>
    <style:style style:name="P25" style:family="paragraph" style:parent-style-name="Standard">
      <style:text-properties style:font-name="Arial1" fo:font-size="11pt" officeooo:rsid="000a5397" officeooo:paragraph-rsid="009aeec0" style:font-size-asian="11pt" style:font-size-complex="11pt"/>
    </style:style>
    <style:style style:name="P26" style:family="paragraph" style:parent-style-name="Standard">
      <style:text-properties style:font-name="Arial1" fo:font-size="11pt" officeooo:rsid="000a5397" officeooo:paragraph-rsid="0099884a" style:font-size-asian="11pt" style:font-size-complex="11pt"/>
    </style:style>
    <style:style style:name="P27" style:family="paragraph" style:parent-style-name="Standard">
      <style:text-properties style:font-name="Arial1" fo:font-size="11pt" officeooo:rsid="000a5397" officeooo:paragraph-rsid="00da2c41" style:font-size-asian="11pt" style:font-size-complex="11pt"/>
    </style:style>
    <style:style style:name="P28" style:family="paragraph" style:parent-style-name="Standard">
      <style:text-properties style:font-name="Arial1" fo:font-size="11pt" officeooo:rsid="000a5397" officeooo:paragraph-rsid="00e8cabc" style:font-size-asian="11pt" style:font-size-complex="11pt"/>
    </style:style>
    <style:style style:name="P29" style:family="paragraph" style:parent-style-name="Standard">
      <style:text-properties style:font-name="Arial1" fo:font-size="11pt" officeooo:rsid="000a5397" officeooo:paragraph-rsid="00c296a6" style:font-size-asian="11pt" style:font-size-complex="11pt"/>
    </style:style>
    <style:style style:name="P30" style:family="paragraph" style:parent-style-name="Standard">
      <style:text-properties style:font-name="Arial1" fo:font-size="11pt" officeooo:rsid="000a5397" officeooo:paragraph-rsid="010416a2" style:font-size-asian="11pt" style:font-size-complex="11pt"/>
    </style:style>
    <style:style style:name="P31" style:family="paragraph" style:parent-style-name="Standard">
      <style:text-properties style:font-name="Arial1" fo:font-size="11pt" officeooo:rsid="000a5397" officeooo:paragraph-rsid="01062e07" style:font-size-asian="11pt" style:font-size-complex="11pt"/>
    </style:style>
    <style:style style:name="P32" style:family="paragraph" style:parent-style-name="Standard">
      <style:text-properties style:font-name="Arial1" fo:font-size="11pt" officeooo:rsid="000a5397" officeooo:paragraph-rsid="01052149" style:font-size-asian="11pt" style:font-size-complex="11pt"/>
    </style:style>
    <style:style style:name="P33" style:family="paragraph" style:parent-style-name="Standard">
      <style:text-properties style:font-name="Arial1" fo:font-size="11pt" officeooo:rsid="000a5397" officeooo:paragraph-rsid="0067286b" style:font-size-asian="11pt" style:font-size-complex="11pt"/>
    </style:style>
    <style:style style:name="P34" style:family="paragraph" style:parent-style-name="Standard">
      <style:text-properties style:font-name="Arial1" fo:font-size="11pt" officeooo:rsid="000a5397" officeooo:paragraph-rsid="0181d95e" style:font-size-asian="11pt" style:font-size-complex="11pt"/>
    </style:style>
    <style:style style:name="P35" style:family="paragraph" style:parent-style-name="Standard">
      <style:text-properties style:font-name="Arial1" fo:font-size="11pt" officeooo:rsid="000a5397" officeooo:paragraph-rsid="0182cbf1" style:font-size-asian="11pt" style:font-size-complex="11pt"/>
    </style:style>
    <style:style style:name="P36" style:family="paragraph" style:parent-style-name="Standard">
      <style:text-properties style:font-name="Arial1" fo:font-size="11pt" officeooo:rsid="00652590" officeooo:paragraph-rsid="00652590" style:font-size-asian="11pt" style:font-size-complex="11pt"/>
    </style:style>
    <style:style style:name="P37" style:family="paragraph" style:parent-style-name="Standard">
      <style:text-properties style:font-name="Arial1" fo:font-size="11pt" officeooo:rsid="003faa60" officeooo:paragraph-rsid="006e15ee" style:font-size-asian="11pt" style:font-size-complex="11pt"/>
    </style:style>
    <style:style style:name="P38" style:family="paragraph" style:parent-style-name="Standard">
      <style:text-properties style:font-name="Arial1" fo:font-size="11pt" officeooo:rsid="003ea243" officeooo:paragraph-rsid="006e15ee" style:font-size-asian="11pt" style:font-size-complex="11pt"/>
    </style:style>
    <style:style style:name="P39" style:family="paragraph" style:parent-style-name="Standard">
      <style:text-properties style:font-name="Arial1" fo:font-size="11pt" officeooo:rsid="003ea243" officeooo:paragraph-rsid="01af2f08" style:font-size-asian="11pt" style:font-size-complex="11pt"/>
    </style:style>
    <style:style style:name="P40" style:family="paragraph" style:parent-style-name="Standard">
      <style:text-properties style:font-name="Arial1" fo:font-size="11pt" officeooo:rsid="00756733" officeooo:paragraph-rsid="00756733" style:font-size-asian="11pt" style:font-size-complex="11pt"/>
    </style:style>
    <style:style style:name="P41" style:family="paragraph" style:parent-style-name="Standard">
      <style:text-properties style:font-name="Arial1" fo:font-size="11pt" officeooo:rsid="007a57f1" officeooo:paragraph-rsid="007a57f1" style:font-size-asian="11pt" style:font-size-complex="11pt"/>
    </style:style>
    <style:style style:name="P42" style:family="paragraph" style:parent-style-name="Standard">
      <style:text-properties style:font-name="Arial1" fo:font-size="11pt" officeooo:paragraph-rsid="008c5a64" style:font-size-asian="11pt" style:font-size-complex="11pt"/>
    </style:style>
    <style:style style:name="P43" style:family="paragraph" style:parent-style-name="Standard">
      <style:text-properties style:font-name="Arial1" fo:font-size="11pt" officeooo:rsid="001b3345" officeooo:paragraph-rsid="007a022c" style:font-size-asian="11pt" style:font-size-complex="11pt"/>
    </style:style>
    <style:style style:name="P44" style:family="paragraph" style:parent-style-name="Standard">
      <style:text-properties style:font-name="Arial1" fo:font-size="11pt" officeooo:rsid="001b3345" officeooo:paragraph-rsid="008b9347" style:font-size-asian="11pt" style:font-size-complex="11pt"/>
    </style:style>
    <style:style style:name="P45" style:family="paragraph" style:parent-style-name="Standard">
      <style:text-properties style:font-name="Arial1" fo:font-size="11pt" officeooo:rsid="001b3345" officeooo:paragraph-rsid="0084064b" style:font-size-asian="11pt" style:font-size-complex="11pt"/>
    </style:style>
    <style:style style:name="P46" style:family="paragraph" style:parent-style-name="Standard">
      <style:text-properties style:font-name="Arial1" fo:font-size="11pt" officeooo:rsid="001b3345" officeooo:paragraph-rsid="009178e6" style:font-size-asian="11pt" style:font-size-complex="11pt"/>
    </style:style>
    <style:style style:name="P47" style:family="paragraph" style:parent-style-name="Standard">
      <style:text-properties style:font-name="Arial1" fo:font-size="11pt" officeooo:rsid="001b3345" officeooo:paragraph-rsid="00dc9d85" style:font-size-asian="11pt" style:font-size-complex="11pt"/>
    </style:style>
    <style:style style:name="P48" style:family="paragraph" style:parent-style-name="Standard">
      <style:text-properties style:font-name="Arial1" fo:font-size="11pt" officeooo:rsid="00805e1d" officeooo:paragraph-rsid="0084064b" style:font-size-asian="11pt" style:font-size-complex="11pt"/>
    </style:style>
    <style:style style:name="P49" style:family="paragraph" style:parent-style-name="Standard">
      <style:text-properties style:font-name="Arial1" fo:font-size="11pt" officeooo:rsid="00805e1d" officeooo:paragraph-rsid="00805e1d" style:font-size-asian="11pt" style:font-size-complex="11pt"/>
    </style:style>
    <style:style style:name="P50" style:family="paragraph" style:parent-style-name="Standard">
      <style:text-properties style:font-name="Arial1" fo:font-size="11pt" officeooo:rsid="0084064b" officeooo:paragraph-rsid="009178e6" style:font-size-asian="11pt" style:font-size-complex="11pt"/>
    </style:style>
    <style:style style:name="P51" style:family="paragraph" style:parent-style-name="Standard">
      <style:text-properties style:font-name="Arial1" fo:font-size="11pt" officeooo:rsid="008a6ecf" officeooo:paragraph-rsid="008a6ecf" style:font-size-asian="11pt" style:font-size-complex="11pt"/>
    </style:style>
    <style:style style:name="P52" style:family="paragraph" style:parent-style-name="Standard">
      <style:text-properties style:font-name="Arial1" fo:font-size="11pt" officeooo:rsid="00143370" officeooo:paragraph-rsid="00851bd5" style:font-size-asian="11pt" style:font-size-complex="11pt"/>
    </style:style>
    <style:style style:name="P53" style:family="paragraph" style:parent-style-name="Standard">
      <style:text-properties style:font-name="Arial1" fo:font-size="11pt" officeooo:rsid="00143370" officeooo:paragraph-rsid="00cdea0d" style:font-size-asian="11pt" style:font-size-complex="11pt"/>
    </style:style>
    <style:style style:name="P54" style:family="paragraph" style:parent-style-name="Standard">
      <style:text-properties style:font-name="Arial1" fo:font-size="11pt" officeooo:rsid="00143370" officeooo:paragraph-rsid="009aeec0" style:font-size-asian="11pt" style:font-size-complex="11pt"/>
    </style:style>
    <style:style style:name="P55" style:family="paragraph" style:parent-style-name="Standard">
      <style:text-properties style:font-name="Arial1" fo:font-size="11pt" officeooo:rsid="00143370" officeooo:paragraph-rsid="00ced0d1" style:font-size-asian="11pt" style:font-size-complex="11pt"/>
    </style:style>
    <style:style style:name="P56" style:family="paragraph" style:parent-style-name="Standard">
      <style:text-properties style:font-name="Arial1" fo:font-size="11pt" officeooo:rsid="008e6687" officeooo:paragraph-rsid="008e6687" style:font-size-asian="11pt" style:font-size-complex="11pt"/>
    </style:style>
    <style:style style:name="P57" style:family="paragraph" style:parent-style-name="Standard">
      <style:text-properties style:font-name="Arial1" fo:font-size="11pt" officeooo:rsid="0024572c" officeooo:paragraph-rsid="015909f4" style:font-size-asian="11pt" style:font-size-complex="11pt"/>
    </style:style>
    <style:style style:name="P58" style:family="paragraph" style:parent-style-name="Standard">
      <style:text-properties style:font-name="Arial1" fo:font-size="11pt" officeooo:rsid="0024572c" officeooo:paragraph-rsid="017a5957" style:font-size-asian="11pt" style:font-size-complex="11pt"/>
    </style:style>
    <style:style style:name="P59" style:family="paragraph" style:parent-style-name="Standard">
      <style:text-properties style:font-name="Arial1" fo:font-size="11pt" officeooo:rsid="0024572c" officeooo:paragraph-rsid="00de3a1a" style:font-size-asian="11pt" style:font-size-complex="11pt"/>
    </style:style>
    <style:style style:name="P60" style:family="paragraph" style:parent-style-name="Standard">
      <style:text-properties style:font-name="Arial1" fo:font-size="11pt" officeooo:rsid="0024572c" officeooo:paragraph-rsid="01b8dad7" style:font-size-asian="11pt" style:font-size-complex="11pt"/>
    </style:style>
    <style:style style:name="P61" style:family="paragraph" style:parent-style-name="Standard">
      <style:text-properties style:font-name="Arial1" fo:font-size="11pt" officeooo:rsid="0029bd3f" officeooo:paragraph-rsid="00ad5f76" style:font-size-asian="11pt" style:font-size-complex="11pt"/>
    </style:style>
    <style:style style:name="P62" style:family="paragraph" style:parent-style-name="Standard">
      <style:paragraph-properties fo:text-align="center" style:justify-single-word="false"/>
      <style:text-properties style:font-name="Arial1" fo:font-size="11pt" officeooo:rsid="00af40a5" officeooo:paragraph-rsid="00af40a5" style:font-size-asian="11pt" style:font-size-complex="11pt"/>
    </style:style>
    <style:style style:name="P63" style:family="paragraph" style:parent-style-name="Standard">
      <style:text-properties style:font-name="Arial1" fo:font-size="11pt" officeooo:rsid="00a15382" officeooo:paragraph-rsid="00a15382" style:font-size-asian="11pt" style:font-size-complex="11pt"/>
    </style:style>
    <style:style style:name="P64" style:family="paragraph" style:parent-style-name="Standard">
      <style:text-properties style:font-name="Arial1" fo:font-size="11pt" officeooo:rsid="00a162e5" officeooo:paragraph-rsid="00a162e5" style:font-size-asian="11pt" style:font-size-complex="11pt"/>
    </style:style>
    <style:style style:name="P65" style:family="paragraph" style:parent-style-name="Standard">
      <style:text-properties style:font-name="Arial1" fo:font-size="11pt" officeooo:rsid="00a69377" officeooo:paragraph-rsid="00a69377" style:font-size-asian="11pt" style:font-size-complex="11pt"/>
    </style:style>
    <style:style style:name="P66" style:family="paragraph" style:parent-style-name="Standard">
      <style:text-properties style:font-name="Arial1" fo:font-size="11pt" officeooo:rsid="00ad5f76" officeooo:paragraph-rsid="00ad5f76" style:font-size-asian="11pt" style:font-size-complex="11pt"/>
    </style:style>
    <style:style style:name="P67" style:family="paragraph" style:parent-style-name="Standard">
      <style:text-properties style:font-name="Arial1" fo:font-size="11pt" officeooo:rsid="00ad5f76" officeooo:paragraph-rsid="00c5938d" style:font-size-asian="11pt" style:font-size-complex="11pt"/>
    </style:style>
    <style:style style:name="P68" style:family="paragraph" style:parent-style-name="Standard">
      <style:text-properties style:font-name="Arial1" fo:font-size="11pt" officeooo:rsid="00ad5f76" officeooo:paragraph-rsid="00cdea0d" style:font-size-asian="11pt" style:font-size-complex="11pt"/>
    </style:style>
    <style:style style:name="P69" style:family="paragraph" style:parent-style-name="Standard">
      <style:text-properties style:font-name="Arial1" fo:font-size="11pt" officeooo:rsid="000c5700" officeooo:paragraph-rsid="00c56f54" style:font-size-asian="11pt" style:font-size-complex="11pt"/>
    </style:style>
    <style:style style:name="P70" style:family="paragraph" style:parent-style-name="Standard">
      <style:text-properties style:font-name="Arial1" fo:font-size="11pt" officeooo:rsid="000c5700" officeooo:paragraph-rsid="0099884a" style:font-size-asian="11pt" style:font-size-complex="11pt"/>
    </style:style>
    <style:style style:name="P71" style:family="paragraph" style:parent-style-name="Standard">
      <style:text-properties style:font-name="Arial1" fo:font-size="11pt" officeooo:rsid="000c5700" officeooo:paragraph-rsid="00d0c29f" style:font-size-asian="11pt" style:font-size-complex="11pt"/>
    </style:style>
    <style:style style:name="P72" style:family="paragraph" style:parent-style-name="Standard">
      <style:text-properties style:font-name="Arial1" fo:font-size="11pt" officeooo:rsid="000c5700" officeooo:paragraph-rsid="00d5b1c3" style:font-size-asian="11pt" style:font-size-complex="11pt"/>
    </style:style>
    <style:style style:name="P73" style:family="paragraph" style:parent-style-name="Standard">
      <style:text-properties style:font-name="Arial1" fo:font-size="11pt" officeooo:rsid="000c5700" officeooo:paragraph-rsid="012ec351" style:font-size-asian="11pt" style:font-size-complex="11pt"/>
    </style:style>
    <style:style style:name="P74" style:family="paragraph" style:parent-style-name="Standard">
      <style:text-properties style:font-name="Arial1" fo:font-size="11pt" officeooo:rsid="000fc389" officeooo:paragraph-rsid="00c56f54" style:font-size-asian="11pt" style:font-size-complex="11pt"/>
    </style:style>
    <style:style style:name="P75" style:family="paragraph" style:parent-style-name="Standard">
      <style:text-properties style:font-name="Arial1" fo:font-size="11pt" officeooo:paragraph-rsid="0099884a" style:font-size-asian="11pt" style:font-size-complex="11pt"/>
    </style:style>
    <style:style style:name="P76" style:family="paragraph" style:parent-style-name="Standard">
      <style:text-properties style:font-name="Arial1" fo:font-size="11pt" officeooo:rsid="00159720" officeooo:paragraph-rsid="00655251" style:font-size-asian="11pt" style:font-size-complex="11pt"/>
    </style:style>
    <style:style style:name="P77" style:family="paragraph" style:parent-style-name="Standard">
      <style:text-properties style:font-name="Arial1" fo:font-size="11pt" officeooo:rsid="00159720" officeooo:paragraph-rsid="00ced0d1" style:font-size-asian="11pt" style:font-size-complex="11pt"/>
    </style:style>
    <style:style style:name="P78" style:family="paragraph" style:parent-style-name="Standard">
      <style:text-properties style:font-name="Arial1" fo:font-size="11pt" officeooo:rsid="00159720" officeooo:paragraph-rsid="00d5b1c3" style:font-size-asian="11pt" style:font-size-complex="11pt"/>
    </style:style>
    <style:style style:name="P79" style:family="paragraph" style:parent-style-name="Standard">
      <style:text-properties style:font-name="Arial1" fo:font-size="11pt" officeooo:rsid="00159720" officeooo:paragraph-rsid="00dc9d85" style:font-size-asian="11pt" style:font-size-complex="11pt"/>
    </style:style>
    <style:style style:name="P80" style:family="paragraph" style:parent-style-name="Standard">
      <style:text-properties style:font-name="Arial1" fo:font-size="11pt" officeooo:rsid="00159720" officeooo:paragraph-rsid="00fa15f8" style:font-size-asian="11pt" style:font-size-complex="11pt"/>
    </style:style>
    <style:style style:name="P81" style:family="paragraph" style:parent-style-name="Standard">
      <style:text-properties style:font-name="Arial1" fo:font-size="11pt" officeooo:rsid="0044ab44" officeooo:paragraph-rsid="00451ffd" style:font-size-asian="11pt" style:font-size-complex="11pt"/>
    </style:style>
    <style:style style:name="P82" style:family="paragraph" style:parent-style-name="Standard">
      <style:text-properties style:font-name="Arial1" fo:font-size="11pt" officeooo:rsid="0044ab44" officeooo:paragraph-rsid="009887ee" style:font-size-asian="11pt" style:font-size-complex="11pt"/>
    </style:style>
    <style:style style:name="P83" style:family="paragraph" style:parent-style-name="Standard">
      <style:text-properties style:font-name="Arial1" fo:font-size="11pt" officeooo:rsid="0044ab44" officeooo:paragraph-rsid="0044ab44" style:font-size-asian="11pt" style:font-size-complex="11pt"/>
    </style:style>
    <style:style style:name="P84" style:family="paragraph" style:parent-style-name="Standard">
      <style:text-properties style:font-name="Arial1" fo:font-size="11pt" officeooo:rsid="00451ffd" officeooo:paragraph-rsid="00521068" style:font-size-asian="11pt" style:font-size-complex="11pt"/>
    </style:style>
    <style:style style:name="P85" style:family="paragraph" style:parent-style-name="Standard">
      <style:text-properties style:font-name="Arial1" fo:font-size="11pt" officeooo:rsid="0019ef28" officeooo:paragraph-rsid="010d87bd" style:font-size-asian="11pt" style:font-size-complex="11pt"/>
    </style:style>
    <style:style style:name="P86" style:family="paragraph" style:parent-style-name="Standard">
      <style:text-properties style:font-name="Arial1" fo:font-size="11pt" officeooo:rsid="002c0ec0" officeooo:paragraph-rsid="002c0ec0" style:font-size-asian="11pt" style:font-size-complex="11pt"/>
    </style:style>
    <style:style style:name="P87" style:family="paragraph" style:parent-style-name="Standard">
      <style:text-properties style:font-name="Arial1" fo:font-size="11pt" officeooo:rsid="002c0ec0" officeooo:paragraph-rsid="0019ef28" style:font-size-asian="11pt" style:font-size-complex="11pt"/>
    </style:style>
    <style:style style:name="P88" style:family="paragraph" style:parent-style-name="Standard">
      <style:text-properties style:font-name="Arial1" fo:font-size="11pt" officeooo:rsid="002c0ec0" officeooo:paragraph-rsid="00451ffd" style:font-size-asian="11pt" style:font-size-complex="11pt"/>
    </style:style>
    <style:style style:name="P89" style:family="paragraph" style:parent-style-name="Standard">
      <style:text-properties style:font-name="Arial1" fo:font-size="11pt" officeooo:rsid="004efaea" officeooo:paragraph-rsid="004efaea" style:font-size-asian="11pt" style:font-size-complex="11pt"/>
    </style:style>
    <style:style style:name="P90" style:family="paragraph" style:parent-style-name="Standard">
      <style:text-properties style:font-name="Arial1" fo:font-size="11pt" officeooo:rsid="004fbbd1" officeooo:paragraph-rsid="004efaea" style:font-size-asian="11pt" style:font-size-complex="11pt"/>
    </style:style>
    <style:style style:name="P91" style:family="paragraph" style:parent-style-name="Standard">
      <style:text-properties style:font-name="Arial1" fo:font-size="11pt" officeooo:rsid="0057c302" officeooo:paragraph-rsid="0057c302" style:font-size-asian="11pt" style:font-size-complex="11pt"/>
    </style:style>
    <style:style style:name="P92" style:family="paragraph" style:parent-style-name="Standard">
      <style:text-properties style:font-name="Arial1" fo:font-size="11pt" officeooo:rsid="0057c302" officeooo:paragraph-rsid="01092309" style:font-size-asian="11pt" style:font-size-complex="11pt"/>
    </style:style>
    <style:style style:name="P93" style:family="paragraph" style:parent-style-name="Standard">
      <style:text-properties style:font-name="Arial1" fo:font-size="11pt" officeooo:rsid="00584948" officeooo:paragraph-rsid="010d87bd" style:font-size-asian="11pt" style:font-size-complex="11pt"/>
    </style:style>
    <style:style style:name="P94" style:family="paragraph" style:parent-style-name="Standard">
      <style:text-properties style:font-name="Arial1" fo:font-size="11pt" officeooo:rsid="00b54d1b" officeooo:paragraph-rsid="00b54d1b" style:font-size-asian="11pt" style:font-size-complex="11pt"/>
    </style:style>
    <style:style style:name="P95" style:family="paragraph" style:parent-style-name="Standard">
      <style:text-properties style:font-name="Arial1" fo:font-size="11pt" officeooo:rsid="00b54d1b" officeooo:paragraph-rsid="013288da" style:font-size-asian="11pt" style:font-size-complex="11pt"/>
    </style:style>
    <style:style style:name="P96" style:family="paragraph" style:parent-style-name="Standard">
      <style:text-properties style:font-name="Arial1" fo:font-size="11pt" officeooo:rsid="00b54d1b" officeooo:paragraph-rsid="013494db" style:font-size-asian="11pt" style:font-size-complex="11pt"/>
    </style:style>
    <style:style style:name="P97" style:family="paragraph" style:parent-style-name="Standard">
      <style:text-properties style:font-name="Arial1" fo:font-size="11pt" officeooo:rsid="00b54d1b" officeooo:paragraph-rsid="01380963" style:font-size-asian="11pt" style:font-size-complex="11pt"/>
    </style:style>
    <style:style style:name="P98" style:family="paragraph" style:parent-style-name="Standard">
      <style:text-properties style:font-name="Arial1" fo:font-size="11pt" officeooo:rsid="00b54d1b" officeooo:paragraph-rsid="0140f873" style:font-size-asian="11pt" style:font-size-complex="11pt"/>
    </style:style>
    <style:style style:name="P99" style:family="paragraph" style:parent-style-name="Standard">
      <style:text-properties style:font-name="Arial1" fo:font-size="11pt" officeooo:rsid="00b9555d" officeooo:paragraph-rsid="00b9555d" style:font-size-asian="11pt" style:font-size-complex="11pt"/>
    </style:style>
    <style:style style:name="P100" style:family="paragraph" style:parent-style-name="Standard">
      <style:text-properties style:font-name="Arial1" fo:font-size="11pt" officeooo:rsid="00b9555d" officeooo:paragraph-rsid="00c0d323" style:font-size-asian="11pt" style:font-size-complex="11pt"/>
    </style:style>
    <style:style style:name="P101" style:family="paragraph" style:parent-style-name="Standard">
      <style:text-properties style:font-name="Arial1" fo:font-size="11pt" officeooo:rsid="00b780fd" officeooo:paragraph-rsid="00b54d1b" style:font-size-asian="11pt" style:font-size-complex="11pt"/>
    </style:style>
    <style:style style:name="P102" style:family="paragraph" style:parent-style-name="Standard">
      <style:text-properties style:font-name="Arial1" fo:font-size="11pt" officeooo:rsid="00c0d323" officeooo:paragraph-rsid="00c0d323" style:font-size-asian="11pt" style:font-size-complex="11pt"/>
    </style:style>
    <style:style style:name="P103" style:family="paragraph" style:parent-style-name="Standard">
      <style:text-properties style:font-name="Arial1" fo:font-size="11pt" officeooo:rsid="00c16010" officeooo:paragraph-rsid="00c16010" style:font-size-asian="11pt" style:font-size-complex="11pt"/>
    </style:style>
    <style:style style:name="P104" style:family="paragraph" style:parent-style-name="Standard">
      <style:text-properties style:font-name="Arial1" fo:font-size="11pt" officeooo:rsid="00103149" officeooo:paragraph-rsid="00c56f54" style:font-size-asian="11pt" style:font-size-complex="11pt"/>
    </style:style>
    <style:style style:name="P105" style:family="paragraph" style:parent-style-name="Standard">
      <style:text-properties style:font-name="Arial1" fo:font-size="11pt" officeooo:rsid="00c5829a" officeooo:paragraph-rsid="00c5829a" style:font-size-asian="11pt" style:font-size-complex="11pt"/>
    </style:style>
    <style:style style:name="P106" style:family="paragraph" style:parent-style-name="Standard">
      <style:text-properties style:font-name="Arial1" fo:font-size="11pt" officeooo:rsid="00c5829a" officeooo:paragraph-rsid="00cc601e" style:font-size-asian="11pt" style:font-size-complex="11pt"/>
    </style:style>
    <style:style style:name="P107" style:family="paragraph" style:parent-style-name="Standard">
      <style:text-properties style:font-name="Arial1" fo:font-size="11pt" officeooo:rsid="0037780a" officeooo:paragraph-rsid="00d34b1c" style:font-size-asian="11pt" style:font-size-complex="11pt"/>
    </style:style>
    <style:style style:name="P108" style:family="paragraph" style:parent-style-name="Standard">
      <style:text-properties style:font-name="Arial1" fo:font-size="11pt" officeooo:rsid="0037780a" officeooo:paragraph-rsid="00d5b1c3" style:font-size-asian="11pt" style:font-size-complex="11pt"/>
    </style:style>
    <style:style style:name="P109" style:family="paragraph" style:parent-style-name="Standard">
      <style:text-properties style:font-name="Arial1" fo:font-size="11pt" officeooo:rsid="003904c0" officeooo:paragraph-rsid="00ced0d1" style:font-size-asian="11pt" style:font-size-complex="11pt"/>
    </style:style>
    <style:style style:name="P110" style:family="paragraph" style:parent-style-name="Standard">
      <style:text-properties style:font-name="Arial1" fo:font-size="11pt" officeooo:rsid="003904c0" officeooo:paragraph-rsid="00d34b1c" style:font-size-asian="11pt" style:font-size-complex="11pt"/>
    </style:style>
    <style:style style:name="P111" style:family="paragraph" style:parent-style-name="Standard">
      <style:text-properties style:font-name="Arial1" fo:font-size="11pt" officeooo:rsid="003904c0" officeooo:paragraph-rsid="00e02e30" style:font-size-asian="11pt" style:font-size-complex="11pt"/>
    </style:style>
    <style:style style:name="P112" style:family="paragraph" style:parent-style-name="Standard">
      <style:paragraph-properties fo:text-align="center" style:justify-single-word="false"/>
      <style:text-properties style:font-name="Arial1" fo:font-size="11pt" officeooo:rsid="00cdea0d" officeooo:paragraph-rsid="00cdea0d" style:font-size-asian="11pt" style:font-size-complex="11pt"/>
    </style:style>
    <style:style style:name="P113" style:family="paragraph" style:parent-style-name="Standard">
      <style:text-properties style:font-name="Arial1" fo:font-size="11pt" officeooo:rsid="00cdea0d" officeooo:paragraph-rsid="00ced0d1" style:font-size-asian="11pt" style:font-size-complex="11pt"/>
    </style:style>
    <style:style style:name="P114" style:family="paragraph" style:parent-style-name="Standard">
      <style:text-properties style:font-name="Arial1" fo:font-size="11pt" officeooo:rsid="009e80eb" officeooo:paragraph-rsid="009aeec0" style:font-size-asian="11pt" style:font-size-complex="11pt"/>
    </style:style>
    <style:style style:name="P115" style:family="paragraph" style:parent-style-name="Standard">
      <style:text-properties style:font-name="Arial1" fo:font-size="11pt" officeooo:rsid="00ced0d1" officeooo:paragraph-rsid="00ced0d1" style:font-size-asian="11pt" style:font-size-complex="11pt"/>
    </style:style>
    <style:style style:name="P116" style:family="paragraph" style:parent-style-name="Standard">
      <style:text-properties style:font-name="Arial1" fo:font-size="11pt" officeooo:rsid="00d0c29f" officeooo:paragraph-rsid="00d0c29f" style:font-size-asian="11pt" style:font-size-complex="11pt"/>
    </style:style>
    <style:style style:name="P117" style:family="paragraph" style:parent-style-name="Standard">
      <style:text-properties style:font-name="Arial1" fo:font-size="11pt" officeooo:rsid="00d0c29f" officeooo:paragraph-rsid="00d34b1c" style:font-size-asian="11pt" style:font-size-complex="11pt"/>
    </style:style>
    <style:style style:name="P118" style:family="paragraph" style:parent-style-name="Standard">
      <style:text-properties style:font-name="Arial1" fo:font-size="11pt" officeooo:rsid="003434bf" officeooo:paragraph-rsid="00d5b1c3" style:font-size-asian="11pt" style:font-size-complex="11pt"/>
    </style:style>
    <style:style style:name="P119" style:family="paragraph" style:parent-style-name="Standard">
      <style:text-properties style:font-name="Arial1" fo:font-size="11pt" officeooo:paragraph-rsid="00d34b1c" style:font-size-asian="11pt" style:font-size-complex="11pt"/>
    </style:style>
    <style:style style:name="P120" style:family="paragraph" style:parent-style-name="Standard">
      <style:text-properties style:font-name="Arial1" fo:font-size="11pt" officeooo:rsid="00b2b5c1" officeooo:paragraph-rsid="00da2c41" style:font-size-asian="11pt" style:font-size-complex="11pt"/>
    </style:style>
    <style:style style:name="P121" style:family="paragraph" style:parent-style-name="Standard">
      <style:text-properties style:font-name="Arial1" fo:font-size="11pt" officeooo:rsid="00dacd49" officeooo:paragraph-rsid="00dacd49" style:font-size-asian="11pt" style:font-size-complex="11pt"/>
    </style:style>
    <style:style style:name="P122" style:family="paragraph" style:parent-style-name="Standard">
      <style:text-properties style:font-name="Arial1" fo:font-size="11pt" officeooo:paragraph-rsid="00dc9d85" style:font-size-asian="11pt" style:font-size-complex="11pt"/>
    </style:style>
    <style:style style:name="P123" style:family="paragraph" style:parent-style-name="Standard">
      <style:text-properties style:font-name="Arial1" fo:font-size="11pt" officeooo:rsid="00de9dc1" officeooo:paragraph-rsid="00e02e30" style:font-size-asian="11pt" style:font-size-complex="11pt"/>
    </style:style>
    <style:style style:name="P124" style:family="paragraph" style:parent-style-name="Standard">
      <style:text-properties style:font-name="Arial1" fo:font-size="11pt" officeooo:paragraph-rsid="00e04042" style:font-size-asian="11pt" style:font-size-complex="11pt"/>
    </style:style>
    <style:style style:name="P125" style:family="paragraph" style:parent-style-name="Standard">
      <style:text-properties style:font-name="Arial1" fo:font-size="11pt" officeooo:rsid="00b1893d" officeooo:paragraph-rsid="00e04042" style:font-size-asian="11pt" style:font-size-complex="11pt"/>
    </style:style>
    <style:style style:name="P126" style:family="paragraph" style:parent-style-name="Standard">
      <style:text-properties style:font-name="Arial1" fo:font-size="11pt" officeooo:rsid="00b1893d" officeooo:paragraph-rsid="01d242d5" style:font-size-asian="11pt" style:font-size-complex="11pt"/>
    </style:style>
    <style:style style:name="P127" style:family="paragraph" style:parent-style-name="Standard">
      <style:text-properties style:font-name="Arial1" fo:font-size="11pt" officeooo:rsid="0058b49f" officeooo:paragraph-rsid="00d5b1c3" style:font-size-asian="11pt" style:font-size-complex="11pt"/>
    </style:style>
    <style:style style:name="P128" style:family="paragraph" style:parent-style-name="Standard">
      <style:text-properties style:font-name="Arial1" fo:font-size="11pt" officeooo:rsid="0058b49f" officeooo:paragraph-rsid="00dc9d85" style:font-size-asian="11pt" style:font-size-complex="11pt"/>
    </style:style>
    <style:style style:name="P129" style:family="paragraph" style:parent-style-name="Standard">
      <style:paragraph-properties fo:text-align="center" style:justify-single-word="false"/>
      <style:text-properties style:font-name="Arial1" fo:font-size="11pt" officeooo:rsid="00e63cfc" officeooo:paragraph-rsid="00da2c41" style:font-size-asian="11pt" style:font-size-complex="11pt"/>
    </style:style>
    <style:style style:name="P130" style:family="paragraph" style:parent-style-name="Standard">
      <style:paragraph-properties fo:text-align="center" style:justify-single-word="false"/>
      <style:text-properties style:font-name="Arial1" fo:font-size="11pt" officeooo:rsid="00eb97d0" officeooo:paragraph-rsid="00eb97d0" style:font-size-asian="11pt" style:font-size-complex="11pt"/>
    </style:style>
    <style:style style:name="P131" style:family="paragraph" style:parent-style-name="Standard">
      <style:text-properties style:font-name="Arial1" fo:font-size="11pt" officeooo:rsid="001e4da2" officeooo:paragraph-rsid="010416a2" style:font-size-asian="11pt" style:font-size-complex="11pt"/>
    </style:style>
    <style:style style:name="P132" style:family="paragraph" style:parent-style-name="Standard">
      <style:text-properties style:font-name="Arial1" fo:font-size="11pt" officeooo:rsid="001e4da2" officeooo:paragraph-rsid="014d6627" style:font-size-asian="11pt" style:font-size-complex="11pt"/>
    </style:style>
    <style:style style:name="P133" style:family="paragraph" style:parent-style-name="Standard">
      <style:text-properties style:font-name="Arial1" fo:font-size="11pt" officeooo:rsid="003c592f" officeooo:paragraph-rsid="01052149" style:font-size-asian="11pt" style:font-size-complex="11pt"/>
    </style:style>
    <style:style style:name="P134" style:family="paragraph" style:parent-style-name="Standard">
      <style:text-properties style:font-name="Arial1" fo:font-size="11pt" officeooo:rsid="003da7f3" officeooo:paragraph-rsid="01062e07" style:font-size-asian="11pt" style:font-size-complex="11pt"/>
    </style:style>
    <style:style style:name="P135" style:family="paragraph" style:parent-style-name="Standard">
      <style:text-properties style:font-name="Arial1" fo:font-size="11pt" officeooo:rsid="00f5bebe" officeooo:paragraph-rsid="00f5bebe" style:font-size-asian="11pt" style:font-size-complex="11pt"/>
    </style:style>
    <style:style style:name="P136" style:family="paragraph" style:parent-style-name="Standard">
      <style:text-properties style:font-name="Arial1" fo:font-size="11pt" officeooo:rsid="00f5bebe" officeooo:paragraph-rsid="0181d95e" style:font-size-asian="11pt" style:font-size-complex="11pt"/>
    </style:style>
    <style:style style:name="P137" style:family="paragraph" style:parent-style-name="Standard">
      <style:text-properties style:font-name="Arial1" fo:font-size="11pt" officeooo:rsid="0022c674" officeooo:paragraph-rsid="00da2c41" style:font-size-asian="11pt" style:font-size-complex="11pt"/>
    </style:style>
    <style:style style:name="P138" style:family="paragraph" style:parent-style-name="Standard">
      <style:text-properties style:font-name="Arial1" fo:font-size="11pt" officeooo:rsid="0022c674" officeooo:paragraph-rsid="00fa15f8" style:font-size-asian="11pt" style:font-size-complex="11pt"/>
    </style:style>
    <style:style style:name="P139" style:family="paragraph" style:parent-style-name="Standard">
      <style:text-properties style:font-name="Arial1" fo:font-size="11pt" officeooo:rsid="0020cf53" officeooo:paragraph-rsid="00fa15f8" style:font-size-asian="11pt" style:font-size-complex="11pt"/>
    </style:style>
    <style:style style:name="P140" style:family="paragraph" style:parent-style-name="Standard">
      <style:text-properties style:font-name="Arial1" fo:font-size="11pt" officeooo:rsid="00450931" officeooo:paragraph-rsid="0055afb8" style:font-size-asian="11pt" style:font-size-complex="11pt"/>
    </style:style>
    <style:style style:name="P141" style:family="paragraph" style:parent-style-name="Standard">
      <style:text-properties style:font-name="Arial1" fo:font-size="11pt" officeooo:rsid="00521068" officeooo:paragraph-rsid="01003298" style:font-size-asian="11pt" style:font-size-complex="11pt"/>
    </style:style>
    <style:style style:name="P142" style:family="paragraph" style:parent-style-name="Standard">
      <style:text-properties style:font-name="Arial1" fo:font-size="11pt" officeooo:rsid="0058f2e2" officeooo:paragraph-rsid="010d87bd" style:font-size-asian="11pt" style:font-size-complex="11pt"/>
    </style:style>
    <style:style style:name="P143" style:family="paragraph" style:parent-style-name="Standard">
      <style:text-properties style:font-name="Arial1" fo:font-size="11pt" officeooo:rsid="0058f2e2" officeooo:paragraph-rsid="01bec308" style:font-size-asian="11pt" style:font-size-complex="11pt"/>
    </style:style>
    <style:style style:name="P144" style:family="paragraph" style:parent-style-name="Standard">
      <style:text-properties style:font-name="Arial1" fo:font-size="11pt" officeooo:rsid="0058f2e2" officeooo:paragraph-rsid="010151d1" style:font-size-asian="11pt" style:font-size-complex="11pt"/>
    </style:style>
    <style:style style:name="P145" style:family="paragraph" style:parent-style-name="Standard">
      <style:text-properties style:font-name="Arial1" fo:font-size="11pt" officeooo:rsid="002025a1" officeooo:paragraph-rsid="010151d1" style:font-size-asian="11pt" style:font-size-complex="11pt"/>
    </style:style>
    <style:style style:name="P146" style:family="paragraph" style:parent-style-name="Standard">
      <style:text-properties style:font-name="Arial1" fo:font-size="11pt" officeooo:rsid="010151d1" officeooo:paragraph-rsid="010151d1" style:font-size-asian="11pt" style:font-size-complex="11pt"/>
    </style:style>
    <style:style style:name="P147" style:family="paragraph" style:parent-style-name="Standard">
      <style:text-properties style:font-name="Arial1" fo:font-size="11pt" officeooo:rsid="0101f32c" officeooo:paragraph-rsid="0101f32c" style:font-size-asian="11pt" style:font-size-complex="11pt"/>
    </style:style>
    <style:style style:name="P148" style:family="paragraph" style:parent-style-name="Standard">
      <style:text-properties style:font-name="Arial1" fo:font-size="11pt" officeooo:rsid="0103eb86" officeooo:paragraph-rsid="0103eb86" style:font-size-asian="11pt" style:font-size-complex="11pt"/>
    </style:style>
    <style:style style:name="P149" style:family="paragraph" style:parent-style-name="Standard">
      <style:text-properties style:font-name="Arial1" fo:font-size="11pt" officeooo:rsid="0103eb86" officeooo:paragraph-rsid="010416a2" style:font-size-asian="11pt" style:font-size-complex="11pt"/>
    </style:style>
    <style:style style:name="P150" style:family="paragraph" style:parent-style-name="Standard">
      <style:text-properties style:font-name="Arial1" fo:font-size="11pt" officeooo:rsid="00eed6e7" officeooo:paragraph-rsid="0103eb86" style:font-size-asian="11pt" style:font-size-complex="11pt"/>
    </style:style>
    <style:style style:name="P151" style:family="paragraph" style:parent-style-name="Standard">
      <style:text-properties style:font-name="Arial1" fo:font-size="11pt" officeooo:rsid="00eed6e7" officeooo:paragraph-rsid="01062e07" style:font-size-asian="11pt" style:font-size-complex="11pt"/>
    </style:style>
    <style:style style:name="P152" style:family="paragraph" style:parent-style-name="Standard">
      <style:text-properties style:font-name="Arial1" fo:font-size="11pt" officeooo:paragraph-rsid="010416a2" style:font-size-asian="11pt" style:font-size-complex="11pt"/>
    </style:style>
    <style:style style:name="P153" style:family="paragraph" style:parent-style-name="Standard">
      <style:text-properties style:font-name="Arial1" fo:font-size="11pt" officeooo:rsid="010416a2" officeooo:paragraph-rsid="010416a2" style:font-size-asian="11pt" style:font-size-complex="11pt"/>
    </style:style>
    <style:style style:name="P154" style:family="paragraph" style:parent-style-name="Standard">
      <style:text-properties style:font-name="Arial1" fo:font-size="11pt" officeooo:rsid="01052149" officeooo:paragraph-rsid="01052149" style:font-size-asian="11pt" style:font-size-complex="11pt"/>
    </style:style>
    <style:style style:name="P155" style:family="paragraph" style:parent-style-name="Standard">
      <style:text-properties style:font-name="Arial1" fo:font-size="11pt" officeooo:rsid="01062e07" officeooo:paragraph-rsid="01062e07" style:font-size-asian="11pt" style:font-size-complex="11pt"/>
    </style:style>
    <style:style style:name="P156" style:family="paragraph" style:parent-style-name="Standard">
      <style:text-properties style:font-name="Arial1" fo:font-size="11pt" officeooo:rsid="010776c4" officeooo:paragraph-rsid="010776c4" style:font-size-asian="11pt" style:font-size-complex="11pt"/>
    </style:style>
    <style:style style:name="P157" style:family="paragraph" style:parent-style-name="Standard">
      <style:text-properties style:font-name="Arial1" fo:font-size="11pt" officeooo:rsid="0102d8ca" officeooo:paragraph-rsid="01062e07" style:font-size-asian="11pt" style:font-size-complex="11pt"/>
    </style:style>
    <style:style style:name="P158" style:family="paragraph" style:parent-style-name="Standard">
      <style:text-properties style:font-name="Arial1" fo:font-size="11pt" officeooo:rsid="01092309" officeooo:paragraph-rsid="01092309" style:font-size-asian="11pt" style:font-size-complex="11pt"/>
    </style:style>
    <style:style style:name="P159" style:family="paragraph" style:parent-style-name="Standard">
      <style:text-properties style:font-name="Arial1" fo:font-size="11pt" officeooo:rsid="010ad734" officeooo:paragraph-rsid="010ad734" style:font-size-asian="11pt" style:font-size-complex="11pt"/>
    </style:style>
    <style:style style:name="P160" style:family="paragraph" style:parent-style-name="Standard">
      <style:text-properties style:font-name="Arial1" fo:font-size="11pt" officeooo:rsid="010d5db9" officeooo:paragraph-rsid="010d5db9" style:font-size-asian="11pt" style:font-size-complex="11pt"/>
    </style:style>
    <style:style style:name="P161" style:family="paragraph" style:parent-style-name="Standard">
      <style:text-properties style:font-name="Arial1" fo:font-size="11pt" officeooo:rsid="010d87bd" officeooo:paragraph-rsid="010d87bd" style:font-size-asian="11pt" style:font-size-complex="11pt"/>
    </style:style>
    <style:style style:name="P162" style:family="paragraph" style:parent-style-name="Standard">
      <style:text-properties style:font-name="Arial1" fo:font-size="11pt" officeooo:rsid="010d87bd" officeooo:paragraph-rsid="018813ef" style:font-size-asian="11pt" style:font-size-complex="11pt"/>
    </style:style>
    <style:style style:name="P163" style:family="paragraph" style:parent-style-name="Standard">
      <style:text-properties style:font-name="Arial1" fo:font-size="11pt" officeooo:rsid="011ee405" officeooo:paragraph-rsid="011ee405" style:font-size-asian="11pt" style:font-size-complex="11pt"/>
    </style:style>
    <style:style style:name="P164" style:family="paragraph" style:parent-style-name="Standard">
      <style:text-properties style:font-name="Arial1" fo:font-size="11pt" officeooo:rsid="011c13dd" officeooo:paragraph-rsid="010416a2" style:font-size-asian="11pt" style:font-size-complex="11pt"/>
    </style:style>
    <style:style style:name="P165" style:family="paragraph" style:parent-style-name="Standard">
      <style:text-properties style:font-name="Arial1" fo:font-size="11pt" officeooo:rsid="00ddba9d" officeooo:paragraph-rsid="00ddba9d" style:font-size-asian="11pt" style:font-size-complex="11pt"/>
    </style:style>
    <style:style style:name="P166" style:family="paragraph" style:parent-style-name="Standard">
      <style:text-properties style:font-name="Arial1" fo:font-size="11pt" officeooo:rsid="012150d0" officeooo:paragraph-rsid="012150d0" style:font-size-asian="11pt" style:font-size-complex="11pt"/>
    </style:style>
    <style:style style:name="P167" style:family="paragraph" style:parent-style-name="Standard">
      <style:text-properties style:font-name="Arial1" fo:font-size="11pt" officeooo:rsid="0123543d" officeooo:paragraph-rsid="0123543d" style:font-size-asian="11pt" style:font-size-complex="11pt"/>
    </style:style>
    <style:style style:name="P168" style:family="paragraph" style:parent-style-name="Standard">
      <style:text-properties style:font-name="Arial1" fo:font-size="11pt" officeooo:rsid="00bf4762" officeooo:paragraph-rsid="013288da" style:font-size-asian="11pt" style:font-size-complex="11pt"/>
    </style:style>
    <style:style style:name="P169" style:family="paragraph" style:parent-style-name="Standard">
      <style:text-properties style:font-name="Arial1" fo:font-size="11pt" officeooo:rsid="00c3a90b" officeooo:paragraph-rsid="013288da" style:font-size-asian="11pt" style:font-size-complex="11pt"/>
    </style:style>
    <style:style style:name="P170" style:family="paragraph" style:parent-style-name="Standard">
      <style:text-properties style:font-name="Arial1" fo:font-size="11pt" officeooo:paragraph-rsid="013288da" style:font-size-asian="11pt" style:font-size-complex="11pt"/>
    </style:style>
    <style:style style:name="P171" style:family="paragraph" style:parent-style-name="Standard">
      <style:text-properties style:font-name="Arial1" fo:font-size="11pt" officeooo:paragraph-rsid="0124e7d0" style:font-size-asian="11pt" style:font-size-complex="11pt"/>
    </style:style>
    <style:style style:name="P172" style:family="paragraph" style:parent-style-name="Standard">
      <style:text-properties style:font-name="Arial1" fo:font-size="11pt" officeooo:rsid="0127d0c8" officeooo:paragraph-rsid="0127d0c8" style:font-size-asian="11pt" style:font-size-complex="11pt"/>
    </style:style>
    <style:style style:name="P173" style:family="paragraph" style:parent-style-name="Standard">
      <style:text-properties style:font-name="Arial1" fo:font-size="11pt" officeooo:rsid="002698a8" officeooo:paragraph-rsid="00fa15f8" style:font-size-asian="11pt" style:font-size-complex="11pt"/>
    </style:style>
    <style:style style:name="P174" style:family="paragraph" style:parent-style-name="Standard">
      <style:text-properties style:font-name="Arial1" fo:font-size="11pt" officeooo:paragraph-rsid="014d6627" style:font-size-asian="11pt" style:font-size-complex="11pt"/>
    </style:style>
    <style:style style:name="P175" style:family="paragraph" style:parent-style-name="Standard">
      <style:text-properties style:font-name="Arial1" fo:font-size="11pt" officeooo:rsid="01523b0f" officeooo:paragraph-rsid="01523b0f" style:font-size-asian="11pt" style:font-size-complex="11pt"/>
    </style:style>
    <style:style style:name="P176" style:family="paragraph" style:parent-style-name="Standard">
      <style:paragraph-properties fo:text-align="start" style:justify-single-word="false"/>
      <style:text-properties style:font-name="Arial1" fo:font-size="11pt" officeooo:rsid="00f3d64a" officeooo:paragraph-rsid="015b1a89" style:font-size-asian="11pt" style:font-size-complex="11pt"/>
    </style:style>
    <style:style style:name="P177" style:family="paragraph" style:parent-style-name="Standard">
      <style:text-properties style:font-name="Arial1" fo:font-size="11pt" officeooo:rsid="015a15a9" officeooo:paragraph-rsid="015a15a9" style:font-size-asian="11pt" style:font-size-complex="11pt"/>
    </style:style>
    <style:style style:name="P178" style:family="paragraph" style:parent-style-name="Standard">
      <style:text-properties style:font-name="Arial1" fo:font-size="11pt" officeooo:rsid="015b1a89" style:font-size-asian="11pt" style:font-size-complex="11pt"/>
    </style:style>
    <style:style style:name="P179" style:family="paragraph" style:parent-style-name="Standard">
      <style:text-properties style:font-name="Arial1" fo:font-size="11pt" officeooo:rsid="015b1a89" officeooo:paragraph-rsid="015b1a89" style:font-size-asian="11pt" style:font-size-complex="11pt"/>
    </style:style>
    <style:style style:name="P180" style:family="paragraph" style:parent-style-name="Standard">
      <style:text-properties style:font-name="Arial1" fo:font-size="11pt" officeooo:rsid="016b93eb" officeooo:paragraph-rsid="016b93eb" style:font-size-asian="11pt" style:font-size-complex="11pt"/>
    </style:style>
    <style:style style:name="P181" style:family="paragraph" style:parent-style-name="Standard">
      <style:text-properties style:font-name="Arial1" fo:font-size="11pt" officeooo:rsid="011980cb" officeooo:paragraph-rsid="0174db80" style:font-size-asian="11pt" style:font-size-complex="11pt"/>
    </style:style>
    <style:style style:name="P182" style:family="paragraph" style:parent-style-name="Standard">
      <style:text-properties style:font-name="Arial1" fo:font-size="11pt" officeooo:rsid="017576dd" officeooo:paragraph-rsid="017576dd" style:font-size-asian="11pt" style:font-size-complex="11pt"/>
    </style:style>
    <style:style style:name="P183" style:family="paragraph" style:parent-style-name="Standard">
      <style:text-properties style:font-name="Arial1" fo:font-size="11pt" officeooo:rsid="0028e01c" officeooo:paragraph-rsid="01062e07" style:font-size-asian="11pt" style:font-size-complex="11pt"/>
    </style:style>
    <style:style style:name="P184" style:family="paragraph" style:parent-style-name="Standard">
      <style:text-properties style:font-name="Arial1" fo:font-size="11pt" officeooo:rsid="017a5957" officeooo:paragraph-rsid="017a5957" style:font-size-asian="11pt" style:font-size-complex="11pt"/>
    </style:style>
    <style:style style:name="P185" style:family="paragraph" style:parent-style-name="Standard">
      <style:text-properties style:font-name="Arial1" fo:font-size="11pt" officeooo:rsid="00470252" officeooo:paragraph-rsid="017b1775" style:font-size-asian="11pt" style:font-size-complex="11pt"/>
    </style:style>
    <style:style style:name="P186" style:family="paragraph" style:parent-style-name="Standard">
      <style:text-properties style:font-name="Arial1" fo:font-size="11pt" officeooo:rsid="01440dbf" officeooo:paragraph-rsid="0140f873" style:font-size-asian="11pt" style:font-size-complex="11pt"/>
    </style:style>
    <style:style style:name="P187" style:family="paragraph" style:parent-style-name="Standard">
      <style:text-properties style:font-name="Arial1" fo:font-size="11pt" officeooo:rsid="0181635b" officeooo:paragraph-rsid="0181635b" style:font-size-asian="11pt" style:font-size-complex="11pt"/>
    </style:style>
    <style:style style:name="P188" style:family="paragraph" style:parent-style-name="Standard">
      <style:text-properties style:font-name="Arial1" fo:font-size="11pt" officeooo:rsid="0182cbf1" officeooo:paragraph-rsid="0182cbf1" style:font-size-asian="11pt" style:font-size-complex="11pt"/>
    </style:style>
    <style:style style:name="P189" style:family="paragraph" style:parent-style-name="Standard">
      <style:paragraph-properties fo:text-align="center" style:justify-single-word="false"/>
      <style:text-properties style:font-name="Arial1" fo:font-size="11pt" officeooo:rsid="0182cbf1" officeooo:paragraph-rsid="0182cbf1" style:font-size-asian="11pt" style:font-size-complex="11pt"/>
    </style:style>
    <style:style style:name="P190" style:family="paragraph" style:parent-style-name="Standard">
      <style:text-properties style:font-name="Arial1" fo:font-size="11pt" officeooo:rsid="01bceaa3" officeooo:paragraph-rsid="01bceaa3" style:font-size-asian="11pt" style:font-size-complex="11pt"/>
    </style:style>
    <style:style style:name="P191" style:family="paragraph" style:parent-style-name="Standard">
      <style:text-properties style:font-name="Arial1" fo:font-size="11pt" officeooo:rsid="01bceaa3" officeooo:paragraph-rsid="0099884a" style:font-size-asian="11pt" style:font-size-complex="11pt"/>
    </style:style>
    <style:style style:name="P192" style:family="paragraph" style:parent-style-name="Standard">
      <style:text-properties style:font-name="Arial1" fo:font-size="11pt" officeooo:rsid="01c08a3e" officeooo:paragraph-rsid="01c08a3e" style:font-size-asian="11pt" style:font-size-complex="11pt"/>
    </style:style>
    <style:style style:name="P193" style:family="paragraph" style:parent-style-name="Standard">
      <style:text-properties style:font-name="Arial1" fo:font-size="11pt" officeooo:rsid="01cd127f" officeooo:paragraph-rsid="01cd127f" style:font-size-asian="11pt" style:font-size-complex="11pt"/>
    </style:style>
    <style:style style:name="P194" style:family="paragraph" style:parent-style-name="Standard">
      <style:text-properties style:font-name="Arial1" fo:font-size="11pt" officeooo:paragraph-rsid="0123543d" style:font-size-asian="11pt" style:font-size-complex="11pt"/>
    </style:style>
    <style:style style:name="P195" style:family="paragraph" style:parent-style-name="Standard">
      <style:text-properties style:font-name="Arial1" fo:font-size="11pt" officeooo:rsid="01daa076" officeooo:paragraph-rsid="01daa076" style:font-size-asian="11pt" style:font-size-complex="11pt"/>
    </style:style>
    <style:style style:name="P196" style:family="paragraph" style:parent-style-name="Standard">
      <style:text-properties style:font-name="Arial1" fo:font-size="11pt" fo:font-weight="bold" officeooo:rsid="00652590" officeooo:paragraph-rsid="00652590" style:font-size-asian="11pt" style:font-weight-asian="bold" style:font-size-complex="11pt" style:font-weight-complex="bold"/>
    </style:style>
    <style:style style:name="P197" style:family="paragraph" style:parent-style-name="Standard">
      <style:text-properties style:font-name="Arial1" fo:font-size="11pt" fo:font-weight="bold" officeooo:rsid="00652590" officeooo:paragraph-rsid="00da2c41" style:font-size-asian="11pt" style:font-weight-asian="bold" style:font-size-complex="11pt" style:font-weight-complex="bold"/>
    </style:style>
    <style:style style:name="P198" style:family="paragraph" style:parent-style-name="Standard">
      <style:text-properties style:font-name="Arial1" fo:font-size="11pt" fo:font-weight="bold" officeooo:rsid="003ea243" officeooo:paragraph-rsid="003ea243" style:font-size-asian="11pt" style:font-weight-asian="bold" style:font-size-complex="11pt" style:font-weight-complex="bold"/>
    </style:style>
    <style:style style:name="P199" style:family="paragraph" style:parent-style-name="Standard">
      <style:text-properties style:font-name="Arial1" fo:font-size="11pt" fo:font-weight="bold" officeooo:rsid="00655251" officeooo:paragraph-rsid="00655251" style:font-size-asian="11pt" style:font-weight-asian="bold" style:font-size-complex="11pt" style:font-weight-complex="bold"/>
    </style:style>
    <style:style style:name="P200" style:family="paragraph" style:parent-style-name="Standard">
      <style:text-properties style:font-name="Arial1" fo:font-size="11pt" fo:font-weight="bold" officeooo:rsid="00ad5f76" officeooo:paragraph-rsid="00ad5f76" style:font-size-asian="11pt" style:font-weight-asian="bold" style:font-size-complex="11pt" style:font-weight-complex="bold"/>
    </style:style>
    <style:style style:name="P201" style:family="paragraph" style:parent-style-name="Standard">
      <style:text-properties style:font-name="Arial1" fo:font-size="11pt" fo:font-weight="bold" officeooo:rsid="00ad5f76" officeooo:paragraph-rsid="000a5397" style:font-size-asian="11pt" style:font-weight-asian="bold" style:font-size-complex="11pt" style:font-weight-complex="bold"/>
    </style:style>
    <style:style style:name="P202" style:family="paragraph" style:parent-style-name="Standard">
      <style:text-properties style:font-name="Arial1" fo:font-size="11pt" fo:font-weight="bold" officeooo:rsid="00ad5f76" officeooo:paragraph-rsid="013288da" style:font-size-asian="11pt" style:font-weight-asian="bold" style:font-size-complex="11pt" style:font-weight-complex="bold"/>
    </style:style>
    <style:style style:name="P203" style:family="paragraph" style:parent-style-name="Standard">
      <style:text-properties style:font-name="Arial1" fo:font-size="11pt" fo:font-weight="bold" officeooo:rsid="00b54d1b" officeooo:paragraph-rsid="00b54d1b" style:font-size-asian="11pt" style:font-weight-asian="bold" style:font-size-complex="11pt" style:font-weight-complex="bold"/>
    </style:style>
    <style:style style:name="P204" style:family="paragraph" style:parent-style-name="Standard">
      <style:text-properties style:font-name="Arial1" fo:font-size="11pt" fo:font-weight="bold" officeooo:rsid="00b54d1b" officeooo:paragraph-rsid="013288da" style:font-size-asian="11pt" style:font-weight-asian="bold" style:font-size-complex="11pt" style:font-weight-complex="bold"/>
    </style:style>
    <style:style style:name="P205" style:family="paragraph" style:parent-style-name="Standard">
      <style:text-properties style:font-name="Arial1" fo:font-size="11pt" fo:font-weight="bold" officeooo:rsid="001e4da2" officeooo:paragraph-rsid="001e4da2" style:font-size-asian="11pt" style:font-weight-asian="bold" style:font-size-complex="11pt" style:font-weight-complex="bold"/>
    </style:style>
    <style:style style:name="P206" style:family="paragraph" style:parent-style-name="Standard">
      <style:text-properties style:font-name="Arial1" fo:font-size="11pt" fo:font-weight="bold" officeooo:rsid="00f3b493" officeooo:paragraph-rsid="00f3b493" style:font-size-asian="11pt" style:font-weight-asian="bold" style:font-size-complex="11pt" style:font-weight-complex="bold"/>
    </style:style>
    <style:style style:name="P207" style:family="paragraph" style:parent-style-name="Standard">
      <style:text-properties style:font-name="Arial1" fo:font-size="11pt" fo:font-weight="bold" officeooo:rsid="00fed1f3" officeooo:paragraph-rsid="00fed1f3" style:font-size-asian="11pt" style:font-weight-asian="bold" style:font-size-complex="11pt" style:font-weight-complex="bold"/>
    </style:style>
    <style:style style:name="P208" style:family="paragraph" style:parent-style-name="Standard">
      <style:text-properties style:font-name="Arial1" fo:font-size="11pt" fo:font-weight="bold" officeooo:rsid="0103eb86" officeooo:paragraph-rsid="0103eb86" style:font-size-asian="11pt" style:font-weight-asian="bold" style:font-size-complex="11pt" style:font-weight-complex="bold"/>
    </style:style>
    <style:style style:name="P209" style:family="paragraph" style:parent-style-name="Standard">
      <style:text-properties style:font-name="Arial1" fo:font-size="11pt" fo:font-weight="bold" officeooo:rsid="010151d1" officeooo:paragraph-rsid="010151d1" style:font-size-asian="11pt" style:font-weight-asian="bold" style:font-size-complex="11pt" style:font-weight-complex="bold"/>
    </style:style>
    <style:style style:name="P210" style:family="paragraph" style:parent-style-name="Standard">
      <style:text-properties style:font-name="Arial1" fo:font-size="11pt" fo:font-weight="bold" officeooo:rsid="010d87bd" officeooo:paragraph-rsid="010d87bd" style:font-size-asian="11pt" style:font-weight-asian="bold" style:font-size-complex="11pt" style:font-weight-complex="bold"/>
    </style:style>
    <style:style style:name="P211" style:family="paragraph" style:parent-style-name="Standard">
      <style:text-properties style:font-name="Arial1" fo:font-size="11pt" fo:font-weight="bold" officeooo:rsid="013288da" officeooo:paragraph-rsid="013288da" style:font-size-asian="11pt" style:font-weight-asian="bold" style:font-size-complex="11pt" style:font-weight-complex="bold"/>
    </style:style>
    <style:style style:name="P212" style:family="paragraph" style:parent-style-name="Standard">
      <style:text-properties style:font-name="Arial1" fo:font-size="11pt" fo:font-weight="bold" officeooo:rsid="013494db" officeooo:paragraph-rsid="013494db" style:font-size-asian="11pt" style:font-weight-asian="bold" style:font-size-complex="11pt" style:font-weight-complex="bold"/>
    </style:style>
    <style:style style:name="P213" style:family="paragraph" style:parent-style-name="Standard">
      <style:text-properties style:font-name="Arial1" fo:font-size="11pt" fo:font-weight="bold" officeooo:rsid="00d0c29f" officeooo:paragraph-rsid="00d0c29f" style:font-size-asian="11pt" style:font-weight-asian="bold" style:font-size-complex="11pt" style:font-weight-complex="bold"/>
    </style:style>
    <style:style style:name="P214" style:family="paragraph" style:parent-style-name="Standard">
      <style:text-properties style:font-name="Arial1" fo:font-size="11pt" fo:font-weight="bold" officeooo:rsid="00dacd49" officeooo:paragraph-rsid="01536071" style:font-size-asian="11pt" style:font-weight-asian="bold" style:font-size-complex="11pt" style:font-weight-complex="bold"/>
    </style:style>
    <style:style style:name="P215" style:family="paragraph" style:parent-style-name="Standard">
      <style:paragraph-properties fo:text-align="start" style:justify-single-word="false"/>
      <style:text-properties style:font-name="Arial1" fo:font-size="11pt" fo:font-weight="bold" officeooo:rsid="00f3d64a" officeooo:paragraph-rsid="015b1a89" style:font-size-asian="11pt" style:font-weight-asian="bold" style:font-size-complex="11pt" style:font-weight-complex="bold"/>
    </style:style>
    <style:style style:name="P216" style:family="paragraph" style:parent-style-name="Standard">
      <style:text-properties style:font-name="Arial1" fo:font-size="11pt" fo:font-weight="bold" officeooo:rsid="00c5829a" officeooo:paragraph-rsid="00c5829a" style:font-size-asian="11pt" style:font-weight-asian="bold" style:font-size-complex="11pt" style:font-weight-complex="bold"/>
    </style:style>
    <style:style style:name="P217" style:family="paragraph" style:parent-style-name="Standard">
      <style:text-properties style:font-name="Arial1" fo:font-size="11pt" fo:font-weight="bold" officeooo:rsid="0185e71d" officeooo:paragraph-rsid="0185e71d" style:font-size-asian="11pt" style:font-weight-asian="bold" style:font-size-complex="11pt" style:font-weight-complex="bold"/>
    </style:style>
    <style:style style:name="P218" style:family="paragraph" style:parent-style-name="Standard">
      <style:text-properties style:font-name="Arial1" fo:font-size="11pt" fo:font-weight="bold" officeooo:rsid="019d623e" officeooo:paragraph-rsid="019d623e" style:font-size-asian="11pt" style:font-weight-asian="bold" style:font-size-complex="11pt" style:font-weight-complex="bold"/>
    </style:style>
    <style:style style:name="P219" style:family="paragraph" style:parent-style-name="Standard">
      <style:text-properties style:font-name="Arial1" fo:font-size="11pt" fo:font-weight="bold" officeooo:rsid="01a5252a" officeooo:paragraph-rsid="01a5252a" style:font-size-asian="11pt" style:font-weight-asian="bold" style:font-size-complex="11pt" style:font-weight-complex="bold"/>
    </style:style>
    <style:style style:name="P220" style:family="paragraph" style:parent-style-name="Standard">
      <style:text-properties style:font-name="Arial1" fo:font-size="11pt" fo:font-style="normal" officeooo:rsid="00784884" officeooo:paragraph-rsid="000a5397" style:font-size-asian="11pt" style:font-style-asian="normal" style:font-size-complex="11pt" style:font-style-complex="normal"/>
    </style:style>
    <style:style style:name="P221" style:family="paragraph" style:parent-style-name="Standard">
      <style:text-properties style:font-name="Arial1" fo:font-size="11pt" fo:font-style="normal" officeooo:rsid="0117e8bb" officeooo:paragraph-rsid="0117e8bb" style:font-size-asian="11pt" style:font-style-asian="normal" style:font-size-complex="11pt" style:font-style-complex="normal"/>
    </style:style>
    <style:style style:name="P222" style:family="paragraph" style:parent-style-name="Standard">
      <style:text-properties style:font-name="Arial1" fo:font-size="11pt" officeooo:rsid="0154cf2d" officeooo:paragraph-rsid="0140f873" style:font-size-asian="9.60000038146973pt" style:font-size-complex="11pt"/>
    </style:style>
    <style:style style:name="P223" style:family="paragraph" style:parent-style-name="Standard">
      <style:text-properties style:font-name="Arial1" fo:font-size="11pt" fo:font-weight="normal" officeooo:rsid="01c3b931" officeooo:paragraph-rsid="01c3b931" style:font-size-asian="11pt" style:font-weight-asian="normal" style:font-size-complex="11pt" style:font-weight-complex="normal"/>
    </style:style>
    <style:style style:name="P224" style:family="paragraph" style:parent-style-name="Standard">
      <style:text-properties style:font-name="Arial1" fo:font-size="11pt" fo:font-weight="normal" officeooo:rsid="00b54d1b" officeooo:paragraph-rsid="0140f873" style:font-size-asian="11pt" style:font-weight-asian="normal" style:font-size-complex="11pt" style:font-weight-complex="normal"/>
    </style:style>
    <style:style style:name="P225" style:family="paragraph" style:parent-style-name="Standard">
      <style:text-properties style:font-name="Arial1" fo:font-size="10pt" officeooo:rsid="001e4da2" officeooo:paragraph-rsid="001e4da2" style:font-size-asian="10pt" style:font-size-complex="10pt"/>
    </style:style>
    <style:style style:name="P226" style:family="paragraph" style:parent-style-name="Standard">
      <style:text-properties style:font-name="Arial1" fo:font-size="10pt" officeooo:paragraph-rsid="0058b49f" style:font-size-asian="10pt" style:font-size-complex="10pt"/>
    </style:style>
    <style:style style:name="P227" style:family="paragraph" style:parent-style-name="Standard">
      <style:text-properties style:font-name="Arial1" fo:font-size="10pt" officeooo:rsid="000a5397" officeooo:paragraph-rsid="000a5397" style:font-size-asian="10pt" style:font-size-complex="10pt"/>
    </style:style>
    <style:style style:name="P228" style:family="paragraph" style:parent-style-name="Standard">
      <style:text-properties style:font-name="Arial1" fo:font-size="10pt" officeooo:rsid="000a5397" officeooo:paragraph-rsid="0037780a" style:font-size-asian="10pt" style:font-size-complex="10pt"/>
    </style:style>
    <style:style style:name="P229" style:family="paragraph" style:parent-style-name="Standard">
      <style:text-properties style:font-name="Arial1" fo:font-size="10pt" officeooo:rsid="000a5397" officeooo:paragraph-rsid="0058b49f" style:font-size-asian="10pt" style:font-size-complex="10pt"/>
    </style:style>
    <style:style style:name="P230" style:family="paragraph" style:parent-style-name="Standard">
      <style:text-properties style:font-name="Arial1" fo:font-size="10pt" officeooo:rsid="000a5397" officeooo:paragraph-rsid="005746ca" style:font-size-asian="10pt" style:font-size-complex="10pt"/>
    </style:style>
    <style:style style:name="P231" style:family="paragraph" style:parent-style-name="Standard">
      <style:text-properties style:font-name="Arial1" fo:font-size="10pt" officeooo:paragraph-rsid="0037780a" style:font-size-asian="10pt" style:font-size-complex="10pt"/>
    </style:style>
    <style:style style:name="P232" style:family="paragraph" style:parent-style-name="Standard">
      <style:text-properties style:font-name="Arial1" fo:font-size="10pt" officeooo:rsid="0037780a" officeooo:paragraph-rsid="0037780a" style:font-size-asian="10pt" style:font-size-complex="10pt"/>
    </style:style>
    <style:style style:name="P233" style:family="paragraph" style:parent-style-name="Standard">
      <style:text-properties style:font-name="Arial1" fo:font-size="10pt" officeooo:paragraph-rsid="00d69a10" style:font-size-asian="10pt" style:font-size-complex="10pt"/>
    </style:style>
    <style:style style:name="P234" style:family="paragraph" style:parent-style-name="Standard">
      <style:text-properties style:font-name="Arial1" fo:font-size="10pt" officeooo:paragraph-rsid="00dab08d" style:font-size-asian="10pt" style:font-size-complex="10pt"/>
    </style:style>
    <style:style style:name="P235" style:family="paragraph" style:parent-style-name="Standard">
      <style:text-properties style:font-name="Arial1" fo:font-size="10pt" officeooo:rsid="0020cf53" officeooo:paragraph-rsid="0020cf53" style:font-size-asian="10pt" style:font-size-complex="10pt"/>
    </style:style>
    <style:style style:name="P236" style:family="paragraph" style:parent-style-name="Standard">
      <style:text-properties style:font-name="Arial1" fo:font-size="10pt" officeooo:paragraph-rsid="004e17b3" style:font-size-asian="10pt" style:font-size-complex="10pt"/>
    </style:style>
    <style:style style:name="P237" style:family="paragraph" style:parent-style-name="Standard">
      <style:text-properties style:font-name="Arial1" fo:font-size="10pt" officeooo:paragraph-rsid="0027d37a" style:font-size-asian="10pt" style:font-size-complex="10pt"/>
    </style:style>
    <style:style style:name="P238" style:family="paragraph" style:parent-style-name="Standard">
      <style:text-properties style:font-name="Arial1" fo:font-size="10pt" officeooo:paragraph-rsid="003b5a31" style:font-size-asian="10pt" style:font-size-complex="10pt"/>
    </style:style>
    <style:style style:name="P239" style:family="paragraph" style:parent-style-name="Standard">
      <style:text-properties style:font-name="Arial1" fo:font-size="10pt" officeooo:rsid="003b5a31" officeooo:paragraph-rsid="003b5a31" style:font-size-asian="10pt" style:font-size-complex="10pt"/>
    </style:style>
    <style:style style:name="P240" style:family="paragraph" style:parent-style-name="Standard">
      <style:text-properties style:font-name="Arial1" fo:font-size="10pt" officeooo:rsid="0027d37a" officeooo:paragraph-rsid="0027d37a" style:font-size-asian="10pt" style:font-size-complex="10pt"/>
    </style:style>
    <style:style style:name="P241" style:family="paragraph" style:parent-style-name="Standard">
      <style:text-properties style:font-name="Arial1" fo:font-size="10pt" officeooo:rsid="0027d37a" officeooo:paragraph-rsid="012071df" style:font-size-asian="10pt" style:font-size-complex="10pt"/>
    </style:style>
    <style:style style:name="P242" style:family="paragraph" style:parent-style-name="Standard">
      <style:text-properties style:font-name="Arial1" fo:font-size="10pt" officeooo:paragraph-rsid="00564309" style:font-size-asian="10pt" style:font-size-complex="10pt"/>
    </style:style>
    <style:style style:name="P243" style:family="paragraph" style:parent-style-name="Standard">
      <style:text-properties style:font-name="Arial1" fo:font-size="10pt" officeooo:paragraph-rsid="002ffdbe" style:font-size-asian="10pt" style:font-size-complex="10pt"/>
    </style:style>
    <style:style style:name="P244" style:family="paragraph" style:parent-style-name="Standard">
      <style:text-properties style:font-name="Arial1" fo:font-size="10pt" officeooo:paragraph-rsid="0033590b" style:font-size-asian="10pt" style:font-size-complex="10pt"/>
    </style:style>
    <style:style style:name="P245" style:family="paragraph" style:parent-style-name="Standard">
      <style:paragraph-properties fo:text-align="center" style:justify-single-word="false"/>
      <style:text-properties style:font-name="Arial1" fo:font-size="10pt" officeooo:rsid="005746ca" officeooo:paragraph-rsid="005746ca" style:font-size-asian="10pt" style:font-size-complex="10pt"/>
    </style:style>
    <style:style style:name="P246" style:family="paragraph" style:parent-style-name="Standard">
      <style:text-properties style:font-name="Arial1" fo:font-size="10pt" officeooo:paragraph-rsid="00e04042" style:font-size-asian="10pt" style:font-size-complex="10pt"/>
    </style:style>
    <style:style style:name="P247" style:family="paragraph" style:parent-style-name="Standard">
      <style:text-properties style:font-name="Arial1" fo:font-size="10pt" officeooo:paragraph-rsid="00500abb" style:font-size-asian="10pt" style:font-size-complex="10pt"/>
    </style:style>
    <style:style style:name="P248" style:family="paragraph" style:parent-style-name="Standard">
      <style:text-properties style:font-name="Arial1" fo:font-size="10pt" officeooo:paragraph-rsid="000a5397" style:font-size-asian="10pt" style:font-size-complex="10pt"/>
    </style:style>
    <style:style style:name="P249" style:family="paragraph" style:parent-style-name="Standard">
      <style:text-properties style:font-name="Arial1" fo:font-size="10pt" officeooo:paragraph-rsid="003e1c0e" style:font-size-asian="10pt" style:font-size-complex="10pt"/>
    </style:style>
    <style:style style:name="P250" style:family="paragraph" style:parent-style-name="Standard">
      <style:text-properties style:font-name="Arial1" fo:font-size="10pt" officeooo:rsid="003e1c0e" officeooo:paragraph-rsid="003e1c0e" style:font-size-asian="10pt" style:font-size-complex="10pt"/>
    </style:style>
    <style:style style:name="P251" style:family="paragraph" style:parent-style-name="Standard">
      <style:text-properties style:font-name="Arial1" fo:font-size="10pt" officeooo:rsid="003c08fa" officeooo:paragraph-rsid="003c08fa" style:font-size-asian="10pt" style:font-size-complex="10pt"/>
    </style:style>
    <style:style style:name="P252" style:family="paragraph" style:parent-style-name="Standard">
      <style:text-properties style:font-name="Arial1" fo:font-size="10pt" officeooo:rsid="0058b49f" officeooo:paragraph-rsid="01003298" style:font-size-asian="10pt" style:font-size-complex="10pt"/>
    </style:style>
    <style:style style:name="P253" style:family="paragraph" style:parent-style-name="Standard">
      <style:text-properties style:font-name="Arial1" fo:font-size="10pt" officeooo:rsid="00b1893d" officeooo:paragraph-rsid="000a5397" style:font-size-asian="10pt" style:font-size-complex="10pt"/>
    </style:style>
    <style:style style:name="P254" style:family="paragraph" style:parent-style-name="Standard">
      <style:text-properties style:font-name="Arial1" fo:font-size="10pt" officeooo:rsid="00b1893d" officeooo:paragraph-rsid="01ceddb9" style:font-size-asian="10pt" style:font-size-complex="10pt"/>
    </style:style>
    <style:style style:name="P255" style:family="paragraph" style:parent-style-name="Standard">
      <style:paragraph-properties fo:text-align="center" style:justify-single-word="false"/>
      <style:text-properties style:font-name="Arial1" fo:font-size="10pt" officeooo:rsid="0160b5c3" officeooo:paragraph-rsid="0160b5c3" style:font-size-asian="10pt" style:font-size-complex="10pt"/>
    </style:style>
    <style:style style:name="P256" style:family="paragraph" style:parent-style-name="Standard">
      <style:paragraph-properties fo:text-align="center" style:justify-single-word="false"/>
      <style:text-properties style:font-name="Arial1" fo:font-size="10pt" officeooo:rsid="0057c302" officeooo:paragraph-rsid="0057c302" style:font-size-asian="10pt" style:font-size-complex="10pt"/>
    </style:style>
    <style:style style:name="P257" style:family="paragraph" style:parent-style-name="Standard">
      <style:text-properties style:font-name="Arial1" fo:font-size="10pt" officeooo:rsid="0185e71d" officeooo:paragraph-rsid="0185e71d" style:font-size-asian="10pt" style:font-size-complex="10pt"/>
    </style:style>
    <style:style style:name="P258" style:family="paragraph" style:parent-style-name="Standard">
      <style:text-properties style:font-name="Arial1" fo:font-size="10pt" officeooo:rsid="00584948" officeooo:paragraph-rsid="01003298" style:font-size-asian="10pt" style:font-size-complex="10pt"/>
    </style:style>
    <style:style style:name="P259" style:family="paragraph" style:parent-style-name="Standard">
      <style:paragraph-properties fo:text-align="center" style:justify-single-word="false"/>
      <style:text-properties style:font-name="Arial1" fo:font-size="10pt" officeooo:rsid="01af2f08" officeooo:paragraph-rsid="01af2f08" style:font-size-asian="10pt" style:font-size-complex="10pt"/>
    </style:style>
    <style:style style:name="P260" style:family="paragraph" style:parent-style-name="Standard">
      <style:text-properties style:font-name="Arial1" fo:font-size="10pt" officeooo:rsid="00e04042" officeooo:paragraph-rsid="000a5397" style:font-size-asian="10pt" style:font-size-complex="10pt"/>
    </style:style>
    <style:style style:name="P261" style:family="paragraph" style:parent-style-name="Standard">
      <style:text-properties style:font-name="Arial1" fo:font-size="10pt" officeooo:rsid="0024572c" officeooo:paragraph-rsid="01b8dad7" style:font-size-asian="10pt" style:font-size-complex="10pt"/>
    </style:style>
    <style:style style:name="P262" style:family="paragraph" style:parent-style-name="Standard">
      <style:paragraph-properties fo:text-align="center" style:justify-single-word="false"/>
      <style:text-properties style:font-name="Arial1" fo:font-size="10pt" officeooo:rsid="018e943d" officeooo:paragraph-rsid="0194b055" style:font-size-asian="10pt" style:font-size-complex="10pt"/>
    </style:style>
    <style:style style:name="P263" style:family="paragraph" style:parent-style-name="Standard">
      <style:text-properties style:font-name="Arial1" fo:font-size="10pt" officeooo:rsid="01c953f6" officeooo:paragraph-rsid="01c953f6" style:font-size-asian="10pt" style:font-size-complex="10pt"/>
    </style:style>
    <style:style style:name="P264" style:family="paragraph" style:parent-style-name="Standard">
      <style:text-properties style:font-name="Arial1" fo:font-size="10pt" officeooo:rsid="01d5089d" officeooo:paragraph-rsid="01d5089d" style:font-size-asian="10pt" style:font-size-complex="10pt"/>
    </style:style>
    <style:style style:name="P265" style:family="paragraph" style:parent-style-name="Standard">
      <style:text-properties style:font-name="Arial1" fo:font-size="10pt" officeooo:rsid="0022e8e1" officeooo:paragraph-rsid="001e4da2" style:font-size-asian="10pt" style:font-size-complex="10pt"/>
    </style:style>
    <style:style style:name="P266" style:family="paragraph" style:parent-style-name="Standard">
      <style:text-properties style:font-name="Arial1" fo:font-size="10pt" fo:font-weight="normal" officeooo:rsid="0022c674" officeooo:paragraph-rsid="00fa15f8" style:font-size-asian="10pt" style:font-weight-asian="normal" style:font-size-complex="10pt" style:font-weight-complex="normal"/>
    </style:style>
    <style:style style:name="P267" style:family="paragraph" style:parent-style-name="Standard">
      <style:text-properties style:font-name="Arial1" fo:font-size="12pt" fo:font-weight="bold" officeooo:rsid="01603d9e" officeooo:paragraph-rsid="01603d9e" style:font-size-asian="12pt" style:font-weight-asian="bold" style:font-size-complex="12pt" style:font-weight-complex="bold"/>
    </style:style>
    <style:style style:name="P268" style:family="paragraph" style:parent-style-name="Standard">
      <style:text-properties style:font-name="Arial1" fo:font-size="12pt" fo:font-weight="bold" officeooo:rsid="01603d9e" officeooo:paragraph-rsid="01c08a3e" style:font-size-asian="12pt" style:font-weight-asian="bold" style:font-size-complex="12pt" style:font-weight-complex="bold"/>
    </style:style>
    <style:style style:name="P269" style:family="paragraph" style:parent-style-name="Standard">
      <style:text-properties style:font-name="Arial1" fo:font-size="13pt" fo:font-weight="bold" officeooo:rsid="00568226" officeooo:paragraph-rsid="00568226" style:font-size-asian="13pt" style:font-weight-asian="bold" style:font-size-complex="13pt" style:font-weight-complex="bold"/>
    </style:style>
    <style:style style:name="P270" style:family="paragraph" style:parent-style-name="Standard">
      <style:text-properties style:font-name="Arial1" officeooo:rsid="01440dbf" officeooo:paragraph-rsid="0181635b"/>
    </style:style>
    <style:style style:name="P271" style:family="paragraph" style:parent-style-name="Standard">
      <style:text-properties officeooo:rsid="00a2b1f0" officeooo:paragraph-rsid="00a2b1f0"/>
    </style:style>
    <style:style style:name="P272" style:family="paragraph" style:parent-style-name="Standard">
      <style:text-properties style:text-line-through-style="none" style:text-line-through-type="none" style:font-name="Arial1" fo:font-size="11pt" officeooo:rsid="004396bc" officeooo:paragraph-rsid="003ea243" style:font-size-asian="11pt" style:font-size-complex="11pt"/>
    </style:style>
    <style:style style:name="P273" style:family="paragraph" style:parent-style-name="Standard">
      <style:text-properties style:text-line-through-style="none" style:text-line-through-type="none" style:font-name="Arial1" fo:font-size="11pt" officeooo:rsid="0049ad8e" officeooo:paragraph-rsid="0049ad8e" style:font-size-asian="11pt" style:font-size-complex="11pt"/>
    </style:style>
    <style:style style:name="P274" style:family="paragraph" style:parent-style-name="Standard">
      <style:text-properties style:text-line-through-style="none" style:text-line-through-type="none" style:font-name="Arial1" fo:font-size="11pt" officeooo:rsid="00404f30" officeooo:paragraph-rsid="00404f30" style:font-size-asian="11pt" style:font-size-complex="11pt"/>
    </style:style>
    <style:style style:name="P275" style:family="paragraph" style:parent-style-name="Standard">
      <style:text-properties style:text-line-through-style="none" style:text-line-through-type="none" style:font-name="Arial1" fo:font-size="11pt" officeooo:rsid="004b7078" officeooo:paragraph-rsid="004b7078" style:font-size-asian="11pt" style:font-size-complex="11pt"/>
    </style:style>
    <style:style style:name="P276" style:family="paragraph" style:parent-style-name="Standard">
      <style:text-properties style:text-line-through-style="none" style:text-line-through-type="none" style:font-name="Arial1" fo:font-size="11pt" officeooo:rsid="004d68a0" officeooo:paragraph-rsid="004d68a0" style:font-size-asian="11pt" style:font-size-complex="11pt"/>
    </style:style>
    <style:style style:name="P277" style:family="paragraph" style:parent-style-name="Standard">
      <style:text-properties style:text-line-through-style="none" style:text-line-through-type="none" style:font-name="Arial1" fo:font-size="11pt" officeooo:rsid="0073a058" officeooo:paragraph-rsid="0073a058" style:font-size-asian="11pt" style:font-size-complex="11pt"/>
    </style:style>
    <style:style style:name="P278" style:family="paragraph" style:parent-style-name="Standard">
      <style:text-properties style:text-line-through-style="none" style:text-line-through-type="none" style:font-name="Arial1" fo:font-size="11pt" officeooo:rsid="0073a058" officeooo:paragraph-rsid="004b7078" style:font-size-asian="11pt" style:font-size-complex="11pt"/>
    </style:style>
    <style:style style:name="P279" style:family="paragraph" style:parent-style-name="Standard">
      <style:text-properties style:text-line-through-style="none" style:text-line-through-type="none" style:font-name="Arial1" fo:font-size="11pt" officeooo:rsid="001b3345" officeooo:paragraph-rsid="00dc9d85" style:font-size-asian="11pt" style:font-size-complex="11pt"/>
    </style:style>
    <style:style style:name="P280" style:family="paragraph" style:parent-style-name="Standard">
      <style:text-properties style:text-line-through-style="none" style:text-line-through-type="none" style:font-name="Arial1" fo:font-size="11pt" officeooo:rsid="00ddba9d" officeooo:paragraph-rsid="00ddba9d" style:font-size-asian="11pt" style:font-size-complex="11pt"/>
    </style:style>
    <style:style style:name="P281" style:family="paragraph" style:parent-style-name="Standard">
      <style:text-properties fo:font-variant="normal" fo:text-transform="none" fo:color="#000000" style:font-name="Arial1" fo:font-size="11pt" fo:letter-spacing="normal" fo:font-style="normal" fo:font-weight="normal" officeooo:rsid="007a24ff" officeooo:paragraph-rsid="007a24ff" style:font-size-asian="11pt" style:font-style-asian="normal" style:font-size-complex="11pt" style:font-style-complex="normal"/>
    </style:style>
    <style:style style:name="P282" style:family="paragraph" style:parent-style-name="Standard">
      <style:text-properties fo:font-variant="normal" fo:text-transform="none" fo:color="#000000" style:font-name="Arial1" fo:font-size="11pt" fo:letter-spacing="normal" fo:font-style="normal" fo:font-weight="normal" officeooo:rsid="007a57f1" officeooo:paragraph-rsid="007a57f1" style:font-size-asian="11pt" style:font-style-asian="normal" style:font-size-complex="11pt" style:font-style-complex="normal"/>
    </style:style>
    <style:style style:name="P283" style:family="paragraph" style:parent-style-name="Standard">
      <style:text-properties fo:font-variant="normal" fo:text-transform="none" fo:color="#000000" style:font-name="Arial1" fo:font-size="11pt" fo:letter-spacing="normal" fo:font-style="normal" fo:font-weight="normal" officeooo:rsid="00555605" officeooo:paragraph-rsid="007a57f1" style:font-size-asian="11pt" style:font-style-asian="normal" style:font-size-complex="11pt" style:font-style-complex="normal"/>
    </style:style>
    <style:style style:name="P284" style:family="paragraph" style:parent-style-name="Standard">
      <style:text-properties fo:font-variant="normal" fo:text-transform="none" fo:color="#000000" style:font-name="Arial1" fo:font-size="11pt" fo:letter-spacing="normal" fo:font-style="normal" fo:font-weight="normal" officeooo:rsid="00896b94" officeooo:paragraph-rsid="00896b94" style:font-size-asian="11pt" style:font-style-asian="normal" style:font-size-complex="11pt" style:font-style-complex="normal"/>
    </style:style>
    <style:style style:name="P285" style:family="paragraph" style:parent-style-name="Standard">
      <style:text-properties fo:font-variant="normal" fo:text-transform="none" fo:color="#000000" style:font-name="Arial1" fo:font-size="11pt" fo:letter-spacing="normal" fo:font-style="normal" fo:font-weight="normal" officeooo:rsid="002ab71e" officeooo:paragraph-rsid="0084064b" style:font-size-asian="11pt" style:font-style-asian="normal" style:font-size-complex="11pt" style:font-style-complex="normal"/>
    </style:style>
    <style:style style:name="P286" style:family="paragraph" style:parent-style-name="Standard">
      <style:text-properties fo:font-variant="normal" fo:text-transform="none" fo:color="#000000" style:font-name="Arial1" fo:font-size="11pt" fo:letter-spacing="normal" fo:font-style="normal" fo:font-weight="normal" officeooo:rsid="002ab71e" officeooo:paragraph-rsid="01092309" style:font-size-asian="11pt" style:font-style-asian="normal" style:font-size-complex="11pt" style:font-style-complex="normal"/>
    </style:style>
    <style:style style:name="P287" style:family="paragraph" style:parent-style-name="Standard">
      <style:text-properties fo:font-variant="normal" fo:text-transform="none" fo:color="#000000" style:font-name="Arial1" fo:font-size="11pt" fo:letter-spacing="normal" fo:font-style="normal" fo:font-weight="normal" officeooo:rsid="0081a266" officeooo:paragraph-rsid="01054e98" style:font-size-asian="11pt" style:font-style-asian="normal" style:font-size-complex="11pt" style:font-style-complex="normal"/>
    </style:style>
    <style:style style:name="P288" style:family="paragraph" style:parent-style-name="Standard">
      <style:text-properties fo:font-variant="normal" fo:text-transform="none" fo:color="#000000" style:font-name="Arial1" fo:font-size="11pt" fo:letter-spacing="normal" fo:font-style="normal" fo:font-weight="normal" officeooo:rsid="0024572c" officeooo:paragraph-rsid="00fe0d38" style:font-size-asian="11pt" style:font-size-complex="11pt"/>
    </style:style>
    <style:style style:name="P289" style:family="paragraph" style:parent-style-name="Standard">
      <style:text-properties fo:font-variant="normal" fo:text-transform="none" fo:color="#000000" style:font-name="Arial1" fo:font-size="11pt" fo:letter-spacing="normal" fo:font-style="italic" fo:font-weight="normal" officeooo:rsid="00555605" officeooo:paragraph-rsid="004efaea" style:font-size-asian="11pt" style:font-size-complex="11pt"/>
    </style:style>
    <style:style style:name="P290" style:family="paragraph" style:parent-style-name="Standard">
      <style:text-properties fo:color="#000000" style:font-name="Arial1" fo:font-size="11pt" officeooo:rsid="008cf76c" officeooo:paragraph-rsid="008cf76c" style:font-size-asian="11pt" style:font-size-complex="11pt"/>
    </style:style>
    <style:style style:name="P291" style:family="paragraph" style:parent-style-name="Standard">
      <style:text-properties fo:color="#000000" style:font-name="Arial1" fo:font-size="11pt" officeooo:rsid="00584948" officeooo:paragraph-rsid="015909f4" style:font-size-asian="11pt" style:font-size-complex="11pt"/>
    </style:style>
    <style:style style:name="P292" style:family="paragraph" style:parent-style-name="Standard">
      <style:text-properties fo:color="#000000" style:font-name="Arial1" fo:font-size="11pt" officeooo:rsid="00584948" officeooo:paragraph-rsid="01a45fb9" style:font-size-asian="11pt" style:font-size-complex="11pt"/>
    </style:style>
    <style:style style:name="P293" style:family="paragraph" style:parent-style-name="Standard">
      <style:text-properties fo:color="#000000" style:font-name="Arial1" fo:font-size="11pt" officeooo:rsid="01c08a3e" officeooo:paragraph-rsid="00851bd5" style:font-size-asian="11pt" style:font-size-complex="11pt"/>
    </style:style>
    <style:style style:name="P294" style:family="paragraph" style:parent-style-name="Standard">
      <style:text-properties fo:color="#000000" style:font-name="Arial1" fo:font-size="10pt" officeooo:rsid="01ceddb9" officeooo:paragraph-rsid="01d242d5" style:font-size-asian="10pt" style:font-size-complex="10pt"/>
    </style:style>
    <style:style style:name="P295" style:family="paragraph" style:parent-style-name="Standard">
      <style:text-properties style:text-position="0% 100%" style:font-name="Arial1" fo:font-size="11pt" officeooo:rsid="0058f2e2" officeooo:paragraph-rsid="0058f2e2" style:font-size-asian="11pt" style:font-size-complex="11pt"/>
    </style:style>
    <style:style style:name="P296" style:family="paragraph" style:parent-style-name="Standard">
      <style:text-properties style:text-position="0% 100%" style:font-name="Arial1" fo:font-size="11pt" officeooo:rsid="0058f2e2" officeooo:paragraph-rsid="0106b5b8" style:font-size-asian="11pt" style:font-size-complex="11pt"/>
    </style:style>
    <style:style style:name="P297" style:family="paragraph" style:parent-style-name="Standard">
      <style:text-properties style:text-position="0% 100%" style:font-name="Arial1" fo:font-size="11pt" officeooo:rsid="0058f2e2" officeooo:paragraph-rsid="010151d1" style:font-size-asian="11pt" style:font-size-complex="11pt"/>
    </style:style>
    <style:style style:name="P298" style:family="paragraph" style:parent-style-name="Standard">
      <style:text-properties style:text-position="0% 100%" style:font-name="Arial1" fo:font-size="11pt" officeooo:rsid="000a5397" officeooo:paragraph-rsid="010151d1" style:font-size-asian="11pt" style:font-size-complex="11pt"/>
    </style:style>
    <style:style style:name="P299" style:family="paragraph" style:parent-style-name="Standard">
      <style:text-properties style:text-position="0% 100%" style:font-name="Arial1" fo:font-size="11pt" officeooo:rsid="010776c4" officeooo:paragraph-rsid="010776c4" style:font-size-asian="11pt" style:font-size-complex="11pt"/>
    </style:style>
    <style:style style:name="P300" style:family="paragraph" style:parent-style-name="Standard">
      <style:text-properties style:text-position="0% 100%" style:font-name="Arial1" fo:font-size="11pt" officeooo:rsid="002c0ec0" officeooo:paragraph-rsid="010d87bd" style:font-size-asian="11pt" style:font-size-complex="11pt"/>
    </style:style>
    <style:style style:name="P301" style:family="paragraph" style:parent-style-name="Standard">
      <style:text-properties style:text-position="0% 100%" style:font-name="Arial1" fo:font-size="11pt" officeooo:rsid="00b3a60f" officeooo:paragraph-rsid="00da2c41" style:font-size-asian="11pt" style:font-size-complex="11pt"/>
    </style:style>
    <style:style style:name="P302" style:family="paragraph" style:parent-style-name="Standard">
      <style:text-properties style:text-position="0% 100%" style:font-name="Arial1" fo:font-size="11pt" officeooo:rsid="018813ef" officeooo:paragraph-rsid="018813ef" style:font-size-asian="11pt" style:font-size-complex="11pt"/>
    </style:style>
    <style:style style:name="P303" style:family="paragraph" style:parent-style-name="Standard">
      <style:text-properties style:text-position="0% 100%" style:font-name="Arial1" fo:font-size="11pt" officeooo:rsid="018813ef" officeooo:paragraph-rsid="010d87bd" style:font-size-asian="11pt" style:font-size-complex="11pt"/>
    </style:style>
    <style:style style:name="P304" style:family="paragraph" style:parent-style-name="Standard">
      <style:text-properties style:text-position="0% 100%" style:font-name="Arial1" fo:font-size="11pt" officeooo:rsid="018d7b2c" officeooo:paragraph-rsid="018d7b2c" style:font-size-asian="11pt" style:font-size-complex="11pt"/>
    </style:style>
    <style:style style:name="P305" style:family="paragraph" style:parent-style-name="Standard">
      <style:text-properties style:text-position="0% 100%" style:font-name="Arial1" fo:font-size="11pt" officeooo:rsid="0186cea3" officeooo:paragraph-rsid="018d7b2c" style:font-size-asian="11pt" style:font-size-complex="11pt"/>
    </style:style>
    <style:style style:name="P306" style:family="paragraph" style:parent-style-name="Standard">
      <style:text-properties style:text-position="0% 100%" style:font-name="Arial1" fo:font-size="11pt" officeooo:rsid="01c54cac" officeooo:paragraph-rsid="01c54cac" style:font-size-asian="11pt" style:font-size-complex="11pt"/>
    </style:style>
    <style:style style:name="P307" style:family="paragraph" style:parent-style-name="Standard">
      <style:text-properties style:text-position="0% 100%" style:font-name="Arial1" fo:font-size="11pt" fo:font-weight="bold" officeooo:rsid="01003298" officeooo:paragraph-rsid="01003298" style:font-size-asian="11pt" style:font-weight-asian="bold" style:font-size-complex="11pt" style:font-weight-complex="bold"/>
    </style:style>
    <style:style style:name="P308" style:family="paragraph" style:parent-style-name="Standard">
      <style:paragraph-properties fo:text-align="center" style:justify-single-word="false"/>
      <style:text-properties style:text-position="0% 100%" style:font-name="Arial1" fo:font-size="10pt" officeooo:rsid="018d7b2c" officeooo:paragraph-rsid="0194b055" style:font-size-asian="10pt" style:font-size-complex="10pt"/>
    </style:style>
    <style:style style:name="P309" style:family="paragraph" style:parent-style-name="Standard">
      <style:text-properties officeooo:paragraph-rsid="00c5938d"/>
    </style:style>
    <style:style style:name="P310" style:family="paragraph" style:parent-style-name="Standard">
      <style:text-properties officeooo:paragraph-rsid="005746ca"/>
    </style:style>
    <style:style style:name="P311" style:family="paragraph" style:parent-style-name="Standard">
      <style:text-properties officeooo:paragraph-rsid="00f11118"/>
    </style:style>
    <style:style style:name="P312" style:family="paragraph" style:parent-style-name="Standard">
      <style:text-properties officeooo:paragraph-rsid="0117e8bb"/>
    </style:style>
    <style:style style:name="P313" style:family="paragraph" style:parent-style-name="Standard">
      <style:text-properties officeooo:paragraph-rsid="012071df"/>
    </style:style>
    <style:style style:name="P314" style:family="paragraph" style:parent-style-name="Standard">
      <style:text-properties officeooo:paragraph-rsid="013288da"/>
    </style:style>
    <style:style style:name="P315" style:family="paragraph" style:parent-style-name="Standard">
      <style:text-properties officeooo:paragraph-rsid="0140f873"/>
    </style:style>
    <style:style style:name="P316" style:family="paragraph" style:parent-style-name="Standard">
      <style:paragraph-properties fo:text-align="center" style:justify-single-word="false"/>
      <style:text-properties officeooo:rsid="0154cf2d" officeooo:paragraph-rsid="0154cf2d"/>
    </style:style>
    <style:style style:name="P317" style:family="paragraph" style:parent-style-name="Standard">
      <style:text-properties officeooo:paragraph-rsid="0181635b"/>
    </style:style>
    <style:style style:name="P318" style:family="paragraph" style:parent-style-name="Standard">
      <style:text-properties officeooo:paragraph-rsid="01825bd0"/>
    </style:style>
    <style:style style:name="P319" style:family="paragraph" style:parent-style-name="Standard">
      <style:text-properties officeooo:paragraph-rsid="00c16010"/>
    </style:style>
    <style:style style:name="P320" style:family="paragraph" style:parent-style-name="Standard">
      <style:text-properties officeooo:paragraph-rsid="0027d37a"/>
    </style:style>
    <style:style style:name="P321" style:family="paragraph" style:parent-style-name="Text_20_body">
      <style:paragraph-properties fo:margin-left="0in" fo:margin-right="0in" fo:margin-top="0in" fo:margin-bottom="0in" loext:contextual-spacing="false" fo:line-height="130%" fo:text-align="start" style:justify-single-word="false" fo:orphans="2" fo:widows="2" fo:text-indent="0in" style:auto-text-indent="false"/>
    </style:style>
    <style:style style:name="P322" style:family="paragraph" style:parent-style-name="Preformatted_20_Text">
      <style:paragraph-properties fo:margin-left="0in" fo:margin-right="0in" fo:margin-top="0in" fo:margin-bottom="0in" loext:contextual-spacing="false" fo:line-height="145%" fo:orphans="2" fo:widows="2" fo:text-indent="0in" style:auto-text-indent="false" fo:padding="0in" fo:border="none"/>
      <style:text-properties officeooo:paragraph-rsid="00e04042"/>
    </style:style>
    <style:style style:name="P323" style:family="paragraph" style:parent-style-name="Standard">
      <style:paragraph-properties fo:margin-left="0in" fo:margin-right="0in" fo:margin-top="0in" fo:margin-bottom="0in" loext:contextual-spacing="false" fo:text-align="end" style:justify-single-word="false" fo:orphans="2" fo:widows="2" fo:text-indent="0in" style:auto-text-indent="false"/>
      <style:text-properties style:font-name="Arial1" fo:font-size="10pt" officeooo:rsid="000a5397" officeooo:paragraph-rsid="00fe0d38" style:font-size-asian="10pt" style:font-size-complex="10pt"/>
    </style:style>
    <style:style style:name="P324" style:family="paragraph" style:parent-style-name="Heading_20_1">
      <style:paragraph-properties fo:margin-left="0in" fo:margin-right="0in" fo:margin-top="0in" fo:margin-bottom="0in" loext:contextual-spacing="false" fo:line-height="140%" fo:orphans="2" fo:widows="2" fo:text-indent="0in" style:auto-text-indent="false"/>
      <style:text-properties fo:font-variant="normal" fo:text-transform="none" fo:color="#212121" style:font-name="Arial1" fo:font-size="10pt" fo:letter-spacing="normal" fo:font-style="normal" fo:font-weight="normal" style:font-size-asian="10pt" style:font-size-complex="10pt"/>
    </style:style>
    <style:style style:name="P325" style:family="paragraph" style:parent-style-name="Text_20_body">
      <style:paragraph-properties fo:margin-left="0in" fo:margin-right="0in" fo:text-indent="0in" style:auto-text-indent="false"/>
      <style:text-properties style:font-name="Arial1" fo:font-size="11pt" officeooo:rsid="0081a266" officeooo:paragraph-rsid="0081a266" style:font-size-asian="11pt" style:font-size-complex="11pt"/>
    </style:style>
    <style:style style:name="P326" style:family="paragraph" style:parent-style-name="Text_20_body">
      <style:paragraph-properties fo:margin-left="0in" fo:margin-right="0in" fo:text-indent="0in" style:auto-text-indent="false"/>
      <style:text-properties style:font-name="Arial1" fo:font-size="11pt" officeooo:rsid="01054e98" officeooo:paragraph-rsid="01054e98" style:font-size-asian="11pt" style:font-size-complex="11pt"/>
    </style:style>
    <style:style style:name="P327" style:family="paragraph" style:parent-style-name="Text_20_body">
      <style:paragraph-properties fo:margin-left="0in" fo:margin-right="0in" fo:margin-top="0in" fo:margin-bottom="0.0665in" loext:contextual-spacing="false" style:line-height-at-least="0.1835in" fo:text-align="start" style:justify-single-word="false" fo:orphans="2" fo:widows="2" fo:text-indent="0in" style:auto-text-indent="false"/>
      <style:text-properties officeooo:paragraph-rsid="0071da51"/>
    </style:style>
    <style:style style:name="P328" style:family="paragraph" style:parent-style-name="Standard">
      <style:paragraph-properties fo:margin-left="0in" fo:margin-right="0in" fo:text-indent="0in" style:auto-text-indent="false"/>
      <style:text-properties style:font-name="Arial1" fo:font-size="11pt" officeooo:rsid="00404f30" officeooo:paragraph-rsid="00404f30" style:font-size-asian="11pt" style:font-size-complex="11pt"/>
    </style:style>
    <style:style style:name="P329" style:family="paragraph" style:parent-style-name="Standard">
      <style:paragraph-properties fo:margin-left="0in" fo:margin-right="0in" fo:text-indent="0in" style:auto-text-indent="false"/>
      <style:text-properties style:font-name="Arial1" fo:font-size="11pt" officeooo:rsid="0073a058" officeooo:paragraph-rsid="0073a058" style:font-size-asian="11pt" style:font-size-complex="11pt"/>
    </style:style>
    <style:style style:name="P330" style:family="paragraph" style:parent-style-name="Standard">
      <style:paragraph-properties fo:margin-left="0in" fo:margin-right="0in" fo:text-indent="0in" style:auto-text-indent="false"/>
      <style:text-properties style:font-name="Arial1" fo:font-size="11pt" officeooo:rsid="012af3e6" officeooo:paragraph-rsid="012af3e6" style:font-size-asian="11pt" style:font-size-complex="11pt"/>
    </style:style>
    <style:style style:name="P331" style:family="paragraph" style:parent-style-name="Standard">
      <style:paragraph-properties fo:margin-left="0in" fo:margin-right="0in" fo:text-indent="0in" style:auto-text-indent="false"/>
      <style:text-properties style:font-name="Arial1" fo:font-size="11pt" officeooo:rsid="012af3e6" officeooo:paragraph-rsid="01c45e6a" style:font-size-asian="11pt" style:font-size-complex="11pt"/>
    </style:style>
    <style:style style:name="P332" style:family="paragraph" style:parent-style-name="Standard">
      <style:paragraph-properties fo:margin-left="0in" fo:margin-right="0in" fo:text-indent="0in" style:auto-text-indent="false"/>
      <style:text-properties style:font-name="Arial1" fo:font-size="11pt" officeooo:rsid="012ec351" officeooo:paragraph-rsid="012ec351" style:font-size-asian="11pt" style:font-size-complex="11pt"/>
    </style:style>
    <style:style style:name="P333" style:family="paragraph" style:parent-style-name="Standard">
      <style:paragraph-properties fo:margin-left="0in" fo:margin-right="0in" fo:text-indent="0in" style:auto-text-indent="false"/>
      <style:text-properties style:font-name="Arial1" fo:font-size="11pt" officeooo:rsid="00b54d1b" officeooo:paragraph-rsid="013494db" style:font-size-asian="11pt" style:font-size-complex="11pt"/>
    </style:style>
    <style:style style:name="P334" style:family="paragraph" style:parent-style-name="Standard">
      <style:paragraph-properties fo:margin-left="0in" fo:margin-right="0in" fo:text-indent="0in" style:auto-text-indent="false"/>
      <style:text-properties style:font-name="Arial1" fo:font-size="11pt" officeooo:rsid="0134acea" officeooo:paragraph-rsid="0134acea" style:font-size-asian="11pt" style:font-size-complex="11pt"/>
    </style:style>
    <style:style style:name="P335" style:family="paragraph" style:parent-style-name="Standard">
      <style:paragraph-properties fo:margin-left="0in" fo:margin-right="0in" fo:text-indent="0in" style:auto-text-indent="false"/>
      <style:text-properties style:font-name="Arial1" fo:font-size="11pt" officeooo:rsid="0136b7ef" officeooo:paragraph-rsid="0136b7ef" style:font-size-asian="11pt" style:font-size-complex="11pt"/>
    </style:style>
    <style:style style:name="P336" style:family="paragraph" style:parent-style-name="Standard">
      <style:paragraph-properties fo:margin-left="0in" fo:margin-right="0in" fo:text-indent="0in" style:auto-text-indent="false"/>
      <style:text-properties style:font-name="Arial1" fo:font-size="11pt" officeooo:rsid="00fe0d38" officeooo:paragraph-rsid="00fe0d38" style:font-size-asian="11pt" style:font-size-complex="11pt"/>
    </style:style>
    <style:style style:name="P337" style:family="paragraph" style:parent-style-name="Standard">
      <style:paragraph-properties fo:margin-left="0in" fo:margin-right="0in" fo:text-indent="0in" style:auto-text-indent="false"/>
      <style:text-properties style:font-name="Arial1" fo:font-size="11pt" officeooo:rsid="000a5397" officeooo:paragraph-rsid="01ba33b7" style:font-size-asian="11pt" style:font-size-complex="11pt"/>
    </style:style>
    <style:style style:name="P338" style:family="paragraph" style:parent-style-name="Standard">
      <style:paragraph-properties fo:margin-left="0in" fo:margin-right="0in" fo:text-indent="0in" style:auto-text-indent="false"/>
      <style:text-properties style:font-name="Arial1" fo:font-size="11pt" officeooo:rsid="01c45e6a" officeooo:paragraph-rsid="01c45e6a" style:font-size-asian="11pt" style:font-size-complex="11pt"/>
    </style:style>
    <style:style style:name="P339" style:family="paragraph" style:parent-style-name="Standard">
      <style:paragraph-properties fo:margin-left="0in" fo:margin-right="0in" fo:text-indent="0in" style:auto-text-indent="false"/>
      <style:text-properties style:font-name="Arial1" fo:font-size="11pt" officeooo:rsid="00d4e579" officeooo:paragraph-rsid="0099884a" style:font-size-asian="11pt" style:font-size-complex="11pt"/>
    </style:style>
    <style:style style:name="P340" style:family="paragraph" style:parent-style-name="Standard">
      <style:paragraph-properties fo:margin-left="0in" fo:margin-right="0in" fo:text-indent="0in" style:auto-text-indent="false"/>
      <style:text-properties fo:font-variant="normal" fo:text-transform="none" fo:color="#000000" style:font-name="Arial1" fo:font-size="11pt" fo:letter-spacing="normal" fo:font-style="normal" fo:font-weight="normal" officeooo:rsid="0024572c" officeooo:paragraph-rsid="00fe0d38" style:font-size-asian="11pt" style:font-size-complex="11pt"/>
    </style:style>
    <style:style style:name="P341" style:family="paragraph" style:parent-style-name="Standard">
      <style:paragraph-properties fo:margin-left="0in" fo:margin-right="0in" fo:text-indent="0in" style:auto-text-indent="false"/>
      <style:text-properties fo:font-variant="normal" fo:text-transform="none" fo:color="#202124" style:font-name="Arial1" fo:font-size="11pt" fo:letter-spacing="normal" fo:font-style="normal" fo:font-weight="normal" officeooo:rsid="0125bb4c" officeooo:paragraph-rsid="0125bb4c" style:font-size-asian="11pt" style:font-size-complex="11pt"/>
    </style:style>
    <style:style style:name="P342" style:family="paragraph" style:parent-style-name="Standard">
      <style:paragraph-properties fo:margin-left="0in" fo:margin-right="0in" fo:text-indent="0in" style:auto-text-indent="false"/>
      <style:text-properties fo:font-variant="normal" fo:text-transform="none" fo:color="#212121" style:font-name="Arial1" fo:font-size="11pt" fo:letter-spacing="normal" fo:font-style="normal" fo:font-weight="normal" officeooo:rsid="01ba33b7" officeooo:paragraph-rsid="01decc6d" style:font-size-asian="11pt" style:font-size-complex="11pt"/>
    </style:style>
    <style:style style:name="P343" style:family="paragraph" style:parent-style-name="Standard">
      <style:paragraph-properties fo:margin-left="0in" fo:margin-right="0in" fo:text-indent="0in" style:auto-text-indent="false"/>
      <style:text-properties officeooo:paragraph-rsid="0125bb4c"/>
    </style:style>
    <style:style style:name="P344" style:family="paragraph" style:parent-style-name="Standard">
      <style:paragraph-properties fo:margin-left="0in" fo:margin-right="0in" fo:text-indent="0in" style:auto-text-indent="false"/>
      <style:text-properties officeooo:paragraph-rsid="0134acea"/>
    </style:style>
    <style:style style:name="P345"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1" fo:font-size="10pt" fo:letter-spacing="normal" fo:font-style="normal" fo:font-weight="normal" officeooo:paragraph-rsid="00e0b05c" style:font-size-asian="10pt" style:font-size-complex="10pt"/>
    </style:style>
    <style:style style:name="P346"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1" fo:font-size="10pt" fo:letter-spacing="normal" fo:font-style="normal" fo:font-weight="normal" officeooo:paragraph-rsid="00e04042" style:font-size-asian="10pt" style:font-size-complex="10pt"/>
    </style:style>
    <style:style style:name="P347"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1" fo:font-size="10pt" fo:letter-spacing="normal" fo:font-style="normal" fo:font-weight="normal" officeooo:paragraph-rsid="01b7267e" style:font-size-asian="10pt" style:font-size-complex="10pt"/>
    </style:style>
    <style:style style:name="P348"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1" fo:font-size="10pt" fo:letter-spacing="normal" fo:font-style="normal" fo:font-weight="normal" officeooo:rsid="01daa076" officeooo:paragraph-rsid="01daa076" style:font-size-asian="10pt" style:font-size-complex="10pt"/>
    </style:style>
    <style:style style:name="P349"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text-line-through-style="none" style:text-line-through-type="none" style:font-name="Arial1" fo:font-size="10pt" fo:letter-spacing="normal" fo:font-style="normal" style:text-underline-style="none" fo:font-weight="normal" officeooo:rsid="01d5d69f" officeooo:paragraph-rsid="01d5d69f" style:text-blinking="false" style:font-size-asian="10pt" style:font-size-complex="10pt"/>
    </style:style>
    <style:style style:name="P350"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5b616b" style:font-name="Arial1" fo:font-size="10pt" fo:letter-spacing="normal" fo:font-style="normal" fo:font-weight="normal" officeooo:paragraph-rsid="00e0b05c" style:font-name-asian="BlinkMacSystemFont" style:font-size-asian="10pt" style:font-style-asian="normal" style:font-weight-asian="normal" style:font-name-complex="BlinkMacSystemFont" style:font-size-complex="10pt" style:font-style-complex="normal" style:font-weight-complex="normal"/>
    </style:style>
    <style:style style:name="P351"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0e04042"/>
    </style:style>
    <style:style style:name="P352"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0e0b05c"/>
    </style:style>
    <style:style style:name="P353"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1ed053f"/>
    </style:style>
    <style:style style:name="P354" style:family="paragraph" style:parent-style-name="Text_20_body">
      <style:paragraph-properties fo:margin-left="0in" fo:margin-right="0in" fo:margin-top="0in" fo:margin-bottom="0.1335in" loext:contextual-spacing="false" fo:orphans="2" fo:widows="2" fo:text-indent="0in" style:auto-text-indent="false"/>
      <style:text-properties style:font-name="Arial1" fo:font-size="10pt" fo:font-weight="normal" officeooo:paragraph-rsid="01b7267e" style:font-size-asian="10pt" style:font-size-complex="10pt"/>
    </style:style>
    <style:style style:name="P355" style:family="paragraph" style:parent-style-name="Heading_20_1">
      <style:paragraph-properties fo:margin-left="0in" fo:margin-right="0in" fo:margin-top="0in" fo:margin-bottom="0.1335in" loext:contextual-spacing="false" fo:orphans="2" fo:widows="2" fo:text-indent="0in" style:auto-text-indent="false"/>
      <style:text-properties officeooo:paragraph-rsid="00e0b05c"/>
    </style:style>
    <style:style style:name="P356" style:family="paragraph" style:parent-style-name="Heading_20_1">
      <style:paragraph-properties fo:margin-left="0in" fo:margin-right="0in" fo:margin-top="0in" fo:margin-bottom="0.1335in" loext:contextual-spacing="false" fo:orphans="2" fo:widows="2" fo:text-indent="0in" style:auto-text-indent="false"/>
      <style:text-properties fo:font-variant="normal" fo:text-transform="none" fo:color="#0f1111" style:font-name="Amazon Ember" fo:font-size="16.7999992370605pt" fo:letter-spacing="normal" fo:font-style="normal" fo:font-weight="normal" officeooo:paragraph-rsid="00e0b05c"/>
    </style:style>
    <style:style style:name="P357" style:family="paragraph" style:parent-style-name="Standard">
      <style:paragraph-properties fo:margin-left="0in" fo:margin-right="0in" fo:margin-top="0in" fo:margin-bottom="0.1335in" loext:contextual-spacing="false" fo:orphans="2" fo:widows="2" fo:text-indent="0in" style:auto-text-indent="false"/>
      <style:text-properties officeooo:paragraph-rsid="01e9f682"/>
    </style:style>
    <style:style style:name="P358" style:family="paragraph" style:parent-style-name="Heading_20_1">
      <style:paragraph-properties fo:margin-left="0in" fo:margin-right="0in" fo:text-align="start" style:justify-single-word="false" fo:orphans="2" fo:widows="2" fo:text-indent="0in" style:auto-text-indent="false"/>
      <style:text-properties officeooo:paragraph-rsid="00fe0d38"/>
    </style:style>
    <style:style style:name="P359" style:family="paragraph" style:parent-style-name="List_20_Contents">
      <style:paragraph-properties fo:margin-left="0in" fo:margin-right="0in" fo:text-indent="0in" style:auto-text-indent="false"/>
      <style:text-properties officeooo:paragraph-rsid="013288da"/>
    </style:style>
    <style:style style:name="P360" style:family="paragraph" style:parent-style-name="Text_20_body">
      <style:paragraph-properties fo:margin-left="0in" fo:margin-right="0in" fo:margin-top="0in" fo:margin-bottom="0.0835in" loext:contextual-spacing="false" fo:text-indent="0in" style:auto-text-indent="false"/>
      <style:text-properties style:font-name="Arial1" fo:font-size="10pt" style:font-size-asian="10pt" style:font-size-complex="10pt"/>
    </style:style>
    <style:style style:name="P361" style:family="paragraph" style:parent-style-name="Preformatted_20_Text">
      <style:paragraph-properties fo:margin-top="0in" fo:margin-bottom="0in" loext:contextual-spacing="false" fo:line-height="145%" fo:orphans="2" fo:widows="2" fo:padding="0in" fo:border="none"/>
      <style:text-properties style:font-name="Arial1" fo:font-size="10pt" officeooo:paragraph-rsid="00e04042" style:font-size-asian="10pt" style:font-size-complex="10pt"/>
    </style:style>
    <style:style style:name="P362" style:family="paragraph" style:parent-style-name="Preformatted_20_Text">
      <style:paragraph-properties fo:margin-top="0in" fo:margin-bottom="0in" loext:contextual-spacing="false" fo:line-height="145%" fo:orphans="2" fo:widows="2" fo:padding="0in" fo:border="none"/>
      <style:text-properties style:font-name="Arial1" fo:font-size="10pt" officeooo:rsid="000a5397" officeooo:paragraph-rsid="00e04042" style:font-size-asian="10pt" style:font-size-complex="10pt"/>
    </style:style>
    <style:style style:name="P363" style:family="paragraph" style:parent-style-name="Preformatted_20_Text">
      <style:paragraph-properties fo:margin-top="0in" fo:margin-bottom="0in" loext:contextual-spacing="false" fo:line-height="145%" fo:orphans="2" fo:widows="2" fo:padding="0in" fo:border="none"/>
      <style:text-properties style:font-name="Arial1" fo:font-size="11pt" officeooo:paragraph-rsid="00e04042" style:font-size-asian="11pt" style:font-size-complex="11pt"/>
    </style:style>
    <style:style style:name="P364" style:family="paragraph" style:parent-style-name="Preformatted_20_Text">
      <style:paragraph-properties fo:margin-top="0in" fo:margin-bottom="0in" loext:contextual-spacing="false" fo:line-height="145%" fo:orphans="2" fo:widows="2" fo:padding="0in" fo:border="none"/>
      <style:text-properties style:font-name="Arial1" fo:font-size="11pt" officeooo:paragraph-rsid="01d765ea" style:font-size-asian="11pt" style:font-size-complex="11pt"/>
    </style:style>
    <style:style style:name="P365" style:family="paragraph" style:parent-style-name="Preformatted_20_Text">
      <style:paragraph-properties fo:margin-top="0in" fo:margin-bottom="0in" loext:contextual-spacing="false" fo:line-height="145%" fo:orphans="2" fo:widows="2" fo:padding="0in" fo:border="none"/>
      <style:text-properties officeooo:paragraph-rsid="00e04042"/>
    </style:style>
    <style:style style:name="P366" style:family="paragraph" style:parent-style-name="Standard">
      <style:paragraph-properties fo:margin-top="0in" fo:margin-bottom="0in" loext:contextual-spacing="false" fo:line-height="145%" fo:orphans="2" fo:widows="2" fo:padding="0in" fo:border="none"/>
      <style:text-properties style:font-name="Arial1" fo:font-size="10pt" officeooo:rsid="0018b597" officeooo:paragraph-rsid="00e04042" style:font-size-asian="10pt" style:font-size-complex="10pt"/>
    </style:style>
    <style:style style:name="P367" style:family="paragraph" style:parent-style-name="Heading_20_3">
      <style:paragraph-properties fo:margin-top="0in" fo:margin-bottom="0in" loext:contextual-spacing="false" fo:line-height="145%" fo:orphans="2" fo:widows="2" fo:padding="0in" fo:border="none"/>
      <style:text-properties fo:font-variant="normal" fo:text-transform="none" fo:color="#333333" style:font-name="Proxima Nova" fo:letter-spacing="normal" fo:font-style="normal" fo:font-weight="normal" officeooo:paragraph-rsid="00e04042"/>
    </style:style>
    <style:style style:name="P368" style:family="paragraph" style:parent-style-name="Heading_20_1">
      <style:paragraph-properties fo:margin-top="0in" fo:margin-bottom="0in" loext:contextual-spacing="false" fo:line-height="145%" fo:orphans="2" fo:widows="2" fo:padding="0in" fo:border="none"/>
      <style:text-properties officeooo:paragraph-rsid="00e04042"/>
    </style:style>
    <style:style style:name="P369" style:family="paragraph" style:parent-style-name="List_20_Contents">
      <style:paragraph-properties fo:margin-top="0in" fo:margin-bottom="0.1965in" loext:contextual-spacing="false"/>
      <style:text-properties officeooo:paragraph-rsid="00af40a5"/>
    </style:style>
    <style:style style:name="P370" style:family="paragraph" style:parent-style-name="List_20_Contents">
      <style:paragraph-properties fo:margin-top="0in" fo:margin-bottom="0.1965in" loext:contextual-spacing="false"/>
      <style:text-properties style:font-name="Arial1" fo:font-size="11pt" style:font-size-asian="11pt" style:font-size-complex="11pt"/>
    </style:style>
    <style:style style:name="P371" style:family="paragraph" style:parent-style-name="Heading_20_3">
      <style:text-properties style:font-name="Arial1" fo:font-size="11pt" style:font-size-asian="11pt" style:font-size-complex="11pt"/>
    </style:style>
    <style:style style:name="P372" style:family="paragraph" style:parent-style-name="Standard">
      <style:paragraph-properties fo:margin-left="0.5in" fo:margin-right="0in" fo:text-indent="0in" style:auto-text-indent="false"/>
      <style:text-properties style:font-name="Arial1" fo:font-size="11pt" style:font-size-asian="11pt" style:font-size-complex="11pt"/>
    </style:style>
    <style:style style:name="P373" style:family="paragraph" style:parent-style-name="Standard">
      <style:paragraph-properties fo:margin-left="0.5in" fo:margin-right="0in" fo:text-indent="0in" style:auto-text-indent="false"/>
      <style:text-properties style:font-name="Arial1" fo:font-size="11pt" officeooo:rsid="0029bd3f" officeooo:paragraph-rsid="00b54d1b" style:font-size-asian="11pt" style:font-size-complex="11pt"/>
    </style:style>
    <style:style style:name="P374" style:family="paragraph" style:parent-style-name="Standard">
      <style:paragraph-properties fo:margin-left="0.5in" fo:margin-right="0in" fo:text-indent="0in" style:auto-text-indent="false"/>
      <style:text-properties style:font-name="Arial1" fo:font-size="11pt" officeooo:rsid="0099884a" officeooo:paragraph-rsid="00b54d1b" style:font-size-asian="11pt" style:font-size-complex="11pt"/>
    </style:style>
    <style:style style:name="P375" style:family="paragraph" style:parent-style-name="Standard">
      <style:paragraph-properties fo:margin-left="0.5in" fo:margin-right="0in" fo:text-indent="0in" style:auto-text-indent="false"/>
      <style:text-properties style:font-name="Arial1" fo:font-size="11pt" officeooo:rsid="0099884a" officeooo:paragraph-rsid="013288da" style:font-size-asian="11pt" style:font-size-complex="11pt"/>
    </style:style>
    <style:style style:name="P376" style:family="paragraph" style:parent-style-name="Standard">
      <style:paragraph-properties fo:margin-left="0.5in" fo:margin-right="0in" fo:text-indent="0in" style:auto-text-indent="false"/>
      <style:text-properties style:font-name="Arial1" fo:font-size="11pt" officeooo:paragraph-rsid="0094d04f" style:font-size-asian="11pt" style:font-size-complex="11pt"/>
    </style:style>
    <style:style style:name="P377" style:family="paragraph" style:parent-style-name="Standard">
      <style:paragraph-properties fo:margin-left="0.5in" fo:margin-right="0in" fo:text-indent="0in" style:auto-text-indent="false"/>
      <style:text-properties style:font-name="Arial1" fo:font-size="11pt" officeooo:rsid="00404f30" officeooo:paragraph-rsid="0073a058" style:font-size-asian="11pt" style:font-size-complex="11pt"/>
    </style:style>
    <style:style style:name="P378" style:family="paragraph" style:parent-style-name="Standard">
      <style:paragraph-properties fo:margin-left="0.5in" fo:margin-right="0in" fo:text-indent="0in" style:auto-text-indent="false"/>
      <style:text-properties style:font-name="Arial1" fo:font-size="11pt" officeooo:rsid="00404f30" officeooo:paragraph-rsid="00404f30" style:font-size-asian="11pt" style:font-size-complex="11pt"/>
    </style:style>
    <style:style style:name="P379" style:family="paragraph" style:parent-style-name="Standard">
      <style:paragraph-properties fo:margin-left="0.5in" fo:margin-right="0in" fo:text-indent="0in" style:auto-text-indent="false"/>
      <style:text-properties style:font-name="Arial1" fo:font-size="11pt" officeooo:rsid="00404f30" officeooo:paragraph-rsid="0041c437" style:font-size-asian="11pt" style:font-size-complex="11pt"/>
    </style:style>
    <style:style style:name="P380" style:family="paragraph" style:parent-style-name="Standard">
      <style:paragraph-properties fo:margin-left="0.5in" fo:margin-right="0in" fo:text-indent="0in" style:auto-text-indent="false"/>
      <style:text-properties style:font-name="Arial1" fo:font-size="11pt" officeooo:paragraph-rsid="007a24ff" style:font-size-asian="11pt" style:font-size-complex="11pt"/>
    </style:style>
    <style:style style:name="P381" style:family="paragraph" style:parent-style-name="Standard">
      <style:paragraph-properties fo:margin-left="0.5in" fo:margin-right="0in" fo:text-indent="0in" style:auto-text-indent="false"/>
      <style:text-properties style:font-name="Arial1" fo:font-size="11pt" officeooo:rsid="000a5397" officeooo:paragraph-rsid="007a57f1" style:font-size-asian="11pt" style:font-size-complex="11pt"/>
    </style:style>
    <style:style style:name="P382" style:family="paragraph" style:parent-style-name="Standard">
      <style:paragraph-properties fo:margin-left="0.5in" fo:margin-right="0in" fo:text-indent="0in" style:auto-text-indent="false"/>
      <style:text-properties style:font-name="Arial1" fo:font-size="11pt" officeooo:rsid="000a5397" officeooo:paragraph-rsid="00fed1f3" style:font-size-asian="11pt" style:font-size-complex="11pt"/>
    </style:style>
    <style:style style:name="P383" style:family="paragraph" style:parent-style-name="Standard">
      <style:paragraph-properties fo:margin-left="0.5in" fo:margin-right="0in" fo:text-indent="0in" style:auto-text-indent="false"/>
      <style:text-properties style:font-name="Arial1" fo:font-size="11pt" officeooo:rsid="000a5397" officeooo:paragraph-rsid="00851bd5" style:font-size-asian="11pt" style:font-size-complex="11pt"/>
    </style:style>
    <style:style style:name="P384" style:family="paragraph" style:parent-style-name="Standard">
      <style:paragraph-properties fo:margin-left="0.5in" fo:margin-right="0in" fo:text-indent="0in" style:auto-text-indent="false"/>
      <style:text-properties style:font-name="Arial1" fo:font-size="11pt" officeooo:rsid="000a5397" officeooo:paragraph-rsid="0182cbf1" style:font-size-asian="11pt" style:font-size-complex="11pt"/>
    </style:style>
    <style:style style:name="P385" style:family="paragraph" style:parent-style-name="Standard">
      <style:paragraph-properties fo:margin-left="0.5in" fo:margin-right="0in" fo:text-indent="0in" style:auto-text-indent="false"/>
      <style:text-properties style:font-name="Arial1" fo:font-size="11pt" officeooo:paragraph-rsid="0084064b" style:font-size-asian="11pt" style:font-size-complex="11pt"/>
    </style:style>
    <style:style style:name="P386" style:family="paragraph" style:parent-style-name="Standard">
      <style:paragraph-properties fo:margin-left="0.5in" fo:margin-right="0in" fo:text-indent="0in" style:auto-text-indent="false"/>
      <style:text-properties style:font-name="Arial1" fo:font-size="11pt" officeooo:rsid="00143370" officeooo:paragraph-rsid="00851bd5" style:font-size-asian="11pt" style:font-size-complex="11pt"/>
    </style:style>
    <style:style style:name="P387" style:family="paragraph" style:parent-style-name="Standard">
      <style:paragraph-properties fo:margin-left="0.5in" fo:margin-right="0in" fo:text-indent="0in" style:auto-text-indent="false"/>
      <style:text-properties style:font-name="Arial1" fo:font-size="11pt" officeooo:rsid="00b2b5c1" officeooo:paragraph-rsid="00b9555d" style:font-size-asian="11pt" style:font-size-complex="11pt"/>
    </style:style>
    <style:style style:name="P388" style:family="paragraph" style:parent-style-name="Standard">
      <style:paragraph-properties fo:margin-left="0.5in" fo:margin-right="0in" fo:text-indent="0in" style:auto-text-indent="false"/>
      <style:text-properties style:font-name="Arial1" fo:font-size="11pt" officeooo:rsid="00b54d1b" officeooo:paragraph-rsid="00b54d1b" style:font-size-asian="11pt" style:font-size-complex="11pt"/>
    </style:style>
    <style:style style:name="P389" style:family="paragraph" style:parent-style-name="Standard">
      <style:paragraph-properties fo:margin-left="0.5in" fo:margin-right="0in" fo:text-indent="0in" style:auto-text-indent="false"/>
      <style:text-properties style:font-name="Arial1" fo:font-size="11pt" officeooo:rsid="00b54d1b" officeooo:paragraph-rsid="0134acea" style:font-size-asian="11pt" style:font-size-complex="11pt"/>
    </style:style>
    <style:style style:name="P390" style:family="paragraph" style:parent-style-name="Standard">
      <style:paragraph-properties fo:margin-left="0.5in" fo:margin-right="0in" fo:text-indent="0in" style:auto-text-indent="false"/>
      <style:text-properties style:font-name="Arial1" fo:font-size="11pt" officeooo:rsid="00b780fd" officeooo:paragraph-rsid="00b780fd" style:font-size-asian="11pt" style:font-size-complex="11pt"/>
    </style:style>
    <style:style style:name="P391" style:family="paragraph" style:parent-style-name="Standard">
      <style:paragraph-properties fo:margin-left="0.5in" fo:margin-right="0in" fo:text-indent="0in" style:auto-text-indent="false"/>
      <style:text-properties style:font-name="Arial1" fo:font-size="11pt" officeooo:paragraph-rsid="00d34b1c" style:font-size-asian="11pt" style:font-size-complex="11pt"/>
    </style:style>
    <style:style style:name="P392" style:family="paragraph" style:parent-style-name="Standard">
      <style:paragraph-properties fo:margin-left="0.5in" fo:margin-right="0in" fo:text-indent="0in" style:auto-text-indent="false"/>
      <style:text-properties style:font-name="Arial1" fo:font-size="11pt" officeooo:rsid="00470252" officeooo:paragraph-rsid="00fe0d38" style:font-size-asian="11pt" style:font-size-complex="11pt"/>
    </style:style>
    <style:style style:name="P393" style:family="paragraph" style:parent-style-name="Standard">
      <style:paragraph-properties fo:margin-left="0.5in" fo:margin-right="0in" fo:text-indent="0in" style:auto-text-indent="false"/>
      <style:text-properties style:font-name="Arial1" fo:font-size="11pt" officeooo:rsid="00521068" officeooo:paragraph-rsid="01003298" style:font-size-asian="11pt" style:font-size-complex="11pt"/>
    </style:style>
    <style:style style:name="P394" style:family="paragraph" style:parent-style-name="Standard">
      <style:paragraph-properties fo:margin-left="0.5in" fo:margin-right="0in" fo:text-indent="0in" style:auto-text-indent="false"/>
      <style:text-properties style:font-name="Arial1" fo:font-size="11pt" officeooo:rsid="00539e1a" officeooo:paragraph-rsid="01003298" style:font-size-asian="11pt" style:font-size-complex="11pt"/>
    </style:style>
    <style:style style:name="P395" style:family="paragraph" style:parent-style-name="Standard">
      <style:paragraph-properties fo:margin-left="0.5in" fo:margin-right="0in" fo:text-indent="0in" style:auto-text-indent="false"/>
      <style:text-properties style:font-name="Arial1" fo:font-size="11pt" officeooo:rsid="00539e1a" officeooo:paragraph-rsid="01523b0f" style:font-size-asian="11pt" style:font-size-complex="11pt"/>
    </style:style>
    <style:style style:name="P396" style:family="paragraph" style:parent-style-name="Standard">
      <style:paragraph-properties fo:margin-left="0.5in" fo:margin-right="0in" fo:text-indent="0in" style:auto-text-indent="false"/>
      <style:text-properties style:font-name="Arial1" fo:font-size="11pt" officeooo:rsid="00505920" officeooo:paragraph-rsid="01003298" style:font-size-asian="11pt" style:font-size-complex="11pt"/>
    </style:style>
    <style:style style:name="P397" style:family="paragraph" style:parent-style-name="Standard">
      <style:paragraph-properties fo:margin-left="0.5in" fo:margin-right="0in" fo:text-indent="0in" style:auto-text-indent="false"/>
      <style:text-properties style:font-name="Arial1" fo:font-size="11pt" officeooo:rsid="00505920" officeooo:paragraph-rsid="00505920" style:font-size-asian="11pt" style:font-size-complex="11pt"/>
    </style:style>
    <style:style style:name="P398" style:family="paragraph" style:parent-style-name="Standard">
      <style:paragraph-properties fo:margin-left="0.5in" fo:margin-right="0in" fo:text-indent="0in" style:auto-text-indent="false"/>
      <style:text-properties style:font-name="Arial1" fo:font-size="11pt" officeooo:rsid="00505920" officeooo:paragraph-rsid="01523b0f" style:font-size-asian="11pt" style:font-size-complex="11pt"/>
    </style:style>
    <style:style style:name="P399" style:family="paragraph" style:parent-style-name="Standard">
      <style:paragraph-properties fo:margin-left="0.5in" fo:margin-right="0in" fo:text-indent="0in" style:auto-text-indent="false"/>
      <style:text-properties style:font-name="Arial1" fo:font-size="11pt" officeooo:rsid="0044ab44" officeooo:paragraph-rsid="0044ab44" style:font-size-asian="11pt" style:font-size-complex="11pt"/>
    </style:style>
    <style:style style:name="P400" style:family="paragraph" style:parent-style-name="Standard">
      <style:paragraph-properties fo:margin-left="0.5in" fo:margin-right="0in" fo:text-indent="0in" style:auto-text-indent="false"/>
      <style:text-properties style:font-name="Arial1" fo:font-size="11pt" officeooo:rsid="00450931" officeooo:paragraph-rsid="0055afb8" style:font-size-asian="11pt" style:font-size-complex="11pt"/>
    </style:style>
    <style:style style:name="P401" style:family="paragraph" style:parent-style-name="Standard">
      <style:paragraph-properties fo:margin-left="0.5in" fo:margin-right="0in" fo:text-indent="0in" style:auto-text-indent="false"/>
      <style:text-properties style:font-name="Arial1" fo:font-size="11pt" officeooo:rsid="001e4da2" officeooo:paragraph-rsid="010151d1" style:font-size-asian="11pt" style:font-size-complex="11pt"/>
    </style:style>
    <style:style style:name="P402" style:family="paragraph" style:parent-style-name="Standard">
      <style:paragraph-properties fo:margin-left="0.5in" fo:margin-right="0in" fo:text-indent="0in" style:auto-text-indent="false"/>
      <style:text-properties style:font-name="Arial1" fo:font-size="11pt" officeooo:rsid="001e4da2" officeooo:paragraph-rsid="010416a2" style:font-size-asian="11pt" style:font-size-complex="11pt"/>
    </style:style>
    <style:style style:name="P403" style:family="paragraph" style:parent-style-name="Standard">
      <style:paragraph-properties fo:margin-left="0.5in" fo:margin-right="0in" fo:text-indent="0in" style:auto-text-indent="false"/>
      <style:text-properties style:font-name="Arial1" fo:font-size="11pt" officeooo:rsid="0022c674" officeooo:paragraph-rsid="00fa15f8" style:font-size-asian="11pt" style:font-size-complex="11pt"/>
    </style:style>
    <style:style style:name="P404" style:family="paragraph" style:parent-style-name="Standard">
      <style:paragraph-properties fo:margin-left="0.5in" fo:margin-right="0in" fo:text-indent="0in" style:auto-text-indent="false"/>
      <style:text-properties style:font-name="Arial1" fo:font-size="11pt" officeooo:paragraph-rsid="010416a2" style:font-size-asian="11pt" style:font-size-complex="11pt"/>
    </style:style>
    <style:style style:name="P405" style:family="paragraph" style:parent-style-name="Standard">
      <style:paragraph-properties fo:margin-left="0.5in" fo:margin-right="0in" fo:text-indent="0in" style:auto-text-indent="false"/>
      <style:text-properties style:font-name="Arial1" fo:font-size="11pt" officeooo:rsid="01052149" officeooo:paragraph-rsid="01052149" style:font-size-asian="11pt" style:font-size-complex="11pt"/>
    </style:style>
    <style:style style:name="P406" style:family="paragraph" style:parent-style-name="Standard">
      <style:paragraph-properties fo:margin-left="0.5in" fo:margin-right="0in" fo:text-indent="0in" style:auto-text-indent="false"/>
      <style:text-properties style:font-name="Arial1" fo:font-size="11pt" officeooo:rsid="0028e01c" officeooo:paragraph-rsid="01062e07" style:font-size-asian="11pt" style:font-size-complex="11pt"/>
    </style:style>
    <style:style style:name="P407" style:family="paragraph" style:parent-style-name="Standard">
      <style:paragraph-properties fo:margin-left="0.5in" fo:margin-right="0in" fo:text-indent="0in" style:auto-text-indent="false"/>
      <style:text-properties style:font-name="Arial1" fo:font-size="11pt" officeooo:rsid="003da7f3" officeooo:paragraph-rsid="01062e07" style:font-size-asian="11pt" style:font-size-complex="11pt"/>
    </style:style>
    <style:style style:name="P408" style:family="paragraph" style:parent-style-name="Standard">
      <style:paragraph-properties fo:margin-left="0.5in" fo:margin-right="0in" fo:text-indent="0in" style:auto-text-indent="false"/>
      <style:text-properties style:font-name="Arial1" fo:font-size="11pt" officeooo:rsid="003c592f" officeooo:paragraph-rsid="014f4ddf" style:font-size-asian="11pt" style:font-size-complex="11pt"/>
    </style:style>
    <style:style style:name="P409" style:family="paragraph" style:parent-style-name="Standard">
      <style:paragraph-properties fo:margin-left="0.5in" fo:margin-right="0in" fo:text-indent="0in" style:auto-text-indent="false"/>
      <style:text-properties style:font-name="Arial1" fo:font-size="11pt" officeooo:rsid="004efaea" officeooo:paragraph-rsid="004efaea" style:font-size-asian="11pt" style:font-size-complex="11pt"/>
    </style:style>
    <style:style style:name="P410" style:family="paragraph" style:parent-style-name="Standard">
      <style:paragraph-properties fo:margin-left="0.5in" fo:margin-right="0in" fo:text-indent="0in" style:auto-text-indent="false"/>
      <style:text-properties style:font-name="Arial1" fo:font-size="11pt" officeooo:rsid="0111cdb1" officeooo:paragraph-rsid="0111cdb1" style:font-size-asian="11pt" style:font-size-complex="11pt"/>
    </style:style>
    <style:style style:name="P411" style:family="paragraph" style:parent-style-name="Standard">
      <style:paragraph-properties fo:margin-left="0.5in" fo:margin-right="0in" fo:text-indent="0in" style:auto-text-indent="false"/>
      <style:text-properties style:font-name="Arial1" fo:font-size="11pt" officeooo:rsid="0057c302" officeooo:paragraph-rsid="010ccd3e" style:font-size-asian="11pt" style:font-size-complex="11pt"/>
    </style:style>
    <style:style style:name="P412" style:family="paragraph" style:parent-style-name="Standard">
      <style:paragraph-properties fo:margin-left="0.5in" fo:margin-right="0in" fo:text-indent="0in" style:auto-text-indent="false"/>
      <style:text-properties style:font-name="Arial1" fo:font-size="11pt" officeooo:rsid="0057c302" officeooo:paragraph-rsid="010d87bd" style:font-size-asian="11pt" style:font-size-complex="11pt"/>
    </style:style>
    <style:style style:name="P413" style:family="paragraph" style:parent-style-name="Standard">
      <style:paragraph-properties fo:margin-left="0.5in" fo:margin-right="0in" fo:text-indent="0in" style:auto-text-indent="false"/>
      <style:text-properties style:font-name="Arial1" fo:font-size="11pt" officeooo:rsid="00ddba9d" officeooo:paragraph-rsid="00ddba9d" style:font-size-asian="11pt" style:font-size-complex="11pt"/>
    </style:style>
    <style:style style:name="P414" style:family="paragraph" style:parent-style-name="Standard">
      <style:paragraph-properties fo:margin-left="0.5in" fo:margin-right="0in" fo:text-indent="0in" style:auto-text-indent="false"/>
      <style:text-properties style:font-name="Arial1" fo:font-size="11pt" officeooo:rsid="0123543d" officeooo:paragraph-rsid="0123543d" style:font-size-asian="11pt" style:font-size-complex="11pt"/>
    </style:style>
    <style:style style:name="P415" style:family="paragraph" style:parent-style-name="Standard">
      <style:paragraph-properties fo:margin-left="0.5in" fo:margin-right="0in" fo:text-indent="0in" style:auto-text-indent="false"/>
      <style:text-properties style:font-name="Arial1" fo:font-size="11pt" officeooo:rsid="0134acea" officeooo:paragraph-rsid="0134acea" style:font-size-asian="11pt" style:font-size-complex="11pt"/>
    </style:style>
    <style:style style:name="P416" style:family="paragraph" style:parent-style-name="Standard">
      <style:paragraph-properties fo:margin-left="0.5in" fo:margin-right="0in" fo:text-align="start" style:justify-single-word="false" fo:text-indent="0in" style:auto-text-indent="false"/>
      <style:text-properties style:font-name="Arial1" fo:font-size="11pt" style:font-size-asian="11pt" style:font-size-complex="11pt"/>
    </style:style>
    <style:style style:name="P417" style:family="paragraph" style:parent-style-name="Standard">
      <style:paragraph-properties fo:margin-left="0.5in" fo:margin-right="0in" fo:text-indent="0in" style:auto-text-indent="false"/>
      <style:text-properties style:font-name="Arial1" fo:font-size="11pt" officeooo:rsid="00d0c29f" officeooo:paragraph-rsid="00d0c29f" style:font-size-asian="11pt" style:font-size-complex="11pt"/>
    </style:style>
    <style:style style:name="P418" style:family="paragraph" style:parent-style-name="Standard">
      <style:paragraph-properties fo:margin-left="0.5in" fo:margin-right="0in" fo:text-indent="0in" style:auto-text-indent="false"/>
      <style:text-properties style:font-name="Arial1" fo:font-size="11pt" officeooo:rsid="00bf4762" officeooo:paragraph-rsid="013288da" style:font-size-asian="11pt" style:font-size-complex="11pt"/>
    </style:style>
    <style:style style:name="P419" style:family="paragraph" style:parent-style-name="Standard">
      <style:paragraph-properties fo:margin-left="0.5in" fo:margin-right="0in" fo:text-indent="0in" style:auto-text-indent="false"/>
      <style:text-properties style:font-name="Arial1" fo:font-size="11pt" officeooo:paragraph-rsid="013288da" style:font-size-asian="11pt" style:font-size-complex="11pt"/>
    </style:style>
    <style:style style:name="P420" style:family="paragraph" style:parent-style-name="Standard">
      <style:paragraph-properties fo:margin-left="0.5in" fo:margin-right="0in" fo:text-indent="0in" style:auto-text-indent="false"/>
      <style:text-properties style:font-name="Arial1" fo:font-size="11pt" officeooo:rsid="012a8d30" officeooo:paragraph-rsid="00d0c29f" style:font-size-asian="11pt" style:font-size-complex="11pt"/>
    </style:style>
    <style:style style:name="P421" style:family="paragraph" style:parent-style-name="Standard">
      <style:paragraph-properties fo:margin-left="0.5in" fo:margin-right="0in" fo:text-indent="0in" style:auto-text-indent="false"/>
      <style:text-properties style:font-name="Arial1" fo:font-size="11pt" officeooo:rsid="0024572c" officeooo:paragraph-rsid="014f4ddf" style:font-size-asian="11pt" style:font-size-complex="11pt"/>
    </style:style>
    <style:style style:name="P422" style:family="paragraph" style:parent-style-name="Standard">
      <style:paragraph-properties fo:margin-left="0.5in" fo:margin-right="0in" fo:text-indent="0in" style:auto-text-indent="false"/>
      <style:text-properties style:font-name="Arial1" fo:font-size="11pt" officeooo:rsid="00dacd49" officeooo:paragraph-rsid="01523b0f" style:font-size-asian="11pt" style:font-size-complex="11pt"/>
    </style:style>
    <style:style style:name="P423" style:family="paragraph" style:parent-style-name="Standard">
      <style:paragraph-properties fo:margin-left="0.5in" fo:margin-right="0in" fo:text-indent="0in" style:auto-text-indent="false"/>
      <style:text-properties style:font-name="Arial1" fo:font-size="11pt" officeooo:rsid="0155c3a4" officeooo:paragraph-rsid="0155c3a4" style:font-size-asian="11pt" style:font-size-complex="11pt"/>
    </style:style>
    <style:style style:name="P424" style:family="paragraph" style:parent-style-name="Standard">
      <style:paragraph-properties fo:margin-left="0.5in" fo:margin-right="0in" fo:text-indent="0in" style:auto-text-indent="false"/>
      <style:text-properties style:font-name="Arial1" fo:font-size="11pt" officeooo:paragraph-rsid="010151d1" style:font-size-asian="11pt" style:font-size-complex="11pt"/>
    </style:style>
    <style:style style:name="P425" style:family="paragraph" style:parent-style-name="Standard">
      <style:paragraph-properties fo:margin-left="0.5in" fo:margin-right="0in" fo:text-indent="0in" style:auto-text-indent="false"/>
      <style:text-properties style:font-name="Arial1" fo:font-size="11pt" officeooo:rsid="0020cf53" officeooo:paragraph-rsid="00fa15f8" style:font-size-asian="11pt" style:font-size-complex="11pt"/>
    </style:style>
    <style:style style:name="P426" style:family="paragraph" style:parent-style-name="Standard">
      <style:paragraph-properties fo:margin-left="0.5in" fo:margin-right="0in" fo:text-indent="0in" style:auto-text-indent="false"/>
      <style:text-properties style:font-name="Arial1" fo:font-size="11pt" officeooo:rsid="0019ef28" officeooo:paragraph-rsid="00505920" style:font-size-asian="11pt" style:font-size-complex="11pt"/>
    </style:style>
    <style:style style:name="P427" style:family="paragraph" style:parent-style-name="Standard">
      <style:paragraph-properties fo:margin-left="0.5in" fo:margin-right="0in" fo:text-indent="0in" style:auto-text-indent="false"/>
      <style:text-properties style:font-name="Arial1" fo:font-size="11pt" officeooo:rsid="012af3e6" officeooo:paragraph-rsid="01c45e6a" style:font-size-asian="11pt" style:font-size-complex="11pt"/>
    </style:style>
    <style:style style:name="P428" style:family="paragraph" style:parent-style-name="Standard">
      <style:paragraph-properties fo:margin-left="0.5in" fo:margin-right="0in" fo:text-indent="0in" style:auto-text-indent="false"/>
      <style:text-properties style:font-name="Arial1" fo:font-size="11pt" officeooo:rsid="00d4e579" officeooo:paragraph-rsid="0099884a" style:font-size-asian="11pt" style:font-size-complex="11pt"/>
    </style:style>
    <style:style style:name="P429" style:family="paragraph" style:parent-style-name="Standard">
      <style:paragraph-properties fo:margin-left="0.5in" fo:margin-right="0in" fo:text-indent="0in" style:auto-text-indent="false"/>
      <style:text-properties style:font-name="Arial1" fo:font-size="11pt" officeooo:rsid="00d4e579" officeooo:paragraph-rsid="01f00f91" style:font-size-asian="11pt" style:font-size-complex="11pt"/>
    </style:style>
    <style:style style:name="P430" style:family="paragraph" style:parent-style-name="Standard">
      <style:paragraph-properties fo:margin-left="0.5in" fo:margin-right="0in" fo:text-indent="0in" style:auto-text-indent="false"/>
      <style:text-properties style:font-name="Arial1" fo:font-size="10pt" officeooo:rsid="00539e1a" officeooo:paragraph-rsid="01536071" style:font-size-asian="10pt" style:font-size-complex="10pt"/>
    </style:style>
    <style:style style:name="P431" style:family="paragraph" style:parent-style-name="Standard">
      <style:paragraph-properties fo:margin-left="0.5in" fo:margin-right="0in" fo:text-indent="0in" style:auto-text-indent="false"/>
      <style:text-properties style:font-name="Arial1" fo:font-size="10pt" officeooo:rsid="000a5397" officeooo:paragraph-rsid="01ba33b7" style:font-size-asian="10pt" style:font-size-complex="10pt"/>
    </style:style>
    <style:style style:name="P432" style:family="paragraph" style:parent-style-name="Standard">
      <style:paragraph-properties fo:margin-left="0.5in" fo:margin-right="0in" fo:text-indent="0in" style:auto-text-indent="false"/>
      <style:text-properties fo:font-variant="normal" fo:text-transform="none" fo:color="#000000" style:font-name="Arial1" fo:font-size="11pt" fo:letter-spacing="normal" fo:font-style="normal" fo:font-weight="normal" officeooo:rsid="002ab71e" officeooo:paragraph-rsid="007a57f1" style:font-size-asian="11pt" style:font-style-asian="normal" style:font-size-complex="11pt" style:font-style-complex="normal"/>
    </style:style>
    <style:style style:name="P433" style:family="paragraph" style:parent-style-name="Standard">
      <style:paragraph-properties fo:margin-left="0.5in" fo:margin-right="0in" fo:text-indent="0in" style:auto-text-indent="false"/>
      <style:text-properties fo:font-variant="normal" fo:text-transform="none" fo:color="#000000" style:font-name="Arial1" fo:font-size="11pt" fo:letter-spacing="normal" fo:font-style="normal" fo:font-weight="normal" officeooo:rsid="00fe0d38" officeooo:paragraph-rsid="00fe0d38" style:font-size-asian="11pt" style:font-size-complex="11pt"/>
    </style:style>
    <style:style style:name="P434" style:family="paragraph" style:parent-style-name="Standard">
      <style:paragraph-properties fo:margin-left="0.5in" fo:margin-right="0in" fo:text-indent="0in" style:auto-text-indent="false"/>
      <style:text-properties fo:font-variant="normal" fo:text-transform="none" fo:color="#000000" style:font-name="Arial1" fo:font-size="11pt" fo:letter-spacing="normal" fo:font-style="italic" fo:font-weight="normal" officeooo:rsid="002ab71e" officeooo:paragraph-rsid="01092309" style:font-size-asian="11pt" style:font-size-complex="11pt"/>
    </style:style>
    <style:style style:name="P435" style:family="paragraph" style:parent-style-name="Standard">
      <style:paragraph-properties fo:margin-left="0.5in" fo:margin-right="0in" fo:text-indent="0in" style:auto-text-indent="false"/>
      <style:text-properties fo:font-variant="normal" fo:text-transform="none" fo:color="#212121" style:font-name="Arial1" fo:font-size="11pt" fo:letter-spacing="normal" fo:font-style="normal" fo:font-weight="normal" officeooo:rsid="01ba33b7" officeooo:paragraph-rsid="01ba33b7" style:font-size-asian="11pt" style:font-size-complex="11pt"/>
    </style:style>
    <style:style style:name="P436" style:family="paragraph" style:parent-style-name="Standard">
      <style:paragraph-properties fo:margin-left="0.5in" fo:margin-right="0in" fo:text-indent="0in" style:auto-text-indent="false"/>
      <style:text-properties fo:color="#000000" style:font-name="Arial1" fo:font-size="11pt" officeooo:rsid="000a5397" officeooo:paragraph-rsid="008b9347" style:font-size-asian="11pt" style:font-size-complex="11pt"/>
    </style:style>
    <style:style style:name="P437" style:family="paragraph" style:parent-style-name="Standard">
      <style:paragraph-properties fo:margin-left="0.5in" fo:margin-right="0in" fo:text-indent="0in" style:auto-text-indent="false"/>
      <style:text-properties fo:color="#000000" style:font-name="Arial1" fo:font-size="11pt" officeooo:rsid="000a5397" officeooo:paragraph-rsid="00851bd5" style:font-size-asian="11pt" style:font-size-complex="11pt"/>
    </style:style>
    <style:style style:name="P438" style:family="paragraph" style:parent-style-name="Standard">
      <style:paragraph-properties fo:margin-left="0.5in" fo:margin-right="0in" fo:text-align="start" style:justify-single-word="false" fo:text-indent="0in" style:auto-text-indent="false"/>
      <style:text-properties fo:color="#000000" style:font-name="Arial1" fo:font-size="11pt" officeooo:paragraph-rsid="008b9347" style:font-size-asian="11pt" style:font-size-complex="11pt"/>
    </style:style>
    <style:style style:name="P439" style:family="paragraph" style:parent-style-name="Standard">
      <style:paragraph-properties fo:margin-left="0.5in" fo:margin-right="0in" fo:text-align="start" style:justify-single-word="false" fo:text-indent="0in" style:auto-text-indent="false"/>
      <style:text-properties fo:color="#000000" style:font-name="Arial1" fo:font-size="11pt" officeooo:paragraph-rsid="00851bd5" style:font-size-asian="11pt" style:font-size-complex="11pt"/>
    </style:style>
    <style:style style:name="P440" style:family="paragraph" style:parent-style-name="Standard">
      <style:paragraph-properties fo:margin-left="0.5in" fo:margin-right="0in" fo:text-indent="0in" style:auto-text-indent="false"/>
      <style:text-properties fo:color="#000000" style:font-name="Arial1" fo:font-size="11pt" officeooo:paragraph-rsid="00851bd5" style:font-size-asian="11pt" style:font-size-complex="11pt"/>
    </style:style>
    <style:style style:name="P441" style:family="paragraph" style:parent-style-name="Standard">
      <style:paragraph-properties fo:margin-left="0.5in" fo:margin-right="0in" fo:text-indent="0in" style:auto-text-indent="false"/>
      <style:text-properties style:text-position="0% 100%" style:font-name="Arial1" fo:font-size="11pt" officeooo:rsid="002698a8" officeooo:paragraph-rsid="014f4ddf" style:font-size-asian="11pt" style:font-size-complex="11pt"/>
    </style:style>
    <style:style style:name="P442" style:family="paragraph" style:parent-style-name="Standard">
      <style:paragraph-properties fo:margin-left="0.5in" fo:margin-right="0in" fo:text-indent="0in" style:auto-text-indent="false"/>
      <style:text-properties style:text-position="0% 100%" style:font-name="Arial1" fo:font-size="11pt" officeooo:rsid="0058f2e2" officeooo:paragraph-rsid="00505920" style:font-size-asian="11pt" style:font-size-complex="11pt"/>
    </style:style>
    <style:style style:name="P443" style:family="paragraph" style:parent-style-name="Standard">
      <style:paragraph-properties fo:margin-left="0.5in" fo:margin-right="0in" fo:text-indent="0in" style:auto-text-indent="false"/>
      <style:text-properties style:font-name="TimesNewRomanPSMT" fo:font-size="12pt" officeooo:rsid="00ddba9d" officeooo:paragraph-rsid="00ddba9d" style:font-size-asian="12pt" style:font-size-complex="11pt"/>
    </style:style>
    <style:style style:name="P444" style:family="paragraph" style:parent-style-name="Standard">
      <style:paragraph-properties fo:margin-left="0.5in" fo:margin-right="0in" fo:text-indent="0in" style:auto-text-indent="false"/>
      <style:text-properties fo:font-size="11pt" officeooo:paragraph-rsid="0181635b" style:font-size-asian="11pt" style:font-size-complex="11pt"/>
    </style:style>
    <style:style style:name="P445" style:family="paragraph" style:parent-style-name="Text_20_body">
      <style:paragraph-properties fo:margin-left="0.5in" fo:margin-right="0in" fo:text-indent="0in" style:auto-text-indent="false"/>
      <style:text-properties fo:font-variant="normal" fo:text-transform="none" fo:color="#000000" style:font-name="Arial1" fo:font-size="11pt" fo:letter-spacing="normal" fo:font-style="normal" fo:font-weight="normal" officeooo:rsid="002ab71e" officeooo:paragraph-rsid="007a14f1" style:font-size-asian="11pt" style:font-style-asian="normal" style:font-size-complex="11pt" style:font-style-complex="normal"/>
    </style:style>
    <style:style style:name="P446" style:family="paragraph" style:parent-style-name="Text_20_body">
      <style:text-properties style:font-name="Arial1" fo:font-size="11pt" officeooo:rsid="0099884a" officeooo:paragraph-rsid="00af40a5" style:font-size-asian="11pt" style:font-size-complex="11pt"/>
    </style:style>
    <style:style style:name="P447" style:family="paragraph" style:parent-style-name="Text_20_body">
      <style:text-properties style:font-name="Arial1" fo:font-size="11pt" officeooo:rsid="0099884a" officeooo:paragraph-rsid="01c11861" style:font-size-asian="11pt" style:font-size-complex="11pt"/>
    </style:style>
    <style:style style:name="P448" style:family="paragraph" style:parent-style-name="Text_20_body">
      <style:text-properties style:font-name="Arial1" fo:font-size="11pt" officeooo:paragraph-rsid="013288da" style:font-size-asian="11pt" style:font-size-complex="11pt"/>
    </style:style>
    <style:style style:name="P449" style:family="paragraph" style:parent-style-name="Text_20_body">
      <style:text-properties officeooo:paragraph-rsid="00afa92d"/>
    </style:style>
    <style:style style:name="P450" style:family="paragraph" style:parent-style-name="Text_20_body">
      <style:text-properties officeooo:paragraph-rsid="013288da"/>
    </style:style>
    <style:style style:name="P451" style:family="paragraph" style:parent-style-name="Text_20_body">
      <style:text-properties fo:font-variant="normal" fo:text-transform="none" fo:color="#24292e" style:font-name="Arial1" fo:font-size="10pt" fo:letter-spacing="normal" fo:font-style="normal" fo:font-weight="normal" officeooo:rsid="000a5397" officeooo:paragraph-rsid="0133a3ed" style:font-size-asian="10pt" style:font-size-complex="10pt"/>
    </style:style>
    <style:style style:name="P452" style:family="paragraph" style:parent-style-name="Text_20_body">
      <style:text-properties officeooo:paragraph-rsid="01443f1a"/>
    </style:style>
    <style:style style:name="P453" style:family="paragraph" style:parent-style-name="Text_20_body">
      <style:paragraph-properties fo:line-height="240%" fo:text-align="center" style:justify-single-word="false"/>
      <style:text-properties fo:color="#5b616b" fo:font-size="7.19999980926514pt"/>
    </style:style>
    <style:style style:name="P454" style:family="paragraph" style:parent-style-name="Standard">
      <style:paragraph-properties fo:margin-left="1in" fo:margin-right="0in" fo:text-indent="0in" style:auto-text-indent="false"/>
      <style:text-properties style:font-name="Arial1" fo:font-size="11pt" officeooo:rsid="00103149" officeooo:paragraph-rsid="00c56f54" style:font-size-asian="11pt" style:font-size-complex="11pt"/>
    </style:style>
    <style:style style:name="P455" style:family="paragraph" style:parent-style-name="Standard">
      <style:paragraph-properties fo:margin-left="1in" fo:margin-right="0in" fo:text-indent="0in" style:auto-text-indent="false"/>
      <style:text-properties style:font-name="Arial1" fo:font-size="11pt" officeooo:rsid="003434bf" officeooo:paragraph-rsid="00d5b1c3" style:font-size-asian="11pt" style:font-size-complex="11pt"/>
    </style:style>
    <style:style style:name="P456" style:family="paragraph" style:parent-style-name="Standard">
      <style:paragraph-properties fo:margin-left="1in" fo:margin-right="0in" fo:text-indent="0in" style:auto-text-indent="false"/>
      <style:text-properties style:font-name="Arial1" fo:font-size="11pt" officeooo:rsid="000a5397" officeooo:paragraph-rsid="00fed1f3" style:font-size-asian="11pt" style:font-size-complex="11pt"/>
    </style:style>
    <style:style style:name="P457" style:family="paragraph" style:parent-style-name="Standard">
      <style:paragraph-properties fo:margin-left="1in" fo:margin-right="0in" fo:text-indent="0in" style:auto-text-indent="false"/>
      <style:text-properties style:font-name="Arial1" fo:font-size="11pt" officeooo:rsid="00521068" officeooo:paragraph-rsid="01003298" style:font-size-asian="11pt" style:font-size-complex="11pt"/>
    </style:style>
    <style:style style:name="P458" style:family="paragraph" style:parent-style-name="Standard">
      <style:paragraph-properties fo:margin-left="1in" fo:margin-right="0in" fo:text-indent="0in" style:auto-text-indent="false"/>
      <style:text-properties style:font-name="Arial1" fo:font-size="11pt" officeooo:rsid="00505920" officeooo:paragraph-rsid="01003298" style:font-size-asian="11pt" style:font-size-complex="11pt"/>
    </style:style>
    <style:style style:name="P459" style:family="paragraph" style:parent-style-name="Table_20_Contents">
      <style:text-properties style:font-name="Arial1" fo:font-size="11pt" fo:font-weight="bold" officeooo:rsid="00d4e579" officeooo:paragraph-rsid="00d4e579" style:font-size-asian="11pt" style:font-weight-asian="bold" style:font-size-complex="11pt" style:font-weight-complex="bold"/>
    </style:style>
    <style:style style:name="P460" style:family="paragraph" style:parent-style-name="Table_20_Contents">
      <style:text-properties style:font-name="Arial1" fo:font-size="10pt" officeooo:rsid="019b70ad" officeooo:paragraph-rsid="019b70ad" style:font-size-asian="10pt" style:font-size-complex="10pt"/>
    </style:style>
    <style:style style:name="P461" style:family="paragraph" style:parent-style-name="Table_20_Contents">
      <style:text-properties style:font-name="Arial1" fo:font-size="10pt" officeooo:rsid="019d623e" officeooo:paragraph-rsid="019d623e" style:font-size-asian="10pt" style:font-size-complex="10pt"/>
    </style:style>
    <style:style style:name="P462" style:family="paragraph" style:parent-style-name="Table_20_Contents">
      <style:text-properties style:font-name="Arial1" fo:font-size="10pt" officeooo:rsid="019b2be1" officeooo:paragraph-rsid="019b2be1" style:font-size-asian="10pt" style:font-size-complex="10pt"/>
    </style:style>
    <style:style style:name="P463" style:family="paragraph" style:parent-style-name="Standard">
      <style:paragraph-properties fo:margin-left="0.4925in" fo:margin-right="0in" fo:text-indent="0in" style:auto-text-indent="false"/>
      <style:text-properties style:font-name="Arial1" fo:font-size="11pt" officeooo:rsid="01052149" officeooo:paragraph-rsid="01052149" style:font-size-asian="11pt" style:font-size-complex="11pt"/>
    </style:style>
    <style:style style:name="P464" style:family="paragraph" style:parent-style-name="Standard">
      <style:paragraph-properties fo:margin-left="0.4925in" fo:margin-right="0in" fo:text-indent="0in" style:auto-text-indent="false"/>
      <style:text-properties style:font-name="Arial1" fo:font-size="11pt" officeooo:rsid="002698a8" officeooo:paragraph-rsid="013ff15e" style:font-size-asian="11pt" style:font-size-complex="11pt"/>
    </style:style>
    <style:style style:name="P465" style:family="paragraph" style:parent-style-name="Standard">
      <style:paragraph-properties fo:margin-left="0.4925in" fo:margin-right="0in" fo:text-indent="0in" style:auto-text-indent="false"/>
      <style:text-properties style:font-name="Arial1" fo:font-size="11pt" officeooo:rsid="00b54d1b" officeooo:paragraph-rsid="0140f873" style:font-size-asian="11pt" style:font-size-complex="11pt"/>
    </style:style>
    <style:style style:name="P466" style:family="paragraph" style:parent-style-name="Standard" style:list-style-name="L1">
      <style:text-properties officeooo:paragraph-rsid="0049ad8e"/>
    </style:style>
    <style:style style:name="P467" style:family="paragraph" style:parent-style-name="Standard" style:list-style-name="L1">
      <style:text-properties officeooo:paragraph-rsid="00404f30"/>
    </style:style>
    <style:style style:name="P468" style:family="paragraph" style:parent-style-name="Standard" style:list-style-name="L1">
      <style:text-properties officeooo:paragraph-rsid="004b7078"/>
    </style:style>
    <style:style style:name="P469" style:family="paragraph" style:parent-style-name="Standard" style:list-style-name="L1">
      <style:text-properties officeooo:paragraph-rsid="0166ae7b"/>
    </style:style>
    <style:style style:name="P470" style:family="paragraph" style:parent-style-name="Standard" style:list-style-name="L1">
      <style:text-properties officeooo:paragraph-rsid="004d68a0"/>
    </style:style>
    <style:style style:name="P471" style:family="paragraph" style:parent-style-name="Standard" style:list-style-name="L1">
      <style:text-properties style:text-line-through-style="none" style:text-line-through-type="none" style:font-name="Arial1" fo:font-size="11pt" officeooo:rsid="0049ad8e" officeooo:paragraph-rsid="0049ad8e" style:font-size-asian="11pt" style:font-size-complex="11pt"/>
    </style:style>
    <style:style style:name="P472" style:family="paragraph" style:parent-style-name="Standard" style:list-style-name="L1">
      <style:text-properties style:text-line-through-style="none" style:text-line-through-type="none" style:font-name="Arial1" fo:font-size="11pt" officeooo:rsid="004d68a0" officeooo:paragraph-rsid="004d68a0" style:font-size-asian="11pt" style:font-size-complex="11pt"/>
    </style:style>
    <style:style style:name="P473" style:family="paragraph" style:parent-style-name="Standard" style:list-style-name="L5">
      <style:text-properties style:text-line-through-style="none" style:text-line-through-type="none" style:font-name="Arial1" fo:font-size="11pt" officeooo:rsid="001b3345" officeooo:paragraph-rsid="00dc9d85" style:font-size-asian="11pt" style:font-size-complex="11pt"/>
    </style:style>
    <style:style style:name="P474" style:family="paragraph" style:parent-style-name="Standard" style:list-style-name="L2">
      <style:text-properties style:font-name="Arial1" fo:font-size="11pt" officeooo:rsid="00a162e5" officeooo:paragraph-rsid="00a162e5" style:font-size-asian="11pt" style:font-size-complex="11pt"/>
    </style:style>
    <style:style style:name="P475" style:family="paragraph" style:parent-style-name="Standard" style:list-style-name="L2">
      <style:text-properties style:font-name="Arial1" fo:font-size="11pt" officeooo:paragraph-rsid="00a162e5" style:font-size-asian="11pt" style:font-size-complex="11pt"/>
    </style:style>
    <style:style style:name="P476" style:family="paragraph" style:parent-style-name="Standard" style:list-style-name="L2">
      <style:text-properties style:font-name="Arial1" fo:font-size="11pt" officeooo:paragraph-rsid="00a69377" style:font-size-asian="11pt" style:font-size-complex="11pt"/>
    </style:style>
    <style:style style:name="P477" style:family="paragraph" style:parent-style-name="Standard" style:list-style-name="L2">
      <style:text-properties style:font-name="Arial1" fo:font-size="11pt" officeooo:paragraph-rsid="00a7cb7a" style:font-size-asian="11pt" style:font-size-complex="11pt"/>
    </style:style>
    <style:style style:name="P478" style:family="paragraph" style:parent-style-name="Standard" style:list-style-name="L2">
      <style:text-properties style:font-name="Arial1" fo:font-size="11pt" officeooo:rsid="00a7cb7a" officeooo:paragraph-rsid="00a7cb7a" style:font-size-asian="11pt" style:font-size-complex="11pt"/>
    </style:style>
    <style:style style:name="P479" style:family="paragraph" style:parent-style-name="Standard" style:list-style-name="L5">
      <style:text-properties style:font-name="Arial1" fo:font-size="11pt" officeooo:rsid="00159720" officeooo:paragraph-rsid="00d5b1c3" style:font-size-asian="11pt" style:font-size-complex="11pt"/>
    </style:style>
    <style:style style:name="P480" style:family="paragraph" style:parent-style-name="Standard" style:list-style-name="L5">
      <style:text-properties style:font-name="Arial1" fo:font-size="11pt" officeooo:rsid="00159720" officeooo:paragraph-rsid="00d4e579" style:font-size-asian="11pt" style:font-size-complex="11pt"/>
    </style:style>
    <style:style style:name="P481" style:family="paragraph" style:parent-style-name="Standard" style:list-style-name="L5">
      <style:text-properties style:font-name="Arial1" fo:font-size="11pt" officeooo:rsid="0037780a" officeooo:paragraph-rsid="00d5b1c3" style:font-size-asian="11pt" style:font-size-complex="11pt"/>
    </style:style>
    <style:style style:name="P482" style:family="paragraph" style:parent-style-name="Standard" style:list-style-name="L5">
      <style:text-properties style:font-name="Arial1" fo:font-size="11pt" officeooo:rsid="0058b49f" officeooo:paragraph-rsid="00d5b1c3" style:font-size-asian="11pt" style:font-size-complex="11pt"/>
    </style:style>
    <style:style style:name="P483" style:family="paragraph" style:parent-style-name="Standard" style:list-style-name="L8">
      <style:text-properties style:font-name="Arial1" fo:font-size="11pt" officeooo:rsid="01bec308" officeooo:paragraph-rsid="0156a1c2" style:font-size-asian="11pt" style:font-size-complex="11pt"/>
    </style:style>
    <style:style style:name="P484" style:family="paragraph" style:parent-style-name="Standard" style:list-style-name="L8">
      <style:text-properties style:font-name="Arial1" fo:font-size="11pt" officeooo:rsid="00505920" officeooo:paragraph-rsid="00505920" style:font-size-asian="11pt" style:font-size-complex="11pt"/>
    </style:style>
    <style:style style:name="P485" style:family="paragraph" style:parent-style-name="Standard">
      <style:text-properties style:font-name="Arial1" fo:font-size="11pt" officeooo:rsid="0181635b" officeooo:paragraph-rsid="0181635b" style:font-size-asian="11pt" style:font-size-complex="11pt"/>
    </style:style>
    <style:style style:name="P486" style:family="paragraph" style:parent-style-name="Standard" style:list-style-name="L10">
      <style:text-properties style:font-name="Arial1" fo:font-size="10pt" officeooo:rsid="003ea243" officeooo:paragraph-rsid="01b08ff9" style:font-size-asian="10pt" style:font-size-complex="10pt"/>
    </style:style>
    <style:style style:name="P487" style:family="paragraph" style:parent-style-name="Standard" style:list-style-name="L4">
      <style:text-properties officeooo:paragraph-rsid="0174db80"/>
    </style:style>
    <style:style style:name="P488" style:family="paragraph" style:parent-style-name="Standard" style:list-style-name="L4">
      <style:text-properties fo:font-variant="normal" fo:text-transform="none" fo:color="#000000" style:text-line-through-style="none" style:text-line-through-type="none" style:font-name="Arial1" fo:font-size="11pt" fo:font-style="normal" style:text-underline-style="none" fo:font-weight="normal" officeooo:rsid="01524b80" officeooo:paragraph-rsid="0174db80" style:text-blinking="false" fo:background-color="transparent" style:font-size-asian="11pt" style:font-weight-asian="normal" style:font-size-complex="11pt" style:font-weight-complex="normal"/>
    </style:style>
    <style:style style:name="P489" style:family="paragraph" style:parent-style-name="Standard" style:list-style-name="L5">
      <style:text-properties officeooo:paragraph-rsid="00d4e579"/>
    </style:style>
    <style:style style:name="P490" style:family="paragraph" style:parent-style-name="Standard" style:list-style-name="L6">
      <style:text-properties officeooo:paragraph-rsid="00d34b1c"/>
    </style:style>
    <style:style style:name="P491" style:family="paragraph" style:parent-style-name="Standard" style:list-style-name="L7">
      <style:text-properties officeooo:paragraph-rsid="00470252"/>
    </style:style>
    <style:style style:name="P492" style:family="paragraph" style:parent-style-name="Standard" style:list-style-name="L7">
      <style:text-properties officeooo:paragraph-rsid="01e0d681"/>
    </style:style>
    <style:style style:name="P493" style:family="paragraph" style:parent-style-name="Standard" style:list-style-name="L8">
      <style:text-properties officeooo:paragraph-rsid="005ab142"/>
    </style:style>
    <style:style style:name="P494" style:family="paragraph" style:parent-style-name="Standard" style:list-style-name="L8">
      <style:text-properties officeooo:paragraph-rsid="004e17b3"/>
    </style:style>
    <style:style style:name="P495" style:family="paragraph" style:parent-style-name="Standard" style:list-style-name="L8">
      <style:text-properties officeooo:paragraph-rsid="0156a1c2"/>
    </style:style>
    <style:style style:name="P496" style:family="paragraph" style:parent-style-name="Standard" style:list-style-name="L8">
      <style:text-properties officeooo:paragraph-rsid="00505920"/>
    </style:style>
    <style:style style:name="P497" style:family="paragraph" style:parent-style-name="Standard" style:list-style-name="L8">
      <style:text-properties officeooo:paragraph-rsid="010ccd3e"/>
    </style:style>
    <style:style style:name="P498" style:family="paragraph" style:parent-style-name="Standard" style:list-style-name="L8">
      <style:text-properties officeooo:paragraph-rsid="014f4ddf"/>
    </style:style>
    <style:style style:name="P499" style:family="paragraph" style:parent-style-name="Standard" style:list-style-name="L9">
      <style:text-properties officeooo:paragraph-rsid="0057c302"/>
    </style:style>
    <style:style style:name="P500" style:family="paragraph" style:parent-style-name="Standard">
      <style:text-properties officeooo:rsid="01d5089d" officeooo:paragraph-rsid="01d5089d"/>
    </style:style>
    <style:style style:name="P501" style:family="paragraph" style:parent-style-name="Standard">
      <style:paragraph-properties fo:margin-left="0.5in" fo:margin-right="0in" fo:text-indent="0in" style:auto-text-indent="false"/>
      <style:text-properties style:text-line-through-style="none" style:text-line-through-type="none" style:font-name="Arial1" fo:font-size="11pt" style:text-underline-style="none" fo:font-weight="normal" officeooo:rsid="00d4e579" officeooo:paragraph-rsid="01f00f91" style:font-size-asian="11pt" style:font-weight-asian="normal" style:font-size-complex="11pt"/>
    </style:style>
    <style:style style:name="P502" style:family="paragraph" style:parent-style-name="Standard">
      <style:paragraph-properties fo:margin-left="0.5in" fo:margin-right="0in" fo:text-indent="0in" style:auto-text-indent="false"/>
      <style:text-properties style:font-name="Arial1" fo:font-size="11pt" officeooo:rsid="0181635b" officeooo:paragraph-rsid="0181635b" style:font-size-asian="11pt" style:font-size-complex="11pt"/>
    </style:style>
    <style:style style:name="P503" style:family="paragraph" style:parent-style-name="Standard">
      <style:paragraph-properties fo:margin-left="0in" fo:margin-right="0in" fo:text-indent="0in" style:auto-text-indent="false"/>
      <style:text-properties style:font-name="Arial1" fo:font-size="11pt" officeooo:rsid="0181635b" officeooo:paragraph-rsid="01f2bb70" style:font-size-asian="11pt" style:font-size-complex="11pt"/>
    </style:style>
    <style:style style:name="P504" style:family="paragraph" style:parent-style-name="Table_20_Contents" style:list-style-name="L10">
      <style:text-properties style:font-name="Arial1" fo:font-size="10pt" officeooo:rsid="019b2be1" officeooo:paragraph-rsid="019b2be1" style:font-size-asian="10pt" style:font-size-complex="10pt"/>
    </style:style>
    <style:style style:name="P505" style:family="paragraph" style:parent-style-name="Table_20_Contents" style:list-style-name="L10">
      <style:text-properties style:font-name="Arial1" fo:font-size="10pt" officeooo:rsid="019b70ad" officeooo:paragraph-rsid="019b70ad" style:font-size-asian="10pt" style:font-size-complex="10pt"/>
    </style:style>
    <style:style style:name="P506" style:family="paragraph" style:parent-style-name="Table_20_Contents" style:list-style-name="L11">
      <style:text-properties style:font-name="Arial1" fo:font-size="10pt" officeooo:rsid="019b70ad" officeooo:paragraph-rsid="019b70ad" style:font-size-asian="10pt" style:font-size-complex="10pt"/>
    </style:style>
    <style:style style:name="P507" style:family="paragraph" style:parent-style-name="Table_20_Contents" style:list-style-name="L12">
      <style:text-properties style:font-name="Arial1" fo:font-size="10pt" officeooo:rsid="019b70ad" officeooo:paragraph-rsid="019b70ad" style:font-size-asian="10pt" style:font-size-complex="10pt"/>
    </style:style>
    <style:style style:name="P508" style:family="paragraph" style:parent-style-name="Table_20_Contents" style:list-style-name="L13">
      <style:text-properties style:font-name="Arial1" fo:font-size="10pt" officeooo:rsid="019b70ad" officeooo:paragraph-rsid="019b70ad" style:font-size-asian="10pt" style:font-size-complex="10pt"/>
    </style:style>
    <style:style style:name="P509" style:family="paragraph" style:parent-style-name="Table_20_Contents" style:list-style-name="L14">
      <style:text-properties style:font-name="Arial1" fo:font-size="10pt" officeooo:rsid="019d623e" officeooo:paragraph-rsid="019d623e" style:font-size-asian="10pt" style:font-size-complex="10pt"/>
    </style:style>
    <style:style style:name="P510" style:family="paragraph" style:parent-style-name="Table_20_Contents" style:list-style-name="L10">
      <style:text-properties fo:font-size="10pt" officeooo:paragraph-rsid="019b70ad" style:font-size-asian="10pt" style:font-size-complex="10pt"/>
    </style:style>
    <style:style style:name="P511" style:family="paragraph" style:parent-style-name="Text_20_body" style:list-style-name="L2">
      <style:text-properties officeooo:paragraph-rsid="00afa92d"/>
    </style:style>
    <style:style style:name="P512" style:family="paragraph" style:parent-style-name="Text_20_body" style:list-style-name="L3">
      <style:text-properties style:font-name="Arial1" fo:font-size="11pt" style:font-size-asian="11pt" style:font-size-complex="11pt"/>
    </style:style>
    <style:style style:name="P513" style:family="paragraph" style:parent-style-name="Text_20_body" style:list-style-name="L16"/>
    <style:style style:name="P514" style:family="paragraph" style:parent-style-name="Text_20_body" style:list-style-name="L3">
      <style:paragraph-properties fo:margin-top="0in" fo:margin-bottom="0in" loext:contextual-spacing="false"/>
      <style:text-properties style:font-name="Arial1" fo:font-size="11pt" style:font-size-asian="11pt" style:font-size-complex="11pt"/>
    </style:style>
    <style:style style:name="P515" style:family="paragraph" style:parent-style-name="Text_20_body" style:list-style-name="L15">
      <style:paragraph-properties fo:margin-left="0in" fo:margin-right="0in" fo:margin-top="0in" fo:margin-bottom="0in" loext:contextual-spacing="false" fo:line-height="150%" fo:orphans="2" fo:widows="2" fo:text-indent="0in" style:auto-text-indent="false" fo:padding="0in" fo:border="none"/>
      <style:text-properties officeooo:paragraph-rsid="01b7267e"/>
    </style:style>
    <style:style style:name="P516" style:family="paragraph" style:parent-style-name="Text_20_body" style:list-style-name="L17">
      <style:paragraph-properties fo:margin-left="0in" fo:margin-right="0in" fo:margin-top="0in" fo:margin-bottom="0in" loext:contextual-spacing="false" fo:line-height="130%" fo:text-align="start" style:justify-single-word="false" fo:orphans="2" fo:widows="2" fo:text-indent="0in" style:auto-text-indent="false" fo:padding="0in" fo:border="none"/>
    </style:style>
    <style:style style:name="P517" style:family="paragraph">
      <loext:graphic-properties draw:fill="none" draw:fill-color="#ffffff"/>
      <style:paragraph-properties style:writing-mode="lr-tb"/>
    </style:style>
    <style:style style:name="T1" style:family="text">
      <style:text-properties officeooo:rsid="000baee8"/>
    </style:style>
    <style:style style:name="T2" style:family="text">
      <style:text-properties officeooo:rsid="000e3273"/>
    </style:style>
    <style:style style:name="T3" style:family="text">
      <style:text-properties style:text-position="super 58%"/>
    </style:style>
    <style:style style:name="T4" style:family="text">
      <style:text-properties style:text-position="super 58%" officeooo:rsid="00b39669"/>
    </style:style>
    <style:style style:name="T5" style:family="text">
      <style:text-properties style:text-position="super 58%" style:font-name="Arial1" fo:font-size="11pt" officeooo:rsid="000fc389" style:font-size-asian="11pt" style:font-size-complex="11pt"/>
    </style:style>
    <style:style style:name="T6" style:family="text">
      <style:text-properties style:text-position="super 58%" style:font-name="Arial1" fo:font-size="11pt" officeooo:rsid="0181635b" style:font-size-asian="11pt" style:font-size-complex="11pt"/>
    </style:style>
    <style:style style:name="T7" style:family="text">
      <style:text-properties style:text-position="super 58%" officeooo:rsid="00cb71f6"/>
    </style:style>
    <style:style style:name="T8" style:family="text">
      <style:text-properties style:text-position="super 58%" officeooo:rsid="0037780a"/>
    </style:style>
    <style:style style:name="T9" style:family="text">
      <style:text-properties style:text-position="super 58%" officeooo:rsid="0022c674"/>
    </style:style>
    <style:style style:name="T10" style:family="text">
      <style:text-properties style:text-position="super 58%" officeooo:rsid="00b54d1b"/>
    </style:style>
    <style:style style:name="T11" style:family="text">
      <style:text-properties style:text-position="super 58%" officeooo:rsid="0186cea3"/>
    </style:style>
    <style:style style:name="T12" style:family="text">
      <style:text-properties style:text-position="super 58%" officeooo:rsid="01dd5c2b"/>
    </style:style>
    <style:style style:name="T13" style:family="text">
      <style:text-properties style:text-position="0% 100%"/>
    </style:style>
    <style:style style:name="T14" style:family="text">
      <style:text-properties style:text-position="0% 100%" officeooo:rsid="00b3a60f"/>
    </style:style>
    <style:style style:name="T15" style:family="text">
      <style:text-properties style:text-position="0% 100%" style:font-name="Arial1" fo:font-size="11pt" officeooo:rsid="000fc389" style:font-size-asian="11pt" style:font-size-complex="11pt"/>
    </style:style>
    <style:style style:name="T16" style:family="text">
      <style:text-properties style:text-position="0% 100%" style:font-name="Arial1" fo:font-size="11pt" officeooo:rsid="00c5829a" style:font-size-asian="11pt" style:font-size-complex="11pt"/>
    </style:style>
    <style:style style:name="T17" style:family="text">
      <style:text-properties style:text-position="0% 100%" style:font-name="Arial1" fo:font-size="11pt" officeooo:rsid="00c3a90b" style:font-size-asian="11pt" style:font-size-complex="11pt"/>
    </style:style>
    <style:style style:name="T18" style:family="text">
      <style:text-properties style:text-position="0% 100%" officeooo:rsid="0106b5b8"/>
    </style:style>
    <style:style style:name="T19" style:family="text">
      <style:text-properties style:text-position="0% 100%" officeooo:rsid="005746ca"/>
    </style:style>
    <style:style style:name="T20" style:family="text">
      <style:text-properties style:text-position="0% 100%" officeooo:rsid="010776c4"/>
    </style:style>
    <style:style style:name="T21" style:family="text">
      <style:text-properties style:text-position="0% 100%" officeooo:rsid="010d87bd"/>
    </style:style>
    <style:style style:name="T22" style:family="text">
      <style:text-properties style:text-position="0% 100%" officeooo:rsid="00451ffd"/>
    </style:style>
    <style:style style:name="T23" style:family="text">
      <style:text-properties style:text-position="0% 100%" officeooo:rsid="014f4ddf"/>
    </style:style>
    <style:style style:name="T24" style:family="text">
      <style:text-properties style:text-position="0% 100%" officeooo:rsid="01767383"/>
    </style:style>
    <style:style style:name="T25" style:family="text">
      <style:text-properties style:text-position="0% 100%" officeooo:rsid="017b1775"/>
    </style:style>
    <style:style style:name="T26" style:family="text">
      <style:text-properties style:text-position="0% 100%" officeooo:rsid="0186cea3"/>
    </style:style>
    <style:style style:name="T27" style:family="text">
      <style:text-properties style:text-position="0% 100%" officeooo:rsid="018813ef"/>
    </style:style>
    <style:style style:name="T28" style:family="text">
      <style:text-properties style:text-position="0% 100%" officeooo:rsid="0189e13b"/>
    </style:style>
    <style:style style:name="T29" style:family="text">
      <style:text-properties style:text-position="0% 100%" officeooo:rsid="018bbf3d"/>
    </style:style>
    <style:style style:name="T30" style:family="text">
      <style:text-properties style:text-position="0% 100%" officeooo:rsid="018d7b2c"/>
    </style:style>
    <style:style style:name="T31" style:family="text">
      <style:text-properties style:text-position="0% 100%" officeooo:rsid="0195c357"/>
    </style:style>
    <style:style style:name="T32" style:family="text">
      <style:text-properties style:text-position="0% 100%" officeooo:rsid="0196db64"/>
    </style:style>
    <style:style style:name="T33" style:family="text">
      <style:text-properties style:text-position="0% 100%" officeooo:rsid="01992180"/>
    </style:style>
    <style:style style:name="T34" style:family="text">
      <style:text-properties style:text-position="sub 58%"/>
    </style:style>
    <style:style style:name="T35" style:family="text">
      <style:text-properties style:text-position="sub 58%" officeooo:rsid="006ff991"/>
    </style:style>
    <style:style style:name="T36" style:family="text">
      <style:text-properties style:text-position="sub 58%" style:font-name="Arial1" fo:font-size="11pt" fo:font-style="normal" officeooo:rsid="00784884" style:font-size-asian="11pt" style:font-style-asian="normal" style:font-size-complex="11pt" style:font-style-complex="normal"/>
    </style:style>
    <style:style style:name="T37" style:family="text">
      <style:text-properties style:text-position="sub 58%" style:font-name="Arial1" fo:font-size="11pt" officeooo:rsid="000fc389" style:font-size-asian="11pt" style:font-size-complex="11pt"/>
    </style:style>
    <style:style style:name="T38" style:family="text">
      <style:text-properties officeooo:rsid="00114841"/>
    </style:style>
    <style:style style:name="T39" style:family="text">
      <style:text-properties officeooo:rsid="00159720"/>
    </style:style>
    <style:style style:name="T40" style:family="text">
      <style:text-properties officeooo:rsid="001713db"/>
    </style:style>
    <style:style style:name="T41" style:family="text">
      <style:text-properties officeooo:rsid="0018b597"/>
    </style:style>
    <style:style style:name="T42" style:family="text">
      <style:text-properties officeooo:rsid="001b3345"/>
    </style:style>
    <style:style style:name="T43" style:family="text">
      <style:text-properties officeooo:rsid="001c4e7b"/>
    </style:style>
    <style:style style:name="T44" style:family="text">
      <style:text-properties officeooo:rsid="001e4da2"/>
    </style:style>
    <style:style style:name="T45" style:family="text">
      <style:text-properties fo:font-variant="normal" fo:text-transform="none" fo:color="#494949" fo:letter-spacing="normal" fo:font-style="normal" fo:font-weight="normal"/>
    </style:style>
    <style:style style:name="T46" style:family="text">
      <style:text-properties fo:font-variant="normal" fo:text-transform="none" fo:color="#494949" fo:letter-spacing="normal" fo:font-style="normal" fo:font-weight="normal" officeooo:rsid="00f8e146"/>
    </style:style>
    <style:style style:name="T47" style:family="text">
      <style:text-properties fo:font-variant="normal" fo:text-transform="none" fo:color="#2e414f" style:font-name="Arial1" fo:font-size="10pt" fo:letter-spacing="normal" fo:font-style="normal" fo:font-weight="normal" style:font-size-asian="10pt" style:font-size-complex="10pt"/>
    </style:style>
    <style:style style:name="T48" style:family="text">
      <style:text-properties fo:font-variant="normal" fo:text-transform="none" fo:color="#2e414f" style:font-name="Arial1" fo:font-size="10pt" fo:letter-spacing="normal" fo:font-style="normal" fo:font-weight="normal" officeooo:rsid="009ea185" style:font-size-asian="10pt" style:font-size-complex="10pt"/>
    </style:style>
    <style:style style:name="T49" style:family="text">
      <style:text-properties fo:font-variant="normal" fo:text-transform="none" fo:color="#555555" style:font-name="Arial1" fo:font-size="10pt" fo:letter-spacing="normal" fo:font-style="normal" fo:font-weight="normal" style:font-size-asian="10pt" style:font-size-complex="10pt"/>
    </style:style>
    <style:style style:name="T50" style:family="text">
      <style:text-properties fo:font-variant="normal" fo:text-transform="none" fo:color="#555555" style:font-name="Arial1" fo:font-size="10pt" fo:letter-spacing="normal" fo:font-style="normal" fo:font-weight="normal" officeooo:rsid="00bc6c68" style:font-size-asian="10pt" style:font-size-complex="10pt"/>
    </style:style>
    <style:style style:name="T51" style:family="text">
      <style:text-properties fo:font-variant="normal" fo:text-transform="none" fo:color="#555555" style:font-name="Arial1" fo:font-size="10pt" fo:letter-spacing="normal" fo:font-style="normal" fo:font-weight="normal" style:font-size-asian="10pt" style:font-size-complex="10pt" loext:padding="0in" loext:border="none"/>
    </style:style>
    <style:style style:name="T52" style:family="text">
      <style:text-properties fo:font-variant="normal" fo:text-transform="none" fo:color="#555555" style:font-name="Arial1" fo:font-size="10pt" fo:letter-spacing="normal" fo:font-style="normal" style:text-underline-style="solid" style:text-underline-width="auto" style:text-underline-color="font-color" fo:font-weight="normal" style:font-size-asian="10pt" style:font-size-complex="10pt" loext:padding="0in" loext:border="none"/>
    </style:style>
    <style:style style:name="T53" style:family="text">
      <style:text-properties fo:font-variant="normal" fo:text-transform="none" fo:color="#111111" fo:letter-spacing="normal" fo:font-style="normal" fo:font-weight="normal"/>
    </style:style>
    <style:style style:name="T54" style:family="text">
      <style:text-properties fo:font-variant="normal" fo:text-transform="none" fo:color="#111111" style:font-name="Arial1" fo:font-size="10pt" fo:letter-spacing="normal" fo:font-style="normal" fo:font-weight="normal" style:font-size-asian="10pt" style:font-size-complex="10pt"/>
    </style:style>
    <style:style style:name="T55" style:family="text">
      <style:text-properties fo:font-variant="normal" fo:text-transform="none" fo:color="#111111" style:font-name="Arial1" fo:font-size="10pt" fo:letter-spacing="normal" fo:font-style="normal" fo:font-weight="normal" officeooo:rsid="0184be7b" style:font-size-asian="10pt" style:font-size-complex="10pt"/>
    </style:style>
    <style:style style:name="T56" style:family="text">
      <style:text-properties fo:font-variant="normal" fo:text-transform="none" fo:color="#111111" style:font-name="Roboto" fo:font-size="10pt" fo:letter-spacing="normal" fo:font-style="normal" fo:font-weight="normal" officeooo:rsid="011fc93b" style:font-size-asian="10pt" style:font-size-complex="10pt"/>
    </style:style>
    <style:style style:name="T57" style:family="text">
      <style:text-properties fo:font-variant="normal" fo:text-transform="none" fo:color="#000000" fo:letter-spacing="normal"/>
    </style:style>
    <style:style style:name="T58" style:family="text">
      <style:text-properties fo:font-variant="normal" fo:text-transform="none" fo:color="#000000" fo:letter-spacing="normal" fo:font-style="normal" fo:font-weight="normal"/>
    </style:style>
    <style:style style:name="T59" style:family="text">
      <style:text-properties fo:font-variant="normal" fo:text-transform="none" fo:color="#000000" fo:letter-spacing="normal" fo:font-style="normal" fo:font-weight="normal" style:font-style-asian="normal" style:font-style-complex="normal"/>
    </style:style>
    <style:style style:name="T60" style:family="text">
      <style:text-properties fo:font-variant="normal" fo:text-transform="none" fo:color="#000000" fo:letter-spacing="normal" fo:font-style="normal" fo:font-weight="normal" officeooo:rsid="002ab71e" style:font-style-asian="normal" style:font-style-complex="normal"/>
    </style:style>
    <style:style style:name="T61" style:family="text">
      <style:text-properties fo:font-variant="normal" fo:text-transform="none" fo:color="#000000" fo:letter-spacing="normal" fo:font-style="normal" fo:font-weight="normal" officeooo:rsid="00555605" style:font-style-asian="normal" style:font-style-complex="normal"/>
    </style:style>
    <style:style style:name="T62" style:family="text">
      <style:text-properties fo:font-variant="normal" fo:text-transform="none" fo:color="#000000" fo:letter-spacing="normal" fo:font-style="normal" fo:font-weight="normal" officeooo:rsid="00851bd5" style:font-style-asian="normal" style:font-style-complex="normal"/>
    </style:style>
    <style:style style:name="T63" style:family="text">
      <style:text-properties fo:font-variant="normal" fo:text-transform="none" fo:color="#000000" fo:letter-spacing="normal" fo:font-style="normal" fo:font-weight="normal" officeooo:rsid="007a24ff" style:font-style-asian="normal" style:font-style-complex="normal"/>
    </style:style>
    <style:style style:name="T64" style:family="text">
      <style:text-properties fo:font-variant="normal" fo:text-transform="none" fo:color="#000000" fo:letter-spacing="normal" fo:font-style="normal" fo:font-weight="normal" officeooo:rsid="007a57f1" style:font-style-asian="normal" style:font-style-complex="normal"/>
    </style:style>
    <style:style style:name="T65" style:family="text">
      <style:text-properties fo:font-variant="normal" fo:text-transform="none" fo:color="#000000" fo:letter-spacing="normal" fo:font-style="normal" fo:font-weight="normal" officeooo:rsid="008c5a64" style:font-style-asian="normal" style:font-style-complex="normal"/>
    </style:style>
    <style:style style:name="T66" style:family="text">
      <style:text-properties fo:font-variant="normal" fo:text-transform="none" fo:color="#000000" fo:letter-spacing="normal" fo:font-style="normal" fo:font-weight="normal" officeooo:rsid="0031ab94" style:font-style-asian="normal" style:font-style-complex="normal"/>
    </style:style>
    <style:style style:name="T67" style:family="text">
      <style:text-properties fo:font-variant="normal" fo:text-transform="none" fo:color="#000000" fo:letter-spacing="normal" fo:font-style="normal" fo:font-weight="normal" officeooo:rsid="000a5397" style:font-style-asian="normal" style:font-style-complex="normal"/>
    </style:style>
    <style:style style:name="T68" style:family="text">
      <style:text-properties fo:font-variant="normal" fo:text-transform="none" fo:color="#000000" fo:letter-spacing="normal" fo:font-style="normal" fo:font-weight="normal" officeooo:rsid="00805e1d" style:font-style-asian="normal" style:font-style-complex="normal"/>
    </style:style>
    <style:style style:name="T69" style:family="text">
      <style:text-properties fo:font-variant="normal" fo:text-transform="none" fo:color="#000000" fo:letter-spacing="normal" fo:font-style="normal" fo:font-weight="normal" officeooo:rsid="0084064b" style:font-style-asian="normal" style:font-style-complex="normal"/>
    </style:style>
    <style:style style:name="T70" style:family="text">
      <style:text-properties fo:font-variant="normal" fo:text-transform="none" fo:color="#000000" fo:letter-spacing="normal" fo:font-style="normal" fo:font-weight="normal" officeooo:rsid="0082e4a8" style:font-style-asian="normal" style:font-style-complex="normal"/>
    </style:style>
    <style:style style:name="T71" style:family="text">
      <style:text-properties fo:font-variant="normal" fo:text-transform="none" fo:color="#000000" fo:letter-spacing="normal" fo:font-style="normal" fo:font-weight="normal" officeooo:rsid="008fb7ff" style:font-style-asian="normal" style:font-style-complex="normal"/>
    </style:style>
    <style:style style:name="T72" style:family="text">
      <style:text-properties fo:font-variant="normal" fo:text-transform="none" fo:color="#000000" fo:letter-spacing="normal" fo:font-style="normal" fo:font-weight="normal" officeooo:rsid="009178e6" style:font-style-asian="normal" style:font-style-complex="normal"/>
    </style:style>
    <style:style style:name="T73" style:family="text">
      <style:text-properties fo:font-variant="normal" fo:text-transform="none" fo:color="#000000" fo:letter-spacing="normal" fo:font-style="normal" fo:font-weight="normal" officeooo:rsid="0112ee25" style:font-style-asian="normal" style:font-style-complex="normal"/>
    </style:style>
    <style:style style:name="T74" style:family="text">
      <style:text-properties fo:font-variant="normal" fo:text-transform="none" fo:color="#000000" fo:letter-spacing="normal" fo:font-style="normal" fo:font-weight="normal" officeooo:rsid="01130a37" style:font-style-asian="normal" style:font-style-complex="normal"/>
    </style:style>
    <style:style style:name="T75" style:family="text">
      <style:text-properties fo:font-variant="normal" fo:text-transform="none" fo:color="#000000" fo:letter-spacing="normal" fo:font-style="normal" fo:font-weight="normal" officeooo:rsid="015b1a89" style:font-style-asian="normal" style:font-style-complex="normal"/>
    </style:style>
    <style:style style:name="T76" style:family="text">
      <style:text-properties fo:font-variant="normal" fo:text-transform="none" fo:color="#000000" fo:letter-spacing="normal" fo:font-style="normal" fo:font-weight="normal" officeooo:rsid="0168e819" style:font-style-asian="normal" style:font-style-complex="normal"/>
    </style:style>
    <style:style style:name="T77" style:family="text">
      <style:text-properties fo:font-variant="normal" fo:text-transform="none" fo:color="#000000" fo:letter-spacing="normal" fo:font-style="normal" fo:font-weight="normal" officeooo:rsid="016abf4e" style:font-style-asian="normal" style:font-style-complex="normal"/>
    </style:style>
    <style:style style:name="T78" style:family="text">
      <style:text-properties fo:font-variant="normal" fo:text-transform="none" fo:color="#000000" fo:letter-spacing="normal" fo:font-style="normal" fo:font-weight="normal" officeooo:rsid="01bf7674" style:font-style-asian="normal" style:font-style-complex="normal"/>
    </style:style>
    <style:style style:name="T79" style:family="text">
      <style:text-properties fo:font-variant="normal" fo:text-transform="none" fo:color="#000000" fo:letter-spacing="normal" fo:font-style="normal" fo:font-weight="normal" officeooo:rsid="002ab71e"/>
    </style:style>
    <style:style style:name="T80" style:family="text">
      <style:text-properties fo:font-variant="normal" fo:text-transform="none" fo:color="#000000" fo:letter-spacing="normal" fo:font-style="normal" fo:font-weight="normal" loext:padding="0in" loext:border="none"/>
    </style:style>
    <style:style style:name="T81" style:family="text">
      <style:text-properties fo:font-variant="normal" fo:text-transform="none" fo:color="#000000" fo:letter-spacing="normal" fo:font-style="normal" fo:font-weight="normal" officeooo:rsid="00470252"/>
    </style:style>
    <style:style style:name="T82" style:family="text">
      <style:text-properties fo:font-variant="normal" fo:text-transform="none" fo:color="#000000" fo:letter-spacing="normal" fo:font-style="normal" fo:font-weight="normal" officeooo:rsid="0155a0f3"/>
    </style:style>
    <style:style style:name="T83" style:family="text">
      <style:text-properties fo:font-variant="normal" fo:text-transform="none" fo:color="#000000" fo:letter-spacing="normal" fo:font-style="normal" fo:font-weight="normal" officeooo:rsid="016b93eb"/>
    </style:style>
    <style:style style:name="T84" style:family="text">
      <style:text-properties fo:font-variant="normal" fo:text-transform="none" fo:color="#000000" fo:letter-spacing="normal" fo:font-style="normal" fo:font-weight="normal" officeooo:rsid="017ace09"/>
    </style:style>
    <style:style style:name="T85" style:family="text">
      <style:text-properties fo:font-variant="normal" fo:text-transform="none" fo:color="#000000" fo:letter-spacing="normal" fo:font-style="normal" fo:font-weight="normal" officeooo:rsid="017b1775"/>
    </style:style>
    <style:style style:name="T86" style:family="text">
      <style:text-properties fo:font-variant="normal" fo:text-transform="none" fo:color="#000000" fo:letter-spacing="normal" fo:font-style="normal" fo:font-weight="normal" officeooo:rsid="01dfd064"/>
    </style:style>
    <style:style style:name="T87" style:family="text">
      <style:text-properties fo:font-variant="normal" fo:text-transform="none" fo:color="#000000" fo:letter-spacing="normal" fo:font-style="italic" fo:font-weight="normal"/>
    </style:style>
    <style:style style:name="T88" style:family="text">
      <style:text-properties fo:font-variant="normal" fo:text-transform="none" fo:color="#000000" fo:letter-spacing="normal" fo:font-style="italic" fo:font-weight="normal" officeooo:rsid="002ab71e"/>
    </style:style>
    <style:style style:name="T89" style:family="text">
      <style:text-properties fo:font-variant="normal" fo:text-transform="none" fo:color="#000000" style:font-name="Arial1" fo:letter-spacing="normal" fo:font-style="normal" fo:font-weight="normal"/>
    </style:style>
    <style:style style:name="T90" style:family="text">
      <style:text-properties fo:font-variant="normal" fo:text-transform="none" fo:color="#000000" style:font-name="Arial1" fo:letter-spacing="normal" fo:font-style="normal" fo:font-weight="normal" officeooo:rsid="00fe0d38"/>
    </style:style>
    <style:style style:name="T91" style:family="text">
      <style:text-properties fo:font-variant="normal" fo:text-transform="none" fo:color="#000000" style:font-name="Arial1" fo:letter-spacing="normal" fo:font-style="normal" fo:font-weight="normal" officeooo:rsid="0024572c"/>
    </style:style>
    <style:style style:name="T92" style:family="text">
      <style:text-properties fo:font-variant="normal" fo:text-transform="none" fo:color="#000000" style:font-name="Arial1" fo:font-size="11pt" fo:letter-spacing="normal" fo:font-style="normal" fo:font-weight="normal" officeooo:rsid="0117e8bb" style:font-size-asian="11pt" style:font-size-complex="11pt"/>
    </style:style>
    <style:style style:name="T93" style:family="text">
      <style:text-properties fo:font-variant="normal" fo:text-transform="none" fo:color="#000000" style:font-name="Arial1" fo:font-size="11pt" fo:letter-spacing="normal" fo:font-style="normal" fo:font-weight="normal" officeooo:rsid="0117e8bb" style:font-size-asian="11pt" style:font-style-asian="normal" style:font-size-complex="11pt" style:font-style-complex="normal"/>
    </style:style>
    <style:style style:name="T94" style:family="text">
      <style:text-properties fo:font-variant="normal" fo:text-transform="none" fo:color="#000000" style:font-name="Arial1" fo:font-size="10pt" fo:letter-spacing="normal" fo:font-style="normal" fo:font-weight="normal" style:font-size-asian="10pt" style:font-weight-asian="normal" style:font-size-complex="10pt" style:font-weight-complex="normal"/>
    </style:style>
    <style:style style:name="T95" style:family="text">
      <style:text-properties fo:font-variant="normal" fo:text-transform="none" fo:color="#000000" style:font-name="Arial1" fo:font-size="10pt" fo:letter-spacing="normal" fo:font-style="normal" fo:font-weight="normal" officeooo:rsid="00fe0d38" style:font-size-asian="10pt" style:font-weight-asian="normal" style:font-size-complex="10pt" style:font-weight-complex="normal"/>
    </style:style>
    <style:style style:name="T96" style:family="text">
      <style:text-properties fo:font-variant="normal" fo:text-transform="none" fo:color="#000000" style:font-name="Arial1" fo:font-size="10pt" fo:letter-spacing="normal" fo:font-style="normal" fo:font-weight="normal" style:font-size-asian="10pt" style:font-size-complex="10pt"/>
    </style:style>
    <style:style style:name="T97" style:family="text">
      <style:text-properties fo:font-variant="normal" fo:text-transform="none" fo:color="#000000" style:font-name="Arial1" fo:font-size="10pt" fo:letter-spacing="normal" fo:font-style="normal" fo:font-weight="normal" officeooo:rsid="000a5397" style:font-size-asian="10pt" style:font-size-complex="10pt"/>
    </style:style>
    <style:style style:name="T98" style:family="text">
      <style:text-properties fo:font-variant="normal" fo:text-transform="none" fo:color="#000000" style:text-line-through-style="none" style:text-line-through-type="none" style:font-name="Arial1" fo:font-size="11pt" fo:font-style="normal" style:text-underline-style="none" fo:font-weight="normal" officeooo:rsid="01524b80" style:text-blinking="false" fo:background-color="transparent" loext:char-shading-value="0" style:font-size-asian="11pt" style:font-weight-asian="normal" style:font-size-complex="11pt" style:font-weight-complex="normal"/>
    </style:style>
    <style:style style:name="T99" style:family="text">
      <style:text-properties fo:font-variant="normal" fo:text-transform="none" fo:color="#000000" style:text-line-through-style="none" style:text-line-through-type="none" style:font-name="Arial1" fo:font-size="11pt" fo:font-style="normal" style:text-underline-style="none" fo:font-weight="normal" officeooo:rsid="011ad663" style:text-blinking="false" fo:background-color="transparent" loext:char-shading-value="0" style:font-size-asian="11pt" style:font-weight-asian="normal" style:font-size-complex="11pt" style:font-weight-complex="normal"/>
    </style:style>
    <style:style style:name="T100" style:family="text">
      <style:text-properties fo:font-variant="normal" fo:text-transform="none" fo:color="#000000" style:text-line-through-style="none" style:text-line-through-type="none" style:font-name="Arial1" fo:font-size="10pt" fo:letter-spacing="normal" fo:font-style="normal" style:text-underline-style="none" fo:font-weight="normal" officeooo:rsid="01e87366" style:text-blinking="false" style:font-size-asian="10pt" style:font-weight-asian="normal" style:font-size-complex="10pt" style:font-weight-complex="normal"/>
    </style:style>
    <style:style style:name="T101" style:family="text">
      <style:text-properties fo:font-variant="normal" fo:text-transform="none" fo:color="#000000" style:text-line-through-style="none" style:text-line-through-type="none" style:font-name="Arial1" fo:font-size="10pt" fo:letter-spacing="normal" fo:font-style="normal" style:text-underline-style="none" fo:font-weight="normal" officeooo:rsid="01e9f682" style:text-blinking="false" style:font-size-asian="10pt" style:font-weight-asian="normal" style:font-size-complex="10pt" style:font-weight-complex="normal"/>
    </style:style>
    <style:style style:name="T102" style:family="text">
      <style:text-properties fo:font-variant="normal" fo:text-transform="none" fo:color="#222222" style:text-line-through-style="none" style:text-line-through-type="none" style:font-name="Arial1" fo:font-size="10pt" fo:letter-spacing="normal" fo:font-style="normal" style:text-underline-style="none" fo:font-weight="normal" style:text-blinking="false" fo:background-color="transparent" loext:char-shading-value="0" style:font-size-asian="10pt" style:font-size-complex="10pt" loext:padding="0in" loext:border="none"/>
    </style:style>
    <style:style style:name="T103" style:family="text">
      <style:text-properties fo:font-variant="normal" fo:text-transform="none" fo:color="#333333" fo:letter-spacing="normal" fo:font-style="normal" fo:font-weight="normal"/>
    </style:style>
    <style:style style:name="T104" style:family="text">
      <style:text-properties fo:font-variant="normal" fo:text-transform="none" fo:color="#333333" fo:letter-spacing="normal" fo:font-style="normal" fo:font-weight="normal" style:font-weight-asian="normal" style:font-weight-complex="normal"/>
    </style:style>
    <style:style style:name="T105" style:family="text">
      <style:text-properties fo:font-variant="normal" fo:text-transform="none" fo:color="#333333" fo:letter-spacing="normal" fo:font-style="italic" fo:font-weight="normal"/>
    </style:style>
    <style:style style:name="T106" style:family="text">
      <style:text-properties fo:font-variant="normal" fo:text-transform="none" fo:color="#202124" style:font-name="Roboto1" fo:font-size="9.60000038146973pt" fo:letter-spacing="normal" fo:font-style="normal" fo:font-weight="normal"/>
    </style:style>
    <style:style style:name="T107" style:family="text">
      <style:text-properties fo:font-variant="normal" fo:text-transform="none" fo:color="#202124" style:font-name="Roboto1" fo:font-size="9.60000038146973pt" fo:letter-spacing="normal" fo:font-style="normal" fo:font-weight="normal" officeooo:rsid="0125bb4c"/>
    </style:style>
    <style:style style:name="T108" style:family="text">
      <style:text-properties fo:font-variant="normal" fo:text-transform="none" fo:color="#202124" style:font-name="Roboto1" fo:font-size="9.60000038146973pt" fo:letter-spacing="normal" fo:font-style="normal" fo:font-weight="normal" officeooo:rsid="0125bb4c" style:font-size-asian="11pt" style:font-size-complex="11pt"/>
    </style:style>
    <style:style style:name="T109" style:family="text">
      <style:text-properties fo:font-variant="normal" fo:text-transform="none" fo:color="#202124" style:font-name="Arial1" fo:font-size="11pt" fo:letter-spacing="normal" fo:font-style="normal" fo:font-weight="normal" style:font-size-asian="11pt" style:font-size-complex="11pt"/>
    </style:style>
    <style:style style:name="T110" style:family="text">
      <style:text-properties fo:font-variant="normal" fo:text-transform="none" fo:color="#202124" style:font-name="Arial1" fo:font-size="11pt" fo:letter-spacing="normal" fo:font-style="normal" fo:font-weight="normal" officeooo:rsid="0125bb4c" style:font-size-asian="11pt" style:font-size-complex="11pt"/>
    </style:style>
    <style:style style:name="T111" style:family="text">
      <style:text-properties fo:font-variant="normal" fo:text-transform="none" fo:color="#202124" style:font-name="Arial1" fo:font-size="11pt" fo:letter-spacing="normal" fo:font-style="normal" fo:font-weight="normal" officeooo:rsid="0126c52f" style:font-size-asian="11pt" style:font-size-complex="11pt"/>
    </style:style>
    <style:style style:name="T112" style:family="text">
      <style:text-properties fo:font-variant="normal" fo:text-transform="none" fo:color="#202124" style:font-name="Arial1" fo:font-size="11pt" fo:letter-spacing="normal" fo:font-style="normal" fo:font-weight="normal" officeooo:rsid="0174e160" style:font-size-asian="11pt" style:font-size-complex="11pt"/>
    </style:style>
    <style:style style:name="T113" style:family="text">
      <style:text-properties fo:font-variant="normal" fo:text-transform="none" fo:color="#202124" style:font-name="Arial1" fo:font-size="11pt" fo:letter-spacing="normal" style:font-size-asian="11pt" style:font-size-complex="11pt"/>
    </style:style>
    <style:style style:name="T114" style:family="text">
      <style:text-properties fo:font-variant="normal" fo:text-transform="none" fo:color="#202124" style:text-position="super 58%" style:font-name="Arial1" fo:font-size="11pt" fo:letter-spacing="normal" fo:font-style="normal" fo:font-weight="normal" officeooo:rsid="0126c52f" style:font-size-asian="11pt" style:font-size-complex="11pt"/>
    </style:style>
    <style:style style:name="T115" style:family="text">
      <style:text-properties fo:font-variant="normal" fo:text-transform="none" fo:color="#202124" style:text-position="0% 100%" style:font-name="Arial1" fo:font-size="11pt" fo:letter-spacing="normal" fo:font-style="normal" fo:font-weight="normal" officeooo:rsid="0126c52f" style:font-size-asian="11pt" style:font-size-complex="11pt"/>
    </style:style>
    <style:style style:name="T116" style:family="text">
      <style:text-properties fo:font-variant="normal" fo:text-transform="none" fo:color="#4d5156" fo:letter-spacing="normal" fo:font-style="normal" fo:font-weight="normal" officeooo:rsid="01bec308"/>
    </style:style>
    <style:style style:name="T117" style:family="text">
      <style:text-properties fo:font-variant="normal" fo:text-transform="none" fo:color="#3e3d40" fo:letter-spacing="normal" fo:font-style="normal" fo:font-weight="normal"/>
    </style:style>
    <style:style style:name="T118" style:family="text">
      <style:text-properties fo:font-variant="normal" fo:text-transform="none" fo:color="#3e3d40" style:font-name="Arial1" fo:font-size="11pt" fo:letter-spacing="normal" fo:font-style="normal" fo:font-weight="normal" style:font-size-asian="11pt" style:font-size-complex="11pt"/>
    </style:style>
    <style:style style:name="T119" style:family="text">
      <style:text-properties fo:font-variant="normal" fo:text-transform="none" fo:color="#020202" style:font-name="Arial1" fo:font-size="10pt" fo:letter-spacing="normal" fo:font-style="normal" fo:font-weight="normal" style:font-size-asian="10pt" style:font-size-complex="10pt" loext:padding="0in" loext:border="none"/>
    </style:style>
    <style:style style:name="T120" style:family="text">
      <style:text-properties fo:font-variant="normal" fo:text-transform="none" fo:color="#020202" style:font-name="Arial1" fo:font-size="10pt" fo:letter-spacing="normal" fo:font-style="normal" fo:font-weight="normal" officeooo:rsid="001e4da2" style:font-size-asian="10pt" style:font-size-complex="10pt"/>
    </style:style>
    <style:style style:name="T121" style:family="text">
      <style:text-properties fo:font-variant="normal" fo:text-transform="none" fo:color="#020202" style:text-line-through-style="none" style:text-line-through-type="none" style:font-name="Arial1" fo:font-size="10pt" fo:letter-spacing="normal" fo:font-style="normal" style:text-underline-style="none" fo:font-weight="normal" officeooo:rsid="001e4da2" style:text-blinking="false" fo:background-color="transparent" loext:char-shading-value="0" style:font-size-asian="10pt" style:font-size-complex="10pt" loext:padding-left="0in" loext:padding-right="0in" loext:padding-top="0in" loext:padding-bottom="0.0193in" loext:border-left="none" loext:border-right="none" loext:border-top="none" loext:border-bottom="0.06pt dotted #b8b8b8"/>
    </style:style>
    <style:style style:name="T122" style:family="text">
      <style:text-properties fo:font-variant="normal" fo:text-transform="none" fo:color="#020202" style:text-line-through-style="none" style:text-line-through-type="none" style:font-name="MuseoSans" fo:font-size="9pt" fo:letter-spacing="normal" fo:font-style="normal" style:text-underline-style="none" fo:font-weight="normal" officeooo:rsid="001e4da2" style:text-blinking="false" fo:background-color="transparent" loext:char-shading-value="0" style:font-size-asian="10pt" style:font-size-complex="10pt" loext:padding-left="0in" loext:padding-right="0in" loext:padding-top="0in" loext:padding-bottom="0.0193in" loext:border-left="none" loext:border-right="none" loext:border-top="none" loext:border-bottom="0.06pt dotted #b8b8b8"/>
    </style:style>
    <style:style style:name="T123" style:family="text">
      <style:text-properties fo:font-variant="normal" fo:text-transform="none" fo:color="#d54449" style:text-line-through-style="none" style:text-line-through-type="none" style:font-name="Arial1" fo:font-size="10pt" fo:letter-spacing="normal" fo:font-style="normal" style:text-underline-style="none" fo:font-weight="normal" style:text-blinking="false" fo:background-color="transparent" loext:char-shading-value="0" style:font-size-asian="10pt" style:font-size-complex="10pt" loext:padding="0in" loext:border="none"/>
    </style:style>
    <style:style style:name="T124" style:family="text">
      <style:text-properties fo:font-variant="normal" fo:text-transform="none" fo:color="#d54449" style:text-line-through-style="none" style:text-line-through-type="none" style:font-name="MuseoSans" fo:font-size="9pt" fo:letter-spacing="normal" fo:font-style="normal" style:text-underline-style="none" fo:font-weight="normal" officeooo:rsid="001e4da2" style:text-blinking="false" fo:background-color="#ffffff" loext:char-shading-value="0" style:font-size-asian="10pt" style:font-size-complex="10pt" loext:padding-left="0in" loext:padding-right="0in" loext:padding-top="0in" loext:padding-bottom="0.0193in" loext:border-left="none" loext:border-right="none" loext:border-top="none" loext:border-bottom="0.06pt dotted #b8b8b8"/>
    </style:style>
    <style:style style:name="T125" style:family="text">
      <style:text-properties fo:font-variant="normal" fo:text-transform="none" fo:color="#2f4a8b" style:font-name="Arial1" fo:font-size="10pt" fo:letter-spacing="normal" fo:font-style="normal" fo:font-weight="normal" officeooo:rsid="000a5397" style:font-size-asian="10pt" style:font-size-complex="10pt"/>
    </style:style>
    <style:style style:name="T126" style:family="text">
      <style:text-properties fo:font-variant="normal" fo:text-transform="none" fo:color="#2f4a8b" style:font-name="Arial1" fo:font-size="10pt" fo:letter-spacing="normal" fo:font-style="normal" fo:font-weight="normal" style:font-size-asian="10pt" style:font-weight-asian="normal" style:font-size-complex="10pt" style:font-weight-complex="normal"/>
    </style:style>
    <style:style style:name="T127" style:family="text">
      <style:text-properties fo:font-variant="normal" fo:text-transform="none" fo:color="#2f4a8b" style:font-name="Arial1" fo:font-size="10pt" fo:letter-spacing="normal" fo:font-style="normal" fo:font-weight="normal" officeooo:rsid="006c1a80" style:font-size-asian="10pt" style:font-weight-asian="normal" style:font-size-complex="10pt" style:font-weight-complex="normal"/>
    </style:style>
    <style:style style:name="T128" style:family="text">
      <style:text-properties fo:font-variant="normal" fo:text-transform="none" fo:color="#24292e" style:text-line-through-style="none" style:text-line-through-type="none" style:font-name="Arial1" fo:font-size="10pt" fo:letter-spacing="normal" fo:font-style="normal" style:text-underline-style="none" fo:font-weight="normal" style:text-blinking="false" style:font-size-asian="10pt" style:font-size-complex="10pt"/>
    </style:style>
    <style:style style:name="T129" style:family="text">
      <style:text-properties fo:font-variant="normal" fo:text-transform="none" fo:color="#24292e" style:text-line-through-style="none" style:text-line-through-type="none" style:font-name="Arial1" fo:font-size="10pt" fo:letter-spacing="normal" fo:font-style="normal" style:text-underline-style="none" fo:font-weight="normal" officeooo:rsid="01e87366" style:text-blinking="false" style:font-size-asian="10pt" style:font-size-complex="10pt"/>
    </style:style>
    <style:style style:name="T130" style:family="text">
      <style:text-properties fo:font-variant="normal" fo:text-transform="none" fo:color="#24292e" style:text-line-through-style="none" style:text-line-through-type="none" style:font-name="Arial1" fo:font-size="10pt" fo:letter-spacing="normal" fo:font-style="normal" style:text-underline-style="none" fo:font-weight="normal" officeooo:rsid="01e718c8" style:text-blinking="false" style:font-size-asian="10pt" style:font-size-complex="10pt"/>
    </style:style>
    <style:style style:name="T131" style:family="text">
      <style:text-properties fo:font-variant="normal" fo:text-transform="none" fo:color="#24292e" style:text-line-through-style="none" style:text-line-through-type="none" style:font-name="Arial1" fo:font-size="10pt" fo:letter-spacing="normal" fo:font-style="normal" style:text-underline-style="none" fo:font-weight="normal" officeooo:rsid="01e9f682" style:text-blinking="false" style:font-size-asian="10pt" style:font-size-complex="10pt"/>
    </style:style>
    <style:style style:name="T132" style:family="text">
      <style:text-properties fo:font-variant="normal" fo:text-transform="none" fo:color="#24292e" style:text-line-through-style="none" style:text-line-through-type="none" style:font-name="Arial1" fo:font-size="10pt" fo:letter-spacing="normal" fo:font-style="normal" style:text-underline-style="none" fo:font-weight="normal" officeooo:rsid="01ec1b66" style:text-blinking="false" style:font-size-asian="10pt" style:font-size-complex="10pt"/>
    </style:style>
    <style:style style:name="T133" style:family="text">
      <style:text-properties fo:font-variant="normal" fo:text-transform="none" fo:color="#24292e" style:text-line-through-style="none" style:text-line-through-type="none" style:font-name="Arial1" fo:font-size="10pt" fo:letter-spacing="normal" fo:font-style="normal" style:text-underline-style="none" fo:font-weight="normal" officeooo:rsid="01ed053f" style:text-blinking="false" style:font-size-asian="10pt" style:font-size-complex="10pt"/>
    </style:style>
    <style:style style:name="T134" style:family="text">
      <style:text-properties fo:font-variant="normal" fo:text-transform="none" fo:color="#24292e" style:text-line-through-style="none" style:text-line-through-type="none" style:font-name="Arial1" fo:font-size="10pt" fo:letter-spacing="normal" fo:font-style="normal" style:text-underline-style="none" fo:font-weight="normal" officeooo:rsid="00d4e579" style:text-blinking="false" style:font-size-asian="10pt" style:font-size-complex="10pt"/>
    </style:style>
    <style:style style:name="T135" style:family="text">
      <style:text-properties fo:font-variant="normal" fo:text-transform="none" fo:color="#24292e" style:text-line-through-style="none" style:text-line-through-type="none" style:font-name="Arial1" fo:font-size="10pt" fo:letter-spacing="normal" fo:font-style="normal" style:text-underline-style="none" fo:font-weight="normal" officeooo:rsid="01e87366" style:text-blinking="false" style:font-size-asian="10pt" style:font-weight-asian="normal" style:font-size-complex="10pt" style:font-weight-complex="normal"/>
    </style:style>
    <style:style style:name="T136" style:family="text">
      <style:text-properties fo:font-variant="normal" fo:text-transform="none" fo:color="#24292e" style:text-line-through-style="none" style:text-line-through-type="none" style:font-name="Arial1" fo:font-size="11pt" fo:letter-spacing="normal" fo:font-style="normal" style:text-underline-style="none" fo:font-weight="normal" officeooo:rsid="00d4e579" style:text-blinking="false" style:font-size-asian="11pt" style:font-size-complex="11pt"/>
    </style:style>
    <style:style style:name="T137" style:family="text">
      <style:text-properties fo:font-variant="normal" fo:text-transform="none" fo:color="#24292e" style:text-line-through-style="none" style:text-line-through-type="none" style:font-name="Times New Roman" fo:font-size="10pt" fo:letter-spacing="normal" fo:font-style="normal" style:text-underline-style="none" fo:font-weight="normal" officeooo:rsid="01ec1b66" style:text-blinking="false" style:font-size-asian="10pt" style:font-weight-asian="normal" style:font-size-complex="10pt" style:font-weight-complex="normal"/>
    </style:style>
    <style:style style:name="T138" style:family="text">
      <style:text-properties fo:font-variant="normal" fo:text-transform="none" fo:color="#24292e" style:text-line-through-style="none" style:text-line-through-type="none" style:font-name="Times New Roman" fo:font-size="10pt" fo:letter-spacing="normal" fo:font-style="normal" style:text-underline-style="none" fo:font-weight="normal" officeooo:rsid="01ed053f" style:text-blinking="false" style:font-size-asian="10pt" style:font-weight-asian="normal" style:font-size-complex="10pt" style:font-weight-complex="normal"/>
    </style:style>
    <style:style style:name="T139" style:family="text">
      <style:text-properties fo:font-variant="normal" fo:text-transform="none" fo:color="#24292e" style:text-line-through-style="none" style:text-line-through-type="none" style:font-name="TimesNewRoman,Bold" fo:font-size="10pt" fo:letter-spacing="normal" fo:font-style="normal" style:text-underline-style="none" fo:font-weight="normal" officeooo:rsid="00d4e579" style:text-blinking="false" style:font-size-asian="10pt" style:font-weight-asian="normal" style:font-size-complex="10pt" style:font-weight-complex="normal"/>
    </style:style>
    <style:style style:name="T140" style:family="text">
      <style:text-properties fo:font-variant="normal" fo:text-transform="none" fo:color="#24292e" style:text-line-through-style="none" style:text-line-through-type="none" style:font-name="TimesNewRoman" fo:font-size="10pt" fo:letter-spacing="normal" fo:font-style="normal" style:text-underline-style="none" fo:font-weight="normal" officeooo:rsid="01ec1b66" style:text-blinking="false" style:font-size-asian="10pt" style:font-weight-asian="normal" style:font-size-complex="10pt" style:font-weight-complex="normal"/>
    </style:style>
    <style:style style:name="T141" style:family="text">
      <style:text-properties fo:font-variant="normal" fo:text-transform="none" fo:color="#24292e" style:font-name="Arial1" fo:font-size="10pt" fo:letter-spacing="normal" fo:font-style="normal" fo:font-weight="normal" style:font-size-asian="10pt" style:font-size-complex="10pt"/>
    </style:style>
    <style:style style:name="T142" style:family="text">
      <style:text-properties fo:font-variant="normal" fo:text-transform="none" fo:color="#24292e" style:font-name="Arial1" fo:font-size="10pt" fo:letter-spacing="normal" fo:font-style="normal" fo:font-weight="normal" style:font-size-asian="10pt" style:font-size-complex="10pt" loext:padding="0in" loext:border="none"/>
    </style:style>
    <style:style style:name="T143" style:family="text">
      <style:text-properties fo:font-variant="normal" fo:text-transform="none" fo:color="#24292e" style:font-name="Arial1" fo:font-size="10pt" fo:letter-spacing="normal" fo:font-style="normal" fo:font-weight="normal" officeooo:rsid="00bc6c68" style:font-size-asian="10pt" style:font-size-complex="10pt"/>
    </style:style>
    <style:style style:name="T144" style:family="text">
      <style:text-properties fo:font-variant="normal" fo:text-transform="none" fo:color="#24292e" style:font-name="Arial1" fo:font-size="10pt" fo:letter-spacing="normal" fo:font-style="normal" fo:font-weight="normal" officeooo:rsid="00e0b05c" style:font-size-asian="10pt" style:font-size-complex="10pt"/>
    </style:style>
    <style:style style:name="T145" style:family="text">
      <style:text-properties fo:font-variant="normal" fo:text-transform="none" fo:color="#24292e" style:font-name="Arial1" fo:font-size="10pt" fo:letter-spacing="normal" fo:font-style="normal" fo:font-weight="normal" officeooo:rsid="00bbd673" style:font-size-asian="10pt" style:font-size-complex="10pt" loext:padding="0in" loext:border="none"/>
    </style:style>
    <style:style style:name="T146" style:family="text">
      <style:text-properties fo:font-variant="normal" fo:text-transform="none" fo:color="#24292e" style:font-name="Arial1" fo:font-size="10pt" fo:letter-spacing="normal" fo:font-style="normal" fo:font-weight="normal" officeooo:rsid="01439f7f" style:font-size-asian="10pt" style:font-size-complex="10pt"/>
    </style:style>
    <style:style style:name="T147" style:family="text">
      <style:text-properties fo:font-variant="normal" fo:text-transform="none" fo:color="#24292e" style:font-name="Arial1" fo:font-size="10pt" fo:letter-spacing="normal" fo:font-style="normal" fo:font-weight="normal" officeooo:rsid="000a5397" style:font-size-asian="10pt" style:font-size-complex="10pt"/>
    </style:style>
    <style:style style:name="T148" style:family="text">
      <style:text-properties fo:font-variant="normal" fo:text-transform="none" fo:color="#24292e" style:font-name="Arial1" fo:font-size="10pt" fo:letter-spacing="normal" fo:font-style="normal" fo:font-weight="normal" officeooo:rsid="01443f1a" style:font-size-asian="10pt" style:font-size-complex="10pt"/>
    </style:style>
    <style:style style:name="T149" style:family="text">
      <style:text-properties fo:font-variant="normal" fo:text-transform="none" fo:color="#24292e" style:font-name="Arial1" fo:font-size="10pt" fo:letter-spacing="normal" fo:font-style="normal" fo:font-weight="normal" officeooo:rsid="0133a3ed" style:font-size-asian="10pt" style:font-size-complex="10pt"/>
    </style:style>
    <style:style style:name="T150" style:family="text">
      <style:text-properties fo:font-variant="normal" fo:text-transform="none" fo:color="#24292e" style:font-name="Arial1" fo:font-size="10pt" fo:letter-spacing="normal" fo:font-style="normal" fo:font-weight="normal" officeooo:rsid="01d765ea" style:font-size-asian="10pt" style:font-size-complex="10pt" loext:padding="0in" loext:border="none"/>
    </style:style>
    <style:style style:name="T151" style:family="text">
      <style:text-properties fo:font-variant="normal" fo:text-transform="none" fo:color="#24292e" style:font-name="TimesNewRoman,Bold1" fo:font-size="10pt" fo:letter-spacing="normal" fo:font-weight="normal" style:font-size-asian="10pt" style:font-weight-asian="normal" style:font-size-complex="10pt" style:font-weight-complex="normal"/>
    </style:style>
    <style:style style:name="T152" style:family="text">
      <style:text-properties fo:font-variant="normal" fo:text-transform="none" fo:color="#24292e" style:font-name="apple-system" fo:font-size="9.60000038146973pt" fo:letter-spacing="normal" fo:font-style="normal" fo:font-weight="normal" style:font-size-asian="10pt" style:font-weight-asian="normal" style:font-size-complex="10pt" style:font-weight-complex="normal"/>
    </style:style>
    <style:style style:name="T153" style:family="text">
      <style:text-properties fo:font-variant="normal" fo:text-transform="none" fo:color="#202122" style:font-name="sans-serif" fo:font-size="11pt" fo:letter-spacing="normal" fo:font-style="normal" fo:font-weight="normal" style:font-size-asian="11pt" style:font-size-complex="11pt"/>
    </style:style>
    <style:style style:name="T154" style:family="text">
      <style:text-properties fo:font-variant="normal" fo:text-transform="none" fo:color="#202122" style:font-name="sans-serif" fo:font-size="11pt" fo:letter-spacing="normal" fo:font-style="normal" fo:font-weight="normal" officeooo:rsid="0146c738" style:font-size-asian="11pt" style:font-size-complex="11pt"/>
    </style:style>
    <style:style style:name="T155" style:family="text">
      <style:text-properties fo:font-variant="normal" fo:text-transform="none" fo:color="#202122" style:font-name="Arial1" fo:font-size="11pt" fo:letter-spacing="normal" officeooo:rsid="00c16010" style:font-size-asian="11pt" style:font-size-complex="11pt"/>
    </style:style>
    <style:style style:name="T156" style:family="text">
      <style:text-properties fo:font-variant="normal" fo:text-transform="none" fo:color="#202122" style:font-name="Arial1" fo:font-size="11pt" fo:letter-spacing="normal" officeooo:rsid="0146c738" style:font-size-asian="11pt" style:font-size-complex="11pt"/>
    </style:style>
    <style:style style:name="T157" style:family="text">
      <style:text-properties fo:font-variant="normal" fo:text-transform="none" fo:color="#202122" style:font-name="Arial1" fo:font-size="11pt" fo:letter-spacing="normal" officeooo:rsid="01482be2" style:font-size-asian="11pt" style:font-size-complex="11pt"/>
    </style:style>
    <style:style style:name="T158" style:family="text">
      <style:text-properties fo:font-variant="normal" fo:text-transform="none" fo:color="#202122" style:font-name="Arial1" fo:font-size="10pt" fo:letter-spacing="normal" fo:font-style="normal" fo:font-weight="normal" style:font-size-asian="10pt" style:font-size-complex="10pt"/>
    </style:style>
    <style:style style:name="T159" style:family="text">
      <style:text-properties fo:font-variant="normal" fo:text-transform="none" fo:color="#202122" style:font-name="Arial1" fo:font-size="10pt" fo:letter-spacing="normal" style:font-size-asian="10pt" style:font-size-complex="10pt"/>
    </style:style>
    <style:style style:name="T160" style:family="text">
      <style:text-properties fo:font-variant="normal" fo:text-transform="none" fo:color="#0645ad" style:text-line-through-style="none" style:text-line-through-type="none" style:font-name="Arial1" fo:font-size="10pt" fo:letter-spacing="normal" fo:font-style="normal" style:text-underline-style="none" fo:font-weight="normal" style:text-blinking="false" fo:background-color="#f8f9fa" loext:char-shading-value="0" style:font-size-asian="10pt" style:font-size-complex="10pt"/>
    </style:style>
    <style:style style:name="T161" style:family="text">
      <style:text-properties fo:font-variant="normal" fo:text-transform="none" fo:color="#0071bc" style:text-line-through-style="none" style:text-line-through-type="none" style:font-name="Arial1" fo:font-size="10pt" fo:letter-spacing="normal" fo:font-style="normal" style:text-underline-style="none" fo:font-weight="normal" style:text-blinking="false" fo:background-color="transparent" loext:char-shading-value="0" style:font-size-asian="10pt" style:font-size-complex="10pt"/>
    </style:style>
    <style:style style:name="T162" style:family="text">
      <style:text-properties fo:font-variant="normal" fo:text-transform="none" fo:color="#5b616b" style:text-line-through-style="none" style:text-line-through-type="none" style:font-name="Arial1" fo:font-size="10pt" fo:letter-spacing="normal" fo:font-style="normal" style:text-underline-style="none" fo:font-weight="normal" style:text-blinking="false" fo:background-color="transparent" loext:char-shading-value="0" style:font-size-asian="10pt" style:font-size-complex="10pt"/>
    </style:style>
    <style:style style:name="T163" style:family="text">
      <style:text-properties fo:font-variant="normal" fo:text-transform="none" fo:color="#5b616b" style:text-line-through-style="none" style:text-line-through-type="none" style:font-name="Arial1" fo:font-size="10pt" fo:letter-spacing="normal" fo:font-style="normal" style:text-underline-style="none" fo:font-weight="normal" style:text-blinking="false" fo:background-color="transparent" loext:char-shading-value="0" style:font-name-asian="BlinkMacSystemFont" style:font-size-asian="10pt" style:font-style-asian="normal" style:font-weight-asian="normal" style:font-name-complex="BlinkMacSystemFont" style:font-size-complex="10pt" style:font-style-complex="normal" style:font-weight-complex="normal"/>
    </style:style>
    <style:style style:name="T164" style:family="text">
      <style:text-properties fo:font-variant="normal" fo:text-transform="none" fo:color="#212121" style:font-name="Arial1" fo:font-size="10pt" fo:letter-spacing="normal" fo:font-style="normal" fo:font-weight="normal" style:font-size-asian="10pt" style:font-size-complex="10pt"/>
    </style:style>
    <style:style style:name="T165" style:family="text">
      <style:text-properties fo:font-variant="normal" fo:text-transform="none" fo:color="#212121" fo:font-size="11pt" fo:letter-spacing="normal" fo:font-style="normal" fo:font-weight="normal" style:font-size-asian="11pt" style:font-size-complex="11pt"/>
    </style:style>
    <style:style style:name="T166" style:family="text">
      <style:text-properties fo:font-variant="normal" fo:text-transform="none" fo:color="#212121" fo:font-size="11pt" fo:letter-spacing="normal" fo:font-style="normal" fo:font-weight="normal" officeooo:rsid="01ba33b7" style:font-size-asian="11pt" style:font-size-complex="11pt"/>
    </style:style>
    <style:style style:name="T167" style:family="text">
      <style:text-properties fo:font-variant="normal" fo:text-transform="none" fo:color="#212121" fo:font-size="11pt" fo:letter-spacing="normal" fo:font-style="normal" fo:font-weight="bold" style:font-size-asian="11pt" style:font-weight-asian="bold" style:font-size-complex="11pt" style:font-weight-complex="bold"/>
    </style:style>
    <style:style style:name="T168" style:family="text">
      <style:text-properties fo:font-variant="normal" fo:text-transform="none" style:font-name="Arial1" fo:font-size="10pt" fo:letter-spacing="normal" fo:font-style="normal" fo:font-weight="bold" style:font-size-asian="10pt" style:font-size-complex="10pt"/>
    </style:style>
    <style:style style:name="T169" style:family="text">
      <style:text-properties fo:font-variant="normal" fo:text-transform="none" style:font-name="Arial1" fo:font-size="10pt" fo:letter-spacing="normal" fo:font-style="normal" fo:font-weight="normal" style:font-size-asian="10pt" style:font-size-complex="10pt"/>
    </style:style>
    <style:style style:name="T170" style:family="text">
      <style:text-properties fo:font-variant="normal" fo:text-transform="none" style:font-name="apple-system" fo:font-size="9.60000038146973pt" fo:letter-spacing="normal" fo:font-style="normal" style:text-underline-style="solid" style:text-underline-width="auto" style:text-underline-color="font-color" fo:font-weight="normal" fo:background-color="#ffffff" loext:char-shading-value="0" style:font-size-asian="10pt" style:font-weight-asian="normal" style:font-size-complex="10pt" style:font-weight-complex="normal" loext:padding="0in" loext:border="none"/>
    </style:style>
    <style:style style:name="T171" style:family="text">
      <style:text-properties officeooo:rsid="002025a1"/>
    </style:style>
    <style:style style:name="T172" style:family="text">
      <style:text-properties fo:color="#2e414f" style:font-name="Arial1" fo:font-size="10pt" fo:letter-spacing="normal" fo:font-style="italic" fo:font-weight="normal" style:font-size-asian="10pt" style:font-size-complex="10pt"/>
    </style:style>
    <style:style style:name="T173" style:family="text">
      <style:text-properties officeooo:rsid="0024572c"/>
    </style:style>
    <style:style style:name="T174" style:family="text">
      <style:text-properties officeooo:rsid="000a5397"/>
    </style:style>
    <style:style style:name="T175" style:family="text">
      <style:text-properties officeooo:rsid="002ffdbe"/>
    </style:style>
    <style:style style:name="T176" style:family="text">
      <style:text-properties fo:color="#000000"/>
    </style:style>
    <style:style style:name="T177" style:family="text">
      <style:text-properties fo:color="#000000" officeooo:rsid="0031ab94"/>
    </style:style>
    <style:style style:name="T178" style:family="text">
      <style:text-properties fo:color="#000000" officeooo:rsid="008c5a64"/>
    </style:style>
    <style:style style:name="T179" style:family="text">
      <style:text-properties fo:color="#000000" fo:font-weight="normal" style:font-weight-asian="normal" style:font-weight-complex="normal"/>
    </style:style>
    <style:style style:name="T180" style:family="text">
      <style:text-properties fo:color="#000000" fo:font-weight="normal" officeooo:rsid="002ffdbe" style:font-weight-asian="normal" style:font-weight-complex="normal"/>
    </style:style>
    <style:style style:name="T181" style:family="text">
      <style:text-properties fo:color="#000000" style:font-name="Arial1" fo:font-size="10pt" style:font-size-asian="10pt" style:font-size-complex="10pt"/>
    </style:style>
    <style:style style:name="T182" style:family="text">
      <style:text-properties fo:color="#000000" style:font-name="Arial1" fo:font-size="11pt" fo:font-style="normal" officeooo:rsid="00784884" style:font-size-asian="11pt" style:font-style-asian="normal" style:font-size-complex="11pt" style:font-style-complex="normal"/>
    </style:style>
    <style:style style:name="T183" style:family="text">
      <style:text-properties fo:color="#000000" style:font-name="Arial1" fo:font-size="11pt" fo:font-style="normal" officeooo:rsid="0117e8bb" style:font-size-asian="11pt" style:font-style-asian="normal" style:font-size-complex="11pt" style:font-style-complex="normal"/>
    </style:style>
    <style:style style:name="T184" style:family="text">
      <style:text-properties fo:color="#000000" fo:font-size="10pt" style:font-size-asian="10pt" style:font-size-complex="10pt"/>
    </style:style>
    <style:style style:name="T185" style:family="text">
      <style:text-properties fo:color="#000000" fo:font-size="10pt" officeooo:rsid="01ceddb9" style:font-size-asian="10pt" style:font-size-complex="10pt"/>
    </style:style>
    <style:style style:name="T186" style:family="text">
      <style:text-properties fo:color="#000000" fo:font-size="10pt" officeooo:rsid="01d39fd3" style:font-size-asian="10pt" style:font-size-complex="10pt"/>
    </style:style>
    <style:style style:name="T187" style:family="text">
      <style:text-properties officeooo:rsid="0033590b"/>
    </style:style>
    <style:style style:name="T188" style:family="text">
      <style:text-properties officeooo:rsid="0037780a"/>
    </style:style>
    <style:style style:name="T189" style:family="text">
      <style:text-properties officeooo:rsid="003904c0"/>
    </style:style>
    <style:style style:name="T190" style:family="text">
      <style:text-properties officeooo:rsid="003abcf8"/>
    </style:style>
    <style:style style:name="T191" style:family="text">
      <style:text-properties officeooo:rsid="003b5a31"/>
    </style:style>
    <style:style style:name="T192" style:family="text">
      <style:text-properties style:text-line-through-style="none" style:text-line-through-type="none" officeooo:rsid="001b3345"/>
    </style:style>
    <style:style style:name="T193" style:family="text">
      <style:text-properties style:text-line-through-style="none" style:text-line-through-type="none" officeooo:rsid="00e63cfc"/>
    </style:style>
    <style:style style:name="T194" style:family="text">
      <style:text-properties style:text-line-through-style="none" style:text-line-through-type="none" officeooo:rsid="00fa15f8"/>
    </style:style>
    <style:style style:name="T195" style:family="text">
      <style:text-properties style:text-line-through-style="none" style:text-line-through-type="none" style:font-name="Arial1" fo:font-size="11pt" officeooo:rsid="004d68a0" style:font-size-asian="11pt" style:font-size-complex="11pt"/>
    </style:style>
    <style:style style:name="T196" style:family="text">
      <style:text-properties style:text-line-through-style="none" style:text-line-through-type="none" style:font-name="Arial1" fo:font-size="11pt" officeooo:rsid="0166ae7b" style:font-size-asian="11pt" style:font-size-complex="11pt"/>
    </style:style>
    <style:style style:name="T197" style:family="text">
      <style:text-properties style:text-line-through-style="none" style:text-line-through-type="none" style:font-name="Arial1" fo:font-size="11pt" officeooo:rsid="006ff991" style:font-size-asian="11pt" style:font-size-complex="11pt"/>
    </style:style>
    <style:style style:name="T198" style:family="text">
      <style:text-properties style:text-line-through-style="none" style:text-line-through-type="none" style:font-name="Arial1" fo:font-size="11pt" officeooo:rsid="01b29a8f" style:font-size-asian="11pt" style:font-size-complex="11pt"/>
    </style:style>
    <style:style style:name="T199" style:family="text">
      <style:text-properties style:text-line-through-style="none" style:text-line-through-type="none" style:font-name="Arial1" fo:font-size="11pt" officeooo:rsid="0049ad8e" style:font-size-asian="11pt" style:font-size-complex="11pt"/>
    </style:style>
    <style:style style:name="T200" style:family="text">
      <style:text-properties style:text-line-through-style="none" style:text-line-through-type="none" style:font-name="Arial1" fo:font-size="11pt" officeooo:rsid="005e2175" style:font-size-asian="11pt" style:font-size-complex="11pt"/>
    </style:style>
    <style:style style:name="T201" style:family="text">
      <style:text-properties style:text-line-through-style="none" style:text-line-through-type="none" style:font-name="Arial1" fo:font-size="11pt" officeooo:rsid="008fb7ff" style:font-size-asian="11pt" style:font-size-complex="11pt"/>
    </style:style>
    <style:style style:name="T202" style:family="text">
      <style:text-properties style:text-line-through-style="none" style:text-line-through-type="none" style:font-name="Arial1" fo:font-size="11pt" officeooo:rsid="00404f30" style:font-size-asian="11pt" style:font-size-complex="11pt"/>
    </style:style>
    <style:style style:name="T203" style:family="text">
      <style:text-properties style:text-line-through-style="none" style:text-line-through-type="none" style:font-name="Arial1" fo:font-size="11pt" officeooo:rsid="004b7078" style:font-size-asian="11pt" style:font-size-complex="11pt"/>
    </style:style>
    <style:style style:name="T204" style:family="text">
      <style:text-properties style:text-line-through-style="none" style:text-line-through-type="none" style:font-name="Arial1" fo:font-size="11pt" officeooo:rsid="0068d8fe" style:font-size-asian="11pt" style:font-size-complex="11pt"/>
    </style:style>
    <style:style style:name="T205" style:family="text">
      <style:text-properties style:text-line-through-style="none" style:text-line-through-type="none" style:font-name="Arial1" fo:font-size="11pt" officeooo:rsid="0073a058" style:font-size-asian="11pt" style:font-size-complex="11pt"/>
    </style:style>
    <style:style style:name="T206" style:family="text">
      <style:text-properties style:text-line-through-style="none" style:text-line-through-type="none" style:font-name="Arial1" fo:font-size="11pt" officeooo:rsid="006afb92" style:font-size-asian="11pt" style:font-size-complex="11pt"/>
    </style:style>
    <style:style style:name="T207" style:family="text">
      <style:text-properties style:text-line-through-style="none" style:text-line-through-type="none" officeooo:rsid="017ace09"/>
    </style:style>
    <style:style style:name="T208" style:family="text">
      <style:text-properties style:text-line-through-style="none" style:text-line-through-type="none" style:text-underline-style="none" fo:font-weight="normal" style:font-weight-asian="normal"/>
    </style:style>
    <style:style style:name="T209" style:family="text">
      <style:text-properties style:text-line-through-style="none" style:text-line-through-type="none" style:text-underline-style="none" fo:font-weight="normal" officeooo:rsid="01f00f91" style:font-weight-asian="normal"/>
    </style:style>
    <style:style style:name="T210" style:family="text">
      <style:text-properties style:text-line-through-style="none" style:text-line-through-type="none" style:text-underline-style="none" fo:font-weight="bold" style:font-weight-asian="bold" style:font-weight-complex="bold"/>
    </style:style>
    <style:style style:name="T211" style:family="text">
      <style:text-properties style:text-line-through-style="none" style:text-line-through-type="none" style:text-underline-style="none" fo:font-weight="bold" officeooo:rsid="01f00f91" style:font-weight-asian="bold" style:font-weight-complex="bold"/>
    </style:style>
    <style:style style:name="T212" style:family="text">
      <style:text-properties officeooo:rsid="003c592f"/>
    </style:style>
    <style:style style:name="T213" style:family="text">
      <style:text-properties officeooo:rsid="003e1c0e"/>
    </style:style>
    <style:style style:name="T214" style:family="text">
      <style:text-properties officeooo:rsid="0041c437"/>
    </style:style>
    <style:style style:name="T215" style:family="text">
      <style:text-properties fo:font-style="normal" officeooo:rsid="00784884" style:font-style-asian="normal" style:font-style-complex="normal"/>
    </style:style>
    <style:style style:name="T216" style:family="text">
      <style:text-properties fo:font-style="normal" officeooo:rsid="0078b201" style:font-style-asian="normal" style:font-style-complex="normal"/>
    </style:style>
    <style:style style:name="T217" style:family="text">
      <style:text-properties fo:font-style="normal" officeooo:rsid="015b1a89" style:font-style-asian="normal" style:font-style-complex="normal"/>
    </style:style>
    <style:style style:name="T218" style:family="text">
      <style:text-properties fo:font-style="normal" officeooo:rsid="016703c3" style:font-style-asian="normal" style:font-style-complex="normal"/>
    </style:style>
    <style:style style:name="T219" style:family="text">
      <style:text-properties officeooo:rsid="00516ddc"/>
    </style:style>
    <style:style style:name="T220" style:family="text">
      <style:text-properties officeooo:rsid="00539e1a"/>
    </style:style>
    <style:style style:name="T221" style:family="text">
      <style:text-properties officeooo:rsid="0053c982"/>
    </style:style>
    <style:style style:name="T222" style:family="text">
      <style:text-properties officeooo:rsid="00555605"/>
    </style:style>
    <style:style style:name="T223" style:family="text">
      <style:text-properties officeooo:rsid="0055fb2e"/>
    </style:style>
    <style:style style:name="T224" style:family="text">
      <style:text-properties officeooo:rsid="00584948"/>
    </style:style>
    <style:style style:name="T225" style:family="text">
      <style:text-properties officeooo:rsid="0058b49f"/>
    </style:style>
    <style:style style:name="T226" style:family="text">
      <style:text-properties officeooo:rsid="00652590"/>
    </style:style>
    <style:style style:name="T227" style:family="text">
      <style:text-properties officeooo:rsid="0065bf98"/>
    </style:style>
    <style:style style:name="T228" style:family="text">
      <style:text-properties officeooo:rsid="006d765d"/>
    </style:style>
    <style:style style:name="T229" style:family="text">
      <style:text-properties fo:font-weight="bold"/>
    </style:style>
    <style:style style:name="T230" style:family="text">
      <style:text-properties fo:font-weight="bold" style:font-weight-asian="bold" style:font-weight-complex="bold"/>
    </style:style>
    <style:style style:name="T231" style:family="text">
      <style:text-properties fo:font-weight="bold" officeooo:rsid="006d765d" style:font-weight-asian="bold" style:font-weight-complex="bold"/>
    </style:style>
    <style:style style:name="T232" style:family="text">
      <style:text-properties officeooo:rsid="006e15ee"/>
    </style:style>
    <style:style style:name="T233" style:family="text">
      <style:text-properties officeooo:rsid="00404f30"/>
    </style:style>
    <style:style style:name="T234" style:family="text">
      <style:text-properties officeooo:rsid="006ff991"/>
    </style:style>
    <style:style style:name="T235" style:family="text">
      <style:text-properties officeooo:rsid="00784884"/>
    </style:style>
    <style:style style:name="T236" style:family="text">
      <style:text-properties fo:font-style="italic"/>
    </style:style>
    <style:style style:name="T237" style:family="text">
      <style:text-properties fo:font-style="italic" style:font-style-asian="italic"/>
    </style:style>
    <style:style style:name="T238" style:family="text">
      <style:text-properties fo:font-style="italic" officeooo:rsid="00797cfd" style:font-style-asian="italic" style:font-style-complex="italic"/>
    </style:style>
    <style:style style:name="T239" style:family="text">
      <style:text-properties officeooo:rsid="00797cfd"/>
    </style:style>
    <style:style style:name="T240" style:family="text">
      <style:text-properties officeooo:rsid="007a022c"/>
    </style:style>
    <style:style style:name="T241" style:family="text">
      <style:text-properties officeooo:rsid="007a24ff"/>
    </style:style>
    <style:style style:name="T242" style:family="text">
      <style:text-properties officeooo:rsid="007cef25"/>
    </style:style>
    <style:style style:name="T243" style:family="text">
      <style:text-properties officeooo:rsid="007e061e"/>
    </style:style>
    <style:style style:name="T244" style:family="text">
      <style:text-properties officeooo:rsid="007f7ffd"/>
    </style:style>
    <style:style style:name="T245" style:family="text">
      <style:text-properties officeooo:rsid="00805e1d"/>
    </style:style>
    <style:style style:name="T246" style:family="text">
      <style:text-properties officeooo:rsid="00143370"/>
    </style:style>
    <style:style style:name="T247" style:family="text">
      <style:text-properties officeooo:rsid="0081a266"/>
    </style:style>
    <style:style style:name="T248" style:family="text">
      <style:text-properties officeooo:rsid="0082e4a8"/>
    </style:style>
    <style:style style:name="T249" style:family="text">
      <style:text-properties officeooo:rsid="0084064b"/>
    </style:style>
    <style:style style:name="T250" style:family="text">
      <style:text-properties officeooo:rsid="00896b94"/>
    </style:style>
    <style:style style:name="T251" style:family="text">
      <style:text-properties officeooo:rsid="008a6ecf"/>
    </style:style>
    <style:style style:name="T252" style:family="text">
      <style:text-properties officeooo:rsid="008b9347"/>
    </style:style>
    <style:style style:name="T253" style:family="text">
      <style:text-properties officeooo:rsid="0014dcb0"/>
    </style:style>
    <style:style style:name="T254" style:family="text">
      <style:text-properties officeooo:rsid="008cf76c"/>
    </style:style>
    <style:style style:name="T255" style:family="text">
      <style:text-properties officeooo:rsid="008fb7ff"/>
    </style:style>
    <style:style style:name="T256" style:family="text">
      <style:text-properties officeooo:rsid="00905f4c"/>
    </style:style>
    <style:style style:name="T257" style:family="text">
      <style:text-properties officeooo:rsid="009178e6"/>
    </style:style>
    <style:style style:name="T258" style:family="text">
      <style:text-properties officeooo:rsid="0094d04f"/>
    </style:style>
    <style:style style:name="T259" style:family="text">
      <style:text-properties officeooo:rsid="0097a366"/>
    </style:style>
    <style:style style:name="T260" style:family="text">
      <style:text-properties officeooo:rsid="00990561"/>
    </style:style>
    <style:style style:name="T261" style:family="text">
      <style:text-properties officeooo:rsid="0099884a"/>
    </style:style>
    <style:style style:name="T262" style:family="text">
      <style:text-properties officeooo:rsid="009ea185"/>
    </style:style>
    <style:style style:name="T263" style:family="text">
      <style:text-properties officeooo:rsid="00a15382"/>
    </style:style>
    <style:style style:name="T264" style:family="text">
      <style:text-properties officeooo:rsid="00a162e5"/>
    </style:style>
    <style:style style:name="T265" style:family="text">
      <style:text-properties officeooo:rsid="00a2b1f0"/>
    </style:style>
    <style:style style:name="T266" style:family="text">
      <style:text-properties officeooo:rsid="00a69377"/>
    </style:style>
    <style:style style:name="T267" style:family="text">
      <style:text-properties style:text-position="-33% 80%"/>
    </style:style>
    <style:style style:name="T268" style:family="text">
      <style:text-properties style:text-position="-33% 80%" style:font-name="Arial1"/>
    </style:style>
    <style:style style:name="T269" style:family="text">
      <style:text-properties officeooo:rsid="00ac9aea"/>
    </style:style>
    <style:style style:name="T270" style:family="text">
      <style:text-properties officeooo:rsid="00ad5f76"/>
    </style:style>
    <style:style style:name="T271" style:family="text">
      <style:text-properties officeooo:rsid="00af373e"/>
    </style:style>
    <style:style style:name="T272" style:family="text">
      <style:text-properties officeooo:rsid="00af40a5"/>
    </style:style>
    <style:style style:name="T273" style:family="text">
      <style:text-properties officeooo:rsid="00afa92d"/>
    </style:style>
    <style:style style:name="T274" style:family="text">
      <style:text-properties officeooo:rsid="00b1893d"/>
    </style:style>
    <style:style style:name="T275" style:family="text">
      <style:text-properties officeooo:rsid="00b2b5c1"/>
    </style:style>
    <style:style style:name="T276" style:family="text">
      <style:text-properties fo:font-size="11pt" style:font-size-asian="11pt" style:font-size-complex="11pt"/>
    </style:style>
    <style:style style:name="T277" style:family="text">
      <style:text-properties fo:font-size="11pt" officeooo:rsid="01c08a3e" style:font-size-asian="11pt" style:font-size-complex="11pt"/>
    </style:style>
    <style:style style:name="T278" style:family="text">
      <style:text-properties style:font-name="Arial1"/>
    </style:style>
    <style:style style:name="T279" style:family="text">
      <style:text-properties style:font-name="Arial1" fo:font-size="11pt" style:font-size-asian="11pt" style:font-size-complex="11pt"/>
    </style:style>
    <style:style style:name="T280" style:family="text">
      <style:text-properties style:font-name="Arial1" fo:font-size="11pt" officeooo:rsid="00784884" style:font-size-asian="11pt" style:font-size-complex="11pt"/>
    </style:style>
    <style:style style:name="T281" style:family="text">
      <style:text-properties style:font-name="Arial1" fo:font-size="11pt" officeooo:rsid="00a7cb7a" style:font-size-asian="11pt" style:font-size-complex="11pt"/>
    </style:style>
    <style:style style:name="T282" style:family="text">
      <style:text-properties style:font-name="Arial1" fo:font-size="11pt" officeooo:rsid="00470252" style:font-size-asian="11pt" style:font-size-complex="11pt"/>
    </style:style>
    <style:style style:name="T283" style:family="text">
      <style:text-properties style:font-name="Arial1" fo:font-size="11pt" officeooo:rsid="0058b49f" style:font-size-asian="11pt" style:font-size-complex="11pt"/>
    </style:style>
    <style:style style:name="T284" style:family="text">
      <style:text-properties style:font-name="Arial1" fo:font-size="11pt" officeooo:rsid="00be1d08" style:font-size-asian="11pt" style:font-size-complex="11pt"/>
    </style:style>
    <style:style style:name="T285" style:family="text">
      <style:text-properties style:font-name="Arial1" fo:font-size="11pt" officeooo:rsid="00bf4762" style:font-size-asian="11pt" style:font-size-complex="11pt"/>
    </style:style>
    <style:style style:name="T286" style:family="text">
      <style:text-properties style:font-name="Arial1" fo:font-size="11pt" officeooo:rsid="00c16010" style:font-size-asian="11pt" style:font-size-complex="11pt"/>
    </style:style>
    <style:style style:name="T287" style:family="text">
      <style:text-properties style:font-name="Arial1" fo:font-size="11pt" officeooo:rsid="00c0d323" style:font-size-asian="11pt" style:font-size-complex="11pt"/>
    </style:style>
    <style:style style:name="T288" style:family="text">
      <style:text-properties style:font-name="Arial1" fo:font-size="11pt" officeooo:rsid="00c5829a" style:font-size-asian="11pt" style:font-size-complex="11pt"/>
    </style:style>
    <style:style style:name="T289" style:family="text">
      <style:text-properties style:font-name="Arial1" fo:font-size="11pt" officeooo:rsid="000fc389" style:font-size-asian="11pt" style:font-size-complex="11pt"/>
    </style:style>
    <style:style style:name="T290" style:family="text">
      <style:text-properties style:font-name="Arial1" fo:font-size="11pt" officeooo:rsid="00c3a90b" style:font-size-asian="11pt" style:font-size-complex="11pt"/>
    </style:style>
    <style:style style:name="T291" style:family="text">
      <style:text-properties style:font-name="Arial1" fo:font-size="11pt" officeooo:rsid="00159720" style:font-size-asian="11pt" style:font-size-complex="11pt"/>
    </style:style>
    <style:style style:name="T292" style:family="text">
      <style:text-properties style:font-name="Arial1" fo:font-size="11pt" officeooo:rsid="0037780a" style:font-size-asian="11pt" style:font-size-complex="11pt"/>
    </style:style>
    <style:style style:name="T293" style:family="text">
      <style:text-properties style:font-name="Arial1" fo:font-size="11pt" officeooo:rsid="00d4e579" style:font-size-asian="11pt" style:font-size-complex="11pt"/>
    </style:style>
    <style:style style:name="T294" style:family="text">
      <style:text-properties style:font-name="Arial1" fo:font-size="11pt" officeooo:rsid="003904c0" style:font-size-asian="11pt" style:font-size-complex="11pt"/>
    </style:style>
    <style:style style:name="T295" style:family="text">
      <style:text-properties style:font-name="Arial1" fo:font-size="11pt" officeooo:rsid="00de9dc1" style:font-size-asian="11pt" style:font-size-complex="11pt"/>
    </style:style>
    <style:style style:name="T296" style:family="text">
      <style:text-properties style:font-name="Arial1" fo:font-size="11pt" officeooo:rsid="00da2c41" style:font-size-asian="11pt" style:font-size-complex="11pt"/>
    </style:style>
    <style:style style:name="T297" style:family="text">
      <style:text-properties style:font-name="Arial1" fo:font-size="11pt" officeooo:rsid="00f1d94d" style:font-size-asian="11pt" style:font-size-complex="11pt"/>
    </style:style>
    <style:style style:name="T298" style:family="text">
      <style:text-properties style:font-name="Arial1" fo:font-size="11pt" officeooo:rsid="000a5397" style:font-size-asian="11pt" style:font-size-complex="11pt"/>
    </style:style>
    <style:style style:name="T299" style:family="text">
      <style:text-properties style:font-name="Arial1" fo:font-size="11pt" officeooo:rsid="0044ab44" style:font-size-asian="11pt" style:font-size-complex="11pt"/>
    </style:style>
    <style:style style:name="T300" style:family="text">
      <style:text-properties style:font-name="Arial1" fo:font-size="11pt" officeooo:rsid="00450931" style:font-size-asian="11pt" style:font-size-complex="11pt"/>
    </style:style>
    <style:style style:name="T301" style:family="text">
      <style:text-properties style:font-name="Arial1" fo:font-size="11pt" officeooo:rsid="00fed1f3" style:font-size-asian="11pt" style:font-size-complex="11pt"/>
    </style:style>
    <style:style style:name="T302" style:family="text">
      <style:text-properties style:font-name="Arial1" fo:font-size="11pt" officeooo:rsid="00592e6c" style:font-size-asian="11pt" style:font-size-complex="11pt"/>
    </style:style>
    <style:style style:name="T303" style:family="text">
      <style:text-properties style:font-name="Arial1" fo:font-size="11pt" officeooo:rsid="005c0ed5" style:font-size-asian="11pt" style:font-size-complex="11pt"/>
    </style:style>
    <style:style style:name="T304" style:family="text">
      <style:text-properties style:font-name="Arial1" fo:font-size="11pt" officeooo:rsid="00451ffd" style:font-size-asian="11pt" style:font-size-complex="11pt"/>
    </style:style>
    <style:style style:name="T305" style:family="text">
      <style:text-properties style:font-name="Arial1" fo:font-size="11pt" officeooo:rsid="005e0b2d" style:font-size-asian="11pt" style:font-size-complex="11pt"/>
    </style:style>
    <style:style style:name="T306" style:family="text">
      <style:text-properties style:font-name="Arial1" fo:font-size="11pt" officeooo:rsid="0055afb8" style:font-size-asian="11pt" style:font-size-complex="11pt"/>
    </style:style>
    <style:style style:name="T307" style:family="text">
      <style:text-properties style:font-name="Arial1" fo:font-size="11pt" officeooo:rsid="0059c535" style:font-size-asian="11pt" style:font-size-complex="11pt"/>
    </style:style>
    <style:style style:name="T308" style:family="text">
      <style:text-properties style:font-name="Arial1" fo:font-size="11pt" officeooo:rsid="005ab142" style:font-size-asian="11pt" style:font-size-complex="11pt"/>
    </style:style>
    <style:style style:name="T309" style:family="text">
      <style:text-properties style:font-name="Arial1" fo:font-size="11pt" officeooo:rsid="004e17b3" style:font-size-asian="11pt" style:font-size-complex="11pt"/>
    </style:style>
    <style:style style:name="T310" style:family="text">
      <style:text-properties style:font-name="Arial1" fo:font-size="11pt" officeooo:rsid="004fbbd1" style:font-size-asian="11pt" style:font-size-complex="11pt"/>
    </style:style>
    <style:style style:name="T311" style:family="text">
      <style:text-properties style:font-name="Arial1" fo:font-size="11pt" officeooo:rsid="00505920" style:font-size-asian="11pt" style:font-size-complex="11pt"/>
    </style:style>
    <style:style style:name="T312" style:family="text">
      <style:text-properties style:font-name="Arial1" fo:font-size="11pt" officeooo:rsid="01003298" style:font-size-asian="11pt" style:font-size-complex="11pt"/>
    </style:style>
    <style:style style:name="T313" style:family="text">
      <style:text-properties style:font-name="Arial1" fo:font-size="11pt" officeooo:rsid="0057c302" style:font-size-asian="11pt" style:font-size-complex="11pt"/>
    </style:style>
    <style:style style:name="T314" style:family="text">
      <style:text-properties style:font-name="Arial1" fo:font-size="11pt" officeooo:rsid="0134acea" style:font-size-asian="11pt" style:font-size-complex="11pt"/>
    </style:style>
    <style:style style:name="T315" style:family="text">
      <style:text-properties style:font-name="Arial1" fo:font-size="11pt" officeooo:rsid="01369884" style:font-size-asian="11pt" style:font-size-complex="11pt"/>
    </style:style>
    <style:style style:name="T316" style:family="text">
      <style:text-properties style:font-name="Arial1" fo:font-size="11pt" officeooo:rsid="0136a89b" style:font-size-asian="11pt" style:font-size-complex="11pt"/>
    </style:style>
    <style:style style:name="T317" style:family="text">
      <style:text-properties style:font-name="Arial1" fo:font-size="11pt" officeooo:rsid="0125bb4c" style:font-size-asian="11pt" style:font-size-complex="11pt"/>
    </style:style>
    <style:style style:name="T318" style:family="text">
      <style:text-properties style:font-name="Arial1" fo:font-size="11pt" officeooo:rsid="0140f873" style:font-size-asian="11pt" style:font-size-complex="11pt"/>
    </style:style>
    <style:style style:name="T319" style:family="text">
      <style:text-properties style:font-name="Arial1" fo:font-size="11pt" officeooo:rsid="01421f6a" style:font-size-asian="11pt" style:font-size-complex="11pt"/>
    </style:style>
    <style:style style:name="T320" style:family="text">
      <style:text-properties style:font-name="Arial1" fo:font-size="11pt" officeooo:rsid="014f4ddf" style:font-size-asian="11pt" style:font-size-complex="11pt"/>
    </style:style>
    <style:style style:name="T321" style:family="text">
      <style:text-properties style:font-name="Arial1" fo:font-size="11pt" officeooo:rsid="01452bd5" style:font-size-asian="11pt" style:font-size-complex="11pt"/>
    </style:style>
    <style:style style:name="T322" style:family="text">
      <style:text-properties style:font-name="Arial1" fo:font-size="11pt" officeooo:rsid="0155c3a4" style:font-size-asian="11pt" style:font-size-complex="11pt"/>
    </style:style>
    <style:style style:name="T323" style:family="text">
      <style:text-properties style:font-name="Arial1" fo:font-size="11pt" officeooo:rsid="0156a1c2" style:font-size-asian="11pt" style:font-size-complex="11pt"/>
    </style:style>
    <style:style style:name="T324" style:family="text">
      <style:text-properties style:font-name="Arial1" fo:font-size="11pt" officeooo:rsid="010ad734" style:font-size-asian="11pt" style:font-size-complex="11pt"/>
    </style:style>
    <style:style style:name="T325" style:family="text">
      <style:text-properties style:font-name="Arial1" fo:font-size="11pt" officeooo:rsid="00584948" style:font-size-asian="11pt" style:font-size-complex="11pt"/>
    </style:style>
    <style:style style:name="T326" style:family="text">
      <style:text-properties style:font-name="Arial1" fo:font-size="11pt" officeooo:rsid="003d55a1" style:font-size-asian="11pt" style:font-size-complex="11pt"/>
    </style:style>
    <style:style style:name="T327" style:family="text">
      <style:text-properties style:font-name="Arial1" fo:font-size="11pt" officeooo:rsid="01062e07" style:font-size-asian="11pt" style:font-size-complex="11pt"/>
    </style:style>
    <style:style style:name="T328" style:family="text">
      <style:text-properties style:font-name="Arial1" fo:font-size="11pt" officeooo:rsid="0024572c" style:font-size-asian="11pt" style:font-size-complex="11pt"/>
    </style:style>
    <style:style style:name="T329" style:family="text">
      <style:text-properties style:font-name="Arial1" fo:font-size="11pt" officeooo:rsid="00fa15f8" style:font-size-asian="11pt" style:font-size-complex="11pt"/>
    </style:style>
    <style:style style:name="T330" style:family="text">
      <style:text-properties style:font-name="Arial1" fo:font-size="11pt" officeooo:rsid="0170afd8" style:font-size-asian="11pt" style:font-size-complex="11pt"/>
    </style:style>
    <style:style style:name="T331" style:family="text">
      <style:text-properties style:font-name="Arial1" fo:font-size="11pt" officeooo:rsid="0171c178" style:font-size-asian="11pt" style:font-size-complex="11pt"/>
    </style:style>
    <style:style style:name="T332" style:family="text">
      <style:text-properties style:font-name="Arial1" fo:font-size="11pt" officeooo:rsid="01736cfd" style:font-size-asian="11pt" style:font-size-complex="11pt"/>
    </style:style>
    <style:style style:name="T333" style:family="text">
      <style:text-properties style:font-name="Arial1" fo:font-size="11pt" officeooo:rsid="011980cb" style:font-size-asian="11pt" style:font-size-complex="11pt"/>
    </style:style>
    <style:style style:name="T334" style:family="text">
      <style:text-properties style:font-name="Arial1" fo:font-size="11pt" officeooo:rsid="0174db80" style:font-size-asian="11pt" style:font-size-complex="11pt"/>
    </style:style>
    <style:style style:name="T335" style:family="text">
      <style:text-properties style:font-name="Arial1" fo:font-size="11pt" officeooo:rsid="00c03540" style:font-size-asian="11pt" style:font-size-complex="11pt"/>
    </style:style>
    <style:style style:name="T336" style:family="text">
      <style:text-properties style:font-name="Arial1" fo:font-size="11pt" officeooo:rsid="0146c738" style:font-size-asian="11pt" style:font-size-complex="11pt"/>
    </style:style>
    <style:style style:name="T337" style:family="text">
      <style:text-properties style:font-name="Arial1" fo:font-size="11pt" officeooo:rsid="0148f7d0" style:font-size-asian="11pt" style:font-size-complex="11pt"/>
    </style:style>
    <style:style style:name="T338" style:family="text">
      <style:text-properties style:font-name="Arial1" fo:font-size="11pt" officeooo:rsid="01482be2" style:font-size-asian="11pt" style:font-size-complex="11pt"/>
    </style:style>
    <style:style style:name="T339" style:family="text">
      <style:text-properties style:font-name="Arial1" fo:font-size="11pt" officeooo:rsid="0181635b" style:font-size-asian="11pt" style:font-size-complex="11pt"/>
    </style:style>
    <style:style style:name="T340" style:family="text">
      <style:text-properties style:font-name="Arial1" fo:font-size="11pt" officeooo:rsid="019333b4" style:font-size-asian="11pt" style:font-size-complex="11pt"/>
    </style:style>
    <style:style style:name="T341" style:family="text">
      <style:text-properties style:font-name="Arial1" fo:font-size="11pt" officeooo:rsid="005f1b92" style:font-size-asian="11pt" style:font-size-complex="11pt"/>
    </style:style>
    <style:style style:name="T342" style:family="text">
      <style:text-properties style:font-name="Arial1" fo:font-size="11pt" officeooo:rsid="006ff991" style:font-size-asian="11pt" style:font-size-complex="11pt"/>
    </style:style>
    <style:style style:name="T343" style:family="text">
      <style:text-properties style:font-name="Arial1" fo:font-size="11pt" officeooo:rsid="006afb92" style:font-size-asian="11pt" style:font-size-complex="11pt"/>
    </style:style>
    <style:style style:name="T344" style:family="text">
      <style:text-properties style:font-name="Arial1" fo:font-size="11pt" officeooo:rsid="01bec308" style:font-size-asian="11pt" style:font-size-complex="11pt"/>
    </style:style>
    <style:style style:name="T345" style:family="text">
      <style:text-properties style:font-name="Arial1" fo:font-size="11pt" officeooo:rsid="0019ef28" style:font-size-asian="11pt" style:font-size-complex="11pt"/>
    </style:style>
    <style:style style:name="T346" style:family="text">
      <style:text-properties style:font-name="Arial1" fo:font-size="11pt" officeooo:rsid="01c256ba" style:font-size-asian="11pt" style:font-size-complex="11pt"/>
    </style:style>
    <style:style style:name="T347" style:family="text">
      <style:text-properties style:font-name="Arial1" fo:font-size="11pt" officeooo:rsid="01c3b931" style:font-size-asian="11pt" style:font-size-complex="11pt"/>
    </style:style>
    <style:style style:name="T348" style:family="text">
      <style:text-properties style:font-name="Arial1" fo:font-size="11pt" officeooo:rsid="01e0d681" style:font-size-asian="11pt" style:font-size-complex="11pt"/>
    </style:style>
    <style:style style:name="T349" style:family="text">
      <style:text-properties style:font-name="Arial1" fo:font-size="11pt" fo:font-style="italic" officeooo:rsid="00784884" style:font-size-asian="11pt" style:font-style-asian="italic" style:font-size-complex="11pt" style:font-style-complex="italic"/>
    </style:style>
    <style:style style:name="T350" style:family="text">
      <style:text-properties style:font-name="Arial1" fo:font-size="11pt" fo:font-style="italic" style:font-size-asian="11pt" style:font-size-complex="11pt"/>
    </style:style>
    <style:style style:name="T351" style:family="text">
      <style:text-properties style:font-name="Arial1" fo:font-size="11pt" fo:font-style="italic" officeooo:rsid="00a7cb7a" style:font-size-asian="11pt" style:font-size-complex="11pt"/>
    </style:style>
    <style:style style:name="T352" style:family="text">
      <style:text-properties style:font-name="Arial1" fo:font-size="11pt" fo:font-style="italic" officeooo:rsid="00ac0d0f" style:font-size-asian="11pt" style:font-size-complex="11pt"/>
    </style:style>
    <style:style style:name="T353" style:family="text">
      <style:text-properties style:font-name="Arial1" fo:font-size="11pt" fo:font-style="normal" style:font-size-asian="11pt" style:font-style-asian="normal" style:font-size-complex="11pt" style:font-style-complex="normal"/>
    </style:style>
    <style:style style:name="T354" style:family="text">
      <style:text-properties style:font-name="Arial1" fo:font-size="11pt" fo:font-style="normal" officeooo:rsid="00784884" style:font-size-asian="11pt" style:font-style-asian="normal" style:font-size-complex="11pt" style:font-style-complex="normal"/>
    </style:style>
    <style:style style:name="T355" style:family="text">
      <style:text-properties style:font-name="Arial1" fo:font-size="11pt" fo:font-style="normal" officeooo:rsid="008fb7ff" style:font-size-asian="11pt" style:font-style-asian="normal" style:font-size-complex="11pt" style:font-style-complex="normal"/>
    </style:style>
    <style:style style:name="T356" style:family="text">
      <style:text-properties style:font-name="Arial1" fo:font-size="11pt" fo:font-style="normal" officeooo:rsid="00470252" style:font-size-asian="11pt" style:font-style-asian="normal" style:font-size-complex="11pt" style:font-style-complex="normal"/>
    </style:style>
    <style:style style:name="T357" style:family="text">
      <style:text-properties style:font-name="Arial1" fo:font-size="11pt" fo:font-style="normal" officeooo:rsid="0117535e" style:font-size-asian="11pt" style:font-style-asian="normal" style:font-size-complex="11pt" style:font-style-complex="normal"/>
    </style:style>
    <style:style style:name="T358" style:family="text">
      <style:text-properties style:font-name="Arial1" fo:font-size="11pt" fo:font-style="normal" officeooo:rsid="0117e8bb" style:font-size-asian="11pt" style:font-style-asian="normal" style:font-size-complex="11pt" style:font-style-complex="normal"/>
    </style:style>
    <style:style style:name="T359" style:family="text">
      <style:text-properties style:font-name="Arial1" fo:font-size="11pt" fo:font-style="normal" officeooo:rsid="015b1a89" style:font-size-asian="11pt" style:font-style-asian="normal" style:font-size-complex="11pt" style:font-style-complex="normal"/>
    </style:style>
    <style:style style:name="T360" style:family="text">
      <style:text-properties style:font-name="Arial1" fo:font-size="11pt" fo:font-style="normal" officeooo:rsid="016703c3" style:font-size-asian="11pt" style:font-style-asian="normal" style:font-size-complex="11pt" style:font-style-complex="normal"/>
    </style:style>
    <style:style style:name="T361" style:family="text">
      <style:text-properties style:font-name="Arial1" fo:font-size="11pt" fo:font-style="normal" officeooo:rsid="01bf7674" style:font-size-asian="11pt" style:font-style-asian="normal" style:font-size-complex="11pt" style:font-style-complex="normal"/>
    </style:style>
    <style:style style:name="T362" style:family="text">
      <style:text-properties style:font-name="Arial1" fo:font-size="11pt" fo:font-style="normal" officeooo:rsid="01e40a3b" style:font-size-asian="11pt" style:font-style-asian="normal" style:font-size-complex="11pt" style:font-style-complex="normal"/>
    </style:style>
    <style:style style:name="T363" style:family="text">
      <style:text-properties style:font-name="Arial1" fo:font-size="11pt" fo:font-weight="bold" style:font-size-asian="11pt" style:font-size-complex="11pt"/>
    </style:style>
    <style:style style:name="T364" style:family="text">
      <style:text-properties style:font-name="Arial1" fo:font-size="11pt" fo:font-weight="bold" officeooo:rsid="00a7cb7a" style:font-size-asian="11pt" style:font-size-complex="11pt"/>
    </style:style>
    <style:style style:name="T365" style:family="text">
      <style:text-properties style:font-name="Arial1" fo:font-size="11pt" style:font-size-asian="9.60000038146973pt" style:font-size-complex="11pt"/>
    </style:style>
    <style:style style:name="T366" style:family="text">
      <style:text-properties style:font-name="Arial1" fo:font-size="11pt" officeooo:rsid="0146c738" style:font-size-asian="9.60000038146973pt" style:font-size-complex="11pt"/>
    </style:style>
    <style:style style:name="T367" style:family="text">
      <style:text-properties style:font-name="Arial1" fo:font-size="11pt" officeooo:rsid="01482be2" style:font-size-asian="9.60000038146973pt" style:font-size-complex="11pt"/>
    </style:style>
    <style:style style:name="T368" style:family="text">
      <style:text-properties style:font-name="Arial1" fo:font-size="11pt" officeooo:rsid="0154cf2d" style:font-size-asian="9.60000038146973pt" style:font-size-complex="11pt"/>
    </style:style>
    <style:style style:name="T369" style:family="text">
      <style:text-properties style:font-name="Arial1" fo:font-size="11pt" officeooo:rsid="01440dbf" style:font-size-asian="9.60000038146973pt" style:font-size-complex="11pt"/>
    </style:style>
    <style:style style:name="T370" style:family="text">
      <style:text-properties style:font-name="Arial1" fo:font-weight="bold"/>
    </style:style>
    <style:style style:name="T371" style:family="text">
      <style:text-properties style:font-name="Arial1" fo:font-style="italic"/>
    </style:style>
    <style:style style:name="T372" style:family="text">
      <style:text-properties style:font-name="Arial1" fo:font-size="10pt" style:font-size-asian="10pt" style:font-size-complex="10pt"/>
    </style:style>
    <style:style style:name="T373" style:family="text">
      <style:text-properties style:font-name="Arial1" fo:font-size="10pt" officeooo:rsid="0058b49f" style:font-size-asian="10pt" style:font-size-complex="10pt"/>
    </style:style>
    <style:style style:name="T374" style:family="text">
      <style:text-properties style:font-name="Arial1" fo:font-size="10pt" officeooo:rsid="0022e8e1" style:font-size-asian="10pt" style:font-size-complex="10pt"/>
    </style:style>
    <style:style style:name="T375" style:family="text">
      <style:text-properties style:font-name="Arial1" fo:font-size="10pt" officeooo:rsid="002597ad" style:font-size-asian="10pt" style:font-size-complex="10pt"/>
    </style:style>
    <style:style style:name="T376" style:family="text">
      <style:text-properties style:font-name="Arial1" fo:font-size="10pt" officeooo:rsid="00bc6c68" style:font-size-asian="10pt" style:font-size-complex="10pt"/>
    </style:style>
    <style:style style:name="T377" style:family="text">
      <style:text-properties style:font-name="Arial1" fo:font-size="10pt" officeooo:rsid="004e17b3" style:font-size-asian="10pt" style:font-size-complex="10pt"/>
    </style:style>
    <style:style style:name="T378" style:family="text">
      <style:text-properties style:font-name="Arial1" fo:font-size="10pt" officeooo:rsid="0071da51" style:font-size-asian="10pt" style:font-size-complex="10pt"/>
    </style:style>
    <style:style style:name="T379" style:family="text">
      <style:text-properties style:font-name="Arial1" fo:font-size="10pt" officeooo:rsid="005746ca" style:font-size-asian="10pt" style:font-size-complex="10pt"/>
    </style:style>
    <style:style style:name="T380" style:family="text">
      <style:text-properties style:font-name="Arial1" fo:font-size="10pt" officeooo:rsid="00500abb" style:font-size-asian="10pt" style:font-size-complex="10pt"/>
    </style:style>
    <style:style style:name="T381" style:family="text">
      <style:text-properties style:font-name="Arial1" fo:font-size="10pt" officeooo:rsid="0060feb8" style:font-size-asian="10pt" style:font-size-complex="10pt"/>
    </style:style>
    <style:style style:name="T382" style:family="text">
      <style:text-properties style:font-name="Arial1" fo:font-size="10pt" officeooo:rsid="00a45b74" style:font-size-asian="10pt" style:font-size-complex="10pt"/>
    </style:style>
    <style:style style:name="T383" style:family="text">
      <style:text-properties style:font-name="Arial1" fo:font-size="10pt" officeooo:rsid="00a51fb2" style:font-size-asian="10pt" style:font-size-complex="10pt"/>
    </style:style>
    <style:style style:name="T384" style:family="text">
      <style:text-properties style:font-name="Arial1" fo:font-size="10pt" officeooo:rsid="000a5397" style:font-size-asian="10pt" style:font-size-complex="10pt"/>
    </style:style>
    <style:style style:name="T385" style:family="text">
      <style:text-properties style:font-name="Arial1" fo:font-size="10pt" officeooo:rsid="003c08fa" style:font-size-asian="10pt" style:font-size-complex="10pt"/>
    </style:style>
    <style:style style:name="T386" style:family="text">
      <style:text-properties style:font-name="Arial1" fo:font-size="10pt" officeooo:rsid="00e7cc59" style:font-size-asian="10pt" style:font-size-complex="10pt"/>
    </style:style>
    <style:style style:name="T387" style:family="text">
      <style:text-properties style:font-name="Arial1" fo:font-size="10pt" officeooo:rsid="011fc93b" style:font-size-asian="10pt" style:font-size-complex="10pt"/>
    </style:style>
    <style:style style:name="T388" style:family="text">
      <style:text-properties style:font-name="Arial1" fo:font-size="10pt" officeooo:rsid="017e1d52" style:font-size-asian="10pt" style:font-size-complex="10pt"/>
    </style:style>
    <style:style style:name="T389" style:family="text">
      <style:text-properties style:font-name="Arial1" fo:font-size="10pt" officeooo:rsid="01825bd0" style:font-size-asian="10pt" style:font-size-complex="10pt"/>
    </style:style>
    <style:style style:name="T390" style:family="text">
      <style:text-properties style:font-name="Arial1" fo:font-size="10pt" officeooo:rsid="0027d37a" style:font-size-asian="10pt" style:font-size-complex="10pt"/>
    </style:style>
    <style:style style:name="T391" style:family="text">
      <style:text-properties style:font-name="Arial1" fo:font-size="10pt" fo:font-weight="normal" style:font-size-asian="10pt" style:font-weight-asian="normal" style:font-size-complex="10pt" style:font-weight-complex="normal"/>
    </style:style>
    <style:style style:name="T392" style:family="text">
      <style:text-properties style:font-name="Arial1" officeooo:rsid="01440dbf"/>
    </style:style>
    <style:style style:name="T393" style:family="text">
      <style:text-properties style:font-name="Arial1" officeooo:rsid="01452bd5"/>
    </style:style>
    <style:style style:name="T394" style:family="text">
      <style:text-properties style:font-name="Arial1" officeooo:rsid="0181635b"/>
    </style:style>
    <style:style style:name="T395" style:family="text">
      <style:text-properties style:font-name="Arial1" officeooo:rsid="002698a8"/>
    </style:style>
    <style:style style:name="T396" style:family="text">
      <style:text-properties style:font-name="Arial1" officeooo:rsid="0065bf98"/>
    </style:style>
    <style:style style:name="T397" style:family="text">
      <style:text-properties style:font-name="Arial1" officeooo:rsid="019b70ad"/>
    </style:style>
    <style:style style:name="T398" style:family="text">
      <style:text-properties style:font-name="Arial1" officeooo:rsid="019d623e"/>
    </style:style>
    <style:style style:name="T399" style:family="text">
      <style:text-properties style:font-name="Arial1" officeooo:rsid="01c3b931"/>
    </style:style>
    <style:style style:name="T400" style:family="text">
      <style:text-properties officeooo:rsid="007818d8"/>
    </style:style>
    <style:style style:name="T401" style:family="text">
      <style:text-properties officeooo:rsid="00b39669"/>
    </style:style>
    <style:style style:name="T402" style:family="text">
      <style:text-properties officeooo:rsid="00b3a60f"/>
    </style:style>
    <style:style style:name="T403" style:family="text">
      <style:text-properties officeooo:rsid="00b780fd"/>
    </style:style>
    <style:style style:name="T404" style:family="text">
      <style:text-properties fo:background-color="#ffff00" loext:char-shading-value="0"/>
    </style:style>
    <style:style style:name="T405" style:family="text">
      <style:text-properties officeooo:rsid="0099884a" fo:background-color="#ffff00" loext:char-shading-value="0"/>
    </style:style>
    <style:style style:name="T406" style:family="text">
      <style:text-properties officeooo:rsid="00b9555d"/>
    </style:style>
    <style:style style:name="T407" style:family="text">
      <style:text-properties officeooo:rsid="00ba9326"/>
    </style:style>
    <style:style style:name="T408" style:family="text">
      <style:text-properties officeooo:rsid="00bae818"/>
    </style:style>
    <style:style style:name="T409" style:family="text">
      <style:text-properties officeooo:rsid="00bb32ee"/>
    </style:style>
    <style:style style:name="T410" style:family="text">
      <style:text-properties officeooo:rsid="00bd8bdf"/>
    </style:style>
    <style:style style:name="T411" style:family="text">
      <style:text-properties officeooo:rsid="00bdfe6d"/>
    </style:style>
    <style:style style:name="T412" style:family="text">
      <style:text-properties style:font-name="CMR12" fo:font-size="12pt" style:font-size-asian="12pt"/>
    </style:style>
    <style:style style:name="T413" style:family="text">
      <style:text-properties style:font-name="CMR12" fo:font-size="12pt" officeooo:rsid="01443f1a" style:font-size-asian="12pt"/>
    </style:style>
    <style:style style:name="T414" style:family="text">
      <style:text-properties officeooo:rsid="00bf4762"/>
    </style:style>
    <style:style style:name="T415" style:family="text">
      <style:text-properties officeooo:rsid="00c0d323"/>
    </style:style>
    <style:style style:name="T416" style:family="text">
      <style:text-properties fo:color="#202122" style:font-name="Arial1" fo:font-size="10pt" fo:letter-spacing="normal" fo:font-style="italic" fo:font-weight="normal" style:font-size-asian="10pt" style:font-size-complex="10pt"/>
    </style:style>
    <style:style style:name="T417" style:family="text">
      <style:text-properties officeooo:rsid="00c3a90b"/>
    </style:style>
    <style:style style:name="T418" style:family="text">
      <style:text-properties officeooo:rsid="00c56f54"/>
    </style:style>
    <style:style style:name="T419" style:family="text">
      <style:text-properties officeooo:rsid="00c5829a"/>
    </style:style>
    <style:style style:name="T420" style:family="text">
      <style:text-properties officeooo:rsid="00c83ff2"/>
    </style:style>
    <style:style style:name="T421" style:family="text">
      <style:text-properties officeooo:rsid="00cb71f6"/>
    </style:style>
    <style:style style:name="T422" style:family="text">
      <style:text-properties officeooo:rsid="000c5700"/>
    </style:style>
    <style:style style:name="T423" style:family="text">
      <style:text-properties officeooo:rsid="00cc601e"/>
    </style:style>
    <style:style style:name="T424" style:family="text">
      <style:text-properties officeooo:rsid="00cdea0d"/>
    </style:style>
    <style:style style:name="T425" style:family="text">
      <style:text-properties officeooo:rsid="00ced0d1"/>
    </style:style>
    <style:style style:name="T426" style:family="text">
      <style:text-properties officeooo:rsid="00171a69"/>
    </style:style>
    <style:style style:name="T427" style:family="text">
      <style:text-properties officeooo:rsid="00d09eae"/>
    </style:style>
    <style:style style:name="T428" style:family="text">
      <style:text-properties officeooo:rsid="00d0c29f"/>
    </style:style>
    <style:style style:name="T429" style:family="text">
      <style:text-properties officeooo:rsid="00d2ae4d"/>
    </style:style>
    <style:style style:name="T430" style:family="text">
      <style:text-properties officeooo:rsid="00d34b1c"/>
    </style:style>
    <style:style style:name="T431" style:family="text">
      <style:text-properties officeooo:rsid="00d4e579"/>
    </style:style>
    <style:style style:name="T432" style:family="text">
      <style:text-properties officeooo:rsid="00d5b1c3"/>
    </style:style>
    <style:style style:name="T433" style:family="text">
      <style:text-properties officeooo:rsid="00d69a10"/>
    </style:style>
    <style:style style:name="T434" style:family="text">
      <style:text-properties officeooo:rsid="00d907df"/>
    </style:style>
    <style:style style:name="T435" style:family="text">
      <style:text-properties officeooo:rsid="00da2c41"/>
    </style:style>
    <style:style style:name="T436" style:family="text">
      <style:text-properties officeooo:rsid="00dab08d"/>
    </style:style>
    <style:style style:name="T437" style:family="text">
      <style:text-properties officeooo:rsid="00dc9d85"/>
    </style:style>
    <style:style style:name="T438" style:family="text">
      <style:text-properties officeooo:rsid="00de9dc1"/>
    </style:style>
    <style:style style:name="T439" style:family="text">
      <style:text-properties officeooo:rsid="00e02e30"/>
    </style:style>
    <style:style style:name="T440" style:family="text">
      <style:text-properties officeooo:rsid="00e04042"/>
    </style:style>
    <style:style style:name="T441" style:family="text">
      <style:text-properties officeooo:rsid="00e8cabc"/>
    </style:style>
    <style:style style:name="T442" style:family="text">
      <style:text-properties officeooo:rsid="00eac229"/>
    </style:style>
    <style:style style:name="T443" style:family="text">
      <style:text-properties officeooo:rsid="00ed2d5f"/>
    </style:style>
    <style:style style:name="T444" style:family="text">
      <style:text-properties officeooo:rsid="00f11118"/>
    </style:style>
    <style:style style:name="T445" style:family="text">
      <style:text-properties officeooo:rsid="00f5bebe"/>
    </style:style>
    <style:style style:name="T446" style:family="text">
      <style:text-properties officeooo:rsid="00f5efcd"/>
    </style:style>
    <style:style style:name="T447" style:family="text">
      <style:text-properties officeooo:rsid="0019ef28"/>
    </style:style>
    <style:style style:name="T448" style:family="text">
      <style:text-properties officeooo:rsid="00f79756"/>
    </style:style>
    <style:style style:name="T449" style:family="text">
      <style:text-properties officeooo:rsid="00f9b789"/>
    </style:style>
    <style:style style:name="T450" style:family="text">
      <style:text-properties officeooo:rsid="0022c674"/>
    </style:style>
    <style:style style:name="T451" style:family="text">
      <style:text-properties officeooo:rsid="00fa15f8"/>
    </style:style>
    <style:style style:name="T452" style:family="text">
      <style:text-properties officeooo:rsid="00fc5f13"/>
    </style:style>
    <style:style style:name="T453" style:family="text">
      <style:text-properties officeooo:rsid="010151d1"/>
    </style:style>
    <style:style style:name="T454" style:family="text">
      <style:text-properties officeooo:rsid="0102d8ca"/>
    </style:style>
    <style:style style:name="T455" style:family="text">
      <style:text-properties officeooo:rsid="0103eb86"/>
    </style:style>
    <style:style style:name="T456" style:family="text">
      <style:text-properties officeooo:rsid="010416a2"/>
    </style:style>
    <style:style style:name="T457" style:family="text">
      <style:text-properties officeooo:rsid="01052149"/>
    </style:style>
    <style:style style:name="T458" style:family="text">
      <style:text-properties officeooo:rsid="01062e07"/>
    </style:style>
    <style:style style:name="T459" style:family="text">
      <style:text-properties officeooo:rsid="0106b5b8"/>
    </style:style>
    <style:style style:name="T460" style:family="text">
      <style:text-properties officeooo:rsid="010776c4"/>
    </style:style>
    <style:style style:name="T461" style:family="text">
      <style:text-properties officeooo:rsid="01092309"/>
    </style:style>
    <style:style style:name="T462" style:family="text">
      <style:text-properties officeooo:rsid="010ad734"/>
    </style:style>
    <style:style style:name="T463" style:family="text">
      <style:text-properties officeooo:rsid="0057c302"/>
    </style:style>
    <style:style style:name="T464" style:family="text">
      <style:text-properties officeooo:rsid="010ccd3e"/>
    </style:style>
    <style:style style:name="T465" style:family="text">
      <style:text-properties officeooo:rsid="010d5db9"/>
    </style:style>
    <style:style style:name="T466" style:family="text">
      <style:text-properties officeooo:rsid="010d87bd"/>
    </style:style>
    <style:style style:name="T467" style:family="text">
      <style:text-properties officeooo:rsid="010f3de8"/>
    </style:style>
    <style:style style:name="T468" style:family="text">
      <style:text-properties officeooo:rsid="01111eee"/>
    </style:style>
    <style:style style:name="T469" style:family="text">
      <style:text-properties officeooo:rsid="01130a37"/>
    </style:style>
    <style:style style:name="T470" style:family="text">
      <style:text-properties officeooo:rsid="0113baf0"/>
    </style:style>
    <style:style style:name="T471" style:family="text">
      <style:text-properties officeooo:rsid="0113c62b"/>
    </style:style>
    <style:style style:name="T472" style:family="text">
      <style:text-properties officeooo:rsid="01159f50"/>
    </style:style>
    <style:style style:name="T473" style:family="text">
      <style:text-properties officeooo:rsid="011ad663"/>
    </style:style>
    <style:style style:name="T474" style:family="text">
      <style:text-properties officeooo:rsid="011ad757"/>
    </style:style>
    <style:style style:name="T475" style:family="text">
      <style:text-properties officeooo:rsid="011c2de8"/>
    </style:style>
    <style:style style:name="T476" style:family="text">
      <style:text-properties officeooo:rsid="011daee5"/>
    </style:style>
    <style:style style:name="T477" style:family="text">
      <style:text-properties officeooo:rsid="011ec6f4"/>
    </style:style>
    <style:style style:name="T478" style:family="text">
      <style:text-properties officeooo:rsid="011ee405"/>
    </style:style>
    <style:style style:name="T479" style:family="text">
      <style:text-properties style:font-name="TimesNewRomanPSMT" fo:font-size="12pt" style:font-size-asian="12pt"/>
    </style:style>
    <style:style style:name="T480" style:family="text">
      <style:text-properties style:font-name="TimesNewRomanPSMT" fo:font-size="12pt" officeooo:rsid="012a8d30" style:font-size-asian="12pt"/>
    </style:style>
    <style:style style:name="T481" style:family="text">
      <style:text-properties officeooo:rsid="012150d0"/>
    </style:style>
    <style:style style:name="T482" style:family="text">
      <style:text-properties officeooo:rsid="012314d0"/>
    </style:style>
    <style:style style:name="T483" style:family="text">
      <style:text-properties officeooo:rsid="0123543d"/>
    </style:style>
    <style:style style:name="T484" style:family="text">
      <style:text-properties officeooo:rsid="0124e7d0"/>
    </style:style>
    <style:style style:name="T485" style:family="text">
      <style:text-properties officeooo:rsid="00b54d1b"/>
    </style:style>
    <style:style style:name="T486" style:family="text">
      <style:text-properties officeooo:rsid="012a8d30"/>
    </style:style>
    <style:style style:name="T487" style:family="text">
      <style:text-properties officeooo:rsid="012f2090"/>
    </style:style>
    <style:style style:name="T488" style:family="text">
      <style:text-properties officeooo:rsid="01301ddd"/>
    </style:style>
    <style:style style:name="T489" style:family="text">
      <style:text-properties officeooo:rsid="0133a3ed"/>
    </style:style>
    <style:style style:name="T490" style:family="text">
      <style:text-properties officeooo:rsid="013494db"/>
    </style:style>
    <style:style style:name="T491" style:family="text">
      <style:text-properties officeooo:rsid="0134acea"/>
    </style:style>
    <style:style style:name="T492" style:family="text">
      <style:text-properties officeooo:rsid="01370e44"/>
    </style:style>
    <style:style style:name="T493" style:family="text">
      <style:text-properties officeooo:rsid="01380963"/>
    </style:style>
    <style:style style:name="T494" style:family="text">
      <style:text-properties officeooo:rsid="013b34fa"/>
    </style:style>
    <style:style style:name="T495" style:family="text">
      <style:text-properties officeooo:rsid="013b7244"/>
    </style:style>
    <style:style style:name="T496" style:family="text">
      <style:text-properties fo:color="#555555" fo:font-size="10pt" style:font-size-asian="10pt" style:font-size-complex="10pt"/>
    </style:style>
    <style:style style:name="T497" style:family="text">
      <style:text-properties fo:color="#555555" fo:font-size="10pt" fo:font-weight="bold" style:font-size-asian="10pt" style:font-size-complex="10pt"/>
    </style:style>
    <style:style style:name="T498" style:family="text">
      <style:text-properties officeooo:rsid="013ff15e"/>
    </style:style>
    <style:style style:name="T499" style:family="text">
      <style:text-properties style:text-underline-style="solid" style:text-underline-width="auto" style:text-underline-color="font-color"/>
    </style:style>
    <style:style style:name="T500" style:family="text">
      <style:text-properties style:text-underline-style="solid" style:text-underline-width="auto" style:text-underline-color="font-color" fo:font-weight="bold" style:font-weight-asian="bold" style:font-weight-complex="bold"/>
    </style:style>
    <style:style style:name="T501" style:family="text">
      <style:text-properties officeooo:rsid="0140137d"/>
    </style:style>
    <style:style style:name="T502" style:family="text">
      <style:text-properties officeooo:rsid="0140f873"/>
    </style:style>
    <style:style style:name="T503" style:family="text">
      <style:text-properties fo:font-size="10pt" style:font-size-asian="10pt" style:font-size-complex="10pt"/>
    </style:style>
    <style:style style:name="T504" style:family="text">
      <style:text-properties fo:font-size="10pt" officeooo:rsid="0140f873" style:font-size-asian="10pt" style:font-size-complex="10pt"/>
    </style:style>
    <style:style style:name="T505" style:family="text">
      <style:text-properties fo:font-size="10pt" officeooo:rsid="01a76985" style:font-size-asian="8.75pt" style:font-size-complex="10pt"/>
    </style:style>
    <style:style style:name="T506" style:family="text">
      <style:text-properties officeooo:rsid="01421f6a"/>
    </style:style>
    <style:style style:name="T507" style:family="text">
      <style:text-properties style:font-name="CMR8" fo:font-size="8pt" style:font-size-asian="8pt"/>
    </style:style>
    <style:style style:name="T508" style:family="text">
      <style:text-properties style:font-name="CMR10" fo:font-size="10pt" officeooo:rsid="01452bd5" style:font-size-asian="10pt"/>
    </style:style>
    <style:style style:name="T509" style:family="text">
      <style:text-properties officeooo:rsid="01494134"/>
    </style:style>
    <style:style style:name="T510" style:family="text">
      <style:text-properties officeooo:rsid="014d6627"/>
    </style:style>
    <style:style style:name="T511" style:family="text">
      <style:text-properties officeooo:rsid="014ec2cd"/>
    </style:style>
    <style:style style:name="T512" style:family="text">
      <style:text-properties officeooo:rsid="014f4ddf"/>
    </style:style>
    <style:style style:name="T513" style:family="text">
      <style:text-properties officeooo:rsid="01523b0f"/>
    </style:style>
    <style:style style:name="T514" style:family="text">
      <style:text-properties officeooo:rsid="01536071"/>
    </style:style>
    <style:style style:name="T515" style:family="text">
      <style:text-properties officeooo:rsid="0155c3a4"/>
    </style:style>
    <style:style style:name="T516" style:family="text">
      <style:text-properties officeooo:rsid="0156a1c2"/>
    </style:style>
    <style:style style:name="T517" style:family="text">
      <style:text-properties officeooo:rsid="01582032"/>
    </style:style>
    <style:style style:name="T518" style:family="text">
      <style:text-properties officeooo:rsid="005746ca"/>
    </style:style>
    <style:style style:name="T519" style:family="text">
      <style:text-properties officeooo:rsid="0158796c"/>
    </style:style>
    <style:style style:name="T520" style:family="text">
      <style:text-properties officeooo:rsid="015909f4"/>
    </style:style>
    <style:style style:name="T521" style:family="text">
      <style:text-properties officeooo:rsid="015b1a89"/>
    </style:style>
    <style:style style:name="T522" style:family="text">
      <style:text-properties officeooo:rsid="015c7791"/>
    </style:style>
    <style:style style:name="T523" style:family="text">
      <style:text-properties officeooo:rsid="015e4f0d"/>
    </style:style>
    <style:style style:name="T524" style:family="text">
      <style:text-properties officeooo:rsid="015fd78b"/>
    </style:style>
    <style:style style:name="T525" style:family="text">
      <style:text-properties officeooo:rsid="01601f39"/>
    </style:style>
    <style:style style:name="T526" style:family="text">
      <style:text-properties officeooo:rsid="01603d9e"/>
    </style:style>
    <style:style style:name="T527" style:family="text">
      <style:text-properties officeooo:rsid="016488bc"/>
    </style:style>
    <style:style style:name="T528" style:family="text">
      <style:text-properties officeooo:rsid="0165f453"/>
    </style:style>
    <style:style style:name="T529" style:family="text">
      <style:text-properties officeooo:rsid="016703c3"/>
    </style:style>
    <style:style style:name="T530" style:family="text">
      <style:text-properties officeooo:rsid="0168e819"/>
    </style:style>
    <style:style style:name="T531" style:family="text">
      <style:text-properties officeooo:rsid="016abf4e"/>
    </style:style>
    <style:style style:name="T532" style:family="text">
      <style:text-properties officeooo:rsid="016b93eb"/>
    </style:style>
    <style:style style:name="T533" style:family="text">
      <style:text-properties officeooo:rsid="016ca4a9"/>
    </style:style>
    <style:style style:name="T534" style:family="text">
      <style:text-properties officeooo:rsid="016e21f1"/>
    </style:style>
    <style:style style:name="T535" style:family="text">
      <style:text-properties officeooo:rsid="00aa1761"/>
    </style:style>
    <style:style style:name="T536" style:family="text">
      <style:text-properties officeooo:rsid="0170afd8"/>
    </style:style>
    <style:style style:name="T537" style:family="text">
      <style:text-properties officeooo:rsid="0171c178"/>
    </style:style>
    <style:style style:name="T538" style:family="text">
      <style:text-properties officeooo:rsid="0172dad5"/>
    </style:style>
    <style:style style:name="T539" style:family="text">
      <style:text-properties officeooo:rsid="01736cfd"/>
    </style:style>
    <style:style style:name="T540" style:family="text">
      <style:text-properties officeooo:rsid="0174db80"/>
    </style:style>
    <style:style style:name="T541" style:family="text">
      <style:text-properties officeooo:rsid="0174e160"/>
    </style:style>
    <style:style style:name="T542" style:family="text">
      <style:text-properties officeooo:rsid="017576dd"/>
    </style:style>
    <style:style style:name="T543" style:family="text">
      <style:text-properties officeooo:rsid="01767383"/>
    </style:style>
    <style:style style:name="T544" style:family="text">
      <style:text-properties officeooo:rsid="01786ed5"/>
    </style:style>
    <style:style style:name="T545" style:family="text">
      <style:text-properties officeooo:rsid="017a5957"/>
    </style:style>
    <style:style style:name="T546" style:family="text">
      <style:text-properties officeooo:rsid="017ace09"/>
    </style:style>
    <style:style style:name="T547" style:family="text">
      <style:text-properties officeooo:rsid="00470252"/>
    </style:style>
    <style:style style:name="T548" style:family="text">
      <style:text-properties officeooo:rsid="017b1775"/>
    </style:style>
    <style:style style:name="T549" style:family="text">
      <style:text-properties officeooo:rsid="017b689e"/>
    </style:style>
    <style:style style:name="T550" style:family="text">
      <style:text-properties fo:color="#24292e" style:text-line-through-style="none" style:text-line-through-type="none" style:font-name="Arial1" fo:font-size="10pt" style:text-underline-style="none" style:text-blinking="false" style:font-size-asian="10pt" style:font-size-complex="10pt"/>
    </style:style>
    <style:style style:name="T551" style:family="text">
      <style:text-properties fo:color="#24292e" style:text-line-through-style="none" style:text-line-through-type="none" style:font-name="Arial1" fo:font-size="10pt" style:text-underline-style="none" officeooo:rsid="017fcc1b" style:text-blinking="false" style:font-size-asian="10pt" style:font-size-complex="10pt"/>
    </style:style>
    <style:style style:name="T552" style:family="text">
      <style:text-properties officeooo:rsid="0181d95e"/>
    </style:style>
    <style:style style:name="T553" style:family="text">
      <style:text-properties fo:font-size="11.5pt" officeooo:rsid="0181d95e" style:font-size-asian="11.5pt" style:font-size-complex="11.5pt"/>
    </style:style>
    <style:style style:name="T554" style:family="text">
      <style:text-properties officeooo:rsid="0182cbf1"/>
    </style:style>
    <style:style style:name="T555" style:family="text">
      <style:text-properties officeooo:rsid="01849f67"/>
    </style:style>
    <style:style style:name="T556" style:family="text">
      <style:text-properties officeooo:rsid="0185e71d"/>
    </style:style>
    <style:style style:name="T557" style:family="text">
      <style:text-properties officeooo:rsid="0186cea3"/>
    </style:style>
    <style:style style:name="T558" style:family="text">
      <style:text-properties officeooo:rsid="0191f146"/>
    </style:style>
    <style:style style:name="T559" style:family="text">
      <style:text-properties officeooo:rsid="0193971d"/>
    </style:style>
    <style:style style:name="T560" style:family="text">
      <style:text-properties officeooo:rsid="0194b055"/>
    </style:style>
    <style:style style:name="T561" style:family="text">
      <style:text-properties officeooo:rsid="0195c357"/>
    </style:style>
    <style:style style:name="T562" style:family="text">
      <style:text-properties officeooo:rsid="019b70ad"/>
    </style:style>
    <style:style style:name="T563" style:family="text">
      <style:text-properties officeooo:rsid="019d623e"/>
    </style:style>
    <style:style style:name="T564" style:family="text">
      <style:text-properties officeooo:rsid="019ef356"/>
    </style:style>
    <style:style style:name="T565" style:family="text">
      <style:text-properties officeooo:rsid="01a272b5"/>
    </style:style>
    <style:style style:name="T566" style:family="text">
      <style:text-properties officeooo:rsid="01a45fb9"/>
    </style:style>
    <style:style style:name="T567" style:family="text">
      <style:text-properties officeooo:rsid="01a5252a"/>
    </style:style>
    <style:style style:name="T568" style:family="text">
      <style:text-properties officeooo:rsid="01a63f34"/>
    </style:style>
    <style:style style:name="T569" style:family="text">
      <style:text-properties officeooo:rsid="01aa4264"/>
    </style:style>
    <style:style style:name="T570" style:family="text">
      <style:text-properties officeooo:rsid="01ace144"/>
    </style:style>
    <style:style style:name="T571" style:family="text">
      <style:text-properties officeooo:rsid="01af736f"/>
    </style:style>
    <style:style style:name="T572" style:family="text">
      <style:text-properties officeooo:rsid="01afef0f"/>
    </style:style>
    <style:style style:name="T573" style:family="text">
      <style:text-properties officeooo:rsid="01b08ff9"/>
    </style:style>
    <style:style style:name="T574" style:family="text">
      <style:text-properties officeooo:rsid="01b3def4"/>
    </style:style>
    <style:style style:name="T575" style:family="text">
      <style:text-properties officeooo:rsid="01b4cc05"/>
    </style:style>
    <style:style style:name="T576" style:family="text">
      <style:text-properties officeooo:rsid="01b63751"/>
    </style:style>
    <style:style style:name="T577" style:family="text">
      <style:text-properties style:font-weight-asian="normal" style:font-weight-complex="normal"/>
    </style:style>
    <style:style style:name="T578" style:family="text">
      <style:text-properties officeooo:rsid="00e7cc59" style:font-weight-asian="normal" style:font-weight-complex="normal"/>
    </style:style>
    <style:style style:name="T579" style:family="text">
      <style:text-properties officeooo:rsid="01b7267e"/>
    </style:style>
    <style:style style:name="T580" style:family="text">
      <style:text-properties officeooo:rsid="01ba33b7"/>
    </style:style>
    <style:style style:name="T581" style:family="text">
      <style:text-properties officeooo:rsid="01bc4ce3"/>
    </style:style>
    <style:style style:name="T582" style:family="text">
      <style:text-properties officeooo:rsid="01bc6ba5"/>
    </style:style>
    <style:style style:name="T583" style:family="text">
      <style:text-properties officeooo:rsid="01bca0e1"/>
    </style:style>
    <style:style style:name="T584" style:family="text">
      <style:text-properties officeooo:rsid="01bcf2e1"/>
    </style:style>
    <style:style style:name="T585" style:family="text">
      <style:text-properties officeooo:rsid="01bec308"/>
    </style:style>
    <style:style style:name="T586" style:family="text">
      <style:text-properties officeooo:rsid="00505920"/>
    </style:style>
    <style:style style:name="T587" style:family="text">
      <style:text-properties officeooo:rsid="01c08a3e"/>
    </style:style>
    <style:style style:name="T588" style:family="text">
      <style:text-properties officeooo:rsid="01c11861"/>
    </style:style>
    <style:style style:name="T589" style:family="text">
      <style:text-properties officeooo:rsid="01c256ba"/>
    </style:style>
    <style:style style:name="T590" style:family="text">
      <style:text-properties officeooo:rsid="01c3b931"/>
    </style:style>
    <style:style style:name="T591" style:family="text">
      <style:text-properties officeooo:rsid="01c5f948"/>
    </style:style>
    <style:style style:name="T592" style:family="text">
      <style:text-properties officeooo:rsid="01ca5e19"/>
    </style:style>
    <style:style style:name="T593" style:family="text">
      <style:text-properties officeooo:rsid="01cfabce"/>
    </style:style>
    <style:style style:name="T594" style:family="text">
      <style:text-properties officeooo:rsid="01d5089d"/>
    </style:style>
    <style:style style:name="T595" style:family="text">
      <style:text-properties officeooo:rsid="01daa076"/>
    </style:style>
    <style:style style:name="T596" style:family="text">
      <style:text-properties officeooo:rsid="01dc8dd0"/>
    </style:style>
    <style:style style:name="T597" style:family="text">
      <style:text-properties officeooo:rsid="01dd5c2b"/>
    </style:style>
    <style:style style:name="T598" style:family="text">
      <style:text-properties officeooo:rsid="01dd76bb"/>
    </style:style>
    <style:style style:name="T599" style:family="text">
      <style:text-properties officeooo:rsid="01decc6d"/>
    </style:style>
    <style:style style:name="T600" style:family="text">
      <style:text-properties officeooo:rsid="01def236"/>
    </style:style>
    <style:style style:name="T601" style:family="text">
      <style:text-properties officeooo:rsid="01e12fc0"/>
    </style:style>
    <style:style style:name="T602" style:family="text">
      <style:text-properties officeooo:rsid="01e3cfb4"/>
    </style:style>
    <style:style style:name="T603" style:family="text">
      <style:text-properties officeooo:rsid="01e6088b"/>
    </style:style>
    <style:style style:name="T604" style:family="text">
      <style:text-properties officeooo:rsid="01ebb72e"/>
    </style:style>
    <style:style style:name="T605" style:family="text">
      <style:text-properties officeooo:rsid="01ec1b66"/>
    </style:style>
    <style:style style:name="T606" style:family="text">
      <style:text-properties style:font-name="TimesNewRoman,Bold1" fo:font-size="10pt" fo:font-weight="normal" style:font-size-asian="10pt" style:font-weight-asian="normal" style:font-size-complex="10pt" style:font-weight-complex="normal"/>
    </style:style>
    <style:style style:name="T607" style:family="text">
      <style:text-properties officeooo:rsid="01f00f91"/>
    </style:style>
    <style:style style:name="T608" style:family="text">
      <style:text-properties officeooo:rsid="01f2bb70"/>
    </style:style>
    <style:style style:name="T609" style:family="text">
      <style:text-properties fo:font-size="9pt"/>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6693in" fo:text-indent="-0.25in" fo:margin-left="0.6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93in" fo:text-indent="-0.25in" fo:margin-left="0.9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93in" fo:text-indent="-0.25in" fo:margin-left="1.1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93in" fo:text-indent="-0.25in" fo:margin-left="1.4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93in" fo:text-indent="-0.25in" fo:margin-left="1.6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93in" fo:text-indent="-0.25in" fo:margin-left="1.9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93in" fo:text-indent="-0.25in" fo:margin-left="2.1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93in" fo:text-indent="-0.25in" fo:margin-left="2.4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93in" fo:text-indent="-0.25in" fo:margin-left="2.6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93in" fo:text-indent="-0.25in" fo:margin-left="2.919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svg:stroke-color="#000000" draw:fill="none" draw:fill-color="#ffffff" fo:min-height="0.41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in" svg:y="0in" svg:width="0.0165in" draw:z-index="40">
        <draw:text-box fo:min-height="0.0161in">
          <text:p text:style-name="P453">1</text:p>
        </draw:text-box>
      </draw:frame>
      <text:p text:style-name="P269"><text:span text:style-name="T242"><text:s/>Are</text:span> Changing Angular Velocity Magnetic Fields a Countermeasure to Havana Syndrome <text:span text:style-name="T242">and other Pulsed Modulated Frequency Cyberattacks?</text:span></text:p>
      <text:p text:style-name="P17"><text:span text:style-name="T242">By </text:span>M<text:span text:style-name="T242">ichael</text:span>. J. McCarron, 2021 (independent cybersecurity consultant, <text:a xlink:type="simple" xlink:href="mailto:macciarain@protonmail.com" text:style-name="Internet_20_link" text:visited-style-name="Visited_20_Internet_20_Link"><text:span text:style-name="T242">macciarain@protonmail.com</text:span></text:a>)</text:p>
      <text:p text:style-name="P17"/>
      <text:p text:style-name="P193">[pre-press, rough draft]</text:p>
      <text:p text:style-name="P147"/>
      <text:p text:style-name="P177"><text:span text:style-name="T230">Abstract:</text:span> The following is a review of studies related to Ahronov-Bohm (A-B) Generators known in the Soviet Union as Akimov Generators. <text:s/>I argue that Soviet military-industrial technology is the cause of Havana Syndrome. <text:s/>I take the results of Verma et al (2019) fMRI measurements of white and gray brai<text:span text:style-name="T527">n</text:span> matter and compare them to the findings of Kernbach and Persinger et al studies on A-B Generators and their effects on the human brain using sLORETA, and QEEG measurements, with particular attention to Rouleau (2015b) measurement of non-local Harribance configuration impact on gray matter. I argue the brain areas affected by A-B based weapons correlate between the two approaches to show a quantifiable evidence of extrinsic attack on the biology of targets, that specific brain areas are involved and can be used to profile such an A-B exploit. </text:p>
      <text:p text:style-name="P147"/>
      <text:p text:style-name="P147"/>
      <text:p text:style-name="P192">Contents:</text:p>
      <text:p text:style-name="P192"/>
      <text:p text:style-name="P192"><text:s text:c="4"/>Section I: Profiling a Directed Energy Attack Medically Speaking</text:p>
      <text:p text:style-name="P192"><text:s text:c="4"/>Section II: Technological Briefing (A-B Effect, Casimir Effect, Gravito-electromagnetics, etc)</text:p>
      <text:p text:style-name="P192"><text:s text:c="4"/>Section III: Brain Profile: Havana Syndrome, Epilepsy and Non-Local EEG Studies</text:p>
      <text:p text:style-name="P147"/>
      <text:p text:style-name="P147"/>
      <text:p text:style-name="P196">Medical Pathology of Non-Local Weapons</text:p>
      <text:p text:style-name="P36"/>
      <text:p text:style-name="P36"><text:s text:c="5"/><text:span text:style-name="T228">In the following I provide documentation on the physics of Ahronov-Bohm Effect weapons technology and neurological effects from these physics as it interacts with the interferometer known as the human brain. </text:span><text:span text:style-name="T593">This is a review work that provides documentation for the A-B Cybersecurity Device developed to counter non-local weapons (McCarron, 2021b).</text:span><text:span text:style-name="T228"> <text:s/>The physiology of those attacked by RF based weapons in the US Embassy in Havana provides one of the first efforts at medically studying the use of directed waves against a human target. <text:s/>After this I go into the use of entanglement and the physics of entanglement focusing on angular momentum and the utilization of the Ahronov-Bohm effect </text:span><text:span text:style-name="T523">and Dynamical Casimir Effect</text:span><text:span text:style-name="T228">, including it’s Gravitational </text:span><text:span text:style-name="T255">corollary</text:span><text:span text:style-name="T228"> to the EM version, covering also gravito-electromagnetism- the coupling of gravity and EM, which produces photon </text:span><text:span text:style-name="T528">emissions</text:span><text:span text:style-name="T228"> which is suggested by some researchers as that along with gravitons as the boson involved in entanglement or deep correlations </text:span><text:span text:style-name="T243">which is the </text:span><text:span text:style-name="T244">physical </text:span><text:span text:style-name="T243">basis of these weapons</text:span><text:span text:style-name="T228">. Then I show that this work was begun in the Soviet Union and then transferred to the defense industry of the United States of America as well as other NATO members, </text:span><text:span text:style-name="T527">proliferating into the Black Market</text:span><text:span text:style-name="T228">. After showing the neurological effects, then understanding the science behind the technology we can then correlate studies on A-B effect regarding Neurological effects to specific areas of the Brain affected in terms of functionality as studied by fMRI and QEEG by the </text:span><text:span text:style-name="T521">Verma et al and </text:span><text:span text:style-name="T228">Persin</text:span><text:span text:style-name="T255">g</text:span><text:span text:style-name="T228">er Group cross correlated to changes studied in the Havana Syndrome medical studies. <text:s/></text:span><text:span text:style-name="T231"><text:s/></text:span></text:p>
      <text:p text:style-name="P196"/>
      <text:p text:style-name="P196">I. Profiling a Directed Energy Attack Medically Speaking</text:p>
      <text:p text:style-name="P198"><text:s/></text:p>
      <text:p text:style-name="P198">Havana Syndrome</text:p>
      <text:p text:style-name="P198"/>
      <text:p text:style-name="P37"><text:s text:c="4"/>Havana Syndrome is a popular term coined to refer to the illnesses experienced by diplomats at the US Embassy in Havana, Cuba in 2016. It is similar to incidents at the Moscow US Embassy <text:span text:style-name="T226">of 2.4-4.0Ghz from 1953 to 1976.</text:span> <text:span text:style-name="T603">Kravkov notes the use of <text:s/>mm waves for </text:span><text:span text:style-name="T604">biological </text:span><text:span text:style-name="T603">weapons development starting in the Soviet Union in 1973 (Kravkov, </text:span><text:span text:style-name="T604">2006</text:span><text:span text:style-name="T603">). </text:span><text:span text:style-name="T226">Another incident was reported in</text:span> Guangzhou, China also at a US Embassy in 2018. The same illnesses were reported by Russian politician Boris <text:soft-page-break/>Yeltsin <text:span text:style-name="T232">(Kernbach, 2017) </text:span>in the early 1990s during the break up of the Soviet Union and attempted coup by Communist Generals. Scientists studying the phenomenon cite <text:span text:style-name="T528">micro</text:span>waves <text:span text:style-name="T528">(mm waves)</text:span> as the culprit, directed pulsed Radio Frequency weapons. Whereas critics dismiss the use of highly sensitive technology to militaries around the world calling the situation a case of mass psychogenic illness, which fits well with a disinformation campaign to keep highly classified technology <text:span text:style-name="T232">top </text:span>secret. <text:span text:style-name="T528">There is a general pattern of labeling any serious researchers in this area that are outside military control as pseudoscientists, for instance see the case of Akimov (McCarron, 2021, Ch. 8), former Soviet scientist then denounced as a pseudo-scientist after disclosure of the Soviet military technology. </text:span></text:p>
      <text:p text:style-name="P37"><text:s text:c="4"/><text:span text:style-name="T232">Neurologists at the University of Pennsylvania (Verma et al, 2019) studied the brains of embassy staff from the Havana incidents. <text:s/>All professional diplomats and military personnel who complained of the following symptoms:</text:span> </text:p>
      <text:p text:style-name="P9"/>
      <text:p text:style-name="P376">Balance problems, tinnitus, <text:span text:style-name="T258">h</text:span>earing strange grating noises, headache, hearing loss, memory loss, and nausea</text:p>
      <text:p text:style-name="P38"/>
      <text:p text:style-name="P39"><text:span text:style-name="T528">These symptoms can also occur when working near Radar installations as reported by military technicians since the inception of Radar. </text:span>Verma <text:span text:style-name="T528">et als</text:span> (2019) Neuroimaging <text:span text:style-name="T232">studies focused on the change in white matter and gray matter volumes of the attacked individuals compared to controls the main area affected was the right hemisphere, specifically altering the auditory: </text:span><text:span text:style-name="T572">Right and Left Superior Temporal Gyrus, Heschl’s Gyrus (BA 22, 48); Right Thalamus</text:span><text:span text:style-name="T232"> <text:s/>and </text:span><text:span text:style-name="T255">visual-spatial</text:span><text:span text:style-name="T232"> subnets: </text:span><text:span text:style-name="T572">R &amp; L Frontal Gyrus, Superior Frontal Gyrus, Precentral Gyrus (BA 6); R &amp; L Inferior Parietal Sulcus (BA 2, 40, 7); R &amp; L Frontal Operculum, IFG (BA 44,45, 48) R &amp; L Temporal Gyrus (BA 37), also involved in vision is the Cuneus (BA 17)</text:span><text:span text:style-name="T232">. Finding</text:span><text:span text:style-name="T233"> </text:span><text:span text:style-name="T232">a </text:span><text:span text:style-name="T233">difference </text:span><text:span text:style-name="T232">of </text:span><text:span text:style-name="T233">whole brain white matter volume, regional gray and white matter volume, mainly in the right hemisphere. </text:span><text:span text:style-name="T232">The </text:span><text:span text:style-name="T255">Cerebellar</text:span><text:span text:style-name="T233"> tissue </text:span><text:span text:style-name="T519">micro</text:span><text:span text:style-name="T255">-structural</text:span><text:span text:style-name="T233"> integrity </text:span><text:span text:style-name="T232">was</text:span><text:span text:style-name="T233"> damaged. Functional connectivity in the auditory/</text:span><text:span text:style-name="T255">visual-spatial</text:span><text:span text:style-name="T233"> subnets </text:span><text:span text:style-name="T232">was reduced. <text:s/>The study does not address a specific causality although they do believe that some of form of pulsed directed </text:span><text:span text:style-name="T528">micro</text:span><text:span text:style-name="T232">waves were involved. The researchers note that: </text:span><text:span text:style-name="T233">“the clinical importance of these differences is uncertain and may require further study.” </text:span><text:span text:style-name="T232">(Verma et al, 2019) <text:s/></text:span></text:p>
      <text:p text:style-name="P39"/>
      <text:p text:style-name="P259"><draw:frame draw:style-name="fr3" draw:name="Image40" text:anchor-type="char" svg:x="0.2752in" svg:y="0.0217in" svg:width="6.0425in" svg:height="5.1409in" draw:z-index="39"><draw:image xlink:href="Pictures/1000020100000375000002F1EC84756297072FBC.png" xlink:type="simple" xlink:show="embed" xlink:actuate="onLoad" loext:mime-type="image/png"/></draw:frame><text:soft-page-break/>(Verma et al, 2019, <text:span text:style-name="T571">Supplemental Materials</text:span>)</text:p>
      <text:p text:style-name="P39"/>
      <text:p text:style-name="P39"><text:span text:style-name="T232"><text:s text:c="4"/>As shall be seen later the area of BA 22 </text:span><text:span text:style-name="T234">w</text:span><text:span text:style-name="T572">as</text:span><text:span text:style-name="T234"> involved in early Soviet and later Russian research as well as those scientist</text:span><text:span text:style-name="T528">s</text:span><text:span text:style-name="T234"> </text:span><text:span text:style-name="T528">employment</text:span><text:span text:style-name="T234"> with western companies such as Lockheed-Martin (see Norseen et al, 1999). An additional area affected was the volume differences between right and left ventral diencephalon, the caudal (posterior) part of the forebrain contain</text:span><text:span text:style-name="T254">in</text:span><text:span text:style-name="T234">g the thalamus, hypothalamus and ventral thalamus and the third ventricle. Further, they found higher mean fractional anisotropy, the property of substances to exhibit variations in physical properties along different molecular axes (i.e. crystals, H</text:span><text:span text:style-name="T35">2</text:span><text:span text:style-name="T234">O). </text:span></text:p>
      <text:p text:style-name="P272"><text:s text:c="4"/><text:span text:style-name="T234">In the supplementary information provided in their study Table 7 provides some of the areas of the brain that have high levels of differentiation from the control group.</text:span></text:p>
      <text:p text:style-name="P273"/>
      <text:p text:style-name="P273"><text:span text:style-name="T234">Brain organelles with large difference from normative values of brain morphology</text:span>:</text:p>
      <text:list xml:id="list4072402270" text:style-name="L1">
        <text:list-item>
          <text:p text:style-name="P471">Cuneus, receives visual information from the senses, retina. Broadmann Area 17. <text:s/></text:p>
        </text:list-item>
      </text:list>
      <text:p text:style-name="P273"/>
      <text:list xml:id="list154412260824812" text:continue-numbering="true" text:style-name="L1">
        <text:list-item>
          <text:p text:style-name="P466"><text:span text:style-name="T199"><text:s text:c="3"/></text:span><text:span text:style-name="T200">Anterior</text:span><text:span text:style-name="T199"> Insula, involved in consciousness, salience, emotion, homeostasis, compassion/empathy, taste, perception, self-awareness, cognitive function </text:span><text:span text:style-name="T201">in</text:span><text:span text:style-name="T199">terpersonal experience-- involved in psychopathology, connects to the Amygdala. Loss of Balance and vertigo in people with lesions in the insula. <text:s/>The posterior insula processes auditory detection, simple auditory hallucinations were elicited by electrical functional stimulation. It has no Broadmann area as it covers a large area. </text:span><text:span text:style-name="T279">2 Spontaneous activity fluctuations in anterior insular cortex influence auditory perception </text:span><text:span text:style-name="T341">(Sterzer, 2010)</text:span></text:p>
        </text:list-item>
      </text:list>
      <text:p text:style-name="P274"/>
      <text:list xml:id="list154411515993803" text:continue-numbering="true" text:style-name="L1">
        <text:list-item>
          <text:p text:style-name="P467"><text:soft-page-break/><text:span text:style-name="T202"><text:s text:c="4"/></text:span><text:span text:style-name="T199">Putamen, </text:span><text:span text:style-name="T195">Broadman Area 8</text:span><text:span text:style-name="T199">, regulate movements at various stages (preparation , execution and influences learning. <text:s/>Neurotransmitters GABA, acetylcholine, encaphalin, dopamine. It receives serotonin, glutamate. It is part of the “hate circuit” along with the insula . In Male-to-Female Trans people this area has significantly larger gray matter. </text:span></text:p>
        </text:list-item>
      </text:list>
      <text:p text:style-name="P274"/>
      <text:list xml:id="list154413293225122" text:continue-numbering="true" text:style-name="L1">
        <text:list-item>
          <text:p text:style-name="P468"><text:span text:style-name="T203"><text:s text:c="4"/>Post-Central Gyrus, Broadmann Area 1,2,3. Somat</text:span><text:span text:style-name="T196">o</text:span><text:span text:style-name="T203">sensory cortex, part of Default Network, contains a sensory strip representing the lower part of the body, contains an inverted map of the contralateral body mirroring the motor strip. <text:s/>Senses touch, pressure, pain, temperature. TMS </text:span><text:span text:style-name="T196">[and probably Transcerebral Magnetic Stimulation yet tested for proof of effect]</text:span><text:span text:style-name="T203"> improves tactile discrimination and reo</text:span><text:span text:style-name="T201">r</text:span><text:span text:style-name="T203">ganizes the somat</text:span><text:span text:style-name="T196">o</text:span><text:span text:style-name="T203">sensory map, also affects pain modulation. </text:span></text:p>
        </text:list-item>
      </text:list>
      <text:p text:style-name="P275"/>
      <text:list xml:id="list154411853372861" text:continue-numbering="true" text:style-name="L1">
        <text:list-item>
          <text:p text:style-name="P472"><text:s text:c="4"/>Middle Temporal Gyrus (BA 21, part of Temporal Lobe: BA 20,21,22, measured by EEG C4) <text:s/>Functions for object vision, recognition, facial recognition. </text:p>
        </text:list-item>
      </text:list>
      <text:p text:style-name="P276"/>
      <text:list xml:id="list154411980160717" text:continue-numbering="true" text:style-name="L1">
        <text:list-item>
          <text:p text:style-name="P469"><text:span text:style-name="T195"><text:s text:c="4"/>Triangular part of the Inferior Frontal Gyrus (BA 45, part of Broca’s Area as cited by Norseen </text:span><text:span text:style-name="T196">below</text:span><text:span text:style-name="T195">), part of the IFG: BA 44,45,47 <text:s/>Semantic processing, associated with N400 waves in EEG. Part of the VLPFC </text:span><text:span text:style-name="T196">(</text:span><text:span text:style-name="T109">ventrolateral prefrontal cortex</text:span><text:span text:style-name="T196">)</text:span><text:span text:style-name="T195"> </text:span><text:span text:style-name="T197">[related to hypnosis, (McCarron 2021, </text:span><text:span text:style-name="T196">Ch.11 ‘Hypnosis in Warfare’</text:span><text:span text:style-name="T197">)]</text:span><text:span text:style-name="T195">. Functions as cogn</text:span><text:span text:style-name="T196">i</text:span><text:span text:style-name="T195">tive control of memory. <text:s/>Language processing. In Schizophrenics this area is distorted. </text:span><text:span text:style-name="T198">In Epileptics right IFG (EEG F8) is where seizures start.</text:span></text:p>
        </text:list-item>
      </text:list>
      <text:p text:style-name="P276"/>
      <text:list xml:id="list154412532633946" text:continue-numbering="true" text:style-name="L1">
        <text:list-item>
          <text:p text:style-name="P470"><text:span text:style-name="T195"><text:s text:c="4"/></text:span><text:span text:style-name="T197">P</text:span><text:span text:style-name="T195">arietal </text:span><text:span text:style-name="T197">O</text:span><text:span text:style-name="T195">perculum </text:span><text:span text:style-name="T204">Broadmann Area 40 secondary som</text:span><text:span text:style-name="T196">a</text:span><text:span text:style-name="T204">t</text:span><text:span text:style-name="T196">o</text:span><text:span text:style-name="T204">sensory system </text:span><text:span text:style-name="T118">Recent data suggest that the parietal operculum acts as an integration center within a multimodal network, originating from different primary sensory and motor cortices and projecting to frontal, parietal and temporal cortical hubs, which in turn govern cognitive and motor functions. Thus, parietal operculum might also play a crucial role in the integrated control of voluntary movement and posture.</text:span><text:span text:style-name="T279"> </text:span><text:span text:style-name="T342">(Marchese, 2019) </text:span></text:p>
        </text:list-item>
      </text:list>
      <text:p text:style-name="P278"/>
      <text:list xml:id="list154412028173287" text:continue-numbering="true" text:style-name="L1">
        <text:list-item>
          <text:p text:style-name="P468"><text:span text:style-name="T205"><text:s text:c="4"/>S</text:span><text:span text:style-name="T203">upramarginal </text:span><text:span text:style-name="T205">G</text:span><text:span text:style-name="T203">yrus </text:span><text:span text:style-name="T109">The supramarginal gyrus</text:span><text:span text:style-name="T113"> </text:span><text:span text:style-name="T109">is part of the somatosensory association cortex, which interprets tactile sensory data and is involved in perception of space and limbs location. It is also involved in identifying postures and gestures of other people and is thus a part of the mirror neuron system.</text:span><text:span text:style-name="T279"> <text:s/></text:span><text:span text:style-name="T343">Broadmann Area 40</text:span></text:p>
        </text:list-item>
      </text:list>
      <text:p text:style-name="P275"/>
      <text:list xml:id="list154411680181616" text:continue-numbering="true" text:style-name="L1">
        <text:list-item>
          <text:p text:style-name="P468"><text:span text:style-name="T205"><text:s text:c="4"/>T</text:span><text:span text:style-name="T203">emporal </text:span><text:span text:style-name="T205">P</text:span><text:span text:style-name="T203">ole </text:span><text:span text:style-name="T205">found in the</text:span><text:span text:style-name="T203"> </text:span><text:span text:style-name="T206">Temporal Lobe complex. </text:span><text:span text:style-name="T109">The temporal pole</text:span><text:span text:style-name="T113"> </text:span><text:span text:style-name="T109">is a paralimbic region involved in high level semantic representation and socio-emotional processing. The uncinate fasciculus provides a direct bidirectional path to the orbitofrontal cortex, allowing mnemonic representations stored in the temporal pole</text:span><text:span text:style-name="T113"> </text:span><text:span text:style-name="T109">to bias decision making in the frontal lobe.</text:span><text:span text:style-name="T279"> </text:span><text:span text:style-name="T343">Broadmann Area 38</text:span></text:p>
        </text:list-item>
      </text:list>
      <text:p text:style-name="P275"/>
      <text:p text:style-name="P277">Below where I present the data on the Brain science involved in studying the affects of A-B weapons we will see how the Havana Study correlates with Persinger et als research. Another researcher on A-B weapons is Dr. Serge Kernbach at U. Stuttgart. He remarks specifically on the Havana Syndrome in relation to weapons:</text:p>
      <text:p text:style-name="P377"/>
      <text:p text:style-name="P378">Can such neurological symptoms occur when the rhythms of biochemical oscillators in the central nervous system are disturbed during nonlocal exposure for several weeks or months? Specialists should answer these questions. <text:span text:style-name="T214">(Kernbach, 2017)</text:span></text:p>
      <text:p text:style-name="P328"/>
      <text:p text:style-name="P329">The Verma et al study is one attempt to answer this question. He further goes into the Soviet military developers view of these technologies as non-lethal weapons.</text:p>
      <text:p text:style-name="P328"/>
      <text:p text:style-name="P379"><text:soft-page-break/>Akimov spoke about the possibility of using this technology in a kind of non-lethal weapon (for example, and at the conference ’KGB: Yesterday, Today, Tomorrow’ ). Taking into account that this experiment is easy to repeat (for example, the script for creating feedback in the ’transmitter’ is provided in the paper), we ask ourselves, whether the ’1986 experiment’ did open the Pandora’s box for nonlocal biological technologies? </text:p>
      <text:p text:style-name="P379"><text:s text:c="4"/>An unexpected result of this replication experiment represents the potential possibility for a remote monitoring of biological organisms (and possibly non-biological objects). By introducing nonlocal feedback, the object on the transmitter side becomes ’entangled’ with the receiver and can thus be nonlocally monitored. It is necessary to set up such an operation of a remote station, which would not affect the monitoring object. This new aspect needs further verification and development. <text:span text:style-name="T214">(Kernbach, 2017)</text:span></text:p>
      <text:p text:style-name="P18"/>
      <text:p text:style-name="P40">It was the Soviet developers that used the quantum mechanical effect of entanglement to “dose” a target of their technology using the Ahronov-Bohm effect. <text:s/>The creation of the actual tech is well documented and it’s transition into the west, including defense industry markets as well as being available in the black market to non-state actors, so that in our day <text:span text:style-name="T574">hypothetically </text:span>anyone from a state <text:span text:style-name="T529">(such as Israel)</text:span> to a private defense contractor (such as SCL Group <text:span text:style-name="T529">of</text:span> Cambridge Analytica <text:span text:style-name="T529">fame</text:span>), as well as terrorist organization of all styles of the political spectrum, <text:span text:style-name="T575">but more so those aligned with the Black International</text:span> <text:span text:style-name="T574">(e.g. UDA, UVF)</text:span> <text:span text:style-name="T235">with sufficient small-scale technical infrastructure </text:span><text:span text:style-name="T575">could have the capability to deploy such a weapon</text:span>.</text:p>
      <text:p text:style-name="P40"/>
      <text:p text:style-name="P40"/>
      <text:p text:style-name="P267">II. Technological <text:span text:style-name="T529">Briefing</text:span></text:p>
      <text:p text:style-name="P267"/>
      <text:p text:style-name="P196">Soviet Technology in the US National Security Defense Industry</text:p>
      <text:p text:style-name="P196"/>
      <text:p text:style-name="P312"><text:span text:style-name="T298"><text:s text:c="4"/></text:span><text:span text:style-name="T280">I cover the history and development of Soviet Military technology and it’s transfer to the United States of America in my book </text:span><text:span text:style-name="T349">Battlespace of Mind </text:span><text:span text:style-name="T354">(McCarron 2021) <text:s/>(</text:span><text:a xlink:type="simple" xlink:href="http://www.github.com/autonomous019/Battlespace_Of_Mind" text:style-name="Internet_20_link" text:visited-style-name="Visited_20_Internet_20_Link"><text:span text:style-name="T354">http://www.github.com/autonomous019/Battlespace_Of_Mind</text:span></text:a><text:span text:style-name="T354">)</text:span><text:span text:style-name="T349">. </text:span><text:span text:style-name="T354">A succinct account is that the development of A-B weapons actually predates that of the Cold War, with early work begun in this area in the 1920s during the Reichswehr-Soviet Technical cooperation agreement, the Rapa</text:span><text:span text:style-name="T360">ll</text:span><text:span text:style-name="T354">o Agreement. <text:s/>In the 1930s Nazi researchers according to Soviet researchers developed the use of remote influencing biological objects with equipment seized during the end of the war, initially begun by Ar</text:span><text:span text:style-name="T357">denne, who experimented with brain-to-brain transfer of thoughts using EM (See McCarron, 2021, Ch.8, Quantum Consciousness for details of Nazi origins </text:span><text:span text:style-name="T358">and transfer to Soviet Union post war</text:span><text:span text:style-name="T357">)</text:span><text:span text:style-name="T354">. Later, the Soviets arrested key nuclear engineers of the Nazi regime and brought them under forced labor to aid the Soviet Nuclear program. <text:s/>Earlier work had been done during the war, including the awareness of </text:span><text:span text:style-name="T355">viscosity</text:span><text:span text:style-name="T354"> of deuterium under studying D</text:span><text:span text:style-name="T36">2</text:span><text:span text:style-name="T354">O. A secret weapons development intelligence bureau was set up in Berlin </text:span><text:span text:style-name="T357">(Navy Patent and Technology Office, see McCarron 2021, Ch. 3 for details on Nazi research in remote surveillance) </text:span><text:span text:style-name="T354">during the war that involved one of the founders of Quantum Mechanics, Pascual Jordan, and </text:span><text:span text:style-name="T358">some</text:span><text:span text:style-name="T354"> of his close collaborators in molecular biology </text:span><text:span text:style-name="T358">genetics research</text:span><text:span text:style-name="T354"> and the Nazi Nuclear program w</text:span><text:span text:style-name="T360">ho were </text:span><text:span text:style-name="T354">taken to the Soviet Union,</text:span><text:span text:style-name="T182"> </text:span><text:span text:style-name="Emphasis"><text:span text:style-name="T92">Timoféeff</text:span></text:span><text:span text:style-name="T93">-Ressovsky and Karl Zimmer <text:s/>with expertise in the Nazi Nuclear program in cancer and radiation, altering genes with EM, etc.</text:span><text:span text:style-name="T183"> </text:span><text:span text:style-name="T354"><text:s text:c="2"/>Russian researchers trace the origins of the Cold War weapons program which was re-started in the 1950s after Stalin stopped all research in 1937, purging his military just before the war and diagnosed with schizophrenia which can also mimic temporal lobe epilepsy which also as we shall see below match symptoms of A-B effect on the Brain when used maliciously. </text:span><text:span text:style-name="T358">The studies on remote influence on biological objects were first conducted in 1966 by Kaznacheev and <text:s/>another team lead by N.D. Devyatkov, who reverse engineered the Nazi generators, and M.B. Golant studying ‘the resonant response of living biological objects </text:span><text:span text:style-name="T359">exposed</text:span><text:span text:style-name="T358"> to microwaves (mm waves)”, </text:span><text:span text:style-name="T361">(</text:span><text:span text:style-name="T358">McCarron 2021, Ch. 8</text:span><text:span text:style-name="T361">). </text:span><text:span text:style-name="T362">It was also in 1966 that the first Soviet plans for detecting HFGW was formulated by G.A. Lupanov, using capacitors for detectors.</text:span></text:p>
      <text:p text:style-name="P221"/>
      <text:p text:style-name="P18"><text:soft-page-break/><text:span text:style-name="T215"><text:s text:c="4"/>Reflexive Control, Cybernetics and Biology where used to further the weapons program. <text:s/>In the later part of the 1990s the US NSA became interested in Soviet Weapons development using A-B Effect and specifically at injecting ‘corrective behavior’ using various psychological mechanism delivered remotely through the transmitters of the A-B Generators. <text:s/>One company contracted to develop American versions of Soviet technology was Lockheed-Martin, which is where an engineer, Dr. John Norseen, who studied in Russia, </text:span><text:span text:style-name="T216">was contracted to develop Air Control systems which involved interactions monitored automatically as a means to assist the pilot for safety purposes. <text:s/>His other work with Lockheed-Martin involved the creation of sentient machines (Norseen, 2000) for automation, the creation of ‘Thought-Injection’ to correct the behavior of terrorists. His ideals of using ‘Thought-Injection’ were reported in popular publications as well as military publications of the late 1990s and early 2000s, before talk of this work stopped </text:span><text:span text:style-name="T218">after being deployed</text:span><text:span text:style-name="T216">. <text:s/>We are aware of his work by his public statements, papers and conversations with others that were documented such as (</text:span><text:span text:style-name="T217">Norseen, </text:span><text:span text:style-name="T216">Laurie, 2002). <text:s/>From these open public sources we can gain valuable information on how a neurological based weapon </text:span><text:span text:style-name="T218">could</text:span><text:span text:style-name="T216"> be created. </text:span></text:p>
      <text:p text:style-name="P220"/>
      <text:p text:style-name="P19"><text:s text:c="4"/><text:span text:style-name="T239">The following is different material from that presented in McCarron 2021 (Ch.4 </text:span><text:span text:style-name="T238">‘Lessons from an American Weapons Developer’</text:span><text:span text:style-name="T239">). Here I drill down into some of the specific areas that Norseen was interested in, in terms of ‘Thought-Injection’ in which he proposed using radar to inject and monitor the thoughts of the terrorist, his neurobiological interests primarily focused on using Electromagnetism (E x H Fields), to influence the </text:span><text:span text:style-name="T530">micro</text:span><text:span text:style-name="T239">tubules </text:span><text:span text:style-name="T240">(MT10 and MT13 types) </text:span><text:span text:style-name="T239">in the Neurons of the Brain, </text:span><text:span text:style-name="T240">which was compiled from Brain Maps using QEEG working with Soviet Researcher Juri Kropotov of the Brain Institute in St. Petersburg one of the original centers of research for remote influence in terms of psychology. He coined the term BioFusion as on overarching term relating to the sensor fusion of the human senses. In a 1999 study co-authored between Norseen and Kropotov studied the visual cortex, one of the main areas affected by the Havana Syndrome, specifically in Norseen’s other work (Norseen, 2000) he cites specifically BA 17,18 which is the visual pathway </text:span><text:span text:style-name="T530">altered in Havana Syndrome</text:span><text:span text:style-name="T240">, </text:span><text:span text:style-name="T241">BioFusion as the sensory input is the starting point in understanding how ‘Thought-Injection’ is accomplished. <text:s/>Norseen has remarked on what is BioFusion: </text:span><text:span text:style-name="T60">“</text:span><text:span text:style-name="T61">emergent process of biochemical induced, electromagnetic E &amp; H [electric and magnetic flux] fields mediated interactions of information with uniquely configured neural structures, and expressed into work via protein reconfiguration </text:span><text:span text:style-name="T62">[</text:span><text:span text:style-name="T76">micro</text:span><text:span text:style-name="T62">tubules]</text:span><text:span text:style-name="T61"> under the term BioFusion.” (Norseen, 2000) </text:span><text:span text:style-name="T62">and “</text:span><text:span text:style-name="T61">Biofusion involves posterior inferior temporal gyri (ITG) </text:span><text:span text:style-name="T76">[altered in Havana Syndrome]</text:span><text:span text:style-name="T61"> in v</text:span><text:span text:style-name="T63">i</text:span><text:span text:style-name="T61">sual perception moda</text:span><text:span text:style-name="T63">l</text:span><text:span text:style-name="T61">ity. The ability to blend vision and verbal modality in the Temporal Cortex, TC-22 and Broadmann’s Area 44 [Broca’s Area].” (Norseen, 2000). </text:span><text:span text:style-name="T63">It is interesting that the areas targeted are also areas that were affected by Havana Syndrome. <text:s/>The ability to sense and alter a brain state happens in the </text:span><text:span text:style-name="T75">micro</text:span><text:span text:style-name="T63">second scale, see point durations below, as explained by Norseen:</text:span></text:p>
      <text:p text:style-name="P281"/>
      <text:p text:style-name="P380"><text:span text:style-name="T42">“</text:span><text:span text:style-name="T58">The time scale for BioFusion action is remarkably short.</text:span><text:span text:style-name="T57"> <text:s/></text:span><text:span text:style-name="T58">The vast majority of the brain executes its portfolio of actions in seconds to tenths, to hundredths of seconds.</text:span><text:span text:style-name="T57"> <text:s/></text:span><text:span text:style-name="T58">It is very hard for the brain consciously to concentrate for minutes or hours on end, almost as if in the striatum, our sense of time to dwell, our biochronicity is preset for the sub-second regime.</text:span><text:span text:style-name="T57"> <text:s/></text:span><text:span text:style-name="T58">Can this be reset?</text:span><text:span text:style-name="T57"> <text:s/></text:span><text:span text:style-name="T58">The answer would appear to be yes, if only at least from episodic documentary from periods of altered states and periods of time loss due to dissociative or fugue events.</text:span><text:span text:style-name="T57"> <text:s/></text:span><text:span text:style-name="T58">This also does not preclude that the brain may be engaged in very long term, but non-conscious, mathematical processing.</text:span><text:span text:style-name="T57"> <text:s/></text:span><text:span text:style-name="T58">So what would happen if suddenly, instantly, in fit of advanced, catastrophic evolutionary rage, that our brain would suddenly operate on a far more distant Time Slope of not seconds and partial seconds, but thought domains of hours, days, years – allowing Sentient Machines to handle the routine reasoning tasks of the lesser Time Limits?</text:span><text:span text:style-name="T57"> <text:s/></text:span><text:span text:style-name="T58">Such time-thought testing is now available in Cortical Emulation Research (CER).</text:span><text:span text:style-name="T57"> <text:s/></text:span><text:span text:style-name="T58">And where is the dark matter of the brain, the untapped regions that will provide for our future, perhaps even Accelerated Rates of Evolution?</text:span><text:span text:style-name="T57"> <text:s/></text:span><text:span text:style-name="T58">The answer may exist at the layer in the anterior cingulate between the older brain, deeper brain and the outer folding top cover of the </text:span><text:soft-page-break/><text:span text:style-name="T58">cortex, as well as in the less knotty, less complicated realm of the right side of the brain – </text:span><text:span text:style-name="T57">‘</text:span><text:span text:style-name="T87">The God Spots!”” </text:span><text:span text:style-name="T88">(Norseen, 2000) </text:span></text:p>
      <text:p text:style-name="P281"/>
      <text:p text:style-name="P41"><text:span text:style-name="T63">I</text:span><text:span text:style-name="T59">t is interesting to note that Norseen specifically mentions the anterior cingulate which is a prime difference between highly and non-highly hypnotizable persons who have an </text:span><text:span text:style-name="T78">hightened activation in the ACC</text:span><text:span text:style-name="T59">, He also mentions in other places the connection to the Amygdala, which is enlarged in highly hypnotizables and in Epileptic patients. The Cortical Emulation Research he is referencing is that of former Soviet </text:span><text:span text:style-name="T77">scientist </text:span><text:span text:style-name="T59">Dr. Juri Kropotov. <text:s/>The timings involved come into play in creating modulated phases or frequencies which are used to alter the electromagnetism of the brain. <text:s/>As shall be seen is the main principle involved in the Soviet A-B Generators. <text:s text:c="2"/>Norseen speaks of magnetism and reconfiguration of proteins, like the </text:span><text:span text:style-name="T77">micro</text:span><text:span text:style-name="T59">tubules:</text:span></text:p>
      <text:p text:style-name="P282"/>
      <text:p text:style-name="P432">“<text:span text:style-name="T222">emergent process of biochemical induced, electromagnetic E &amp; H [electric and magnetic flux] fields mediated interactions of information with uniquely configured neural structures, and expressed into work via protein reconfiguration under the term BioFusion.” (Norseen, 2000)</text:span></text:p>
      <text:p text:style-name="P283"/>
      <text:p text:style-name="P42"><text:span text:style-name="T61"><text:s text:c="4"/></text:span><text:span text:style-name="T64">Sentient Machines of which Dr. Norseen advocates, which is a common attribute of being interested in cybernetics along with remote influence of biological objects, seen routinely in Soviet research as well as by Dr. Serge Kernbach who teaches Cybernetics, reminding us that cybernetics is the study of control in the machine and the animal. The primary protein that Dr. Norseen is interested in altering using EM waves is that of the MT10 and MT13 </text:span><text:span text:style-name="T74">(25nm width, Casimir Effect length) </text:span><text:span text:style-name="T64">structures in the neurons, </text:span><text:span text:style-name="T74">damage to MT13 in neurons is associated with Alzheimers, brain tra</text:span><text:span text:style-name="T77">u</text:span><text:span text:style-name="T74">ma and other brain ailments due to microtubule disturbances. </text:span><text:span text:style-name="T64"><text:s/>In some of his presentation slides (see Laurie 2002) he writes of MT10 </text:span><text:span text:style-name="T77">(cellular mitosis controller) </text:span><text:span text:style-name="T64">as an electrical biocomputer, and importantly for A-B effect MT13 as a magnetic biocomputation, which he notes is targeted by potentials as in the A-B Effect. </text:span><text:span text:style-name="T65">Pribram speaks of MT as a wave guide, “</text:span><text:span text:style-name="T66">The intracellular spread of dendritic polarizations can be accounted for by </text:span><text:span text:style-name="T77">micro</text:span><text:span text:style-name="T176">tubular structures that act as wave guides and provide additional surface </text:span><text:span text:style-name="T177">upon which the polarizations can act” </text:span><text:span text:style-name="T178">(Pribram, 1999)</text:span><text:span text:style-name="T67"> </text:span><text:span text:style-name="T68">Norseen posited the concept of Quanum Shift Keys (QSK) which interacts as a lock-key mechanism to alter MTs. <text:s/>He cites in his work the ideals of Primbram and Hameroff </text:span><text:span text:style-name="T73">(see McCarron, 2021, Ch.8. Quantum Consciousness for detailed discussion)</text:span><text:span text:style-name="T68">, who also worked with former Communist block scientist Dr. Koruga (U. of Belgrade, Serbia, former </text:span><text:span text:style-name="T71">Yugoslavia</text:span><text:span text:style-name="T68">), on the ideal of </text:span><text:span text:style-name="T75">micro</text:span><text:span text:style-name="T68">tubules and Consciousness, Hameroff published with Karl Pribram on the topic in 1994. Brain Holography was the area cited in terms of Pribram as we shall see below, the ideals of MTs and neurons goes back to the concept of the Objective Reduction a gravitational collapse of the wave state created by Penrose and Hameroff, here we see already the role of gravity and gravitons in the collapse as shall be discussed later in relation to the Gravitational Ahronov-Bohm effect and other Soviet research in control using gravitational waves, (See McCarron 2021, ‘</text:span><text:span text:style-name="T78">CH.8 </text:span><text:span text:style-name="T68">Quantum Consciousness’). <text:s/>The orchestrated reduction according to Norseen takes place in the Neuropil and involves 4 Quanta, a quaternion. <text:s text:c="2"/>Norseen writes regarding the role of QSK and MTs:</text:span><text:span text:style-name="T246"> </text:span></text:p>
      <text:p text:style-name="P20"/>
      <text:p text:style-name="P381">“...<text:span text:style-name="T42">a biofield communication both local and non-local to the protein MT strings. Calpain induced start/stop in the dendritic-synaptic receptors, with varying degrees of glial cells neurochemical nutrient infusion, turn on or off the </text:span><text:span text:style-name="T245">Q</text:span><text:span text:style-name="T42">SK coded learning sequences in the MT.” (Norseen, 1996). </text:span></text:p>
      <text:p text:style-name="P43"/>
      <text:p text:style-name="P48">The role of magnetic fields in interstitial water of MTs has been proven by Bandyopadhyay’s Group <text:span text:style-name="T469">(See McCarron, 2021, Ch. 8 Quantum Consciousness for detailed discussion)</text:span> in The Materials Science Institute in Japan, <text:span text:style-name="T470">interstitial water core of MT acts as a current source, controls internal conductivity and force modulation (jerks or pulses of waves)</text:span>. We see that the QSK is a E-H Field as mentioned by Norseen. It is claimed that <text:span text:style-name="T247">human thought can be reduced down to a Krylov sub-space, “</text:span><text:span text:style-name="T60">“</text:span><text:span text:style-name="T61">the human condition captured in automated krylov space”, </text:span><text:span text:style-name="T69">as Norseen put it</text:span><text:span text:style-name="T61"> (Norseen, </text:span><text:span text:style-name="T69">2000).</text:span><text:span text:style-name="T247"> <text:s/>These calculations were begun by Juri Kropotov in the Soviet Union in the 1980s. <text:s/>Again, it does not seem Norseen has invented these techniques but learned of them for Lockheed-Martin from the original </text:span><text:soft-page-break/><text:span text:style-name="T247">Soviet Communist science researchers, Kropotov has called the collapse of the totalitarian-dictatorship of the Soviet Union ‘horrible’ (Kropotov, </text:span><text:span text:style-name="T256">2009</text:span><text:span text:style-name="T247">). <text:s/>Norseen writes regarding Kropotov’s contribution to ‘Thought-Injection’:</text:span></text:p>
      <text:p text:style-name="P49"/>
      <text:p text:style-name="P445">Even more extraordinary, Dr. Kropotov was able to capture the complex adaptive rules of mental functions, perceptual activity across sensory modalities, into software to produce Cortical Emulation Research, by which the same math functions that appear in brains, can now be made to emerge in software. <text:s/>This finding of extreme importance leads us to Information Injection via the introduction or playback of the Inverse Function of the Gabor in Hilbert Space, or whatever other mathematical domain that also may be workable in various species’ brains. Thoughts then could be categorized as either culturally dependent, or when synthetically produced, as culturally independent. <text:s/>Both culturally independent and dependent thought means that machines could be produced that could conceivably never be able to communicate with a human. <text:s/>It/they would exist in its/their own perceptual world made up of its/their own mathematical thought structures. <text:s/>But more likely is that some common, semiotic language of human-machine interests will arise that can universally transform to some degree each particular species, to include synthetic species, into emergent mathematical thought domains.” (Norseen, 2000) <text:span text:style-name="T531">[Pure Soviet constructivism]</text:span></text:p>
      <text:p text:style-name="P326"><text:span text:style-name="T59">The inverse function is similar to experiments aimed at stopping seizures by playing back an EM recording of the patients brain waves to suppress seizures the work of </text:span><text:span text:style-name="T457">S</text:span><text:span text:style-name="T212">andyk, Anninos in 1992 attenuated se</text:span>i<text:span text:style-name="T212">zures by playing back through EM the intensity and frequency of a magnetic field from </text:span><text:span text:style-name="T531">the </text:span><text:span text:style-name="T212">MEG profile of patient. (repeated for n=150 other patients succes</text:span>s<text:span text:style-name="T212">fully) </text:span><text:span text:style-name="T457">(Ye et al, 2019). </text:span>So clearly we can see that the science behind what Norseen is referring to is based on experimental success.</text:p>
      <text:p text:style-name="P287"/>
      <text:p text:style-name="P325"><text:span text:style-name="T59"><text:s text:c="4"/>Dr. Kropotov is a world renownded scientist in what has become known as Quantitative Electroencephalography (QEEG), he worked extensively studying various medical conditions of the Brain using EEG measuring tools, fMRI, during the late Soviet days Positron Electro</text:span><text:span text:style-name="T77">n</text:span><text:span text:style-name="T59"> Tomography to map the various parts of the brain and their functions. <text:s/>However, when the ‘horrible’ collapse of the Soviet Union came he found himself, like many scientists who went to the west for employment, working with Karl Pribram in the early 1990s at Radford University. <text:s/>So we can understand the synthesis of the quantitative methods of Kropotov and those of the holographic brain of Karl Pribram reflected in the writings of John Norseen, a collaborator of Kropotovs. <text:s/></text:span><text:span text:style-name="T70">As mentioned previously, one of the main areas of influence are the visual cortex (BA 17,18) in Thought Injection to be delivered via </text:span><text:span text:style-name="T77">EM</text:span><text:span text:style-name="T70"> waves, this is also the one of the primary areas showing differential measurements in </text:span><text:span text:style-name="T77">gray Matter (</text:span><text:span text:style-name="T70">GM</text:span><text:span text:style-name="T77">)</text:span><text:span text:style-name="T70"> and </text:span><text:span text:style-name="T77">White Matter (</text:span><text:span text:style-name="T70">WM</text:span><text:span text:style-name="T77">)</text:span><text:span text:style-name="T70"> in the fMRIs of staff affected by Havana Syndrome, see below. Kropotov and Norseen collaborated on a paper in 1999, Norseen lists himself as Lockheed-Martin and uses his work address in this paper. <text:s/>Kropotov </text:span><text:span text:style-name="T72">previously</text:span><text:span text:style-name="T70"> had come up with the Canonical Cortical Module (CCM), which is a way of dividing the brain into a matrix of 500x500 individual modules, each matrix or module representing functionality in the cortical area of the brain. <text:s/>It is reminiscent of the AI technique Convolutional Neural Networks. <text:s/>In the maths of the CCM Operators include encoding all orientations and all possible spatial frequencies which are extracted in the cortical area at a given eccentricity (Norseen &amp; Kropotov, 1999) </text:span></text:p>
      <text:p text:style-name="P44"><text:s text:c="4"/><text:span text:style-name="T248">Another trade craft gleaned from Norseen’s collaboration with Kropotov was that of the use of the Gabor Function, </text:span><text:span text:style-name="T249">a sinusoid wave windowed with a Gaussian wave where frequency and orientation as well as size of the function can be tuned, Norseen credits his use of the Gabor Function and the </text:span><text:soft-page-break/><text:span text:style-name="T249">Inverse transform at 14Hz to Kropotov (Laurie, 2002), </text:span><text:span text:style-name="T252">who again worked with Pribram, who comments on Gabor functions:</text:span></text:p>
      <text:p text:style-name="P44"/>
      <text:p text:style-name="P436">During the 1970's it became apparent that Gabor's notation also applied to</text:p>
      <text:p text:style-name="P438">the cerebral cortical aspect of visual and somatic sensory processing. The most</text:p>
      <text:p text:style-name="P438">elegant work was done with regard to the visual system. A recent review by Tai</text:p>
      <text:p text:style-name="P438">Singe Lee in the IEEE casts these advances in terms of 2D Gabor wavelets</text:p>
      <text:p text:style-name="P438">and indicates the importance of frames and specifies them for different sampling</text:p>
      <text:p text:style-name="P438">schemes. For the monkey, the physiological evidence indicates that the</text:p>
      <text:p text:style-name="P438">sampling density of the visual cortical receptive fields for orientation and frequency</text:p>
      <text:p text:style-name="P438">provides a tight frame representation through oversampling.</text:p>
      <text:p text:style-name="P438"><text:s text:c="5"/>The 2D Gabor function achieves the resolution limit only in its complex</text:p>
      <text:p text:style-name="P438">form. Pollen and Ronner did find quadriture phase (even-symmetric cosine and odd-symmetric sine) pairs of visual receptive fields.<text:span text:style-name="T174"> </text:span><text:span text:style-name="T175">(Pribram, 1999)</text:span></text:p>
      <text:p text:style-name="P21"/>
      <text:p text:style-name="P46"><text:span text:style-name="T252">The</text:span><text:span text:style-name="T249"> </text:span><text:span text:style-name="T252">Gabor</text:span><text:span text:style-name="T249"> function is used to gather texture or fine detail of object recognition. In another presentation slide Norseen cites the use of hyper spectral analysis, fine detail analysis of spectral lines, which is also preluded by the work of </text:span><text:span text:style-name="T257">former military researcher </text:span><text:span text:style-name="T249">Shkatov in using A-B effect techniques in sensing, </text:span><text:span text:style-name="T41">Since 2000 they used the method ‘torsion [AB] phase portrait’ (TPP</text:span><text:span text:style-name="T257">)</text:span><text:span text:style-name="T43">, торсионного </text:span><text:span text:style-name="T41">фазового портрета (ТФП)) for </text:span><text:span text:style-name="T257">r</text:span><text:span text:style-name="T41">emote fine field diagnostics. </text:span><text:span text:style-name="T400">(Shkatov 2009), </text:span><text:span text:style-name="T257">claiming to glean potential energy </text:span><text:span text:style-name="T532">data</text:span><text:span text:style-name="T257"> from EM based media. </text:span></text:p>
      <text:p text:style-name="P46"/>
      <text:p text:style-name="P50">. Norseen writes about the use of Gabor-Like Functions in Hilbert Space (a dimensional space of at least 3d), <text:span text:style-name="T532">citing Pribram</text:span>:</text:p>
      <text:p text:style-name="P45"/>
      <text:p text:style-name="P385"><text:span text:style-name="T42">“</text:span><text:span text:style-name="T58">Hence, to find a Gabor-Like Function in Hilbert Space as the operant mathematical operation where neural structure interacts with information compressing it from the environment would be the precise math structure that one could use to define the exact moment when Perception occurs from the general state input from or of the Sensory Modalities.</text:span><text:span text:style-name="T57"> <text:s/></text:span><text:span text:style-name="T58">A specific </text:span><text:span text:style-name="T83">G</text:span><text:span text:style-name="T58">abor function could then be assigned to each object perceived in the brain.</text:span><text:span text:style-name="T57"> <text:s/></text:span><text:span text:style-name="T58">A data base could be built up, a thought code of mathematical expressions that literally is what the brain actually sees when information, like a </text:span><text:span text:style-name="T83">B</text:span><text:span text:style-name="T58">ernoulli’s code, passes through neural structure.</text:span><text:span text:style-name="T57"> <text:s/></text:span><text:span text:style-name="T58">Just as wind under an airfoil produces lift, a </text:span><text:span text:style-name="T83">G</text:span><text:span text:style-name="T58">abor function is the moment when information entering neural structure creates a thought.</text:span><text:span text:style-name="T57"> <text:s/></text:span><text:span text:style-name="T58">Such a ‘Eureka’ moment was discovered in Pavlov’s Laboratory in 1996, by Dr. Juri Kropotov and his team.</text:span><text:span text:style-name="T57"> <text:s/></text:span><text:span text:style-name="T58">They found that just as Pribram predicted, when you look at neural structure interacting with signal to noise information from the external environment, that a Gabor-Like Function in Hilbert Space emerges at the exact moment of perception from the sensory field.</text:span><text:span text:style-name="T57"> <text:s/></text:span><text:span text:style-name="T58">Based on the work described in this paper, BioFusion R&amp;D findings strongly suggest earlier predictions that human brain perceptual processes represent, at a minimum, an n-dimensional family of interacting Gabor-Like Functions in Hilbert Space (Pribram-91).” </text:span><text:span text:style-name="T79">(</text:span><text:span text:style-name="T83">N</text:span><text:span text:style-name="T79">orseen, 2000)</text:span></text:p>
      <text:p text:style-name="P45"/>
      <text:p text:style-name="P284">The mathematical representation of human thought for the purposes of sensory fusion enables a cognitive map to be produced. Norseen speaks of the key ability to capture brain <text:span text:style-name="T532">EM</text:span> maps as well as send back via an inverse function either the same or altered information to the brain. He speaks of deceiving the mind to accept these thoughts as one’s own, this concept of a A-B Effect injected thoughts not being perceived as alien to one’s own thought train is written of by the Persinger Group as well. <text:s/>Norseen comments on inverse function or injection:</text:p>
      <text:p text:style-name="P285"/>
      <text:p text:style-name="P386">“[to die inject thoughts] in order to fool the brain into accepting it as real. And this inverse injection must also very closely model the exact E and H fields, the EMF shapes that the original Gabor like Function in Hilbert Space” (<text:span text:style-name="T250">McCarron 2021, </text:span><text:span text:style-name="T532">Ch. 4</text:span>)” </text:p>
      <text:p text:style-name="P51"/>
      <text:p text:style-name="P51"><text:soft-page-break/>The connection between EM waves and the ability to alter Hilbert Space is very explicit in the above. The wave patterns injected or QSK of EM waves is directly connected to entanglement or deep correlations by Norseen, the A-B Generators are also based on entanglement, He remarks: <text:s/></text:p>
      <text:p text:style-name="P52"/>
      <text:p text:style-name="P386">‘QSK originates in the Orchestrated Reduction of Quantum <text:span text:style-name="T500">entanglement</text:span> at specific EM resonating frequency locations in the protein <text:span text:style-name="T532">micro</text:span>tubulin in the neuropil. QSK is then communicated via oscillating and standing waves [solitons] in the neurosynaptic-dendritic region… At certain frequency and energy threshold a combining resonance is established in the brain function that binds the various oscillating brain subresonances into a cohesive sentient pattern.” (<text:span text:style-name="T251">Norseen, 2000</text:span>) <text:span text:style-name="T532">[emphasis added]</text:span></text:p>
      <text:p text:style-name="P180"/>
      <text:p text:style-name="P180">Entanglement is created through Angular Momentum and as we shall read later, the Casimir Effect (mentioned by Norseen) in conjunction with A-B Effect. One is able using entanglement to target a brain non-locally through the MTs:</text:p>
      <text:p text:style-name="P52"/>
      <text:p text:style-name="P386">Cognitive recall is comprised of Gabor Functions in Hilbert Sp<text:span text:style-name="T252">ace. The MTs are altered by the magnetic fields of interstitial (within the protein) waters. The wave form specifically targets calpain as Norseen points out: “</text:span><text:span text:style-name="T253">EM Resonance, then calpain (neuromolecule), then calpain dissipates and a structural imprint of the QSK encoded wave-front interference pattern onto protein </text:span><text:span text:style-name="T252">[MT]</text:span><text:span text:style-name="T253"> structure.” </text:span><text:span text:style-name="T252">(Laurie, 2002)</text:span></text:p>
      <text:p text:style-name="P383"/>
      <text:p text:style-name="P290">Pribram has explained the connection of magnetic fields to neurons in the following:</text:p>
      <text:p text:style-name="P290"><text:s/></text:p>
      <text:p text:style-name="P437">To account for these properties we turn to the dendritic membrane and its</text:p>
      <text:p text:style-name="P439">immediate surround. Dendritic membranes are composed of two oppositely</text:p>
      <text:p text:style-name="P439">oriented phospholipid molecules. The interior of the membrane is hydrophobic</text:p>
      <text:p text:style-name="P439">as it formed by "lipids which form a fluid matrix within which protein molecules</text:p>
      <text:p text:style-name="P439">are embedded - the lipids can move laterally at rates of 2 ~sec; protein</text:p>
      <text:p text:style-name="P439">molecules move about 40 times more slowly (50 nm/sec or 3 ~tm/min)" ([7], p.</text:p>
      <text:p text:style-name="P439">44). Some of the intrinsic membrane proteins provide channels for ion movement</text:p>
      <text:p text:style-name="P437">across the membrane.</text:p>
      <text:p text:style-name="P437"/>
      <text:p text:style-name="P440"><text:span text:style-name="T174">we proposed that a perimembranous </text:span>process occurs within dendritic compartments during which boson condensation <text:span text:style-name="T174">produces a dynamically ordered state in water.</text:span></text:p>
      <text:p text:style-name="P440"/>
      <text:p text:style-name="P439">We have gone on to speculate that as each pattern of signals exciting the</text:p>
      <text:p text:style-name="P439">dendritic arborization produces a macroscopic, ionically produced change of</text:p>
      <text:p text:style-name="P439">the charge distribution in the dendritic network, it triggers a spontaneous</text:p>
      <text:p text:style-name="P439">symmetry breaking of a radiation field (a boson condensation) altering the</text:p>
      <text:p text:style-name="P439">water molecular field in the immediately adjacent perimembranous region. A</text:p>
      <text:p text:style-name="P439">macroscopic domain of the dynamically ordered structure of water is created in</text:p>
      <text:p text:style-name="P439">which the electric dipole density is aligned in one and the same direction. It is</text:p>
      <text:p text:style-name="P439">this domain of dynamically ordered water that is postulated to provide the</text:p>
      <text:p text:style-name="P439">physical substrate of the interactions among polarizations occurring in dendritic</text:p>
      <text:p text:style-name="P437">spines.</text:p>
      <text:p text:style-name="P293"/>
      <text:p text:style-name="P56">To summarize neurons are controlled by the electro-magnetic waves that interact with the <text:span text:style-name="T521">micro</text:span>tubules <text:span text:style-name="T587">acting as wave guides through the influence of interstitial waters</text:span>, these <text:span text:style-name="T521">micro</text:span>tubules using QSK can be programmed and altered as well as read out using various spectroscopy. <text:s/><text:span text:style-name="T533">In the next section we depart from neurobiology and electromagnetics to focus on the actual physics behind the A-B generators to understand how a profile of a targeted brain or even a piece of hardware could be understood. </text:span><text:span text:style-name="T587">Those only interested in the neuroscience of this can skip to Section III below. </text:span></text:p>
      <text:p text:style-name="P56"/>
      <text:p text:style-name="P56"><text:soft-page-break/><text:s text:c="4"/></text:p>
      <text:p text:style-name="P56"/>
      <text:p text:style-name="P56"/>
      <text:p text:style-name="P56"/>
      <text:p text:style-name="P56"/>
      <text:p text:style-name="P33"/>
      <text:p text:style-name="P199"><text:span text:style-name="T259">Mechanics</text:span> of Ahronov-Bohm Generators of the Soviet Military</text:p>
      <text:p text:style-name="P18"/>
      <text:p text:style-name="P18"><text:s text:c="4"/><text:span text:style-name="T259">The means of delivering A-B Effect magnetic potentials is done through the use of generators that use the Ahronov-Bohm effect, referred to in the original and outdated Soviet research as Torsion Fields and referred to in some popular pseudoscience advocates </text:span><text:span text:style-name="T533">presentation of this technology</text:span><text:span text:style-name="T259">. The A-B effect can be used for both local and non-local transmission and reception, </text:span><text:span text:style-name="T533">this is not a countermeasure to optical based attacks such as Lasers and LED</text:span><text:span text:style-name="T259">. <text:s/>The non-local A-B Generator is the focus of this countermeasure, not local transmission. The non-local effect is created through entanglement as mentioned by Norseen above, this is also mentioned in the works of Persinger and Kernbach. <text:s text:c="2"/>In this work I will examine the original Soviet A-B generator, the Akimov Generators </text:span><text:span text:style-name="T260">(Kernbach, 2017)</text:span><text:span text:style-name="T259">, and I will examine the design of American Physicist Hal Puthoff in his A-B Generator </text:span><text:span text:style-name="T260">(Puthoff, 1997)</text:span><text:span text:style-name="T259">, then comparing this to the coil system based on a toroid by the Persinger Group </text:span><text:span text:style-name="T260">(Scott et al, 2015a)</text:span><text:span text:style-name="T259">, who initially exp</text:span><text:span text:style-name="T533">e</text:span><text:span text:style-name="T259">rimented with circular arrays of 8 solenoids before switching to toroids </text:span><text:span text:style-name="T260">(Persinger, 2002 till 2015)</text:span><text:span text:style-name="T259">. It should be mentioned that Akimov Generators were replaced by an LED system by another Soviet military researcher, A.B. Bobrov, who uses lasers (LEDS) to entangle objects (targets), </text:span><text:span text:style-name="T260">A LED based </text:span><text:span text:style-name="T533">countermeasure </text:span><text:span text:style-name="T260">system is the goal of this project after experimenting with toroid coils, </text:span><text:span text:style-name="T533">in another project I experiment with LEDs and entanglement for biomedical purposes. </text:span><text:span text:style-name="T259"><text:s/></text:span></text:p>
      <text:p text:style-name="P18"/>
      <text:p text:style-name="P201">Entanglement, Gaps and Angular Momentum</text:p>
      <text:p text:style-name="P22"><text:s text:c="3"/></text:p>
      <text:p text:style-name="P22"><text:span text:style-name="T260"><text:s text:c="4"/>According to physicists the key instrument of entanglement is Angular Momentum (</text:span><text:span text:style-name="T263">Fickler et al, 2012</text:span><text:span text:style-name="T260">). In the generators such as Puthoff’s there is a mechanism to change angular momentum as well as the rhythm of the frequency output of the generator. <text:s/>Angular Momentum is represented by J. </text:span><text:span text:style-name="T263">For entanglement this focus is on orbital angular momentum since as Fickler et al argue single photon with helical phase (like the coil toroid) structures may carry a quantized amount of orbital angular momentum (OAM) and their entanglement is important for quantum computation and information science, which aids in quantum remote sensing according to Fickler by using OAM. <text:s/></text:span><text:span text:style-name="T265">Stav et al have shown that there is quantum entanglement between spin AM and orbital AM in photons (Stav et al, 2018). </text:span></text:p>
      <text:p text:style-name="P22"><text:s text:c="4"/><text:span text:style-name="T270">History of the discovery of spin or angular momentum is interesting, The first experiments that became known as being associated with the discovery of spin was that by Stern and Gerlach, both WWI veterans and German nationalists, Walter Gerlach later went on to head the Nazi Nuclear Weapons program and was arrested and detained by the British for a year of interrogations. The Stern-Gerlach experiment settled the question as to what the actual spin configuration was, whereas Bohr thought it binary, Sommerfeld thought it trinary, the experiment proved that it is trinary. Another Nazi involved in the science of spin was Pascual Jordan, whose </text:span><text:span text:style-name="T271">Jordan Map was key to Schwingers bosonic model of angular momentum. <text:s/>Jordan was a collaborator of Nazi personnel working in heavy water enrichment taken to the Soviet Union. <text:s/>In the Soviet Union spin </text:span><text:span text:style-name="T534">(in Russian ‘torsion’ is used)</text:span><text:span text:style-name="T271"> was recognized as the key part to the A-B Generators. <text:s/>This suggests the Soviets inherited their knowledge of Spin Fields from the Nazis, calling it by the term of Torsion Fields, as named by Akimov and Shipov. </text:span><text:span text:style-name="T272">However, these spin fields are really angular momentum in physics, the coupling of orbital and spin angular momentum. </text:span><text:span text:style-name="T271"><text:s/></text:span><text:span text:style-name="T536">The lasting impact of the Iron Curtain that split eastern science from western science has had a long and deleterious effect on scientific progress.</text:span></text:p>
      <text:p text:style-name="P61"/>
      <text:p text:style-name="P10"><text:s text:c="3"/></text:p>
      <text:p text:style-name="P10"><draw:frame draw:style-name="fr2" draw:name="Image4" text:anchor-type="char" svg:width="2.4291in" svg:height="2.7693in" draw:z-index="8"><draw:image xlink:href="Pictures/10000201000001F40000023AE2BC44063DCCFABF.png" xlink:type="simple" xlink:show="embed" xlink:actuate="onLoad" loext:mime-type="image/png"/></draw:frame><text:soft-page-break/></text:p>
      <text:p text:style-name="P62">L Vector of Angular Momentum</text:p>
      <text:p text:style-name="P63"/>
      <text:p text:style-name="P63"/>
      <text:p text:style-name="P63"/>
      <text:p text:style-name="P11"/>
      <text:p text:style-name="P447"><text:span text:style-name="T272">Angular Momentum has a classical context and a quantum context. <text:s text:c="2"/></text:span><text:span text:style-name="T278">The </text:span><text:a xlink:type="simple" xlink:href="https://en.wikipedia.org/wiki/Angular_momentum" text:style-name="Internet_20_link" text:visited-style-name="Visited_20_Internet_20_Link"><text:span text:style-name="T278">classical definition of angular momentum</text:span></text:a><text:span text:style-name="T278"> is L = r × p. The quantum-mechanical counterparts of these objects share the same relationship: </text:span></text:p>
      <text:p text:style-name="P369"><text:span text:style-name="T279">L = r × p </text:span><text:span text:style-name="T279"><draw:frame draw:style-name="fr5" draw:name="Image7" text:anchor-type="as-char" svg:width="0.0161in" svg:height="0.0161in" draw:z-index="41"><draw:image xlink:href="Pictures/100009820000001A0000001AA6C541561A92541B.svg" xlink:type="simple" xlink:show="embed" xlink:actuate="onLoad" loext:mime-type="image/svg+xml"/><draw:image xlink:href="Pictures/100002010000000100000001300C4AE4435E2669.png" xlink:type="simple" xlink:show="embed" xlink:actuate="onLoad" loext:mime-type="image/png"/><svg:title>\mathbf{L} = \mathbf{r} \times \mathbf{p}</svg:title></draw:frame></text:span><text:span text:style-name="T279"><text:s/>where </text:span><text:span text:style-name="T363">r</text:span><text:span text:style-name="T279"> is the quantum </text:span><text:a xlink:type="simple" xlink:href="https://en.wikipedia.org/wiki/Position_operator" text:style-name="Internet_20_link" text:visited-style-name="Visited_20_Internet_20_Link"><text:span text:style-name="T279">position operator</text:span></text:a><text:span text:style-name="T279">, </text:span><text:span text:style-name="T363">p</text:span><text:span text:style-name="T279"> is the quantum </text:span><text:a xlink:type="simple" xlink:href="https://en.wikipedia.org/wiki/Momentum_operator" text:style-name="Internet_20_link" text:visited-style-name="Visited_20_Internet_20_Link"><text:span text:style-name="T279">momentum operator</text:span></text:a><text:span text:style-name="T279">, × is </text:span><text:a xlink:type="simple" xlink:href="https://en.wikipedia.org/wiki/Cross_product" text:style-name="Internet_20_link" text:visited-style-name="Visited_20_Internet_20_Link"><text:span text:style-name="T279">cross product</text:span></text:a><text:span text:style-name="T279">, and </text:span><text:span text:style-name="T363">L</text:span><text:span text:style-name="T279"> is the </text:span><text:span text:style-name="T350">orbital angular momentum operato</text:span><text:span text:style-name="T352">r</text:span></text:p>
      <text:p text:style-name="P446"><text:span text:style-name="T278">There is another type of angular momentum, called </text:span><text:a xlink:type="simple" xlink:href="https://en.wikipedia.org/wiki/Spin_(physics)" text:style-name="Internet_20_link" text:visited-style-name="Visited_20_Internet_20_Link"><text:span text:style-name="T371">spin angular momentum</text:span></text:a><text:span text:style-name="T278"> (more often shortened to </text:span><text:span text:style-name="T371">spin</text:span><text:span text:style-name="T278">), represented by the spin operator S = ( S x , S y , S z ). Spin is often depicted as a particle literally spinning around an axis, but this is only a metaphor: spin is an intrinsic property of a particle, unrelated to motion in space. All </text:span><text:a xlink:type="simple" xlink:href="https://en.wikipedia.org/wiki/Elementary_particles" text:style-name="Internet_20_link" text:visited-style-name="Visited_20_Internet_20_Link"><text:span text:style-name="T278">elementary particles</text:span></text:a><text:span text:style-name="T278"> have a characteristic spin, which is usually nonzero. <text:s/></text:span></text:p>
      <text:p text:style-name="P63"/>
      <text:list xml:id="list3400942774" text:style-name="L2">
        <text:list-item>
          <text:p text:style-name="P474">Angular momentum cannot be oriented purely <text:span text:style-name="T534">in</text:span> the z axis </text:p>
        </text:list-item>
      </text:list>
      <text:p text:style-name="P64"/>
      <text:list xml:id="list154411822975556" text:continue-numbering="true" text:style-name="L2">
        <text:list-item>
          <text:p text:style-name="P475"><text:span text:style-name="T264">Spin Angular Momentum: quantum number is from a range of 0, ½, 1, 3/2, 2, 5/2. Bosons (Messenger particles) full int</text:span><text:span text:style-name="T272">eger</text:span><text:span text:style-name="T264"> spin. Fermions have half-integer spin. </text:span></text:p>
        </text:list-item>
      </text:list>
      <text:p text:style-name="P10"/>
      <text:list xml:id="list154412653169926" text:continue-numbering="true" text:style-name="L2">
        <text:list-item>
          <text:p text:style-name="P476"><text:span text:style-name="T266">Coupling- 2 or </text:span><text:span text:style-name="T272">m</text:span><text:span text:style-name="T266">ore Angular Momentum interactions with each other so the angular momentum can transfer from one to the other (i.e. spin-orbit coupling) transfer of L to S (orbital to spin). </text:span><text:span text:style-name="T273">(see below)</text:span></text:p>
        </text:list-item>
      </text:list>
      <text:p text:style-name="P65"/>
      <text:list xml:id="list154412946929266" text:continue-numbering="true" text:style-name="L2">
        <text:list-item>
          <text:p text:style-name="P478">Angular Momentum Rotation: the total AM or J characterizes how a quantum system is changed when it is rotated. R is the Rotation Operator </text:p>
          <text:p text:style-name="P477"/>
        </text:list-item>
        <text:list-item>
          <text:p text:style-name="P511"><text:a xlink:type="simple" xlink:href="https://en.wikipedia.org/wiki/Conservation_of_angular_momentum" text:style-name="Internet_20_link" text:visited-style-name="Visited_20_Internet_20_Link"><text:span text:style-name="T281">Conservation of angular momentum</text:span></text:a><text:span text:style-name="T281"> states that </text:span><text:span text:style-name="T364">J</text:span><text:span text:style-name="T281"> for a closed system, or </text:span><text:span text:style-name="T364">J</text:span><text:span text:style-name="T281"> for the whole universe, is conserved. However, </text:span><text:span text:style-name="T364">L</text:span><text:span text:style-name="T281"> and </text:span><text:span text:style-name="T364">S</text:span><text:span text:style-name="T281"> are </text:span><text:span text:style-name="T351">not</text:span><text:span text:style-name="T281"> generally conserved. For example, the </text:span><text:a xlink:type="simple" xlink:href="https://en.wikipedia.org/wiki/Spin–orbit_interaction" text:style-name="Internet_20_link" text:visited-style-name="Visited_20_Internet_20_Link"><text:span text:style-name="T281">spin–</text:span></text:a><text:a xlink:type="simple" xlink:href="https://en.wikipedia.org/wiki/Spin–orbit_interaction" text:style-name="Internet_20_link" text:visited-style-name="Visited_20_Internet_20_Link"><text:span text:style-name="T281">orbit interaction</text:span></text:a><text:span text:style-name="T281"> allows angular momentum to transfer back and forth between </text:span><text:span text:style-name="T364">L</text:span><text:span text:style-name="T281"> and </text:span><text:span text:style-name="T364">S</text:span><text:span text:style-name="T281">, with the total </text:span><text:span text:style-name="T364">J</text:span><text:span text:style-name="T281"> remaining constant. </text:span></text:p>
        </text:list-item>
      </text:list>
      <text:p text:style-name="P75"><text:soft-page-break/></text:p>
      <text:p text:style-name="P75"/>
      <text:h text:style-name="P371" text:outline-level="3"><text:bookmark text:name="Total_angular_momentum"/>Total angular momentum <text:span text:style-name="T269">in Quantum</text:span><draw:frame draw:style-name="fr6" draw:name="Image3" text:anchor-type="char" svg:x="4.0457in" svg:y="0.2827in" svg:width="3.048in" svg:height="3.2575in" draw:z-index="2"><draw:image xlink:href="Pictures/10002B5900002722000029D23756D3CA26074379.svg" xlink:type="simple" xlink:show="embed" xlink:actuate="onLoad" loext:mime-type="image/svg+xml"/><draw:image xlink:href="Pictures/10000201000001D9000001FA35F92FC725917AAC.png" xlink:type="simple" xlink:show="embed" xlink:actuate="onLoad" loext:mime-type="image/png"/></draw:frame><text:span text:style-name="T269"> Systems</text:span></text:h>
      <text:p text:style-name="Standard"><text:span text:style-name="T276"><text:s text:c="4"/></text:span><text:span text:style-name="T279">In </text:span><text:a xlink:type="simple" xlink:href="https://en.wikipedia.org/wiki/Quantum_mechanics" text:style-name="Internet_20_link" text:visited-style-name="Visited_20_Internet_20_Link"><text:span text:style-name="T279">quantum mechanics</text:span></text:a><text:span text:style-name="T279">, the angular momentum operator is one of several related </text:span><text:a xlink:type="simple" xlink:href="https://en.wikipedia.org/wiki/Operator_(physics)" text:style-name="Internet_20_link" text:visited-style-name="Visited_20_Internet_20_Link"><text:span text:style-name="T279">operators</text:span></text:a><text:span text:style-name="T279"> analogous to classical </text:span><text:a xlink:type="simple" xlink:href="https://en.wikipedia.org/wiki/Angular_momentum" text:style-name="Internet_20_link" text:visited-style-name="Visited_20_Internet_20_Link"><text:span text:style-name="T279">angular momentum</text:span></text:a><text:span text:style-name="T279">. The angular momentum operator plays a central role in the theory of atomic and molecular physics and other quantum problems involving </text:span><text:a xlink:type="simple" xlink:href="https://en.wikipedia.org/wiki/Rotational_symmetry" text:style-name="Internet_20_link" text:visited-style-name="Visited_20_Internet_20_Link"><text:span text:style-name="T279">rotational symmetry</text:span></text:a><text:span text:style-name="T279">. Such an operator is applied to a mathematical representation of the physical state of a system and yields an angular momentum value if the state has a definite value for it. In both classical and quantum mechanical systems, angular momentum (together with </text:span><text:a xlink:type="simple" xlink:href="https://en.wikipedia.org/wiki/Linear_momentum" text:style-name="Internet_20_link" text:visited-style-name="Visited_20_Internet_20_Link"><text:span text:style-name="T279">linear momentum</text:span></text:a><text:span text:style-name="T279"> and </text:span><text:a xlink:type="simple" xlink:href="https://en.wikipedia.org/wiki/Energy" text:style-name="Internet_20_link" text:visited-style-name="Visited_20_Internet_20_Link"><text:span text:style-name="T279">energy</text:span></text:a><text:span text:style-name="T279">) is one of the three fundamental properties of motion.</text:span></text:p>
      <text:p text:style-name="Text_20_body"><text:span text:style-name="T279"><text:s text:c="4"/>There are several angular momentum operators: total angular momentum (usually denoted J), orbital angular momentum (usually denoted L), and spin angular momentum (spin for short, usually denoted S). The term angular momentum operator can (confusingly) refer to either the total or the orbital angular momentum. Total angular momentum is always </text:span><text:a xlink:type="simple" xlink:href="https://en.wikipedia.org/wiki/Conservation_of_angular_momentum" text:style-name="Internet_20_link" text:visited-style-name="Visited_20_Internet_20_Link"><text:span text:style-name="T279">conserved</text:span></text:a><text:span text:style-name="T279">, see </text:span><text:a xlink:type="simple" xlink:href="https://en.wikipedia.org/wiki/Noether%27s_theorem" text:style-name="Internet_20_link" text:visited-style-name="Visited_20_Internet_20_Link"><text:span text:style-name="T279">Noether's theorem</text:span></text:a><text:span text:style-name="T279">. </text:span></text:p>
      <text:p text:style-name="Text_20_body"><text:a xlink:type="simple" xlink:href="https://en.wikipedia.org/wiki/Total_angular_momentum" text:style-name="Internet_20_link" text:visited-style-name="Visited_20_Internet_20_Link"><text:span text:style-name="T279">total angular momentum</text:span></text:a><text:span text:style-name="T279"> J = ( J x , J y , J z )</text:span><text:span text:style-name="T279"><draw:frame draw:style-name="fr5" draw:name="Image9" text:anchor-type="as-char" svg:width="0.0161in" svg:height="0.0161in" draw:z-index="3"><draw:image xlink:href="Pictures/1000152A0000001A0000001A0E1FEB5FC4CE4FE9.svg" xlink:type="simple" xlink:show="embed" xlink:actuate="onLoad" loext:mime-type="image/svg+xml"/><draw:image xlink:href="Pictures/100002010000000100000001300C4AE4435E2669.png" xlink:type="simple" xlink:show="embed" xlink:actuate="onLoad" loext:mime-type="image/png"/><svg:title>{\displaystyle \mathbf {J} =\left(J_{x},J_{y},J_{z}\right)}</svg:title></draw:frame></text:span><text:span text:style-name="T279">, which combines both the spin and orbital angular momentum of a particle or system: </text:span></text:p>
      <text:p text:style-name="P370">J = L + <text:span text:style-name="T275">S</text:span></text:p>
      <text:p text:style-name="P10">the total angular momentum operator characterizes how a quantum system is changed when it is rotated. The relationship between angular momentum operators and rotation operators is the same as the relationship between <text:a xlink:type="simple" xlink:href="https://en.wikipedia.org/wiki/Lie_algebra" text:style-name="Internet_20_link" text:visited-style-name="Visited_20_Internet_20_Link">Lie algebras</text:a> and <text:a xlink:type="simple" xlink:href="https://en.wikipedia.org/wiki/Lie_group" text:style-name="Internet_20_link" text:visited-style-name="Visited_20_Internet_20_Link">Lie groups</text:a> in mathematics <text:s/>The most general and fundamental definition of angular momentum is as the <text:span text:style-name="T236">generator</text:span> of rotations. More specifically, let R ( n, ϕ ) <text:s/>be a <text:a xlink:type="simple" xlink:href="https://en.wikipedia.org/wiki/Rotation_operator_(quantum_mechanics)" text:style-name="Internet_20_link" text:visited-style-name="Visited_20_Internet_20_Link">rotation operator</text:a>, which rotates any quantum state about axis n <text:s/>by angle ϕ. As ϕ → 0<draw:frame draw:style-name="fr5" draw:name="Image14" text:anchor-type="as-char" svg:width="0.0161in" svg:height="0.0161in" draw:z-index="33"><draw:image xlink:href="Pictures/1000087D0000001A0000001AAC750BBB7D9A6ED8.svg" xlink:type="simple" xlink:show="embed" xlink:actuate="onLoad" loext:mime-type="image/svg+xml"/><draw:image xlink:href="Pictures/100002010000000100000001300C4AE4435E2669.png" xlink:type="simple" xlink:show="embed" xlink:actuate="onLoad" loext:mime-type="image/png"/><svg:title>\phi \rightarrow 0</svg:title></draw:frame>, the operator R ( n, ϕ ) <draw:frame draw:style-name="fr5" draw:name="Image15" text:anchor-type="as-char" svg:width="0.0161in" svg:height="0.0161in" draw:z-index="4"><draw:image xlink:href="Pictures/1000108B0000001A0000001A73DFE10082A67A28.svg" xlink:type="simple" xlink:show="embed" xlink:actuate="onLoad" loext:mime-type="image/svg+xml"/><draw:image xlink:href="Pictures/100002010000000100000001300C4AE4435E2669.png" xlink:type="simple" xlink:show="embed" xlink:actuate="onLoad" loext:mime-type="image/png"/><svg:title>R({\hat {n}},\phi )</svg:title></draw:frame><text:s/>approaches the <text:a xlink:type="simple" xlink:href="https://en.wikipedia.org/wiki/Identity_operator" text:style-name="Internet_20_link" text:visited-style-name="Visited_20_Internet_20_Link">identity operator</text:a>,<text:span text:style-name="T535">1</text:span>, because a rotation of 0° maps all states to themselves. Then the angular momentum operator J is defined as:</text:p>
      <text:p text:style-name="P370"/>
      <text:p text:style-name="P449"><draw:frame draw:style-name="fr3" draw:name="Image18" text:anchor-type="char" svg:x="1.3602in" svg:y="-0.0583in" svg:width="3.2508in" svg:height="0.5398in" draw:z-index="5"><draw:image xlink:href="Pictures/10000201000002900000006DF899FB19B8019046.png" xlink:type="simple" xlink:show="embed" xlink:actuate="onLoad" loext:mime-type="image/png"/></draw:frame><text:span text:style-name="T279">Also notice that </text:span><text:span text:style-name="T350">R</text:span><text:span text:style-name="T279"> is an additive morphism : R ( n <text:s/>, ϕ 1 + ϕ 2 ) = R ( n <text:s/>, ϕ 1 ) R ( n ^ , ϕ 2 ); as a consequence</text:span></text:p>
      <text:p text:style-name="P449"><draw:frame draw:style-name="fr3" draw:name="Image20" text:anchor-type="char" svg:x="0.6701in" svg:y="-0.0307in" svg:width="1.9693in" svg:height="0.5075in" draw:z-index="6"><draw:image xlink:href="Pictures/100002010000018400000064DEDBEA766B344D9F.png" xlink:type="simple" xlink:show="embed" xlink:actuate="onLoad" loext:mime-type="image/png"/></draw:frame><text:span text:style-name="T279">where exp is </text:span><text:a xlink:type="simple" xlink:href="https://en.wikipedia.org/wiki/Matrix_exponential" text:style-name="Internet_20_link" text:visited-style-name="Visited_20_Internet_20_Link"><text:span text:style-name="T279">matrix exponential</text:span></text:a><text:span text:style-name="T279">. </text:span><text:span text:style-name="T330">And h is planck’s constant. </text:span></text:p>
      <text:p text:style-name="P10"/>
      <text:p text:style-name="P10"/>
      <text:p text:style-name="P10"/>
      <text:p text:style-name="P10"><text:soft-page-break/><text:span text:style-name="T278">Often, two or more sorts of angular momentum interact with each other, so that angular momentum can transfer from one to the other. For example, in </text:span><text:a xlink:type="simple" xlink:href="https://en.wikipedia.org/wiki/Spin–orbit_coupling" text:style-name="Internet_20_link" text:visited-style-name="Visited_20_Internet_20_Link"><text:span text:style-name="T278">spin–orbit coupling</text:span></text:a><text:span text:style-name="T278">, angular momentum can transfer between </text:span><text:span text:style-name="T370">L</text:span><text:span text:style-name="T278"> and </text:span><text:span text:style-name="T370">S</text:span><text:span text:style-name="T278">, but only the total </text:span><text:span text:style-name="T370">J</text:span><text:span text:style-name="T278"> = </text:span><text:span text:style-name="T370">L</text:span><text:span text:style-name="T278"> + </text:span><text:span text:style-name="T370">S</text:span><text:span text:style-name="T278"> is conserved. In another example, in an atom with two electrons, each has its own angular momentum </text:span><text:span text:style-name="T370">J</text:span><text:span text:style-name="T268">1</text:span><text:span text:style-name="T278"> and </text:span><text:span text:style-name="T370">J</text:span><text:span text:style-name="T268">2</text:span><text:span text:style-name="T278">, but only the total </text:span><text:span text:style-name="T370">J</text:span><text:span text:style-name="T278"> = </text:span><text:span text:style-name="T370">J</text:span><text:span text:style-name="T268">1</text:span><text:span text:style-name="T278"> + </text:span><text:span text:style-name="T370">J</text:span><text:span text:style-name="T268">2</text:span><text:span text:style-name="T278"> is conserved. </text:span></text:p>
      <text:p text:style-name="P10"/>
      <text:p text:style-name="P10"/>
      <text:p text:style-name="P10"><draw:frame draw:style-name="fr2" draw:name="Image11" text:anchor-type="char" svg:width="5in" svg:height="3.7083in" draw:z-index="7"><draw:image xlink:href="Pictures/1000020100000258000001BDC73D4BDEE61D475B.png" xlink:type="simple" xlink:show="embed" xlink:actuate="onLoad" loext:mime-type="image/png"/></draw:frame></text:p>
      <text:p text:style-name="P10"/>
      <text:p text:style-name="P10"><text:span text:style-name="T278">The different types of </text:span><text:a xlink:type="simple" xlink:href="https://en.wikipedia.org/wiki/Rotation_operator_(quantum_mechanics)" text:style-name="Internet_20_link" text:visited-style-name="Visited_20_Internet_20_Link"><text:span text:style-name="T278">rotation operators</text:span></text:a><text:span text:style-name="T278">. The top box shows two particles, with spin states indicated schematically by the arrows. </text:span></text:p>
      <text:list xml:id="list1707614956" text:style-name="L3">
        <text:list-item>
          <text:p text:style-name="P514">The operator <text:span text:style-name="T236">R</text:span>, related to <text:span text:style-name="T229">J</text:span>, rotates the entire system.</text:p>
        </text:list-item>
        <text:list-item>
          <text:p text:style-name="P514">The operator <text:span text:style-name="T236">R</text:span><text:span text:style-name="T267">spatial</text:span>, related to <text:span text:style-name="T229">L</text:span>, rotates the particle positions without altering their internal spin states.</text:p>
        </text:list-item>
        <text:list-item>
          <text:p text:style-name="P512">The operator <text:span text:style-name="T236">R</text:span><text:span text:style-name="T267">internal</text:span>, related to <text:span text:style-name="T229">S</text:span>, rotates the particles' internal spin states without changing their positions.</text:p>
        </text:list-item>
      </text:list>
      <text:p text:style-name="P10"/>
      <text:p text:style-name="P120">Thus, we see from this general overview of Angular Momentum and it’s relationship to Entanglement that spin and orbital angular momentum come into play with the Ahronov-Bohm toroid, or helical coil generator. <text:s/><text:span text:style-name="T401">So that rotation is related to entanglement, meaning that anything in rotation is entangled, also this could mean that a Closed Timelike Curve </text:span><text:span text:style-name="T534">(EPR=CTC?)</text:span><text:span text:style-name="T401"> can only occur in rotating spaces so if the universe is rotating it is entangled as a whole, which comes into play with what I call the Persinger Time: the actual entanglement velocity, which Persinger puts at 10</text:span><text:span text:style-name="T4">-23</text:span><text:span text:style-name="T401">s/m</text:span><text:span text:style-name="T4">-1.. </text:span><text:span text:style-name="T14">Persinger et al have found that it takes about 8 minutes for the entanglement process to begin in non-local experiments of the A-B Generators, which he also calculated to be equivalent of the Persinger Time to traverse the universe,</text:span></text:p>
      <text:p text:style-name="P58"><text:span text:style-name="T436">This process is based in transition from virtual particle to real particle involving dark energy, </text:span>‘entanglement velocity involves the ongoing conversion of dark energy as subthreshold (‘virtual’) ph<text:span text:style-name="T436">o</text:span>ton masses into measurable ph<text:span text:style-name="T436">o</text:span>ton’ <text:span text:style-name="T435">(Koren, 2015). </text:span><text:span text:style-name="T471">Virtual particles </text:span><text:span text:style-name="T534">of the vacuum fluctuations</text:span><text:span text:style-name="T471"> mediate non-local causality <text:s/>(Persinger, 2015), “a transformation of the state of particles occurs when </text:span><text:soft-page-break/><text:span text:style-name="T471">there is a changing EMF that contributes to or defines a boundary condition, Casimir and A-B effects are at boundary conditions, </text:span><text:span text:style-name="T472">phase transition is a boundary condition as well. <text:s/></text:span>1 <text:span text:style-name="T451">μ</text:span>T increase in Magnetic intensity gives us 2 photon emis<text:span text:style-name="T545">s</text:span>ion at 10<text:span text:style-name="T3">-18</text:span>J <text:span text:style-name="T451">(Persinger, 2015)</text:span><text:span text:style-name="T458">]</text:span><text:span text:style-name="T451"> </text:span></text:p>
      <text:p text:style-name="P301"/>
      <text:p text:style-name="P301"/>
      <text:p text:style-name="P12"/>
      <text:p text:style-name="P200">Coupling of Electro-Magnetism and Gravity into Gravito-electromagnetics (GEM)</text:p>
      <text:p text:style-name="P10"/>
      <text:p text:style-name="P13"><text:s text:c="4"/><text:span text:style-name="T402">To understand the mechanics further of the A-B Generators it is necessary to review general theories of Electro-Magnetism and the coupling with Gravitoelectromagnetics, as well as a general overview of the Ahronov-Bohm effect and the Casimir Effect, of which for the purposes of biological influence are interrelated as Casimir Effect phenomena are argued to occur in the neurons of the Brain by Persinger et al, </text:span><text:span text:style-name="T536">Norseen, Badhyapadhyay’s Group</text:span><text:span text:style-name="T402">. </text:span></text:p>
      <text:p text:style-name="P94"><text:s text:c="4"/>There is a direct relationship between photons and entanglement. Photons the Messenger Boson (spin 1) of the electro-magnetic spectrum are related to entanglement and the graviton. <text:s/>In a study on the A-B Generators it was found that entanglement reflects both the mass and velocity of the electron-wave (photon) duality” (Koren, 2016, 3337). As the electron and photon represent the duality, a relationship is related to Gravity through it’s particle the graviton and the photon. As explained by Koren:</text:p>
      <text:p text:style-name="P13"/>
      <text:p text:style-name="P373">The ~10<text:span text:style-name="T3">23</text:span> m·s<text:span text:style-name="T3">-1</text:span> value relates the rest mass of the graviton and the rest mass of the photon [31] as intersecting phenomena that may only differ by the proportion of involvement of the entanglement velocity. The product of the upper boundary for the rest mass of a photon (2·10<text:span text:style-name="T3">-52</text:span> kg, the velocity of light (3·108 m·s-1 ) and the entanglement velocity (2.8·10<text:span text:style-name="T3">23</text:span> m·s-1 ) is 1.7·10<text:span text:style-name="T3">-20</text:span> J. On the other hand the product of the upper boundary of a graviton is ~2·10<text:span text:style-name="T3">-65</text:span> kg. In this case the square of the entanglement velocity derived from the electric and magnetic energy equivalents of 0.8·10<text:span text:style-name="T3">23</text:span> m·s-1 (that does not involve G) is 4.4·10<text:span text:style-name="T3">-19</text:span> J. This is within the range of the visible wavelength. Clearly if the actual value was 10<text:span text:style-name="T3">- 66</text:span> kg for the theoretical graviton the energy for the emergent photon and graviton would be potentially convergent. This is another support for the quantitative relationship and perhaps identity between the process labeled as Gravity and that labeled as “light” which persistently exhibits the dual properties of wave and particle.” <text:span text:style-name="T262">(Koren, 2016,</text:span> 3337<text:span text:style-name="T262">)</text:span></text:p>
      <text:p text:style-name="P373"/>
      <text:p text:style-name="P163">When an electron shifts Bohr shells it discharges 2 photons of spin-1, a photon is composed of gravitons of Spin 2. An electron is spin ½. So we see 3 bands of spin involved in entanglement. <text:s/>The interaction between pohtons and gravity, gravitons identity changes (Spin 2), so it can form the EM properties of photons (spin=1). The electron is a half-concrete <text:span text:style-name="T537">(electron)</text:span> and half virtual particle <text:span text:style-name="T537">(photon)</text:span> as it traverses the Compton Wavelength for the electron orbit. </text:p>
      <text:p text:style-name="P10"/>
      <text:p text:style-name="P94">So this shows us the progression through EM-Light<text:span text:style-name="T537">(Photon)</text:span>-Gravity as we shall see below.</text:p>
      <text:p text:style-name="P10"/>
      <text:p text:style-name="P203">Maxwell Equations <text:span text:style-name="T588">for Electro-Magnetism (EM)</text:span></text:p>
      <text:p text:style-name="P94"/>
      <text:p text:style-name="P94"><text:s text:c="4"/><text:span text:style-name="T407">Maxwell’s equations as we understand them today were abridged by Heaveside. The original Maxwell equations comprised dozens of equations, which were simplified by Heaveside to the four main equations below. <text:s/>As far as the potential energy vectors of Ahronov-Bohm effect, these equations were first hinted at in the work of Whittaker in 1904, a one-time astrophysics teacher at the Observatory in Dublin, Ireland. </text:span></text:p>
      <text:p text:style-name="P94"><text:s text:c="4"/><text:span text:style-name="T415">Here I list the Maxwell Equations for reference. <text:s/>These equations are taken from Gravitational Physicist Raymond Chiao of the University of California at </text:span><text:span text:style-name="T537">Merced</text:span><text:span text:style-name="T415">, I reference his work below for the Gravitational versions of these equations as well </text:span></text:p>
      <text:p text:style-name="P94"><draw:frame draw:style-name="fr3" draw:name="Image6" text:anchor-type="char" svg:x="0.5244in" svg:y="0.0189in" svg:width="3.302in" svg:height="1.2035in" draw:z-index="9"><draw:image xlink:href="Pictures/1000020100000227000000C98201AE01E7080CD6.png" xlink:type="simple" xlink:show="embed" xlink:actuate="onLoad" loext:mime-type="image/png"/></draw:frame><text:soft-page-break/></text:p>
      <text:p text:style-name="P388">where ρ<text:span text:style-name="T34">e</text:span> is the electrical free charge density (here, the charge density of Cooper pairs), and j<text:span text:style-name="T34">e</text:span> is the electrical current density (due to Cooper pairs), D is the displacement field, E is the electric field, B is the magnetic induction field, and H is the magnetic field intensity. </text:p>
      <text:p text:style-name="P94"/>
      <text:p text:style-name="P101"><draw:frame draw:style-name="fr2" draw:name="Image8" text:anchor-type="char" svg:width="5.0425in" svg:height="1.5311in" draw:z-index="10"><draw:image xlink:href="Pictures/10000201000001E4000000938C21474B4476119C.png" xlink:type="simple" xlink:show="embed" xlink:actuate="onLoad" loext:mime-type="image/png"/></draw:frame></text:p>
      <text:p text:style-name="P388">where κ<text:span text:style-name="T34">e</text:span> is the dielectric constant of the medium, κ<text:span text:style-name="T34">m</text:span> is its relative permeability, and σ<text:span text:style-name="T34">e</text:span> is its electrical conductivity <text:span text:style-name="T415">(Chiao et al, 2002)</text:span></text:p>
      <text:p text:style-name="P94"/>
      <text:p text:style-name="P311"><text:span text:style-name="T287">For clarification the field we are mainly interested in is the </text:span><text:span text:style-name="T331">B</text:span><text:span text:style-name="T287"> (</text:span><text:span text:style-name="T331">magnetic</text:span><text:span text:style-name="T287">) Field, which in the quaternion version of the Maxwell Equations of Whittaker is th</text:span><text:span text:style-name="T331">e</text:span><text:span text:style-name="T286"> B (magnetic) Field, which in the quaternion is the trinary (x,y,z) magnetic vector </text:span><text:span text:style-name="T297">A</text:span><text:span text:style-name="T286"> </text:span><text:span text:style-name="T297">usually annotated </text:span><text:span text:style-name="T286">(A,</text:span><text:span text:style-name="T155"> </text:span><text:span text:style-name="T153">Φ</text:span><text:span text:style-name="T286">) </text:span><text:span text:style-name="T297">for both the scalar part and the vector part</text:span><text:span text:style-name="T286">. </text:span></text:p>
      <text:p text:style-name="P94"/>
      <text:p text:style-name="P94"/>
      <text:p text:style-name="P94"/>
      <text:p text:style-name="P95"/>
      <text:p text:style-name="P95"/>
      <text:p text:style-name="P95"/>
      <text:p text:style-name="P204">Ahronov Bohm Effect</text:p>
      <text:p text:style-name="P204"/>
      <text:p text:style-name="P314"><text:span text:style-name="T284">In a 1959 paper, </text:span><text:span text:style-name="T279">Y. Aharonov and D. Bohm contrary to the conclusions of classical mechanics, the electromagnetic 4-potential, the motion of an electron beam, even in regions where the electromagnetic </text:span><text:span text:style-name="T284">fi</text:span><text:span text:style-name="T279">eld vanishes </text:span><text:span text:style-name="T286">can still affect a particle</text:span><text:span text:style-name="T279">. </text:span><text:span text:style-name="T284">Ahronov-Bohm takes hold at boundaries and in macrostructures in phase shifts of matter, “</text:span><text:span text:style-name="T279">Attributing the Aharonov-Bohm e</text:span><text:span text:style-name="T335">ff</text:span><text:span text:style-name="T279">ect to the four-potential A is possible only where the EM </text:span><text:span text:style-name="T286">fi</text:span><text:span text:style-name="T279">eld vanishes.” </text:span><text:span text:style-name="T335">(Friedman et al, 2014)</text:span><text:span text:style-name="T284"> </text:span><text:span text:style-name="T285">The application of the A Vector Potential is based on the work of Whittaker in 1904. As explained by Israeli Mathematician Friedman:</text:span></text:p>
      <text:p text:style-name="P170"/>
      <text:p text:style-name="P419"><text:span text:style-name="T261">The Aharonov-Bohm e</text:span><text:span text:style-name="T537">ff</text:span><text:span text:style-name="T261">ect is traditionally attributed to the a</text:span><text:span text:style-name="T414">ff</text:span><text:span text:style-name="T261">ect of the </text:span>electromagnetic 4-potential A, even in regions where both the electric <text:span text:style-name="T414">fi</text:span>eld E and the magnetic <text:span text:style-name="T414">fi</text:span>eld B are zero. We argue that the quantity measured by AB experiments may be the di<text:span text:style-name="T414">ff</text:span>erence in values of a multiple-valued complex function, which we call a pre-potential <text:span text:style-name="T414">[Persinger’s Second Derivative? See below]</text:span>. The pre-potential is a combination of the two scalar potential functions introduced by E. T. Whittaker. We show that any electromagnetic <text:span text:style-name="T414">fi</text:span>eld can be described by such pre-potential, and give an explicit expression for the electromagnetic <text:span text:style-name="T414">fi</text:span><text:span text:style-name="T261">eld tensor through this potential. </text:span><text:span text:style-name="T410">(Friedman et al, 201</text:span><text:span text:style-name="T411">4</text:span><text:span text:style-name="T410">)</text:span><text:span text:style-name="T414"> </text:span></text:p>
      <text:p text:style-name="P16"/>
      <text:p text:style-name="P168"><text:soft-page-break/>Another important understanding to have of the <text:span text:style-name="T537">A</text:span><text:span text:style-name="T444"> Vector</text:span> is that it is applicable to quantum physics not classical physics as indicated by Waechter:</text:p>
      <text:p text:style-name="P418"/>
      <text:p text:style-name="P375">In contrast to classical mechanics, where the equation(s) of motion contain only the electric and magnetic field, in quantum mechanics the Schrödinger equation explicitly contains the electromagnetic potentials. This fact was known since the beginning of quantum mechanics, but it wasn’t until the publishing of the paper Significance of Electromagnetic Potentials in the Quantum Theory [7] by Y. Aharonov and D. Bohm in 1959, that the consequences of this fact received serious attention. <text:span text:style-name="T409">(Waechter, 2018)</text:span></text:p>
      <text:p text:style-name="P16"/>
      <text:p text:style-name="P450"><text:span text:style-name="T279">An electromagnetic four-potential is a </text:span><text:a xlink:type="simple" xlink:href="https://en.wikipedia.org/wiki/General_relativity" text:style-name="Internet_20_link" text:visited-style-name="Visited_20_Internet_20_Link"><text:span text:style-name="T279">relativistic</text:span></text:a><text:span text:style-name="T279"> </text:span><text:a xlink:type="simple" xlink:href="https://en.wikipedia.org/wiki/Vector_function" text:style-name="Internet_20_link" text:visited-style-name="Visited_20_Internet_20_Link"><text:span text:style-name="T279">vector function</text:span></text:a><text:span text:style-name="T279"> from which the </text:span><text:a xlink:type="simple" xlink:href="https://en.wikipedia.org/wiki/Electromagnetic_field" text:style-name="Internet_20_link" text:visited-style-name="Visited_20_Internet_20_Link"><text:span text:style-name="T279">electromagnetic field</text:span></text:a><text:span text:style-name="T279"> can be derived. It combines both an </text:span><text:a xlink:type="simple" xlink:href="https://en.wikipedia.org/wiki/Electric_scalar_potential" text:style-name="Internet_20_link" text:visited-style-name="Visited_20_Internet_20_Link"><text:span text:style-name="T279">electric scalar potential</text:span></text:a><text:span text:style-name="T279"> and a </text:span><text:a xlink:type="simple" xlink:href="https://en.wikipedia.org/wiki/Magnetic_vector_potential" text:style-name="Internet_20_link" text:visited-style-name="Visited_20_Internet_20_Link"><text:span text:style-name="T279">magnetic vector potential</text:span></text:a><text:span text:style-name="T279"> into a single </text:span><text:a xlink:type="simple" xlink:href="https://en.wikipedia.org/wiki/Four-vector" text:style-name="Internet_20_link" text:visited-style-name="Visited_20_Internet_20_Link"><text:span text:style-name="T279">four-vector</text:span></text:a><text:span text:style-name="T279">.</text:span></text:p>
      <text:p text:style-name="P450"><text:span text:style-name="T279">As measured in a given </text:span><text:a xlink:type="simple" xlink:href="https://en.wikipedia.org/wiki/Frame_of_reference" text:style-name="Internet_20_link" text:visited-style-name="Visited_20_Internet_20_Link"><text:span text:style-name="T279">frame of reference</text:span></text:a><text:span text:style-name="T279">, and for a given </text:span><text:a xlink:type="simple" xlink:href="https://en.wikipedia.org/wiki/Gauge_theory" text:style-name="Internet_20_link" text:visited-style-name="Visited_20_Internet_20_Link"><text:span text:style-name="T279">gauge</text:span></text:a><text:span text:style-name="T279">, the first component of the electromagnetic four-potential is conventionally taken to be the electric scalar potential, and the other three components make up the magnetic vector potential. While both the scalar and vector potential depend upon the frame, the electromagnetic four-potential is </text:span><text:a xlink:type="simple" xlink:href="https://en.wikipedia.org/wiki/Lorentz_covariance" text:style-name="Internet_20_link" text:visited-style-name="Visited_20_Internet_20_Link"><text:span text:style-name="T279">Lorentz covariant</text:span></text:a><text:span text:style-name="T279">.</text:span></text:p>
      <text:p text:style-name="P448">Like other potentials, many different electromagnetic four-potentials correspond to the same electromagnetic field, depending upon the choice of gauge.</text:p>
      <text:p text:style-name="P450"><text:span text:style-name="T279">The magnetic vector potential A is a </text:span><text:a xlink:type="simple" xlink:href="https://en.wikipedia.org/wiki/Vector_field" text:style-name="Internet_20_link" text:visited-style-name="Visited_20_Internet_20_Link"><text:span text:style-name="T279">vector field</text:span></text:a><text:span text:style-name="T279">, defined along with the </text:span><text:a xlink:type="simple" xlink:href="https://en.wikipedia.org/wiki/Electric_potential" text:style-name="Internet_20_link" text:visited-style-name="Visited_20_Internet_20_Link"><text:span text:style-name="T279">electric potential</text:span></text:a><text:span text:style-name="T279"> ϕ (a </text:span><text:a xlink:type="simple" xlink:href="https://en.wikipedia.org/wiki/Scalar_field" text:style-name="Internet_20_link" text:visited-style-name="Visited_20_Internet_20_Link"><text:span text:style-name="T279">scalar field</text:span></text:a><text:span text:style-name="T279">) by the equations:</text:span></text:p>
      <text:p text:style-name="P448"><draw:frame draw:style-name="fr3" draw:name="Image17" text:anchor-type="char" svg:x="0.9126in" svg:y="0.0008in" svg:width="2.8953in" svg:height="0.5339in" draw:z-index="24"><draw:image xlink:href="Pictures/100002010000014F0000003E37185991B3BCB567.png" xlink:type="simple" xlink:show="embed" xlink:actuate="onLoad" loext:mime-type="image/png"/></draw:frame></text:p>
      <text:p text:style-name="P359"><text:span text:style-name="T279"><draw:frame draw:style-name="fr5" draw:name="Image21" text:anchor-type="as-char" svg:width="0.0161in" svg:height="0.0161in" draw:z-index="26"><draw:image xlink:href="Pictures/100018320000001A0000001A8F63CCECBE1844B7.svg" xlink:type="simple" xlink:show="embed" xlink:actuate="onLoad" loext:mime-type="image/svg+xml"/><draw:image xlink:href="Pictures/100002010000000100000001300C4AE4435E2669.png" xlink:type="simple" xlink:show="embed" xlink:actuate="onLoad" loext:mime-type="image/png"/><svg:title>{\displaystyle \mathbf {B} =\nabla \times \mathbf {A} \,,\quad \mathbf {E} =-\nabla \phi -{\frac {\partial \mathbf {A} }{\partial t}}\,,}</svg:title></draw:frame></text:span><text:span text:style-name="T279">where B is the </text:span><text:a xlink:type="simple" xlink:href="https://en.wikipedia.org/wiki/Magnetic_field" text:style-name="Internet_20_link" text:visited-style-name="Visited_20_Internet_20_Link"><text:span text:style-name="T279">magnetic field</text:span></text:a><text:span text:style-name="T279"> and E is the </text:span><text:a xlink:type="simple" xlink:href="https://en.wikipedia.org/wiki/Electric_field" text:style-name="Internet_20_link" text:visited-style-name="Visited_20_Internet_20_Link"><text:span text:style-name="T279">electric field</text:span></text:a><text:span text:style-name="T279">.</text:span></text:p>
      <text:p text:style-name="P16"/>
      <text:p text:style-name="P169">The A-B Effect involves using potential energies at boundaries of EM Fields where the field disappears but not potential energies or what I would call information. <text:span text:style-name="T510">In the toroidal and solenoid experiments with A-B Generators of Pesinger’s Group they work changing phase shifts:</text:span></text:p>
      <text:p text:style-name="P16"/>
      <text:p text:style-name="P132"><text:s text:c="4"/>The phase shift of the Aharanov-Bohm effect can be described as: </text:p>
      <text:p text:style-name="P132"><text:s text:c="39"/>Δθ=qVt ħ-1 (1), </text:p>
      <text:p text:style-name="P174"><text:span text:style-name="T44"><text:s text:c="4"/>where q is the unit charge, V is the voltage, t is the time or duration within the voltage field and ħ is the modified Planck’s constant.” </text:span><text:span text:style-name="T456">(Koren, 2016) </text:span><text:span text:style-name="T261"><text:s text:c="4"/>More specifically the involvement of an Aharanov-Bohm effect indicates that for phase-modulation or phase shift to occur the average change in voltage must be near the peaks of capacity but not at the peaks of capacity. Consequently forcing the systems to its limits or maximum boundaries (-5 to +5 V), in addition to distorting the signal, would be above the narrow band pass. This has been observed in our systems. Values below the value would not be sufficient to elicit the effect. Because our signals are constructed from a series of numbers (integers) ranging from 0 through 256 (-5 to +5 V) and pass through the critical zone, perhaps the efficacy of our patterns might be re-evaluated with respect to what proportion of “time” or passes occur within the 4.1 to 4.3 V band. This could be considered a metaphor for the</text:span><text:span text:style-name="T405"> duration within the voltage field</text:span><text:span text:style-name="T261">.” </text:span><text:span text:style-name="T454">(Koren, 2016) </text:span></text:p>
      <text:p text:style-name="P202"/>
      <text:p text:style-name="P94"/>
      <text:p text:style-name="P94">.</text:p>
      <text:p text:style-name="P94"/>
      <text:p text:style-name="P94"><text:soft-page-break/></text:p>
      <text:p text:style-name="P203">Gravitational Maxwell Equations</text:p>
      <text:p text:style-name="P13"/>
      <text:p text:style-name="P100"><text:s text:c="4"/>The Soviet researchers learned that there is a conversion between Electromagnetic Waves and Gravitational Waves. <text:s/>Which explains the <text:span text:style-name="T589">Soviets</text:span> focus on Gravitational Wave based non-local cybernetic experiments as early as 19<text:span text:style-name="T589">67</text:span> (McCarron, 2021, <text:span text:style-name="T538">Ch. 6 ‘Physics of Neuroweapons’</text:span>). A Russian researcher, <text:span text:style-name="T415">V. </text:span><text:span text:style-name="T275">Samokhvalov, </text:span><text:s/>continuing on the earlier Soviet research in this area, explains the subtle energies which could be overlooked, he comments: </text:p>
      <text:p text:style-name="P14"/>
      <text:p text:style-name="P372">According to Einstein’s general theory of relativity, the rotating mass field differs from non-rotating mass field by additional, so-called, gravimagnetic forces , which affect rotating objects . Taking this fact into consideration, it is assumed that gravimagnetic forces act only if they are close to large masses or in presence of masses moving at relativistic speed, and they do not exhibit themselves in nature because of their extremely small values. However, many researchers in their works mentioned facts, which showed significant non-electromagnetic interaction of small objects, rotating at low speeds, with each other and with the objects, surrounding them.</text:p>
      <text:p text:style-name="P372"/>
      <text:p text:style-name="P372">One of the first evidences of such kind was the experiments of Professor N.P. Myshkin, which were carried out at the beginning of the XX century. The effect of change in weight of rotating objects (gyroscopes) and their non-electromagnetic interaction with other objects are described in works by N.A. Kozyrev, V.V. Roshin and S.M. Godin, S.V. Plotnikov, etc. The experimental research...also showed that in nature there is a significant value contactless interaction of rotating small masses and their force effect on closely located objects (masses) at relatively small rotary and linear speeds of rotation. The value of occurring mass-dynamic forces is by 20 orders more than the value of gravimagnetic forces, which act in this case according to general theory of relativity.<text:span text:style-name="T406">[see Persinger observation of 20x greater entanglement reactions in his experiments of non-local entanglement]</text:span></text:p>
      <text:p text:style-name="P372"/>
      <text:p text:style-name="P372">Experimentally determined non-electromagnetic interaction was called mass-dynamic interaction, because it is determined by dynamic mass rotation, having a variable quadrupole <text:span text:style-name="T538">[see Einstein’s </text:span><text:span text:style-name="T589">Gravitational </text:span><text:span text:style-name="T538">Quadropole equation below] </text:span>moment. The research, which was carried out, showed non-electromagnetic nature of force interaction, i.e. independence of interaction force effects from electrical conductivity of disc materials and dependence of force interaction value on their rotation frequency.</text:p>
      <text:p text:style-name="P387"><text:span text:style-name="T415">(</text:span>Samokhvalov, 2016)</text:p>
      <text:p text:style-name="P374"/>
      <text:p text:style-name="P99">The deniers of the scientific reality of this technology, which seems to be an information operation aimed at keeping state-secrets secret, have claimed that this is an EM conductive or thermal effect, this is not what the researchers are claiming, they are claiming that there is a potential EM non-<text:span text:style-name="T538">thermal</text:span> effect, <text:span text:style-name="T415">A-B Effect,</text:span> and that is the basis of the A-B Generators. <text:s/><text:span text:style-name="T408">This is also related to the argument against Thought-Injection or QSK that the magnitudes, here talking about magnetic fields of 1-5μT, are too small in terms of electric conduction, </text:span><text:span text:style-name="T538">which we see below is not based on experimental findings. </text:span><text:span text:style-name="T408">.</text:span></text:p>
      <text:p text:style-name="P13"/>
      <text:p text:style-name="P102"><text:s text:c="4"/>There is another A-B Effect that is not EM based. The equivalent in Gravitational Theory, according to many researchers, including <text:span text:style-name="T538">R. </text:span><text:span text:style-name="T408">Chiao, </text:span>the gravitational equivalent of the Gravitational Ahronov-Bohm effect. <text:s/>So that one does not as seen need to use Electric force in entanglement experiments but rather magnetic potentials can accomplish what force can. <text:span text:style-name="T408"><text:s/></text:span>Chiao <text:span text:style-name="T408">has written of the conversion from Maxwell Equations to Gravitomagnetic Maxwell Equations.</text:span></text:p>
      <text:p text:style-name="P13"/>
      <text:p text:style-name="P374">“The gravitoelectric field E<text:span text:style-name="T34">G</text:span>, which is identical to the local acceleration due to gravity g, is analogous to the electric field E, and the gravitomagnetic field B<text:span text:style-name="T34">G</text:span>, which is identical to the <text:soft-page-break/>Lense-Thirring field <text:span text:style-name="T538">(Poynting Vector of Magnetic flux)</text:span>, is analogous to the magnetic field B; they are related to the vector potential h in the radiation gauge as follows: </text:p>
      <text:p text:style-name="P13"><draw:frame draw:style-name="fr3" draw:name="Image10" text:anchor-type="char" svg:x="0.4835in" svg:y="0.1311in" svg:width="3.8063in" svg:height="0.3854in" draw:z-index="11"><draw:image xlink:href="Pictures/10000201000002140000003641305E393AACB472.png" xlink:type="simple" xlink:show="embed" xlink:actuate="onLoad" loext:mime-type="image/png"/></draw:frame></text:p>
      <text:p text:style-name="P374">which correspond to the electromagnetic relations in the radiation gauge </text:p>
      <text:p text:style-name="P13"><draw:frame draw:style-name="fr3" draw:name="Image12" text:anchor-type="char" svg:x="1.3953in" svg:y="0.1102in" svg:width="2.3016in" svg:height="0.4417in" draw:z-index="12"><draw:image xlink:href="Pictures/10000201000001040000003256E9B677A4B98005.png" xlink:type="simple" xlink:show="embed" xlink:actuate="onLoad" loext:mime-type="image/png"/></draw:frame></text:p>
      <text:p text:style-name="P13"><draw:frame draw:style-name="fr2" draw:name="Image13" text:anchor-type="char" svg:width="5.511in" svg:height="2.0835in" draw:z-index="13"><draw:image xlink:href="Pictures/1000020100000211000000C8B8F3D7A5D6BA52BC.png" xlink:type="simple" xlink:show="embed" xlink:actuate="onLoad" loext:mime-type="image/png"/></draw:frame></text:p>
      <text:p text:style-name="P390">(Chiao et al, 2002)</text:p>
      <text:p text:style-name="P390"/>
      <text:p text:style-name="P94">where ρG is the density of local rest mass in the local rest frame of the matter, and jG is the local rest-mass current density in this frame (in the case of classical matter, jG = ρGv, where v is the coordinate three-velocity of the local rest mass; in the quantum case, see Eq. (64)). Here H<text:span text:style-name="T34">G</text:span> is the gravitomagnetic field intensity, and D<text:span text:style-name="T34">G</text:span> is the gravitodisplacement field. Since the forms of these equations are identical to those of Maxwell’s equations, the same boundary conditions follow from them, and therefore the same solutions for electromagnetic problems carry over formally to the gravitational ones.” <text:span text:style-name="T403">(Chiao </text:span><text:span text:style-name="T538">et al</text:span><text:span text:style-name="T403">, 2002)</text:span></text:p>
      <text:p text:style-name="P94"/>
      <text:p text:style-name="P94"><draw:frame draw:style-name="fr2" draw:name="Image16" text:anchor-type="char" svg:width="3.4299in" svg:height="0.9654in" draw:z-index="14"><draw:image xlink:href="Pictures/10000201000001F40000008D4252B63137045512.png" xlink:type="simple" xlink:show="embed" xlink:actuate="onLoad" loext:mime-type="image/png"/></draw:frame></text:p>
      <text:p text:style-name="P94">where εG is the gravitoelectric permittivity of free space given by Eq. (35), µG is the gravitomagnetic permeability of free space given by Eq. (32), κGE is the gravitoelectric dielectric constant of a medium, κGM is its gravitomagnetic relative permeability, and σG is the gravitational analog of the electrical conductivity of the medium, whose <text:span text:style-name="T404">magnitude is inversely proportional to its viscosity</text:span> <text:span text:style-name="T403">(Chiao, 2002)</text:span></text:p>
      <text:p text:style-name="P94"/>
      <text:p text:style-name="P319"><text:span text:style-name="T286">Visco</text:span><text:span text:style-name="T346">s</text:span><text:span text:style-name="T286">ity and brain structure </text:span><text:span text:style-name="T346">are reviewed in McCarron 2021 Ch. 8</text:span><text:span text:style-name="T286"> </text:span></text:p>
      <text:p text:style-name="P103"/>
      <text:p text:style-name="P103"><text:s text:c="4"/><text:span text:style-name="T589">So it is important to understand there is a gravitational correlate to EM, as shall be pointed out later these potentials exist not in classical scale but quantum scale. </text:span>It is worthwhile to point out there is a high frequency gravitational wave based equivalent to this type of remote sensing as adapted see Baker-Li HFGW Military Applications in McCarron 2021 Ch. 6 ‘Physics of Neuroweapons’. </text:p>
      <text:p text:style-name="P94"/>
      <text:p text:style-name="P94"/>
      <text:p text:style-name="P167"><text:soft-page-break/>Einstein’s Quadropole Equation:</text:p>
      <text:p text:style-name="P167"><text:s text:c="4"/>To measure the strength of a Gravitational Wave due to the change of masses the following equations were formulated. </text:p>
      <text:p text:style-name="P167"/>
      <text:p text:style-name="P194"><text:span text:style-name="T483">Because of symmetry, </text:span>the quadr<text:span text:style-name="T590">o</text:span>pole moment (of Einstein’s quadr<text:span text:style-name="T590">o</text:span>pole-approximation equation) can be related <text:span text:style-name="T483">to a principal moment of inertia, I, of a mass system and can be approximated by</text:span></text:p>
      <text:p text:style-name="P414"><draw:frame draw:style-name="fr2" draw:name="Image27" text:anchor-type="char" svg:width="3.7992in" svg:height="0.3327in" draw:z-index="22"><draw:image xlink:href="Pictures/100002010000023A0000003220071AF68FABE3CF.png" xlink:type="simple" xlink:show="embed" xlink:actuate="onLoad" loext:mime-type="image/png"/></draw:frame></text:p>
      <text:p text:style-name="P414">In which -dE/dt is the generated power output of the GW source, <text:span text:style-name="T237">P </text:span>is in watts, c is the</text:p>
      <text:p text:style-name="P416">speed of light, G is the universal constant of gravitation, and d<text:span text:style-name="T3">3</text:span>I/dt<text:span text:style-name="T3">3</text:span> is the third time</text:p>
      <text:p text:style-name="P416">derivative of the moment of inertia of the mass system. The GW power is usually quite</text:p>
      <text:p text:style-name="P414">small because of the small coefficient multiplier. (Baker, 2010, 20)</text:p>
      <text:p text:style-name="P94"/>
      <text:p text:style-name="P171"><text:span text:style-name="T485">The GW </text:span>frequency is 2ω <text:span text:style-name="T484">or twice the orbital frequency ω</text:span>. <text:span text:style-name="T483">That is, for ever period of an electron the graviton is 2x, twice the frequency of the electron. </text:span>Following for a one-meter long rod spun so fast as to nearly break apart due to centrifugal force, the radiated GW power is <text:span text:style-name="T485">only 10</text:span><text:span text:style-name="T10">-37</text:span><text:span text:style-name="T485"> watts.</text:span></text:p>
      <text:p text:style-name="P94"/>
      <text:p text:style-name="P175">See below for R. Chiao et al treatment of Einstein’s GW Quadr<text:span text:style-name="T590">o</text:span>pole equation by modifying it.</text:p>
      <text:p text:style-name="P175"/>
      <text:p text:style-name="P172"><text:s text:c="4"/>One sign that there may be a Gravitational component to the A-B generators is that Kernbach (2017) noticed that energy collected near the tip of the A-B Generator cone. <text:s/>This axial radiation in the z-coordinate (tip point direction) could be explained in that GW radiation is concentrated in the angular portion of rotation, near the axis, which suggests the ability to emit the GW with directionality. <text:s text:c="3"/></text:p>
      <text:p text:style-name="P94"/>
      <text:p text:style-name="P211">Gravitational Ahronov-Bohm Effect</text:p>
      <text:p text:style-name="P96"><text:s/><draw:frame draw:style-name="fr3" draw:name="Image29" text:anchor-type="char" svg:x="1.1602in" svg:y="0.1571in" svg:width="3.952in" svg:height="2.4866in" draw:z-index="25"><draw:image xlink:href="Pictures/1000020100000311000001EE7650E8228AA03244.png" xlink:type="simple" xlink:show="embed" xlink:actuate="onLoad" loext:mime-type="image/png"/></draw:frame></text:p>
      <text:p text:style-name="P96"><text:s text:c="4"/><text:span text:style-name="T490">As mentioned above there is based on gravito-electromagnetics (GEM) also a gravitational Ahronov-Bohm effect. R. Chiao explains that:</text:span></text:p>
      <text:p text:style-name="P96"/>
      <text:p text:style-name="P389">“...mass currents in a cylindrical superconducting (SC) mass shell (indicated in black in Figure 1), could be produced by rotating the shell at a constant angular frequency around its cylindrical axis. The two partial waves could then be recombined into an outgoing single-electron wavepacket at point B by means of another beam splitter. Just like in the purely electromagnetic AB effect, the “flux” of a certain gravito-magnetic field (i.e., the Lense-Thirring field) would be confined entirely to the interior region (indicated in yellow in Figure 1) of the “solenoid,” and would vanish at all points in its exterior (indicated in white). There results a <text:soft-page-break/>quantum mechanical AB fringe shift due to the “flux” that is observable at point B, which cannot be explained classically” <text:span text:style-name="T491">(Chiao, 2013) </text:span></text:p>
      <text:p text:style-name="P333"/>
      <text:p text:style-name="P334">Bg is the Lense-Thirring Field or the magnetic flux in the interior of the solenoid pictured above. Which is an analog to the solenoids used in Persingers non-local experiments till 2015. However, the real difference here is the Angular Momentum as explained: </text:p>
      <text:p text:style-name="P334"/>
      <text:p text:style-name="P415">“...if one thinks of the “solenoid” as a rotating SC <text:span text:style-name="T539">[super conductor] </text:span>cylindrical mass shell, the experiment has two independent parameters, namely, the linear mass density, and the angular velocity of the shell. That means one could shift the interference fringes by changing the angular velocity. Since the gravitoelectric field from the mass of the shell does not depend on the angular velocity, a fringe shift will happen despite the fact that the classical force has not changed. Hence the AB fringe shift in the gravitational case could not have had a classical origin.” (Chiao, 2013) </text:p>
      <text:p text:style-name="P334"/>
      <text:p text:style-name="P344"><text:span text:style-name="T314">In an analog to the EM Maxwell equations the where A vector potential is equivalen</text:span><text:span text:style-name="T332">t</text:span><text:span text:style-name="T314"> to magnetic field B. In gravitational theory, h is the magnetic like gravitational vector potential, so you can think of h is like A. </text:span><text:span text:style-name="T315">Vector Potential (h) can arise either from a Lense-Thirring field, or from rotations of a quantum system, such as from a rotating SC ring (solenoid, toroid). <text:s/></text:span><text:span text:style-name="T316">Expriment with rotating </text:span><text:span text:style-name="T332">S</text:span><text:span text:style-name="T316">C rings are easier to perform then those with Lense-Thirring fields. </text:span><text:span text:style-name="T315"><text:s/>Phase shift occurs in this experimental setup, “</text:span><text:span text:style-name="T279">The phase shift (28) , which is nonvanishing for the “solenoid” configuration of Figure 1, is the gravitational AB phase shift. It is closely related to Berry’s phase, since both phases have a common origin in non-Euclidean geometry” </text:span><text:span text:style-name="T315">(Chiao, 2013, 6). </text:span></text:p>
      <text:p text:style-name="P334"><text:s text:c="2"/></text:p>
      <text:p text:style-name="P335"><text:span text:style-name="T492">In eq. 33 (Chiao, 2013</text:span><text:span text:style-name="T539">)</text:span><text:span text:style-name="T492">, </text:span>these quantum currents can be the quantum mechanical sources of time-independent A and h fields that give rise to the AB effect. (Chiao, 2013, 7). </text:p>
      <text:p text:style-name="P334"><draw:frame draw:style-name="fr3" draw:name="Image30" text:anchor-type="char" svg:x="1.5346in" svg:y="0.0244in" svg:width="2.6591in" svg:height="0.4764in" draw:z-index="27"><draw:image xlink:href="Pictures/10000201000001430000003A1AB54A39B1BF26F0.png" xlink:type="simple" xlink:show="embed" xlink:actuate="onLoad" loext:mime-type="image/png"/></draw:frame></text:p>
      <text:p text:style-name="P334"/>
      <text:p text:style-name="P335">DeWitt coupling proved experimentally by Cabrera (Chiao, 2013, 7) <text:span text:style-name="T493">local gauge invariance necessitates the existence of some compensating vector field (or fiel</text:span><text:span text:style-name="T539">d</text:span><text:span text:style-name="T493">s), such as the A and h fields in the DeWitt iminimal coupling rule. </text:span></text:p>
      <text:p text:style-name="P335"/>
      <text:p text:style-name="P335">Thus invoking the DeWitt minimal coupling rule <text:span text:style-name="T495">[minimal coupling of gravity and a scalar]</text:span> , we demand that the nonrelativistic Hamiltonian of any quantum system in the presence of A and h fields must always have the following form </text:p>
      <text:p text:style-name="P334"><draw:frame draw:style-name="fr3" draw:name="Image31" text:anchor-type="char" svg:x="1.7339in" svg:y="0.0256in" svg:width="2.6083in" svg:height="0.5327in" draw:z-index="28"><draw:image xlink:href="Pictures/10000201000000E50000002F9458FA6C0C22B578.png" xlink:type="simple" xlink:show="embed" xlink:actuate="onLoad" loext:mime-type="image/png"/></draw:frame>where V is the potential energy of the system. Here, in the present context of the SC quantum systems that we are interested in, such as that of the SC “solenoid” pictured in Figure 1, q = 2e is the charge of a Cooper pair, and m = 2me is its mass <text:span text:style-name="T494">(Chiao, 2013, 5)</text:span></text:p>
      <text:p text:style-name="P97">. </text:p>
      <text:p text:style-name="P97"/>
      <text:p text:style-name="P97"><text:s text:c="4"/><text:span text:style-name="T539">Chiao further</text:span> speculate<text:span text:style-name="T539">d</text:span> that a gravitational version of “pumping gravitons out of the vacuum” via parametric amplification, and above threshold, parametric oscillation, might be possible. The analog of a laser for gravitational waves could thus be constructed. </text:p>
      <text:p text:style-name="P96"/>
      <text:p text:style-name="P212">Casimir Effect, <text:span text:style-name="T501">Gravitation and Entanglement</text:span></text:p>
      <text:p text:style-name="P98"><text:s text:c="4"/><text:span text:style-name="T501">The vacuum oscillations/</text:span><text:span text:style-name="T506">fluctuations</text:span><text:span text:style-name="T501"> or what others refer to as the Zero Point Energy field (ZPE) </text:span><text:span text:style-name="T506">(Norseen, 2002)</text:span><text:span text:style-name="T501"> is interfaced with the Casimir Effect. </text:span><text:s/><text:span text:style-name="T502">Scientists have directly related entanglement </text:span><text:soft-page-break/><text:span text:style-name="T502">with the Dynamic Casimir effect of which </text:span><text:span text:style-name="T509">accelerating </text:span><text:span text:style-name="T502">modulation or ‘jerks’ are an example (Romauldo, 2019) as we shall read further later. </text:span><text:span text:style-name="T506">Romauldo et al found that Casimir effect produces a high degree of entanglement, and study that process. Felicetti et al study the Dynamical Casimir Effect in it’s relation to creating entanglement in bipartite and multipartite entanglement among qubits. </text:span></text:p>
      <text:p text:style-name="P98"/>
      <text:p text:style-name="P465">“The existence of vacuum fluctuations, i.e., the presence of virtual particles in empty space, represents one of the most distinctive results of quantum mechanics. It is also known, under the name of dynamical Casimir effect, that fast-oscillating boundary conditions can generate real excitations out of the vacuum fluctuations. Long-awaited, the first experimental demonstration of this phenomenon has been realized only recently, in the framework of superconducting circuits [C. M. Wilson et al. Nature 479, 376-379 (2011)].” <text:span text:style-name="T506">(Felicetti, 2013) </text:span></text:p>
      <text:p text:style-name="P98"/>
      <text:p text:style-name="P315"><text:span text:style-name="T318"><text:s text:c="4"/></text:span><text:span text:style-name="T319">For our purposes the Dynamical Casimir Effect (DCE) is of interest as this is the corollary to the work involved with the A-B generators, the pulsating modulation of </text:span><text:span text:style-name="T347">magnetic amplitudes</text:span><text:span text:style-name="T319">, which is what a DCE</text:span><text:span text:style-name="T318"> </text:span><text:span text:style-name="T319">is an equivalent of</text:span> <text:span text:style-name="T278">a generation of photons from vacuum due to the motion of uncharged boundaries.</text:span></text:p>
      <text:p text:style-name="P317"><text:span text:style-name="T278"><text:s text:c="4"/></text:span><text:span text:style-name="T392">Raymond Chiao of University of California-Merced has proposed the concept of a gravitational laser based on the DCE which we can use to see how pulsations are conducted in the EM version of our toroidal coil, the A-B Generators. (Chiao, 2017). </text:span><text:span text:style-name="T393">Many would consider gravitational amplitudes to be so minute that it could never be possible to generate or detect based on their understandings of Einstein’s </text:span><text:span text:style-name="T399">[Quadropole]</text:span><text:span text:style-name="T393"> equations for Gravity. <text:s/>However, Chia introduces a Planck scale mechanism which argues for the ability to generate and detect gravitational effects in the laboratory. <text:s/>He introduces the ideal of </text:span><text:span text:style-name="T321">“</text:span><text:span text:style-name="T279">relative gravitational permeativity” </text:span><text:span text:style-name="T321">which is analogous to EM electric permittivity and magnetic permeability, hence ‘permeativity’, as G is stands in for E and M. </text:span><text:span text:style-name="T508"><text:s/></text:span><text:span text:style-name="T366">Permeativity, argues Chiao, allows for a possibly large quantum mechan</text:span><text:span text:style-name="T336">ical enhancement of the response of a superconductor, such as the solenoid or coil, to an incident te</text:span><text:span text:style-name="T337">n</text:span><text:span text:style-name="T336">sor gravitational wave field.” (Chiao, 2017) The group has also argued that the quantum amplification process in the DCE is equivalent to the amplification process in a parametric amplifier (paramp). Chiao et al point out that in Einstein’s quadropole equations, </text:span><text:span text:style-name="T337">used for figuring Gravitation,</text:span><text:span text:style-name="T336"> that the Planck <text:s/>Constant, </text:span><text:span text:style-name="T338">the quantum of electromagnetic action that relates a photon’s energy to it’s frequency </text:span><text:span text:style-name="T336">(</text:span><text:span text:style-name="T156"> </text:span><text:span text:style-name="T157">h= </text:span><text:span text:style-name="T154">6.62607015×10−34 J⋅s</text:span><text:span text:style-name="T156"> </text:span><text:span text:style-name="T154">in SI units</text:span><text:span text:style-name="T336"> ), is absent which he modifies to include, </text:span><text:span text:style-name="T338">placing the equations in a quantum level of existence rather then classical scale. </text:span><text:span text:style-name="T336"><text:s/></text:span><text:span text:style-name="T339">Meaning that Gravitational Waves on the quantum scale (Planck Length 10</text:span><text:span text:style-name="T6">-33</text:span><text:span text:style-name="T339"> cm) has greater force then anticipated by the Classical gravitational force. <text:s/>This directly addresses the issues of the assumption by many scientists that none of this is possible due to the low Lorentz forces involved in Electromagnetic force. <text:s/>This is addressed by Dotta when studying Lon</text:span><text:span text:style-name="T347">g</text:span><text:span text:style-name="T339"> Term Potentiation in neural networks:</text:span></text:p>
      <text:p text:style-name="P187"/>
      <text:p text:style-name="P444"><text:span text:style-name="T395">“The primary effect upon the shift of the spectra power density of the photon emissions following the modified LTP magnetic field exposure suggests that the temporal geometry of the applied field interacts with the temporal pattern of the photon emissions. Pattern is often associated with information and does not require significant addition or subtraction of energy from the system. As succinctly summarized by Cifra et al. [13], a shift in the rate of temporal patterns by which energy is emitted rather than induced by the applied magnetic fields minimizes the counterargument that their intensities are too small to overcome the kT values associated with intrinsic thermal oscillations “ <text:s/></text:span><text:span text:style-name="T396">(Dotta et al, 2014)</text:span><text:span text:style-name="T394"> </text:span></text:p>
      <text:p text:style-name="P186"/>
      <text:p text:style-name="P187">It is an important point to understand this when faced with criticisms regarding the lack of sufficient strength from the A Potential Vector and it’s GEM analog. <text:s/><text:span text:style-name="T608">This question of low amplitudes affecting biological objects was also addressed by Djumeava in her studies on using A-B effect to transmit medicines remotely:</text:span></text:p>
      <text:p text:style-name="P187"/>
      <text:p text:style-name="P502"><text:soft-page-break/><text:line-break/> <text:s/>In the recent decade, low level laser (LLL) therapy has been used <text:s/>to treat various diseases. The question about how the energy from <text:s/>low level <text:s/>lasers <text:s/>works at the cellular and organism levels is still disputable10. <text:s/>In 1977 A.C.Tam and W.Happer showed experimentally that two circularly-polarized laser beams attract or repel depending on mutual orientation of their circular polarization. If the direction of rotation of polarization of the two laser beams is similar, then these beams attract, and if the rotation of polarization is opposite, then they repel. These results collided with quantum electrodynamics and could not be explained11. Study conducted by A. Bobrov (2003) <text:s/>demonstrated the presence of non- electromagnetic component <text:s/>of <text:s/>laser beam <text:s/>which doesn’t <text:s/>shield <text:s/>by electromagnetic screen and spreads <text:s/>in the direction of laser <text:s/>beam’s distribution12. In 2012 M.Krinker <text:s text:c="2"/>showed <text:s/>a <text:s/>bio-physical <text:s/>similarity between <text:s/>spinning fields and information imprinted in special carriers13. According to the data obtained by the authors of <text:s/>Russian patent, when the spiral light-guide is twisted from the right to the left, the effect of strengthening mitosis in the cells exposed to the non-electromagnetic <text:s/>properties of laser radiation was observed, whereas the light-guide spiral twisting from the left to the right leads to strengthening of synthesis of protein and carbohydrates14. In M. Krinker ‘s experiments a maximal <text:s/>growth of cell took place in case when they were exposed to the counterclockwise field 12. <text:s/>In our case <text:s/>we also <text:s/>utilized <text:s/>the device with the counterclockwise light-guide. <text:span text:style-name="T608">(Djumeava, 2004)</text:span></text:p>
      <text:p text:style-name="P270"><text:s text:c="4"/></text:p>
      <text:p text:style-name="P317"><text:span text:style-name="T369"><text:s text:c="4"/></text:span><text:span text:style-name="T367">Gravitation interacts with the Vacuum Oscillations and hence we have Entanglement coming out of the vacuum fluctuation of the Casimir Effect, which we shall read below is involved in Brain Wave modulation according to Persinger and Norseen. </text:span><text:span text:style-name="T368">It is argued by Persinger that the Minkowski space becomes one space through the irrelevance of time (t):</text:span></text:p>
      <text:p text:style-name="P222"/>
      <text:p text:style-name="P316"><draw:frame draw:style-name="fr4" draw:name="Image37" text:anchor-type="char" svg:width="6.9252in" svg:height="1.6874in" draw:z-index="31"><draw:image xlink:href="Pictures/10000201000002CE000000AFD36E0E6BAC03FEF2.png" xlink:type="simple" xlink:show="embed" xlink:actuate="onLoad" loext:mime-type="image/png"/></draw:frame><text:span text:style-name="T368">(</text:span><text:span text:style-name="T365">Persinger Group Presentation at 2016 The Science of Consciousness Conference, organized by Stuart Hameroff)</text:span></text:p>
      <text:p text:style-name="P224"/>
      <text:p text:style-name="P223">In other words through entanglement time becomes irrelevant and locality also become irreleavant with the ability to have seperate space interact through entanglement. </text:p>
      <text:p text:style-name="P223"/>
      <text:p text:style-name="P200"/>
      <text:p text:style-name="P200"/>
      <text:p text:style-name="P200"/>
      <text:p text:style-name="P200">Analysis of the A-B Generator Poynting Vector</text:p>
      <text:p text:style-name="P200"/>
      <text:p text:style-name="P430">“<text:span text:style-name="T221">This experiment, based upon physical principle, suggests there is a technology that can generate reliable excess correlation of brain activity (and potentially consciousness and specific experiences) between two [or more] people separated by thousands of kilometers.” (Scott, 2015)</text:span></text:p>
      <text:p text:style-name="P214"/>
      <text:p text:style-name="P67"><text:s text:c="4"/><text:span text:style-name="T417">The A-B Generators use what is known as a Poynting Vector in EM engineering to accomplish it’s transmission of potential energies to a receiver or target. </text:span><text:span text:style-name="T419">Dr. Serge Kernbach has studied the A-B Effect Poynting Vector Emmitter (PVC) in terms of non-local interactions between an emitter and a receiver or target, </text:span><text:span text:style-name="T420">he reconstructed the generator built by Akhimov and conducted measurements in </text:span><text:soft-page-break/><text:span text:style-name="T420">experiments to understand the phenomenon</text:span><text:span text:style-name="T419">. </text:span><text:span text:style-name="T417"><text:s/></text:span><text:span text:style-name="T418">Poynting Vectors are also used in the Baker-Li HFGW receiver/transmitter. </text:span></text:p>
      <text:p text:style-name="P67"/>
      <text:p text:style-name="P67"><draw:frame draw:style-name="fr2" draw:name="Image22" text:anchor-type="char" svg:width="2.7756in" svg:height="1.6555in" draw:z-index="16"><draw:image xlink:href="Pictures/1000020100000147000000C3E0465C7A27F06095.png" xlink:type="simple" xlink:show="embed" xlink:actuate="onLoad" loext:mime-type="image/png"/></draw:frame></text:p>
      <text:p text:style-name="P67"/>
      <text:p text:style-name="P309"><text:span text:style-name="T288">The </text:span><text:span text:style-name="T289">Poynting Vector can be inferred to discern the direction the energy is movi</text:span><text:span text:style-name="T288">n</text:span><text:span text:style-name="T289">g within space-time: S=M</text:span><text:span text:style-name="T37">6</text:span><text:span text:style-name="T5">-1</text:span><text:span text:style-name="T15">[VxM</text:span><text:span text:style-name="T5">-1</text:span><text:span text:style-name="T15">]xB μtheta = 4pi x 10</text:span><text:span text:style-name="T5">-7</text:span><text:span text:style-name="T16"> (Kernbach, 2017)</text:span><text:span text:style-name="T17">. <text:s/></text:span><text:span text:style-name="T279">Poynting vector </text:span><text:span text:style-name="T290">(S = E x H) <text:s/></text:span><text:span text:style-name="T332">[Norseen cites the right side of this equation, 2002]</text:span><text:span text:style-name="T290"> </text:span><text:span text:style-name="T279">represents the directional </text:span><text:a xlink:type="simple" xlink:href="https://en.wikipedia.org/wiki/Energy_flux" text:style-name="Internet_20_link" text:visited-style-name="Visited_20_Internet_20_Link"><text:span text:style-name="T279">energy flux</text:span></text:a><text:span text:style-name="T279"> (the energy transfer per unit area per unit time) of an </text:span><text:a xlink:type="simple" xlink:href="https://en.wikipedia.org/wiki/Electromagnetic_field" text:style-name="Internet_20_link" text:visited-style-name="Visited_20_Internet_20_Link"><text:span text:style-name="T279">electromagnetic field</text:span></text:a><text:span text:style-name="T279">. The </text:span><text:a xlink:type="simple" xlink:href="https://en.wikipedia.org/wiki/SI" text:style-name="Internet_20_link" text:visited-style-name="Visited_20_Internet_20_Link"><text:span text:style-name="T279">SI</text:span></text:a><text:span text:style-name="T279"> unit of the Poynting vector is the </text:span><text:a xlink:type="simple" xlink:href="https://en.wikipedia.org/wiki/Watt" text:style-name="Internet_20_link" text:visited-style-name="Visited_20_Internet_20_Link"><text:span text:style-name="T279">watt</text:span></text:a><text:span text:style-name="T279"> per square metre (W/m2). It is named after its discoverer </text:span><text:a xlink:type="simple" xlink:href="https://en.wikipedia.org/wiki/John_Henry_Poynting" text:style-name="Internet_20_link" text:visited-style-name="Visited_20_Internet_20_Link"><text:span text:style-name="T279">John Henry Poynting</text:span></text:a><text:span text:style-name="T279"> who first derived it in 1884. </text:span><text:a xlink:type="simple" xlink:href="https://en.wikipedia.org/wiki/Oliver_Heaviside" text:style-name="Internet_20_link" text:visited-style-name="Visited_20_Internet_20_Link"><text:span text:style-name="T279">Oliver Heaviside</text:span></text:a><text:span text:style-name="T279"> also discovered it independently in the more general form that recogni</text:span><text:span text:style-name="T332">z</text:span><text:span text:style-name="T279">es the freedom of adding the curl of an arbitrary vector field to the definition.</text:span><text:bookmark text:name="cite_ref-Nahin2002_2-0"/><text:a xlink:type="simple" xlink:href="https://en.wikipedia.org/wiki/Poynting_vector#cite_note-Nahin2002-2" text:style-name="Internet_20_link" text:visited-style-name="Visited_20_Internet_20_Link"><text:span text:style-name="T279">[2]</text:span></text:a><text:span text:style-name="T279"> The Poynting vector is used throughout </text:span><text:a xlink:type="simple" xlink:href="https://en.wikipedia.org/wiki/Electromagnetics" text:style-name="Internet_20_link" text:visited-style-name="Visited_20_Internet_20_Link"><text:span text:style-name="T279">electromagnetics</text:span></text:a><text:span text:style-name="T279"> in conjunction with </text:span><text:a xlink:type="simple" xlink:href="https://en.wikipedia.org/wiki/Poynting%27s_theorem" text:style-name="Internet_20_link" text:visited-style-name="Visited_20_Internet_20_Link"><text:span text:style-name="T279">Poynting's theorem</text:span></text:a><text:span text:style-name="T279">, the </text:span><text:a xlink:type="simple" xlink:href="https://en.wikipedia.org/wiki/Continuity_equation" text:style-name="Internet_20_link" text:visited-style-name="Visited_20_Internet_20_Link"><text:span text:style-name="T279">continuity equation</text:span></text:a><text:span text:style-name="T279"> expressing </text:span><text:a xlink:type="simple" xlink:href="https://en.wikipedia.org/wiki/Conservation_of_energy" text:style-name="Internet_20_link" text:visited-style-name="Visited_20_Internet_20_Link"><text:span text:style-name="T279">conservation of electromagnetic energy</text:span></text:a><text:span text:style-name="T279">, to calculate the power flow in electric and magnetic fields. </text:span></text:p>
      <text:p text:style-name="P66"><draw:frame draw:style-name="fr3" draw:name="Image19" text:anchor-type="char" svg:x="1.3484in" svg:y="0.0925in" svg:width="3.7953in" svg:height="1.6673in" draw:z-index="15"><draw:image xlink:href="Pictures/100278680004AC4000020D8DBA9BBE7772B60D3A.svg" xlink:type="simple" xlink:show="embed" xlink:actuate="onLoad" loext:mime-type="image/svg+xml"/><draw:image xlink:href="Pictures/100002010000042B000001D56E6DDBD9709B0A2F.png" xlink:type="simple" xlink:show="embed" xlink:actuate="onLoad" loext:mime-type="image/png"/></draw:frame><text:span text:style-name="T158">A DC circuit consisting of a </text:span><text:a xlink:type="simple" xlink:href="https://en.wikipedia.org/wiki/Battery_(electricity)" text:style-name="Internet_20_link" text:visited-style-name="Visited_20_Internet_20_Link"><text:span text:style-name="T160">battery</text:span></text:a><text:span text:style-name="T159"> </text:span><text:span text:style-name="T158">(</text:span><text:span text:style-name="T416">V</text:span><text:span text:style-name="T158">) and </text:span><text:a xlink:type="simple" xlink:href="https://en.wikipedia.org/wiki/Resistor" text:style-name="Internet_20_link" text:visited-style-name="Visited_20_Internet_20_Link"><text:span text:style-name="T160">resistor</text:span></text:a><text:span text:style-name="T159"> </text:span><text:span text:style-name="T158">(</text:span><text:span text:style-name="T416">R</text:span><text:span text:style-name="T158">), showing the direction of the Poynting vector (</text:span><text:span text:style-name="T168">S</text:span><text:span text:style-name="T169">, blue arrows</text:span><text:span text:style-name="T158">) in the space surrounding it, along with the fields it is derived from; the </text:span><text:a xlink:type="simple" xlink:href="https://en.wikipedia.org/wiki/Electric_field" text:style-name="Internet_20_link" text:visited-style-name="Visited_20_Internet_20_Link"><text:span text:style-name="T160">electric field</text:span></text:a><text:span text:style-name="T159"> </text:span><text:span text:style-name="T158">(</text:span><text:span text:style-name="T168">E</text:span><text:span text:style-name="T169">, red arrows</text:span><text:span text:style-name="T158">) and the </text:span><text:a xlink:type="simple" xlink:href="https://en.wikipedia.org/wiki/Magnetic_field" text:style-name="Internet_20_link" text:visited-style-name="Visited_20_Internet_20_Link"><text:span text:style-name="T160">magnetic field</text:span></text:a><text:span text:style-name="T159"> </text:span><text:span text:style-name="T158">(</text:span><text:span text:style-name="T168">H</text:span><text:span text:style-name="T169">, green arrows</text:span><text:span text:style-name="T158">). In the region around the battery the Poynting vector is directed outward, indicating power flowing out of the battery into the fields; in the region around the resistor the vector is directed inward, indicating field power flowing into the resistor. Across any plane </text:span><text:span text:style-name="T416">P</text:span><text:span text:style-name="T159"> </text:span><text:span text:style-name="T158">between the battery and resistor, the Poynting flux is in the direction of the resistor. The magnitudes (lengths) of the vectors are not shown accurately; only the directions are significant.</text:span> </text:p>
      <text:p text:style-name="P66"/>
      <text:p text:style-name="P66"/>
      <text:p text:style-name="P24"/>
      <text:p text:style-name="P74"><text:span text:style-name="T418">There are </text:span>2 types of EM oscillation: harmonic- E/H vary according to sine and cosine law. Modulated- amplitudes frequency or phase vary according to a law. <text:span text:style-name="T418">In the case of the toroid coil system we are dealing with a modulate</text:span><text:span text:style-name="T590">d</text:span><text:span text:style-name="T418"> amplitude frequency device. </text:span>A-<text:span text:style-name="T418">B</text:span> Generator<text:span text:style-name="T418">s</text:span> use orthogonal ExH fields to generate Poynting Vector (S) which is rotating due to shielding only the torsion [AB effect] component is emitted out through the copper cone” <text:span text:style-name="T418">(Kernbach, 2017). The Poynting vector is a planar wave sent out in the </text:span><text:span text:style-name="T419">x</text:span><text:span text:style-name="T418">-axis. </text:span></text:p>
      <text:p text:style-name="P104"/>
      <text:p text:style-name="P105">Kernbach points out the relationship of angular momentum and force created by the generator: </text:p>
      <text:p text:style-name="P104"/>
      <text:p text:style-name="P454"><text:soft-page-break/>“<text:span text:style-name="T38">Although only static electric and magnetic fields exist, the calculation of the Poynting Vector gives a circular flow of EM energy clockwise [coil is wound cw, Persinger is ccw] The flow of circulating energy underlies the popular idea of ‘rotation’ of the S (</text:span><text:span text:style-name="T419">P</text:span><text:span text:style-name="T38">oynting) vector which is located in the axial plane (the cir</text:span><text:span text:style-name="T419">c</text:span><text:span text:style-name="T38">ulating energy flow contains the angular momentum and creates the magnetic com</text:span><text:span text:style-name="T419">p</text:span><text:span text:style-name="T38">onent of the </text:span><text:span text:style-name="T540">L</text:span><text:span text:style-name="T38">orentz force arising when the c</text:span><text:span text:style-name="T419">a</text:span><text:span text:style-name="T38">pacitor is discharged.” </text:span><text:span text:style-name="T419">(Kernbach, 2017) </text:span></text:p>
      <text:p text:style-name="P24"/>
      <text:p text:style-name="P181">The generators studied by Sokolova (2016), <text:span text:style-name="T473">who worked with this technology from at least 1982,</text:span> have 3 modes of oper<text:span text:style-name="T540">a</text:span>tion: </text:p>
      <text:list xml:id="list1588820413" text:style-name="L4">
        <text:list-item>
          <text:p text:style-name="P487"><text:span text:style-name="T333">negative (turns ordered field into a completely disordered </text:span><text:span text:style-name="T334">distribution</text:span><text:span text:style-name="T333"> of curves, the curves are preserved; </text:span><text:span text:style-name="T98"><text:s text:c="2"/></text:span></text:p>
        </text:list-item>
        <text:list-item>
          <text:p text:style-name="P488">a positive transition; neutral or zero-transition channel. </text:p>
        </text:list-item>
        <text:list-item>
          <text:p text:style-name="P487"><text:span text:style-name="T98">The zero channel <text:s/>is the channel that carries information with very low force and energy, the ‘psi’ channel. </text:span><text:span text:style-name="T99">It should be noted that Russian researchers such as Sokolova cite the Fisher-Becker Effect (gyromagnetic ‘spin-wave’), as well as the A-B effect in these generators. </text:span></text:p>
        </text:list-item>
      </text:list>
      <text:p text:style-name="P24"/>
      <text:p text:style-name="P24"/>
      <text:p text:style-name="P216">Synchronization of emitters and receivers</text:p>
      <text:p text:style-name="P106"><text:s text:c="5"/><text:span text:style-name="T421">One of the phenomena observed in use of these generators by both Kernbach and Persinger is the synchronization of the emitters in Kernbach’s case the Akimov Generator in Persinger’s the use of a circular solenoid and a circular toroid. Kernbach remarks </text:span><text:span text:style-name="T422">“</text:span><text:span text:style-name="T38">It is assumed, as a working hypothesis, that the well-known synchronization effect of c</text:span>o<text:span text:style-name="T38">upled oscillators with weak (nonlocal) coupling plays here a key role.” </text:span><text:span text:style-name="T421">(Kernbach, 2017, </text:span><text:span text:style-name="T38">37</text:span><text:span text:style-name="T421">) He further points to entanglement as the reason for the synchronization, </text:span><text:span text:style-name="T422">“synchronize emitters and receivers. Here an analogy with the well known phenomenon of quantum entanglement is assumed. The long range spin-spin interactions are well established research topic.” </text:span><text:span text:style-name="T421">(Kernbach, 2017) Here he directly mentions the spin theories of Akimov which we know to be the normative physics concept of angular momentum. </text:span><text:span text:style-name="T423">Another issue related to synch</text:span><text:span text:style-name="T608">r</text:span><text:span text:style-name="T423">onization was the uptick in responses in detection of AB potentials in sensors when using a desynchronized rhythm, </text:span><text:span text:style-name="T422">“</text:span><text:span text:style-name="T2">increasing reaction of sensors was accomplished when frequency desynchronizing between 2 generators increase sensor response.” </text:span><text:span text:style-name="T422"><text:s/></text:span><text:span text:style-name="T421">Like Persigner, Kernbach also like found that there is a connection to 7 to 8 min gap between initiation of the field and onset of ‘entanglement’ like activities, Kernbach remarkes “there is a 7-8 min delay between emitter turned on and reaction through proton tunneling.” (Kernbach, 2017). <text:s/>Here Kernbach like Persinger find a connection to proton tunneling, which in biochemical terms would be the Ca</text:span><text:span text:style-name="T7">+</text:span><text:span text:style-name="T421"> ion mentioned by Norseen for neurological reactions, membrane channels for positively charged ions. </text:span></text:p>
      <text:p text:style-name="P69"/>
      <text:p text:style-name="P68"><text:s text:c="4"/><text:span text:style-name="T423">A further example of an Ahronov-Bohm Generator was that designed by American physicist Hal Puthoff, a former researcher at Stanford Research Institute, where also early Remote Viewing experiments were conducted, </text:span><text:span text:style-name="T540">such as with Ingo Swann who was tested by Persinger, and the basis of the experiment that led to the conclusion of Persinger that remote viewing could be blocked (Persinger, 2002)</text:span><text:span text:style-name="T423">. <text:s/></text:span><text:span text:style-name="T424">This generator is different from the Akimov generator in that it uses angled shields for changing the angular components controlling frequency of the signal. Puthoff defines this invention as, </text:span><text:span text:style-name="T246">“</text:span><text:span text:style-name="T39">A method of transmitting information that changes as a function of time comprising transmitting a signal having scalar and vector potentials </text:span><text:span text:style-name="T424">(A, phi)</text:span><text:span text:style-name="T39"> without including an EMF, the signal varying as a function of time in accordance with the information. (Puthoff, 1998) </text:span></text:p>
      <text:p text:style-name="P53"/>
      <text:p text:style-name="P112"><draw:frame draw:style-name="fr2" draw:name="Image5" text:anchor-type="char" svg:width="3.0866in" svg:height="2.7465in" draw:z-index="17"><draw:image xlink:href="Pictures/100002010000039E000003385D34209801130268.png" xlink:type="simple" xlink:show="embed" xlink:actuate="onLoad" loext:mime-type="image/png"/></draw:frame><text:soft-page-break/>(Puthoff, 1998)</text:p>
      <text:p text:style-name="P112"/>
      <text:p text:style-name="P113">As can be seen here the coil used in this system does not have a larger base and then condense as it coils in the z axis, this coil has a constant width, which is also used in another version of the generator according to Puthoff where he uses two toroid coils (patent item #85,87), these coils are the equivalent of the system used by Persinger et al from 2015. Puthoff instructs on how the coils work, <text:span text:style-name="T174">“</text:span><text:span text:style-name="T38">A-B generator coils #85,87 are driven in parallel by current source, currents are time-derivative phased and adjusted in am</text:span>p<text:span text:style-name="T38">litude to provide a time varying (A,</text:span><text:span text:style-name="T423">phi</text:span><text:span text:style-name="T38">) signal [potentials] having no EM component in the </text:span><text:span text:style-name="T423">s</text:span><text:span text:style-name="T38">ame planes as (A, </text:span><text:span text:style-name="T423">phi</text:span><text:span text:style-name="T38">) signal radiates.” </text:span>(Puthoff, 1998) <text:s/><text:span text:style-name="T425">Persinger in his work with these coils has defined based on Tu (2005) phase and group velocities that he describes as:</text:span></text:p>
      <text:p text:style-name="P113"/>
      <text:p text:style-name="P109"><text:s text:c="4"/>group velocity- bulk movement of the field around the circle (coil or solenoid array)</text:p>
      <text:p text:style-name="P109"><text:s text:c="4"/>phase velocity- temporal configuration (rhythm) irregular frequency shifting pattern with in the bulk movement. <text:s/></text:p>
      <text:p text:style-name="P113"/>
      <text:p text:style-name="P115">Which we can see correspond to that which is mentioned by Puthoff. <text:s/>T<text:span text:style-name="T424">he key ingredient here is that there is no EM Field in the plane of the </text:span>transmitted <text:span text:style-name="T424">signal comprised of potentials.</text:span><text:span text:style-name="T38"> </text:span></text:p>
      <text:p text:style-name="P25"><draw:frame draw:style-name="fr3" draw:name="Image23" text:anchor-type="char" svg:x="1.7311in" svg:y="0.3799in" svg:width="3.7083in" svg:height="1.5063in" draw:z-index="18"><draw:image xlink:href="Pictures/100000000000054F00000228CAA26F1CA052DD13.png" xlink:type="simple" xlink:show="embed" xlink:actuate="onLoad" loext:mime-type="image/png"/></draw:frame></text:p>
      <text:p text:style-name="P114"/>
      <text:p text:style-name="P55"/>
      <text:p text:style-name="P77"><text:span text:style-name="T425">The c</text:span>oils are time derivative <text:span text:style-name="T425">(phase velocity) </text:span>phased and adjusted in am<text:span text:style-name="T40">p</text:span>litude <text:span text:style-name="T425">(group velocity)</text:span> providing a time varying (A, <text:span text:style-name="T425">phi</text:span>) signal having no EM component in the same pla<text:span text:style-name="T40">ne</text:span>s <text:span text:style-name="T40">[horizontal, Y coordinate]</text:span> as the (A, <text:span text:style-name="T425">phi</text:span>) sig<text:span text:style-name="T40">n</text:span>al radiates. <text:span text:style-name="T426"><text:s/></text:span><text:span text:style-name="T425">In the countermeasure we are using just one of the coils since we have no need for entanglement with another since it encompasses one object (see Lehman, 2015). The toroid coils are able to induce changes in interference patterns as explained by Puthoff, </text:span><text:span text:style-name="T246">“</text:span>it is shown that in certain two-leg electron-interferometer configurations in which the potenti<text:span text:style-name="T540">a</text:span>ls <text:span text:style-name="T425">(A</text:span>,<text:span text:style-name="T425">phi)</text:span> are establish in a regio<text:span text:style-name="T425">nal</text:span> space, but E and B are absent, it is still possib<text:span text:style-name="T425">l</text:span>e for the potentials to induce changes in electron quantum interference patterns.” <text:span text:style-name="T425">(Puthoff, 1998)</text:span></text:p>
      <text:p text:style-name="P55"/>
      <text:p text:style-name="P54"><text:soft-page-break/><text:s text:c="4"/><text:span text:style-name="T425">As one examines the coil, it is clear that what we are looking at is really a helical structure as the wire wraps around the hoop it creates a</text:span><text:span text:style-name="T540">n</text:span><text:span text:style-name="T425"> analogous DNA helix around the circle. <text:s/>The use of a helical structure is also performed in the HFGW detector/transmitter of Baker-Li </text:span><text:span text:style-name="T428">(Baker, 2010)</text:span><text:span text:style-name="T425">. <text:s/></text:span></text:p>
      <text:p text:style-name="P54"/>
      <text:p text:style-name="P54"><draw:frame draw:style-name="fr2" draw:name="Image24" text:anchor-type="char" svg:width="3.3063in" svg:height="2.7634in" draw:z-index="19"><draw:image xlink:href="Pictures/1000020100000336000002AF3084283C0D1B064C.png" xlink:type="simple" xlink:show="embed" xlink:actuate="onLoad" loext:mime-type="image/png"/></draw:frame></text:p>
      <text:p text:style-name="P116">In this case he is citing the use of FBARs which are already miniaturized in mobile phones, which is used to detect gravitational waves according to Baker. <text:s/>Persinger remarks how this relates to entanglement angular momentum <text:span text:style-name="T41">“[Graviton] the involvement of an (closed) circular geometry moving in an direction (a helix) around an infinite but bounded perimeter is imp</text:span>o<text:span text:style-name="T41">rtant single photon with helical phase structures could carry a quantized amount of orbital angular momentum.” </text:span>(Persinger, <text:span text:style-name="T41"><text:s/></text:span>2013).</text:p>
      <text:p text:style-name="P116"><text:s text:c="4"/></text:p>
      <text:p text:style-name="P116"><text:s text:c="4"/><text:span text:style-name="T486">According to Baker the Poynting Vector is the x-axis and propogates in both directions. <text:s/>His Gravitatonal Wave Poynting Vector is known as </text:span><text:span text:style-name="T479">perturbative photon flux (PPF), </text:span><text:span text:style-name="T480">(Baker, 2010, 29). HFGW are directed along the z-axis. <text:s/></text:span></text:p>
      <text:p text:style-name="P417"/>
      <text:p text:style-name="P420">The perturbative photon flux (PPF), which signals the detection of a passing</text:p>
      <text:p text:style-name="P416">gravitational wave (GW), is generated when the two waves (EM and GW) have</text:p>
      <text:p text:style-name="P416">the same frequency, direction and phase. This situation is termed “synchroresonance.”</text:p>
      <text:p text:style-name="P416">These PPF detection photons are generated (in the presence of a</text:p>
      <text:p text:style-name="P416">magnetic field) as the EM wave propagates along its <text:span text:style-name="T237">z</text:span>-axis path, which is also the</text:p>
      <text:p text:style-name="P416">path of the GWs, </text:p>
      <text:p text:style-name="P416">2. The magnetic field is in the <text:span text:style-name="T540">x</text:span>-direction. According to the Li effect, the PPF</text:p>
      <text:p text:style-name="P416">detection photon flux (also called the “Poynting Vector”) moves out along the <text:s/>xaxis</text:p>
      <text:p text:style-name="P416">in both directions.</text:p>
      <text:p text:style-name="P416">3. The signal (the PPF) and the noise, or background photon flux (BPF) from the</text:p>
      <text:p text:style-name="P416">Gaussian beam have very different physical behaviors. The BPF (background</text:p>
      <text:p text:style-name="P416">noise photons) are from the synchro-resonant EM Gaussian beam and move in the</text:p>
      <text:p text:style-name="P416">z-direction, whereas the PPF (signal photons) move out in the x-direction along</text:p>
      <text:p text:style-name="P417">the x-axis.. <text:span text:style-name="T486">(Baker, 2010, 29)</text:span></text:p>
      <text:p text:style-name="P417"/>
      <text:p text:style-name="P330"/>
      <text:p text:style-name="P330"/>
      <text:p text:style-name="P332">Dr. Baker and his team at GravWave LLC have also developed an interest in gravitational waves and the human brain <text:span text:style-name="T487">hoping to use understanding from gravitation brain (Bar, 2007) for exobiological detection of life, as well as the direct brain-to-brain transfer capabilities as a communication device. Their work is at </text:span>exobiologie.com. <text:s text:c="2"/><text:span text:style-name="T487">This work is based on the theories of Israeli physicist, Daniel Bar, of Bar Ilan University who came up with the </text:span><text:span text:style-name="T488">insight that </text:span><text:span text:style-name="T487">gravitational brain waves as quantum fluctuations </text:span><text:soft-page-break/><text:span text:style-name="T487">and stochastic quantization, viewing the brain as an EM structure </text:span><text:span text:style-name="T488">that is also capable of detecting and transmitting GW</text:span><text:span text:style-name="T487">. </text:span></text:p>
      <text:p text:style-name="P332"/>
      <text:p text:style-name="P427">That is, one may physically and logically assume that just as these ionic currents and charges in the brain give rise to electric waves so the masses related to these ions and charges should give rise, according to the Einstein’s field equations, to weak GW’s. From this we have <text:s/>proceeded to calculate the correlation among an n brain ensemble in the sense of finding them at some time radiating a similar gravitational waves if they were found at an earlier time radiating other GW’s. We have used as a specific example of gravitational wave the cylindrical one which have been investigated in a thorough and intensive way…<text:span text:style-name="T488"> (Bar, 2007)</text:span></text:p>
      <text:p text:style-name="P331"/>
      <text:p text:style-name="P338">Detractors again point out that these GW would be to small to be of biological significance, to which Chiao has addressed the scale issue not being the classical Quadropole Gravity equations but a quantum gravitational equation with the addition of permeativity on the Planck scale. </text:p>
      <text:p text:style-name="P330"/>
      <text:p text:style-name="P330"/>
      <text:p text:style-name="P330"/>
      <text:p text:style-name="P330"/>
      <text:p text:style-name="P338"><draw:frame text:anchor-type="paragraph" draw:z-index="35" draw:name="Shape1_0" draw:style-name="gr1" draw:text-style-name="P517" svg:width="4.2657in" svg:height="0.4169in" svg:x="1.5626in" svg:y="4.7043in"><draw:text-box><text:p><text:span text:style-name="T609">Baker-Woods endeavor to use gravitational brainwaves to search for extraterrestrial life.</text:span> <text:span text:style-name="T609">exobiologie.org/</text:span></text:p></draw:text-box></draw:frame><draw:frame draw:style-name="fr3" draw:name="Image28" text:anchor-type="char" svg:x="0.802in" svg:y="-0.5965in" svg:width="5.4236in" svg:height="5.1728in" draw:z-index="23"><draw:image xlink:href="Pictures/10000201000002B700000297CBE0101FE2C6AE89.png" xlink:type="simple" xlink:show="embed" xlink:actuate="onLoad" loext:mime-type="image/png"/></draw:frame>\</text:p>
      <text:p text:style-name="P331"/>
      <text:p text:style-name="P331"/>
      <text:p text:style-name="P330"/>
      <text:p text:style-name="P330"/>
      <text:p text:style-name="P213"><text:soft-page-break/>The Dark Side of the Poynting Vector</text:p>
      <text:p text:style-name="P73"/>
      <text:p text:style-name="P73"><text:s text:c="4"/><text:span text:style-name="T428">In a follow up study of Kernbach’s in 2018 he replicated the experiments of Akimov done in the Soviet Union in 1986 dealing with the remote influence of biological objects. <text:s/>In these experiments Kernbach looked at how to monitor a remote biological object. <text:s/>He points out that in the experimental setup used that it is possible to use the setup for monitoring via remote non-local technology the object. <text:s/>Kernbach remarks on this reality, </text:span>“<text:span text:style-name="T39">An unexpected result of this replication exp</text:span><text:span text:style-name="T428">e</text:span><text:span text:style-name="T39">riment represents the potential possibility for a remote monitoring o</text:span><text:span text:style-name="T428">f</text:span><text:span text:style-name="T39"> biological org</text:span><text:span text:style-name="T428">a</text:span><text:span text:style-name="T39">nisms (and possibly non-biological objects). B</text:span><text:span text:style-name="T428">y</text:span><text:span text:style-name="T39"> introducing nonlocal feedback, the object on the transmitter side becomes ‘entangled’ with the receiver and can thus become non-locally monitored.” </text:span><text:span text:style-name="T428">(Kernbach, 2018, </text:span><text:span text:style-name="T39">46</text:span><text:span text:style-name="T428">). He was able to base his understandings with the Z-score in the spectroscopy aspect of the experiment on the documentation provided by Akhimov in the original 1986 experiment. <text:s/>Through the Z-score monitoring is accomplished: “</text:span>The statistical Z score was calculated based on the EIS <text:span text:style-name="T431">[electrochemichal impedance spectroscopy]</text:span> dynamics of this channel. Thus, the nonlocal address mark was involved in the feedback loop [allows remote monitoring], both in terms of impact and measurement’. <text:span text:style-name="T428">(Kernbach, 2018, </text:span>43<text:span text:style-name="T428">). <text:s/></text:span></text:p>
      <text:p text:style-name="P71"/>
      <text:p text:style-name="P116"><text:s text:c="4"/>One further issue noted by Kernbach was the use of Akimov of such ideals as universal addressing of entangled objects, “<text:span text:style-name="T422">Akimov vague allusion ‘special spin (torsion) address matrices’ </text:span><text:span text:style-name="T431">(Kernbach, 2018)</text:span><text:span text:style-name="T422">. <text:s/></text:span>Kernbach has written of mapping entangled objects so it is not out of the question that it may be possible to have a matrix of entanglement that could potentially be searched and indexed via AB Effect type technology that Kernbach has claimed the Soviet Union was interested in for use in mass control. <text:span text:style-name="T422"><text:s/></text:span></text:p>
      <text:p text:style-name="P70"/>
      <text:p text:style-name="P117"><text:s text:c="4"/>Other efforts at using A-B Effect technology in Russia is the use of a method known as ‘torsion phase portrait’ (TPP) <text:span text:style-name="T43"><text:s/>торсионного </text:span><text:span text:style-name="T41">фазового портрета (ТФП)) for remote fine field </text:span><text:span text:style-name="T541">diagnostics. Shkatov</text:span><text:span text:style-name="T430"> in 2009 speaks of the automation of TPP, </text:span><text:span text:style-name="T174">“</text:span><text:span text:style-name="T41">the TPP method and its extensions are </text:span><text:span text:style-name="T541">continuously</text:span><text:span text:style-name="T41"> </text:span><text:span text:style-name="T541">developing</text:span><text:span text:style-name="T41"> both in instrumental and methodological aspects. It is planned to develop an automated software hardware complex for unmanned p</text:span>er<text:span text:style-name="T41">iodic TPP a kind of TPP object monitoring.” </text:span><text:span text:style-name="T430">(Shkatov, 2009)</text:span></text:p>
      <text:p text:style-name="P26"/>
      <text:p text:style-name="P26"><text:s text:c="4"/><text:span text:style-name="T580">Another interesting concept in remote monitoring is that of the Israeli team Feldman et al (2009) which has proposed remote sensing based on the helical and aqueous nature of sweat ducts for monitoring:</text:span></text:p>
      <text:p text:style-name="P26"/>
      <text:p text:style-name="P431"><text:span text:style-name="T165">The simulation and experimental results are in a good agreement and both demonstrate that sweat ducts in the skin could indeed behave as low Q antennas. Thus, the skin spectral response in the sub-Terahertz region is governed by the level of activity of the perspiration system and shows the minimum of reflectivity at some frequencies in the frequency band of 75-110 GHz. It is also correlated to physiological stress as manifested by the pulse rate and the systolic blood pressure. As such, it has the potential to become the underlying principle for </text:span><text:span text:style-name="T167">remote sensing</text:span><text:span text:style-name="T165"> of the physiological parameters and the </text:span><text:span text:style-name="T167">mental state of the examined subject</text:span><text:span text:style-name="T165">. </text:span><text:span text:style-name="T166">(Feldman, 2009) <text:s/>[emphasis added] </text:span></text:p>
      <text:p text:style-name="P435"/>
      <text:p text:style-name="P342">Again this was a research area originally broached by the Soviet Union <text:span text:style-name="T581">then exported to the west like UKUSA and Israel. </text:span><text:span text:style-name="T596">The use of skin sensing for remote monitoring is of interest as another example of natural toroids within the human body, such as DNA, MTs, etc</text:span><text:span text:style-name="T581"> <text:s/></text:span><text:span text:style-name="T596">Sweat ducts are helical conductive tube structure – homochirality (90% right handed turning direction) which is a dipole antenna like the human eye. Skin is the largest organ of the body, designed as the primary interface, utilizing numerous of interactions between us and our environment. The low Q duct antenna which is a 2D </text:span><text:span text:style-name="T602">antenna </text:span><text:span text:style-name="T596">array </text:span><text:span text:style-name="T602">with </text:span><text:span text:style-name="T596">sub-THz </text:span><text:span text:style-name="T602">(e.g. 110GHz) </text:span><text:span text:style-name="T596">range with electrical conductance in the Extreme High Frequency </text:span><text:span text:style-name="T602">(EHF)</text:span><text:span text:style-name="T596"> range. </text:span><text:span text:style-name="T597">There is fast proton hopping though distributed H-bond networks along the duct surface, with a time for transport of 10</text:span><text:span text:style-name="T12">-13</text:span><text:span text:style-name="T597"> sec. </text:span><text:span text:style-name="T598">Difference in pH between skin surface and dermis </text:span><text:soft-page-break/><text:span text:style-name="T598">creates a concentration gradient which is a cause of fast current in the duct coil.</text:span><text:span text:style-name="T596"> </text:span><text:span text:style-name="T599">There are questions that do come up with remote monitoring through the skin, as well as any light based system of monitoring, and that is the question of skin tone. <text:s/>AI has proven to have difficulty with darker skin colors, biology and light based technologies as well as the sun itself affect different skin tones differently. <text:s/>The difference is in radiation absorption. <text:s/>There is a case of those with Ephelides (Freck</text:span><text:span text:style-name="T602">l</text:span><text:span text:style-name="T599">es) like 20% of Ireland and Wales who have a different melanin composition from most people, where the melanin is usually eumalanin, for darker colors, those with </text:span><text:span text:style-name="T602">red/brownish hair and </text:span><text:span text:style-name="T599">freck</text:span><text:span text:style-name="T602">l</text:span><text:span text:style-name="T599">es have a different form of melanin, pheomelanin, </text:span><text:span text:style-name="T602">arising with the MC1R gene adaptation </text:span><text:span text:style-name="T599">which gives red hair and rust colored freckles, though it offers no UV protection, hence easy burning of Irish and Welsh, it also allows very little absorption of UV-A, and other </text:span><text:span text:style-name="T602">emissions.</text:span><text:span text:style-name="T599"> Those with eum</text:span><text:span text:style-name="T602">e</text:span><text:span text:style-name="T599">lanin have an increased absorption of UV and visible light spectrum, eumelanin has increased absorption due to higher molecular weight (Ou-Yang et al, 2004). </text:span><text:span text:style-name="T600">Do to this difference there are two </text:span><text:span text:style-name="T602">separate</text:span><text:span text:style-name="T600"> pathways for absorption of EM through the skin as Ou-Yang explains: “Finally, the photostability of pheomelanin is different from that of eum</text:span><text:span text:style-name="T602">ela</text:span><text:span text:style-name="T600">nin. Both absorption mechanisms tend to drop following UV-A exposure for pheomelanin. We therefore suggest that eum</text:span><text:span text:style-name="T602">e</text:span><text:span text:style-name="T600">lanin and pheomelanin could be differentiated accordin</text:span><text:span text:style-name="T602">g </text:span><text:span text:style-name="T600">to their spectral response</text:span><text:span text:style-name="T602">s</text:span><text:span text:style-name="T600"> to UVA irradiation.” </text:span><text:span text:style-name="T602">(Ou-Yang, 2004)</text:span><text:span text:style-name="T600"> </text:span><text:span text:style-name="T599"><text:s/></text:span></text:p>
      <text:p text:style-name="P342"/>
      <text:p text:style-name="P342"><text:span text:style-name="T581"><text:s text:c="4"/>The monitoring of a biological object and mapping that object via entanglement is a different technical setup then simply sending a signal locally in Line-of-Sight type transmission. <text:s/>Kernbach has studied the use of entanglement to map distant objects </text:span><text:span text:style-name="T582">(Kernbach 2019). </text:span></text:p>
      <text:p text:style-name="P337"/>
      <text:p text:style-name="P428">In terms of results, firstly, the distant monitoring even at the ≈ 3𝜎 level is useful when no other sources of information is available. The technique...allows testing several hypotheses about distant macro-objects. Taking into account probabilistic nature of information, and a need of its independent verification, the distant monitoring can be a part of more complex system for working with remote biological, geographic, physical, or symbolic objects. Secondly, when monitoring human persons, volunteers reported about different neurological manifestations – changes in perception, consciousness and sleep patterns, however due to ethical issues no systematic research in this direction has been conducted. It can be assumed that the use of this and similar techniques can raise ethical questions... <text:span text:style-name="T583">(Kernbach, 2019)</text:span></text:p>
      <text:p text:style-name="P339"/>
      <text:p text:style-name="P339"><text:s text:c="4"/><text:span text:style-name="T605">Other researchers, Kravchenko and Savaliev <text:s/>investigated the ability of devices to monitor superweak natural radiation, interestingly, as the human body interacts with the earths </text:span><text:span text:style-name="T607">geo</text:span><text:span text:style-name="T605">-magnetic field </text:span><text:span text:style-name="T607">noting it’s application to covert intelligence surveillance</text:span><text:span text:style-name="T605">: <text:s/></text:span></text:p>
      <text:p text:style-name="P339"/>
      <text:p text:style-name="P429"><text:span text:style-name="T208">. In . Mediko - ecological firm Light 2, Ufa State Aircraft Technical University , g . Ufa Medico - environmental firm " Light 2" for the period 1990 ... </text:span><text:span text:style-name="T209">In 2009</text:span><text:span text:style-name="T208"> . developed and a number of devices for measuring ultra-weak electromagnetic fields of the natural field of the Earth and re-emitted by various objects . These devices , represent a selective receivers electromagnetic fields in the range of 5 .</text:span><text:span text:style-name="T209">to</text:span><text:span text:style-name="T208"> 10 kHz , with the calculation of the phase integral shift at the measured frequency . Sensitivity from units to hundreds of picovolts . Devices differ from standard gauges selective fields , so , that instead of resonant LC circuits, a pulse filter is used , providing a " narrow " bandwidth in the form of one spectral line, characterizing a specific tuning frequency , and a phase-sensitive detector instead of the amplitude one , which allows you to measure the relative phase shift of the oscillations , allocated by a pulse filter. The IGA- 1 device belongs to developments in the field of ecology , medicine and </text:span><text:span text:style-name="T211">covert</text:span><text:span text:style-name="T210"> intelligence</text:span><text:span text:style-name="T208"> and can be used : </text:span></text:p>
      <text:p text:style-name="P501">· Detection of human exposure to the anomalies of terrestrial radiation , in including , electromagnetic in the so-called geopathic zones , for example , when placing hospital beds , planning workplaces , when construction of residential buildings . </text:p>
      <text:p text:style-name="P501">· Biofield measurements for the purpose of medical diagnosis and test different effects on a person , as psychophysical , psychotropic drugs , bioenergy amplifiers and protective devices . </text:p>
      <text:p text:style-name="P9"/>
      <text:p text:style-name="P372"><text:soft-page-break/>Медико-экологической фирмой "Лайт-2" за период 1990...2009 г. разработаны и запущены в производство ряд приборов для измерения сверхслабых электромагнитных полей естественного поля Земли и переизлучаемых различными объектами. Эти приборы, представляют из себя селективные приемники электромагнитных полей в диапазоне 5...10 кГц, с вычислением интеграла фазового сдвига на измеряемой частоте. Чувствительность от единиц до сотен пиковольт. Приборы отличаются от стандартных селективных измерителей полей, тем, что вместо резонансных LC контуров используются импульсный фильтр, обеспечивающий "узкую" полосу пропускания в виде одной спектральной линии, характеризующей конкретную частоту настройки, и фазочувствительный детектор вместо амплитудного, позволяющий измерять относительный сдвиг фазы колебаний, выделяемых импульсным фильтром [8…21]. Прибор ИГА-1 относится к разработкам в области экологии, медицины и подземной разведки и может быть использован:</text:p>
      <text:p text:style-name="P416">· для обнаружения воздействия на человека аномальностей земного излучения, в том числе, электромагнитного в так называемых геопатогенных зонах, например, при размещении больничных коек, планировании рабочих мест, при строительстве жилых домов.</text:p>
      <text:p text:style-name="P416">· измерения биополей в целях медицинской диагностики и проверки различных воздействий на человека, как психофизических, психотропных препаратов,</text:p>
      <text:p text:style-name="P372">биоэнергетических усилителей и защитных устройств.</text:p>
      <text:p text:style-name="P9"/>
      <text:p text:style-name="P178"/>
      <text:p text:style-name="P190">Kernbach notes the ethical issues involved in this sort of monitoring, as it is very easy to monitor and entangle any person without their knowledge or consent. <text:s/>The countermeasures to this monitoring is part of this project. However, as mentioned before engineers don’t just create weapons without countermeasures and as such the Soviet engineers involved in the early development of these weapons after the fall of the Soviet Union engineers started private business ventures based on countermeasures such as <text:span text:style-name="T584">A. V. </text:span>Okhatrin’s ‘Gamma 7’ system which claims to counteract remote biological influencing or effects. </text:p>
      <text:p text:style-name="P179"/>
      <text:p text:style-name="P26"/>
      <text:p text:style-name="P26"/>
      <text:p text:style-name="P26"/>
      <text:p text:style-name="P26"/>
      <text:p text:style-name="P26"/>
      <text:p text:style-name="P191"/>
      <text:p text:style-name="P190"/>
      <text:p text:style-name="P190"/>
      <text:p text:style-name="P200">Rhythmic Point Durations of EM Potentials in the A-B <text:span text:style-name="T524">Coil </text:span>Generator <text:span text:style-name="T525">of Puthoff and Persinger</text:span></text:p>
      <text:p text:style-name="P200"><draw:frame draw:style-name="fr3" draw:name="Image32" text:anchor-type="char" svg:x="0.3016in" svg:y="0.1193in" svg:width="3.7917in" svg:height="1.5783in" draw:z-index="32"><draw:image xlink:href="Pictures/1000020100000243000000F1B6FE8D0EEDEE6317.png" xlink:type="simple" xlink:show="embed" xlink:actuate="onLoad" loext:mime-type="image/png"/></draw:frame></text:p>
      <text:p text:style-name="P47"><text:s text:c="4"/><text:span text:style-name="T437">As seen in the Puthoff A-B Generator </text:span>Phase/Group Velocities <text:span text:style-name="T437">are disassociated, this is a product of a photon with nonzero-mass. <text:s/>The A-B Generator is a helical toroid in a circle, thus always accelerating, according to Persinger the phase modulation has the capacity to mediate unlimited </text:span><text:soft-page-break/><text:span text:style-name="T437">information with little energy and phase locking is the key to information copies, the patterns in the EM fields. <text:s/>Karbowski points to this mechanism in terms of information, </text:span><text:span text:style-name="T188">“the coupling of specific temporally patterned magnetic fields with ‘quantum well’ like point durations a</text:span><text:span text:style-name="T437">n</text:span><text:span text:style-name="T188">d a ‘single’ wavelength might be employed as a carrier upon w</text:span><text:span text:style-name="T437">h</text:span><text:span text:style-name="T188">ich specific information could be coded w</text:span><text:span text:style-name="T437">h</text:span><text:span text:style-name="T188">ich then penetrat</text:span><text:span text:style-name="T437">e</text:span><text:span text:style-name="T188">s into cells and remains there for an hour”. </text:span><text:span text:style-name="T435">(Karbowski, 2016b). <text:s/></text:span><text:span text:style-name="T437">In other research the Persinger Group has found such a phenomenon as ‘water memory’ of potentials. Memory in the Brain, a water based organ, is related to thixotropy and viscosity, </text:span><text:span text:style-name="T474">viscosity is increased by the A-B Effect according to Sokolova (McCarron, 2021, ‘Ch. 8: Quantum Consciousness’)</text:span><text:span text:style-name="T437">. One physical attribute to keep in mind is that a toroid with a gap will leak magnetic flux, </text:span><text:span text:style-name="T270">like the hippocampus and toroids</text:span><text:span text:style-name="T437">, </text:span><text:span text:style-name="T270">gapped systems have long range entanglement, </text:span><text:span text:style-name="T437">as we shall see below in the medical section in dealing with the toroidal hippocampus, which mediates information or memory. <text:s/></text:span></text:p>
      <text:p text:style-name="P279"/>
      <text:p text:style-name="P121"><text:s text:c="4"/>Persinger et al, studied the use of point durations in creating their phase modulated EM patterns for use in entanglement experiments. <text:s/>The point duration is either a 1ms or 3ms delay in the wave form at <text:s/>a given amplitude. <text:s/>It is part of the difficult process of designing a pattern that is based on a neurological functional correlate, <text:span text:style-name="T174">“Accurate and precise point durations are essential for producing the sensed presence similar ‘temporal sensing’ se</text:span><text:span text:style-name="T437">n</text:span><text:span text:style-name="T174">sitivity for cells has been shown for frequency modulated (FM) weak magnetic fields. </text:span>(Rouleau, 2015)<text:span text:style-name="T174">”</text:span></text:p>
      <text:p text:style-name="P121"><text:s text:c="4"/></text:p>
      <text:p text:style-name="P121"><draw:frame draw:style-name="fr2" draw:name="Image35" text:anchor-type="char" svg:width="4.4217in" svg:height="2.222in" draw:z-index="29"><draw:image xlink:href="Pictures/10000201000002D00000016ADFBA1B0F9E73CE9F.png" xlink:type="simple" xlink:show="embed" xlink:actuate="onLoad" loext:mime-type="image/png"/></draw:frame></text:p>
      <text:p text:style-name="P121"/>
      <text:p text:style-name="P175">An overall modulation configuration was constructed based on a 20ms starting point, then descending <text:span text:style-name="T514">or ascending</text:span> 2ms <text:span text:style-name="T514">between which </text:span><text:s/></text:p>
      <text:p text:style-name="P395"/>
      <text:p text:style-name="P398"/>
      <text:p text:style-name="P398">“The rates of rotation of the magnetic field that were most effective involved 20ms reference intervals. Addition or subtraction of 2ms as the field moves around the solenoid produced a changing angular velocity.” (Scott, 2015)</text:p>
      <text:p text:style-name="P398"/>
      <text:p text:style-name="P395"/>
      <text:p text:style-name="P422"/>
      <text:p text:style-name="P76"/>
      <table:table table:name="Table1" table:style-name="Table1">
        <table:table-column table:style-name="Table1.A"/>
        <table:table-column table:style-name="Table1.B"/>
        <table:table-row>
          <table:table-cell table:style-name="Table1.A1" office:value-type="string">
            <text:p text:style-name="P459">1ms Point Duration - <text:span text:style-name="T437">Electron</text:span></text:p>
          </table:table-cell>
          <table:table-cell table:style-name="Table1.A1" office:value-type="string">
            <text:p text:style-name="P459">3ms Point Duration - <text:span text:style-name="T437">Proton</text:span></text:p>
          </table:table-cell>
        </table:table-row>
        <table:table-row>
          <table:table-cell table:style-name="Table1.A1" office:value-type="string">
            <text:list xml:id="list1084402683" text:style-name="L5">
              <text:list-item>
                <text:p text:style-name="P479">increased free protons</text:p>
              </text:list-item>
              <text:list-item>
                <text:p text:style-name="P479">pH increased aciditiy</text:p>
              </text:list-item>
              <text:list-item>
                <text:p text:style-name="P479">proton expand one planck length</text:p>
              </text:list-item>
              <text:list-item>
                <text:p text:style-name="P479">changes in pH only during increasing angular momentum. </text:p>
              </text:list-item>
              <text:list-item>
                <text:p text:style-name="P481">1 ms electron pulse 1000 fold increase in photon emissions</text:p>
              </text:list-item>
            </text:list>
            <text:p text:style-name="P108"><text:soft-page-break/></text:p>
            <text:p text:style-name="P122"><text:span text:style-name="T173">“</text:span><text:span text:style-name="T292">The magnetic moment of the circulating current created by an electron moving in its closed path is 9.274·10</text:span><text:span text:style-name="T8">-24</text:span><text:span text:style-name="T292"> A·m</text:span><text:span text:style-name="T8">2</text:span><text:span text:style-name="T292"> (J·T</text:span><text:span text:style-name="T8">-1</text:span><text:span text:style-name="T292"> ). Hence the required magnetic field strength would be the ratio or 1.01·10</text:span><text:span text:style-name="T8">-1</text:span><text:span text:style-name="T292"> T. If the square of that value (1.02·10</text:span><text:span text:style-name="T8">-2</text:span><text:span text:style-name="T292"> T </text:span><text:span text:style-name="T8">2</text:span><text:span text:style-name="T292"> ) is inserted into equation (2), the optimal separation between ideal parallel plates would be ~24 nm. Application of the central limit theorem and assuming the typical standard deviations of ~30 % of the central tendency, the range for 95 % of the spaces would be between 10 and 37 nm. This is the range of the width of a synapse, the interface between neurons. </text:span><text:span text:style-name="T432">(Persinger, 2014)</text:span></text:p>
          </table:table-cell>
          <table:table-cell table:style-name="Table1.A1" office:value-type="string">
            <text:list xml:id="list154412387129968" text:continue-numbering="true" text:style-name="L5">
              <text:list-item>
                <text:p text:style-name="P479">Increased free protons</text:p>
              </text:list-item>
              <text:list-item>
                <text:p text:style-name="P480">pH increased acidity</text:p>
              </text:list-item>
              <text:list-item>
                <text:p text:style-name="P480">proton expand one planck length</text:p>
              </text:list-item>
              <text:list-item>
                <text:p text:style-name="P489"><text:span text:style-name="T291">changes in pH only during increasing angular momentum </text:span><text:span text:style-name="T293">in toroid, descending in solenoid array.</text:span></text:p>
              </text:list-item>
              <text:list-item>
                <text:p text:style-name="P482">3ms point durations participate in Ca Ion <text:soft-page-break/>channels (aka CamKII in μtubule) (Persinger 2010, 821)</text:p>
              </text:list-item>
              <text:list-item>
                <text:p text:style-name="P473"><text:span text:style-name="T283">3ms gives 1-5nT in the E-W component of the static geomagnetic field </text:span><text:span text:style-name="T437">(Persinger, 2014)</text:span></text:p>
              </text:list-item>
            </text:list>
            <text:p text:style-name="P127"/>
            <text:p text:style-name="P79">On the other hand if the magnetic moment of the proton (1.41·10<text:span text:style-name="T3">-26</text:span> A·m<text:span text:style-name="T3">2</text:span> ) is employed, the magnetic field strength required to obtain the energy associated with the hydrogen line is 6.67·10<text:span text:style-name="T3">1</text:span> T. If this value squared (44.5·10<text:span text:style-name="T3">2</text:span> T <text:span text:style-name="T3">2</text:span> ) is inserted into equation (2), the resulting width (a) is 0.93·10<text:span text:style-name="T3">-9</text:span> m. This is within the median range of the width of an ion channel found in plasma cell membranes. Most “channels” within the plasma cell membrane are those that mediate the movements of protons. “ <text:span text:style-name="T432">(Persinger, 2014)</text:span></text:p>
            <text:p text:style-name="P128"/>
          </table:table-cell>
        </table:table-row>
      </table:table>
      <text:p text:style-name="P76"/>
      <text:p text:style-name="P78"/>
      <text:p text:style-name="P280">Recalling that the toroid helix is in a circular arrangement this arrangement with changing rates or modulation have an odd effect that Rouleau finds could violate causality: </text:p>
      <text:p text:style-name="P118"/>
      <text:p text:style-name="P455">Movement in a circle is uniquely interesting because the process would always be accelerating (m·s<text:span text:style-name="T3">−2</text:span> ) and a changing rate of this acceleration (m·s<text:span text:style-name="T3">−3</text:span> ) often referenced as a “jerks”, would be a second derivative containing the potential temporal non-continuities that could encourage the conditions we assume may be associated with the observed excess correlations. They could spread over the Minkowski four-dimensional field and appear to violate directional causality. In other words the “effects” of these “jerks” could occur before events and appear to violate causal principles but not necessarily the concept of entanglement. The presence of non-local and advanced correlations for geomagnetic effects had been reported by Korotaev and his colleagues <text:span text:style-name="T432">(Rouleau, 2015)</text:span></text:p>
      <text:p text:style-name="P455"/>
      <text:p text:style-name="P165"><draw:frame draw:style-name="fr2" draw:name="Image36" text:anchor-type="char" svg:width="4.6827in" svg:height="1.9161in" draw:z-index="30"><draw:image xlink:href="Pictures/10000201000002C2000001216D151081EA60B7A2.png" xlink:type="simple" xlink:show="embed" xlink:actuate="onLoad" loext:mime-type="image/png"/></draw:frame></text:p>
      <text:p text:style-name="P165"/>
      <text:p text:style-name="P165">In this way rotation, which affects, entanglement becomes a key part of the process of the functionality of the toroid coil. <text:s/>One of the interesting finding is that given the Earth rotates CCW there is more torque in E-W direction. <text:s/>Orientating to directions was also a very key part of early Nazi German remote sensing experiments before and during WW2 (McCarron, 2021, <text:span text:style-name="T511">Ch. 3. ‘Neuroweapons’</text:span>).</text:p>
      <text:p text:style-name="P165"/>
      <text:p text:style-name="P166"><text:soft-page-break/><text:s text:c="4"/>The issue of a second derivative of fields is given as an example where a wave produces a background field for itself by itself.</text:p>
      <text:p text:style-name="P443">Quote from section 108, page 349 of the authoritative Landau and Lifshitz (1975)</text:p>
      <text:p text:style-name="P416">textbook:</text:p>
      <text:p text:style-name="P416">“Since it has definite energy, the gravitational wave is itself is the source of some</text:p>
      <text:p text:style-name="P416">additional gravitational field (static g-field). Like the energy producing it, this field is a</text:p>
      <text:p text:style-name="P416">second-order effect in the <text:span text:style-name="T237">hik</text:span>. But in the case of high-frequency gravitational waves the</text:p>
      <text:p text:style-name="P416">effect is significantly strengthened: the fact that the pseudotensor <text:span text:style-name="T237">tik </text:span>is quadratic in the</text:p>
      <text:p text:style-name="P416">derivatives of the <text:span text:style-name="T237">hik </text:span>introduces the large factor λ-2. In such a case we may say that the</text:p>
      <text:p text:style-name="P416">wave itself produces the background field (static g-field) on which it propagates. This</text:p>
      <text:p text:style-name="P416">[static g] field is conveniently treated by carrying out the averaging described above over</text:p>
      <text:p text:style-name="P416">regions of four-space with dimensions large compared to λ. Such an averaging smooths</text:p>
      <text:p text:style-name="P416">out the short-wave “ripple” and leaves the slowly varying background metric (static gfield).”</text:p>
      <text:p text:style-name="P413">(Brackets and underline added for clarity and emphasis.) <text:span text:style-name="T481">(Baker, 2010)</text:span></text:p>
      <text:p text:style-name="P413"/>
      <text:p text:style-name="P343"><text:span text:style-name="T317">Returning to the issue of ‘jerks’ from above it is also used in the HFGW system of Dr. Robert Baker (2010). Baker speaks of jerks as a cascade like effect. The jerks add force </text:span><text:span text:style-name="T320">(see Chiao et al, 2017)</text:span><text:span text:style-name="T317">, and in a circular constant accelerating circuit the change in force (</text:span><text:span text:style-name="T106">Δ</text:span><text:span text:style-name="T107">f</text:span><text:span text:style-name="T317">), the faster the jerks (&lt;</text:span><text:span text:style-name="T108">Δ</text:span><text:span text:style-name="T110">t) the higher the GW frequency, so that the larger the change in f the better. According to Baker GW waves are to</text:span><text:span text:style-name="T112">o</text:span><text:span text:style-name="T110"> small to use to change frequency, it is better to use EM Waves, which of course could come from GW. The production of gravitons comes through change in mass, so that “each time a mass undergoes a change or build up in force over a very brief time Gravitational Waves are generated. <text:s/></text:span><text:span text:style-name="T111">Baker has used laser pulse approach to generate Gravitational Waves in the laboratory @ THz frequencies 10</text:span><text:span text:style-name="T114">12 </text:span><text:span text:style-name="T115">HZ.</text:span></text:p>
      <text:p text:style-name="P341"/>
      <text:p text:style-name="P72"><text:s text:c="4"/><text:span text:style-name="T438">Persinger’s Group first began using magnetic fields in 1990 when he design phase-modulated magnetic fields in a circular array of solenoids, in 2013 Burke was the first to test non-local entanglement affects of the generators, then in 2015 they switched to toroids from s</text:span><text:span text:style-name="T542">o</text:span><text:span text:style-name="T438">lenoids. Som</text:span><text:span text:style-name="T526">e</text:span><text:span text:style-name="T438"> of the physical phenomenon they have observed are </text:span></text:p>
      <text:p text:style-name="P107"/>
      <text:list xml:id="list1006264488" text:style-name="L6">
        <text:list-item>
          <text:p text:style-name="P490"><text:span text:style-name="T295">appearance of </text:span><text:span text:style-name="T294">lo</text:span><text:span text:style-name="T296">n</text:span><text:span text:style-name="T294">gitudinal photon, the non-local effects for nong</text:span><text:span text:style-name="T296">au</text:span><text:span text:style-name="T294">ge fields for the Ahronov-Bohm effect and altered access to Casimir sources.</text:span></text:p>
        </text:list-item>
        <text:list-item>
          <text:p text:style-name="P490"><text:span text:style-name="T294">Ahronov-Bohm effect Flux can be curved into a finite toroid </text:span><text:span text:style-name="T295">(Persinger, 2016)</text:span></text:p>
        </text:list-item>
      </text:list>
      <text:p text:style-name="P110"/>
      <text:p text:style-name="P111"/>
      <text:p text:style-name="P123">One effect that is dependent on whether solenoids (superconductors) or toroids were used is that of the phase type modulation used: ascending or descending. <text:s/>In solenoids entanglement effects are observed in descending changing rhythms, in toroids entanglement effects occur in ascending changing rhythms. <text:s/>The basis of consciousness according to Persinger et al is 20ms, <text:span text:style-name="T542">with the base unit of the human brain at 1ms</text:span>. <text:s/>They use 20ms as the starting point for ascending and descending rhythms in 2ms increments, <text:span text:style-name="T439">in this case for a solenoid experiment</text:span>:</text:p>
      <text:p text:style-name="P107"/>
      <text:p text:style-name="P391"><text:span text:style-name="T188">“</text:span>The second derivative component (assuming the circular rotation is always accelerating and is a “first derivat<text:span text:style-name="T439">iv</text:span>e”) was programmed by adding +2 ms or -2 ms to the base duration of 20 ms. For the accelerating angular velocity (20+2 ms) this meant that the duration the field was generated changed through 20, 18, 16, 14, 12, 10, 8, and 6 ms before it began again at 20 ms. The total circuit time was 104 ms. For the decelerating angular velocity (20-2 ms) the duration at each pair of solenoids was 20, 22, 24, 26, 28, 30, 32, and 34 ms before starting again at 20 ms. This duration was 216 ms and was the phase in which “entanglement” effects were conspicuous. Because the circumference of the array of solenoids was 60 cm and the total time before the cycle began again was the sum of the 8 durations (216 ms) the averaged rotational frequency was between 4.6 Hz.” <text:span text:style-name="T439">(Persinger, 2016).</text:span></text:p>
      <text:p text:style-name="P119"/>
      <text:p text:style-name="P124"><text:soft-page-break/><text:span text:style-name="T439">One property observed is that there can be a boost by up to 10x in entanglement when the frequencies are phase matched between two entangled coils, </text:span>“<text:span text:style-name="T190">when the rotational frequency of the circular magnetic fields within the 2 vols of spring water had been phase matched the frequency of </text:span><text:span text:style-name="T439">th</text:span><text:span text:style-name="T190">e product of the magnetic field intensity and the protons magnetic moment, the excess correlations shift towards </text:span><text:span text:style-name="T439">alkalinity</text:span><text:span text:style-name="T190"> increased by 10x with the non-local volume.”</text:span><text:span text:style-name="T439">(Persinger, 2016). This effect of an dramatic increase is also observed by </text:span><text:span text:style-name="T275">Samokhvalov </text:span><text:span text:style-name="T440">2016</text:span><text:span text:style-name="T439">. <text:s/>Solenoid is a different geometry of a toroid, this geometrical basis gives different rhythms for entanglement. </text:span></text:p>
      <text:p text:style-name="P107"/>
      <text:p text:style-name="P182">The difference in ascending and descending rhythms is observed by Soroka:</text:p>
      <text:p text:style-name="P425"/>
      <text:p text:style-name="P425">Most of the subjects had volunteered for “relaxation” or “learning” studies so that expectation would be minimal. Approximately 80% of these subjects reported a sensed presence when a slowing frequency-modulated field was first applied continuously with a slightly right hemisphere bias for 30 min followed by the equalized bilateral application of an accelerating frequency-modulated (burst-firing) field for 1 s every 3 s for 30 min. A similar temporal order (slowing frequency modulation and bilateral accelerating frequency modulation presented for 15 min each) of field presentation over the right hemisphere increased the report of sensed presences [46]. Presenting the same field patterns in reverse order was not as effective. <text:span text:style-name="T451">(Soroka, 2013)</text:span></text:p>
      <text:p text:style-name="P139"/>
      <text:p text:style-name="P182">The modulations of the toroid in this project are controlled through Arduino Board programmed in C++ to add or subtract appropriate intervals for entanglement or in this case creating a masking field with one toroid to interfere with non-local signal transmissions aimed at the object surrounded by the masking field. </text:p>
      <text:p text:style-name="P139"/>
      <text:p text:style-name="P139"/>
      <text:p text:style-name="P255"><draw:frame draw:style-name="fr2" draw:name="Image33" text:anchor-type="char" svg:width="3.0146in" svg:height="3.3146in" draw:z-index="34"><draw:image xlink:href="Pictures/10000201000001CD000001FB5DFAE7404AB39274.png" xlink:type="simple" xlink:show="embed" xlink:actuate="onLoad" loext:mime-type="image/png"/></draw:frame>(Arduino Micro-controller phase modulator, from Scott 2015)</text:p>
      <text:p text:style-name="P173"/>
      <text:p text:style-name="P80"/>
      <text:p text:style-name="P209">A-B Generators as Transcerebral Magnetic Stimulation (TCS)</text:p>
      <text:p text:style-name="P145"/>
      <text:p text:style-name="P145"><text:s text:c="5"/><text:span text:style-name="T526">The A-B Generator is referred to as a TCS device rather than a </text:span><text:span text:style-name="T543">Transcranial Magnetic Stimulation</text:span><text:span text:style-name="T526"> device, </text:span><text:span text:style-name="T543">which is used in treating epilepsy with different coil constructions and patterns around brain areas. Saroka provides an explanation to the difference between the two</text:span><text:span text:style-name="T526">: </text:span></text:p>
      <text:p text:style-name="P145"><text:soft-page-break/></text:p>
      <text:p text:style-name="P424"><text:span text:style-name="T171">The fields in our studies are usually applied for about 20 min to 30 min while the subject sits blindfolded in a quiet, darkened room (acoustic chamber). To distinguish the procedure from transcranial stimulation (TMS) whose symmetrical pulsed field strengths are about a million times stronger, the term transcerebral stimulation (TCS) has been employed. We had reasoned that the more the complex pattern of the applied fields approached the form of intrinsic </text:span>cerebral patterns, the less the intensity required to produce subjective and electroencephalographic changes. The rationale was similar to strategically developing molecular structures of pharmacological agents to be congruent with neurotransmitters for receptor subtypes. For analgesic effects in rats, for example, exposures of only 30 min to appropriately patterned magnetic fields with intensities of only 1 μT were equivalent to a subcutaneous injection of ~5 mg/kg of morphine mediated through μ opioid receptors <text:span text:style-name="T452">(Saroka, 2013) </text:span><text:s/><text:span text:style-name="T543">[for more on the pharmacological aspect of this technology see ‘Entanglement Medicine’ git repository]</text:span></text:p>
      <text:p text:style-name="P424"/>
      <text:p text:style-name="P144"><text:s text:c="4"/><text:span text:style-name="T512">The main </text:span>diff<text:span text:style-name="T512">erence</text:span> between TMS and T<text:span text:style-name="T512">CS</text:span>: TMS is 10<text:span text:style-name="T3">6 </text:span><text:span text:style-name="T13">magnitudes larger then TCS however in terms of magnetic field strength TMS is about 5μT whereas TCS is 1-5μT so the end product is in the same range produced by different mechanisms </text:span><text:span text:style-name="T23">in terms of Tesla (magnetic </text:span><text:span text:style-name="T24">standard units</text:span><text:span text:style-name="T23">) generated</text:span><text:span text:style-name="T13">. <text:s/>TMS uses heavy loads, </text:span><text:span text:style-name="T24">higher voltage,</text:span><text:span text:style-name="T13"> compared to TCS to achieve the same effect.</text:span></text:p>
      <text:p text:style-name="P297"/>
      <text:p text:style-name="P306">[is TMS pulsed or continuous waves?]</text:p>
      <text:p text:style-name="P27"/>
      <text:p text:style-name="P268">III. <text:span text:style-name="T277">Brain Profile: Havana Syndrome, Epilepsy and Non-Local EEG Studies</text:span></text:p>
      <text:p text:style-name="P27"/>
      <text:p text:style-name="P197">Profile of an Attacked Brain</text:p>
      <text:p text:style-name="P35"><text:s text:c="4"/><text:span text:style-name="T554">The ideal one can create a methodology to distinguish neurological damage from non-local signals and other brain impairments, such as Mild Concussions (mTBI), or epilepsy is argued in the following by examining brain waves during impact and gray matter in brain areas impacted. <text:s/>The question of whether it is possible to distinguish Havana Syndrome was answered by Balaban et al (2020) in what is akin to a ‘Blade Runner’ by measuring the eyes response the team was able to develop a methodology that does distinguish between other brain injuries and Havana Syndrome:</text:span></text:p>
      <text:p text:style-name="P35"/>
      <text:p text:style-name="P384"><text:span text:style-name="T117">This is the first report that examines the function of these individuals on a test that examined binocular disparity-driven eye and pupil movements during the acute time period after exposure. The patterns of response in these individuals are markedly different than those seen in a group of individuals with usual acute mild traumatic brain injury and from controls with no injury. The results from these tests permitted an objective discrimination of the groups with &gt;91% accuracy and no confusion between the Havana subjects and the subjects with acute mild traumatic brain injury. This pattern difference may be a useful screen for individuals who report a similar exposure pattern. Furthermore, their distinctive presentation may help guide in treatment decisions to address the mechanisms that contribute to their unusual symptom complexes. At the current time, however, this remains an empirical observation and more work is needed to study the findings.</text:span> <text:span text:style-name="T554">(Balaban et al, 2020)</text:span></text:p>
      <text:p text:style-name="P35"/>
      <text:p text:style-name="P188">It is interesting that an eye test which also showed disparity in the visual cortex in Verma et al, is affected and can be used as a measure of differentiation. <text:s/>Again, Norseen focused on the visual cortex, conceived as a photon field. <text:s/>Bandyapadhya’s Group in Japan has studied the antenna properties of eyes and DNA <text:span text:style-name="T555">(Singh, 2018)</text:span>. <text:span text:style-name="T595">Balaban also found that there was a differentiation in pupil size of Havana Syndrome, this was also seen in highly hypnotizables where their pupil size is also reduced (Kellio, 2011). </text:span></text:p>
      <text:p text:style-name="P188"/>
      <text:p text:style-name="P188"><draw:frame draw:style-name="fr4" draw:name="Image39" text:anchor-type="char" svg:width="6.9252in" svg:height="2.5382in" draw:z-index="38"><draw:image xlink:href="Pictures/1000000000000477000001A32F9398E4733C66C7.jpg" xlink:type="simple" xlink:show="embed" xlink:actuate="onLoad" loext:mime-type="image/jpeg"/></draw:frame><text:soft-page-break/></text:p>
      <text:p text:style-name="P189"><text:s/><text:span text:style-name="T505">(Balaban et al, 2020)</text:span></text:p>
      <text:p text:style-name="P189"/>
      <text:p text:style-name="P35"><text:span text:style-name="T441"><text:s text:c="4"/>One of the first objections you will here regarding the concept of EM potentials being able to affect the Brain is that the normal molecular pathways are bypassed by using EM potential energies. In other areas relating to molecular biology a former Yugoslavian scientist, U. of Belgrade, </text:span><text:span text:style-name="T475">I. Cosic </text:span><text:span text:style-name="T441">in 1994 proposed an alternative </text:span><text:span text:style-name="T591">to</text:span><text:span text:style-name="T441"> the JAK-STAT pathway based on molecular resonance, </text:span><text:span text:style-name="T544">Resonant Recogntion Model</text:span><text:span text:style-name="T441">, </text:span><text:span text:style-name="T475">also derived from Frohlich, originally molecular resonance was credited to P. Jordan</text:span><text:span text:style-name="T441">. <text:s/>Readers of Quantum Physics and Quantum Biology that have studied the originator of these ideals Pascual Jordan, the former Nazi physicist and secret weapons developer, </text:span><text:span text:style-name="T475">with molecular resonance, which was attacked by L. Pauling</text:span><text:span text:style-name="T441">. It was Jordan working with Berlin-Brain Institute, the sister institute to the one in Russia that Kropotov worked at in a later era, that first proposed a molecular resonance explanation for molecules being ‘attracted’ to each other. This was rejected by the scientific consensus of western scientists </text:span><text:span text:style-name="T591">who adapted Pauling’s ideals</text:span><text:span text:style-name="T441">. <text:s/></text:span><text:span text:style-name="T591">Jordan’s</text:span><text:span text:style-name="T441"> ideal was correct but misapplied. <text:s/>At the Brain Institute he worked with the founders of modern molecular biology (McCarron, 2021, ch. </text:span><text:span text:style-name="T475">8 Quantum Consciousness</text:span><text:span text:style-name="T441">) who were captured by the Soviets after the war and assigned to the Soviet Nuclear program out of which it is claimed remote biological influence developed, out of labs run by Germans as Soviet prisoners. <text:s/>So the Soviets had a more open response to resonance theories and the combination of Quantum Effects on Biology as a recipient of German knowledge in these areas after the war. </text:span><text:span text:style-name="T475">Kravkov notes the adoption of Resonance by the Soviets, including such concepts as bioeffective frequencies, “the resonance effect can be observed if the natural frequency of any structure has a natural frequency of oscillatory or rotational motion, which coincides </text:span><text:span text:style-name="T476">w</text:span><text:span text:style-name="T475">ith the frequ</text:span><text:span text:style-name="T476">e</text:span><text:span text:style-name="T475">ncy of the incident radiation…. </text:span><text:span text:style-name="T545">[see synchronization above].</text:span><text:span text:style-name="T475"> </text:span><text:span text:style-name="T476">Resonance also takes place in cases when the frequency of absorption of an EM wave of any molecule coincides with the frequency of incident radiation.</text:span><text:span text:style-name="T475">” (McCarron 2021, Ch. 8). </text:span><text:span text:style-name="T441">It is also in this area of research that viscosity becomes a</text:span><text:span text:style-name="T544">n</text:span><text:span text:style-name="T441"> engineering issue for heavy water (deuterium), it is easy to forget that the founders of Quantum Physics were mostly Germans at a time, 1930s when their theories were first beginning to be validated as the Nazis rose to power. I have argued in McCarron 2021 that all western remote influencing technology originates from the Nazis. <text:s/>So the question then becomes how do such topics apparently unrelated human brain and production of heavy water for nuclear arms have to do with each other? </text:span></text:p>
      <text:p text:style-name="P27"><text:s text:c="4"/><text:span text:style-name="T442">Nuclear or atomic reactions are not usually thought of as </text:span><text:span text:style-name="T443">occurring</text:span><text:span text:style-name="T442"> in our brains or body in general. <text:s/>The reason we think is because our brains are a very large network of electrical reactions, electricity coming from the magnetic interaction with a</text:span><text:span text:style-name="T443">n</text:span><text:span text:style-name="T442"> electrostatic field influencing how the electrons interact, quantum interference. This happens in the water based neurons of the Brain as magnetic fields influence electrical pathways triggering molecular reactions from either electron or proton tunneling in the neurons themselves, in their neurons </text:span><text:span text:style-name="T544">micro</text:span><text:span text:style-name="T442">tubules as discussed above. <text:s/></text:span></text:p>
      <text:p text:style-name="P27"><text:s text:c="5"/><text:span text:style-name="T442">Persinger supplies a theory explaining how thixotropy </text:span><text:span text:style-name="T545">and viscocity</text:span><text:span text:style-name="T442"> influences neurons, </text:span><text:span text:style-name="T545">including the generation of EEG amplitudes through Casimir Effect</text:span><text:span text:style-name="T442">, this is a key element as we shall see that </text:span><text:soft-page-break/><text:span text:style-name="T544">EM </text:span><text:span text:style-name="T442">influences thixotropy </text:span><text:span text:style-name="T544">(liquid layer seperating, phase states, boundaries)</text:span><text:span text:style-name="T442"> which i</text:span><text:span text:style-name="T544">mpacts</text:span><text:span text:style-name="T442"> viscosity which may explain the changes in </text:span><text:span text:style-name="T544">gray and white matter </text:span><text:span text:style-name="T442">brain volume as seen by Persinger in his independent studies not directly related to Havana Syndrome and those of Verma et al specifically studying Havana Syndrome. </text:span></text:p>
      <text:p text:style-name="P27"/>
      <text:p text:style-name="P208">A-B, Casimir, EM Potentials and Brain Waves</text:p>
      <text:p text:style-name="P150"><text:s text:c="4"/></text:p>
      <text:p text:style-name="P31"><text:s text:c="5"/><text:span text:style-name="T458">Brain Waves are EM transmissions that are produced through the neural networks in the human brain they are affected by EM fields the following ways (Ye et al, 2019):</text:span></text:p>
      <text:p text:style-name="P134"/>
      <text:p text:style-name="P407">1. direct alteration of neuronal excitability</text:p>
      <text:p text:style-name="P407">2. alteration of ion channel functional</text:p>
      <text:p text:style-name="P407">3. alteration of synaptic transmission</text:p>
      <text:p text:style-name="P407">4. interruption of ephaptic effects <text:span text:style-name="T458">(electrical conduction of a nerve impulse across an ephapse without the mediation of a neruotransmitter) </text:span></text:p>
      <text:p text:style-name="P407"/>
      <text:p text:style-name="P155">As we are dealing with EM potentials rather then electrical impulses in terms of these generators we are interfacing with quantum effects through the A-B generators.</text:p>
      <text:p text:style-name="P151"/>
      <text:p text:style-name="P151"><text:span text:style-name="T454"><text:s text:c="4"/>Persinger et al have argued that the process of affecting brain neurons with Ahronov-Bohm generators is one that involves not just the A-B Effect, also the Casimir Effect and the influencing of electrons with vacuum interference patterns from the Casimir Effect at around 23nm width, also arguing that this affects the 10nm width of the neuron synapse. These vacuum fluctuations, what Norseen refers to as Zero Point Energy (ZPE) have orbits that are half-virtual (wave) and half-real particles (concretization </text:span><text:span text:style-name="T545">or quantization</text:span><text:span text:style-name="T454">), Out of which come through the interaction of magnetic </text:span><text:span text:style-name="T545">A</text:span><text:span text:style-name="T454"> </text:span><text:span text:style-name="T456">Vector Magnetic </text:span><text:span text:style-name="T454">Potential with electrostatic field </text:span><text:span text:style-name="T456">(E)</text:span><text:span text:style-name="T454"> electron and proton pumping from the Casimir Effect induced vacuum fluctuations, </text:span><text:span text:style-name="T456">there is a gravitational analog to this EM version as well</text:span><text:span text:style-name="T454">. </text:span><text:span text:style-name="T458">Koren explains the interaction between EM and Casimir: </text:span></text:p>
      <text:p text:style-name="P183"/>
      <text:p text:style-name="P406">The spatial dimensions that define the synapse and the ion channel were evident when the energies that converged Casimir and traditional magnetic forms were equated. The specific values required the presence of a magnetic field strength that when multiplied by the magnetic moment of the proton or of the electron resulted in the energy of the neutral hydrogen line. Subtle differences in the magnetic moments for the electrons spin and orbit, the proton’s value and the slight discrepancies revealed features that could connect fundamental features of astronomical phenomena with those that contribute to quantum processes in the physical and chemical systems that define the brain. <text:s/><text:span text:style-name="T458">(Koren 2016)</text:span></text:p>
      <text:p text:style-name="P406"/>
      <text:p text:style-name="P157">One important element in their understandings of how A-B works with Brain chemistry is that of the 1.42 GHz hydrogen line, a common universal wavelength. As explained by Saroka: <text:s/></text:p>
      <text:p text:style-name="P137"/>
      <text:p text:style-name="P403">Once measured almost exclusively in large space the ubiquitous 1.42 GHz hydrogen line has been detected over terrestrial water. The potential transient emissions of this universal frequency from the human body and brain could be very significant for the interface between these functions, including the units of cognition coupled to action potentials (~10<text:span text:style-name="T3">- 20</text:span> J per action potential) of neurons, and transmission of information over larges distances as either local or non-local processes. The detection of human enhancements of 1.42 GHz transients within a radio-quiet area requires angular velocities of about 3 to 4 m per <text:span text:style-name="T455">s</text:span> to and from the receiver. The angular momentum of each electron when multiplied by the hydrogen line frequency would result in flux densities that are in the same order of magnitude as the measured photon emissions emitted during cerebral function. <text:span text:style-name="T449">(Saroka, 2013)</text:span></text:p>
      <text:p text:style-name="P138"/>
      <text:p text:style-name="P184"><text:soft-page-break/>In other works, the Persinger group has related neuron brain biophoton transmission to Brain-Computer-Interfaces.</text:p>
      <text:p text:style-name="P184"/>
      <text:p text:style-name="P148"><text:s text:c="4"/>A cell membrane is typically 10nm which falls within the Casimir Effect scale <text:span text:style-name="T512">(.1-25nm)</text:span>, the relationship between the electron, magnetic A vector potential and protons, in terms of ion channels and transmembrane potentials through which protons (H+) as ions: <text:s/><text:span text:style-name="T44">Na+ , K+ or Cl </text:span>flow into the cell body. Remembering that water interact with magnetic fields we see the impact of such proton pumping, “<text:span text:style-name="T44">In fact the proton shells near surfaces that constitute Pollack’s interfacial water configurations <text:s/>display potential differences that are comparable to those attributed to disparities of concentration for potassium and chloride. Quantitative links between plasma membrane physics and quantum-related values have practical applications.” </text:span>(Koren, 2016)</text:p>
      <text:p text:style-name="P27"/>
      <text:p text:style-name="P149">Here the practical application is seen in that the A potentials have a connection to ion channels for K and Cl according the Pollack. Koren explains the connection to entanglement as a photon-electron coupling <text:span text:style-name="T456">due to t</text:span><text:span text:style-name="T44">he space formed by the A vector potential and the electron drift</text:span>: </text:p>
      <text:p text:style-name="P148"/>
      <text:p text:style-name="P131"/>
      <text:p text:style-name="P402"><text:s/>We have been considering protons through proton channels as the quintessential mediator of transmembrane ion properties and that other ions, such as Na+ , K+ or Cl are epiphenomena secondary to the required water molecules associated with transport of those ions through the membrane. However in a parity-based universe the proton should be matched with electron properties. We suggest that the states of matter allowing these transportations may be created by the space formed by the A vector potential and the electron drift. This occurrence could optimize the conditions for the type of photon-electron coupling associated with entanglement <text:span text:style-name="T456">(Koren, 2016)</text:span></text:p>
      <text:p text:style-name="P131"/>
      <text:p text:style-name="P164">Persinger identifies photon entanglement with Orthogonal Fields <text:span text:style-name="T546">(A Vector Potential) </text:span>in other studies.</text:p>
      <text:p text:style-name="P153"/>
      <text:p text:style-name="P153">Koren then explains how this relates to Angular Momentum which is intrinsic to entanglement where Angular Momentum (p) is derived from magnetic quantum number (j):</text:p>
      <text:p text:style-name="P131"/>
      <text:p text:style-name="P404"><text:span text:style-name="T44"><text:s/>“</text:span>Effectively the same function that is a source equation for quantum phenomena when applied to a larger rotating aggregate produced predictable quantities of photons as a function of specific intensity weak magnetic fields. That function was the relationship between Bohr’s orbital magnetic moment of ep·(2m)<text:span text:style-name="T3">-1</text:span> where e and m were the charge and mass of the electron, p was the angular momentum of an electron moving in the orbit, and the quantized relationship. The quantized relationship for angular momentum (p) was jh·(2π)<text:span text:style-name="T3">-1</text:span> where j was the magnetic quantum number and h was the traditional Planck’s constant. When j is assumed to be unity <text:span text:style-name="T546">[1]</text:span> the value solves for the Bohr magneton or the orbital magnetic moment of an electron. <text:span text:style-name="T456">(Koren, 2016) </text:span></text:p>
      <text:p text:style-name="P152"/>
      <text:p text:style-name="P154">Spins are related to AM, electron spins are transported into protein molecules:</text:p>
      <text:p text:style-name="P154"/>
      <text:p text:style-name="P405"><text:span text:style-name="T174">“</text:span>The second solution involves the A vector (magnetic potential) directly. The relevant property of the magnetic vector potential is that is elicits a phase difference and, potentially, interference between partial waves. The vector potential of the earth’s magnetic field cannot be shielded. According to Bokkon and Salari [29] “oscillations of dephasing non-conductive (fixed) electrons could influence conductive mobile electrons” and as a result coherent transport of the mobile electron spins into surrounding semiconductor protein molecules could occur. This is consistent with Cosic’s delocalized electrons that maintain the coherence of the propagating electromagnetic wave of information along the backbone amino sequences of the proteins in signaling pathways.” <text:span text:style-name="T454">(Koren, 2016)</text:span></text:p>
      <text:p text:style-name="P152"/>
      <text:p text:style-name="P154"><text:soft-page-break/>Koren equates the ability for such transport to that of Cosic’s alternative magnetic <text:span text:style-name="T546">molecular </text:span>pathway using Resonant Recogn<text:span text:style-name="T591">i</text:span>tion Model which mirrors the electrochemical pathway of JAK-STAT. <text:s/>This is similar to Norseen’s use of MT-10 as electrochemical biocomputation and MT-13 as magnetic biocomputation. <text:span text:style-name="T477">In this regards of computation Bandyopadhyay et al have found that there are binary streams of neurons in axon core, neuron membrane. (McCarron, 2021, Ch.8) </text:span><text:span text:style-name="T478">According to Hameroff (2014) MT cilia are quantum optical devices, MT cilia are also in the retinal rods and cones of the Eye, detect ph</text:span><text:span text:style-name="T498">o</text:span><text:span text:style-name="T478">tons quantum information. </text:span><text:span text:style-name="T498">Dotta (2014) has found that for Microtubules that the temporal pattern is more important then amplitude thresholds:</text:span></text:p>
      <text:p text:style-name="P463"/>
      <text:p text:style-name="P464">“The close correspondence between the intrinsic rotational frequency (9.6 Hz) of the angular accelerating magnetic fields and the 9.4 to 9.5 Hz conspicuous peaks in power density of photon emissions from the <text:span text:style-name="T498">micro</text:span>tubules several minutes after removal from the field may suggest a transient “representation” or “memory” of this second derivative, rotational frequency within these aggregates that was later expressed within the photon emissions. The results of these experiments indicate that the strength of the applied magnetic field is not required, as also argued by Cifra et al. [13], to exceed the threshold to compensate for thermal agitation. The <text:span text:style-name="T499">temporal structure</text:span> of the applied magnetic field, particularly when it simulates intrinsic biological or biochemical processes, may be more important than previously considered.” <text:span text:style-name="T227">(Dotta et al, 2014) </text:span><text:span text:style-name="T498">[emphasis added]</text:span></text:p>
      <text:p text:style-name="P32"/>
      <text:p text:style-name="P154">In research done by Ye et al (2019) in the treatment of seizures studied the effect of EM on epileptic seizures. The effects of time varying (phase/frequency) magnetic field are gene<text:span text:style-name="T212">rally believed to be caused by its induced electric field and the establishment of a transmembrane potential.”</text:span></text:p>
      <text:p text:style-name="P133">in Aninos 1991 magnetic field alters function of pineal gland-magnetosensitive organ that transduces environmental information of the light-dark cycle and earths magnetic field into an endocrine message” </text:p>
      <text:p text:style-name="P133">release melatonin. <text:span text:style-name="T457">(Ye et al, 2019)</text:span></text:p>
      <text:p text:style-name="P30"/>
      <text:p text:style-name="P154">EM among other products releases endocrine messages through it’s interaction with magneto-receptive areas of the brain, such as that in the visual organs <text:span text:style-name="T546">which contain magnetoreception</text:span>. <text:s/></text:p>
      <text:p text:style-name="P215"/>
      <text:p text:style-name="P215">Neurons and Brain Waves <text:s text:c="3"/></text:p>
      <text:p text:style-name="P176"><text:span text:style-name="T230"><text:s text:c="4"/></text:span>With the insights of the contribution of the Casimir effect to neuronal firing at the nano-scale of the Brain <text:span text:style-name="T467">(see McCarron, 2021, Ch8. Quantum Consciousness), </text:span><text:span text:style-name="T468">Norseen talked of the Casimir Effect as energy of the vacuum </text:span><text:span text:style-name="T591">(ZPE)</text:span><text:span text:style-name="T468">,</text:span> <text:span text:style-name="T591">w</text:span>e are now ready to see how these neuronal firings <text:span text:style-name="T591">that produces EM signals </text:span>are quantized. <text:s/>The quantization of the shallow level (scalp) of the Brain is performed using EEG, for instance Kropotov’s use of QEEG. <text:s/>There are other ways to study the brain, such as the topological based sLORETA as used by Persinger in some of his studies, fMRI was used in the Verma et al study of Havana Syndrome. Each provides different insights into the functioning of the brain’s various areas, typically referred to as Broadmann Area’s reflecting functional differentiation in the different parts of the Brain. EEG is used to estimate the <text:span text:style-name="T449">magnitude</text:span> output <text:span text:style-name="T449">of magnetic fields (μT)</text:span> at the various locations in the Brain, such that an area of interest such as EEG location F7 is mapped to the Broadmann Area 44 or Broca’s Area. <text:span text:style-name="T449">The waves are categorized into different wave zones, such as theta 4-8Hz, Alpha 8Hz-12Hz, Gamma &gt;=30Hz, These waves have a directional flow from r</text:span><text:span text:style-name="T450">ostral-cuadal </text:span><text:span text:style-name="T449">(front-to-back)</text:span><text:span text:style-name="T450"> axis 4m/s</text:span><text:span text:style-name="T9">-1</text:span><text:span text:style-name="T450">, which recycles every 25ms </text:span><text:span text:style-name="T449">(Saroka, 2013). </text:span>These are not definitive or universal measurements as placement of EEG sensors is not universal. <text:s/>Below is a standard mapping of EEG locations, later we shall reference different EEG locations to brain area functionality.. </text:p>
      <text:p text:style-name="P59"><draw:frame draw:style-name="fr3" draw:name="Image25" text:anchor-type="char" svg:x="1.7398in" svg:y="0.1543in" svg:width="2.6555in" svg:height="2.6339in" draw:z-index="20"><draw:image xlink:href="Pictures/10000000000003100000030AEC8DAD24DACA7A99.jpg" xlink:type="simple" xlink:show="embed" xlink:actuate="onLoad" loext:mime-type="image/jpeg"/></draw:frame><text:soft-page-break/></text:p>
      <text:p text:style-name="P129">Grabner, 2012 </text:p>
      <text:p text:style-name="P135"/>
      <text:p text:style-name="P135"><text:s text:c="4"/>EEG is used by Persinger et al to study the effects of non-local entanglement using A-B generators, from these quantitative studies they have formulated a possible profile for non-local transmission in the human brain, called the Harribance Configuration, named after a test subject studied by many others in non-local transmissions. <text:s/>We shall encounter this configuration below. <text:s/>This configuration also bears functional equivalence to areas affected by Havana Syndrome, see below, and in Temporal Lobe Epilepsy Patients without Hippocampal Lesions <text:span text:style-name="T591">(HL)</text:span>. So that it may be possible to have a loose profile pending further research of non-local brain activity, which could be used for detection and deployment of countermeasures if coming from a directed source. <text:s text:c="2"/></text:p>
      <text:p text:style-name="P15"/>
      <text:p text:style-name="P29"/>
      <text:p text:style-name="P23"/>
      <text:p text:style-name="P206">Experimental Results of Generators on Human Brain:</text:p>
      <text:p text:style-name="P23"/>
      <text:p text:style-name="P34"><text:s text:c="5"/><text:span text:style-name="T552">A cold war warrior with British Secret Services whose specialty was in microwave technology as part of Electronic Warfare, Barry Trower, once pointed out that a frequency of a 6.6Hz signal focues at a human brain causes such symptoms as anger </text:span><text:span text:style-name="T591">and </text:span><text:span text:style-name="T552">paranoia. <text:s/>This was confirmed by Scott et al, with a frequency of 6.5Hz during entanglement experiments with A-B Generators between entangled pairs over long distances, non-local (Scott et al, 2015). <text:s/>They found that EM waves of this Extreme Low Frequency (ELF) when correlated with emotional scoring showed a correlation between anger and this frequency, “...</text:span><text:span text:style-name="T553">subjective experiences, as measured by the Profile of Mood States (POMS), indicated significantly increased excess correlation for scales by which increased anger and decreased vigour are inferred.” (Scott et al, 2015). In this effort to understand the effects of EM on the Brain we have both historical testimony of Dr. Trower, and we have experimental confirmation of this impact on the Brain from Scott et al. Meaning, EM has an effect on the Brain, here delivered via sonic means. </text:span></text:p>
      <text:p text:style-name="P136"><text:s text:c="4"/></text:p>
      <text:p text:style-name="P34"><text:span text:style-name="T445"><text:s text:c="4"/>Above we covered some of the findings of the Verma et al Havana Syndrome study. In it there was differentiation in gray Matter and White Matter of the Brains of those affected. <text:s/></text:span><text:span text:style-name="T547">Verma </text:span><text:span text:style-name="T446">et al </text:span><text:span text:style-name="T547">shows that the primary areas affected were the visualspatial circuitry, as mentioned by Norseen BA 17 </text:span><text:span text:style-name="T446">&amp; </text:span><text:span text:style-name="T547">18, </text:span><text:span text:style-name="T446">which is to say the visual perceptrons, Norseen relates, <text:s/></text:span><text:span text:style-name="T447">percepts and imagination are ph</text:span><text:span text:style-name="T446">o</text:span><text:span text:style-name="T447">ton fields </text:span><text:span text:style-name="T446">(N</text:span><text:span text:style-name="T447">orseen 1999), </text:span><text:span text:style-name="T446">and typically aside from the audio cortex, another area affected in Havana Syndrome and targeted by Norseen in his studies, the main inputs to the Brain, as well the human eye serves as a magnetic antenna cavity resonator, or interferometer. Norseen mentions a third area, Broadmann 44, Broca’s area. BA 17,18 visual cortex <text:s/>of the Brain becomes of prime interest if a sickness has it’s </text:span><text:soft-page-break/><text:span text:style-name="T446">source outside the body from a EM based transmission, affecting the interface with the environment, visualspatial and audio cortex, sometimes also referred to as temporal cortex, having connection to rhythm, people with enlarged Amygdala’s also have a better rhythmic sense </text:span><text:span text:style-name="T546">(McCarron, 2021, Ch. 11)</text:span><text:span text:style-name="T446">.</text:span><text:span text:style-name="T547"> <text:s/>Verma et al also show that the most affected side of the brain was the right side, which Persinger shows the right temporal lobes to be most affected by non-local effects, </text:span><text:span text:style-name="T446">also Right Temporal Lobe Epilepsy (RTLE)</text:span><text:span text:style-name="T547">. </text:span><text:span text:style-name="T446">In RTLE there is a difference as seen below between those with Hippocampal Lesions (HL), that do not match the Non-Local Transmission Profile </text:span><text:span text:style-name="T448">(NTP)</text:span><text:span text:style-name="T446"> and RTLE-</text:span><text:span text:style-name="T448">No</text:span><text:span text:style-name="T446"> without HL </text:span><text:span text:style-name="T448">that does match the profile of NTP as interpreted from the combination of symptoms and effects from Verma and Persinger. Persinger has noted that the right parahippocampal is affected by EM, this may suggest that the difference between RTLE-HL and RTLE-No may have something to do with Hippocampal processing of EM. The </text:span><text:span text:style-name="T447">parahippocampal region </text:span><text:span text:style-name="T448">is </text:span><text:span text:style-name="T447">affected by gravitoelectromagnetism most (Persinger and Soroka 2014); parahippocampal could serve as singularity, </text:span><text:span text:style-name="T482">curvature singularities form from colliding Gravitational Waves (Baker, 2010),</text:span><text:span text:style-name="T447"> </text:span><text:span text:style-name="T448">since there is a gap that radiates magnetic flux with the parapippocampus having a toroid geometry</text:span><text:span text:style-name="T447"> (Persinger 2013), </text:span><text:span text:style-name="T192">Persinger speaks of </text:span><text:span text:style-name="T193">r</text:span><text:span text:style-name="T192">etrieval </text:span><text:span text:style-name="T194">in Harribance Configuration (HC) experiments</text:span><text:span text:style-name="T192"> from parahippocampal structures </text:span><text:span text:style-name="T207">on the </text:span><text:span text:style-name="T192">right side</text:span><text:span text:style-name="T447">.</text:span><text:span text:style-name="T448"> </text:span></text:p>
      <text:p text:style-name="P288"/>
      <text:p text:style-name="P185"><text:span text:style-name="T91"><text:s text:c="5"/></text:span><text:span text:style-name="T90">In Epilepsy, </text:span><text:span text:style-name="T82">which has a comorbidity of obesity </text:span><text:span text:style-name="T85">(also see McCarron 2021 Ch. 11 for relation of increased EM and obesity in Rats as studied by Persinger)</text:span><text:span text:style-name="T82">, </text:span><text:span text:style-name="T86">additionally death rates from Epilepsy are increasing in the United States (DeGorgio, 2020). </text:span><text:span text:style-name="T90"><text:s/></text:span><text:span text:style-name="T86">T</text:span><text:span text:style-name="T90">here are similar differences observed in gray matter with a decrease reported in patients:</text:span></text:p>
      <text:p text:style-name="P288"/>
      <text:p text:style-name="P392"><text:bookmark text:name="__p8"/><text:span text:style-name="T91">It was reported that gray matter volume was associated with cognitive functions.</text:span><text:bookmark text:name="__tag_627834138"/><text:span text:style-name="T91"> Decreased gray matter was observed in epileptic patients.</text:span><text:bookmark text:name="__tag_627834096"/><text:bookmark text:name="__tag_627834111"/><text:bookmark text:name="__tag_627834134"/><text:bookmark text:name="__tag_627834117"/><text:bookmark text:name="__tag_627834129"/><text:span text:style-name="T91"> Most important area where gray matter abnormalities occurs is hippocampus. Other areas include thalamus, parietal lobe, and cingulate gyrus. Changes have also been described in the parahippocampal gyrus, middle temporal gyrus, superior temporal gyrus, inferior temporal gyrus, fusiform gyrus, temporal pole, entorhinal cortex, amygdala, and perirhinal cortex.</text:span><text:bookmark text:name="__tag_627834085"/><text:bookmark text:name="__tag_627834087"/><text:bookmark text:name="__tag_627834105"/><text:bookmark text:name="__tag_627834103"/><text:span text:style-name="T91"> It was reported that abnormalities of gray matter are essential to produce reductions in episodic memory recall. Most commonly seen cognitive dysfunctions due to gray matter abnormalities in children are decline in verbal intelligence quotient, freedom from distract</text:span><text:span text:style-name="T84">a</text:span><text:span text:style-name="T91">bility, and executive function and mental slowness, memory impairment and attention deficits in commonly observed among adults.</text:span><text:bookmark text:name="__tag_628031949"/><text:bookmark text:name="__tag_627834112"/><text:bookmark text:name="__tag_627834109"/><text:span text:style-name="T91"> </text:span><text:span text:style-name="T90">(Saniya et al, 2017)</text:span></text:p>
      <text:p text:style-name="P433"/>
      <text:p text:style-name="P336"><text:span text:style-name="T89">These abnormalities in epileptic patients correlate with the changes observed in gray matter and white matter in Verma et al. </text:span><text:span text:style-name="T82">n</text:span><text:span text:style-name="T89">ot only that the same brain areas were affected in epileptic patients and Havana Syndrome patients, </text:span><text:span text:style-name="T82">another interesting finding in relation to gray matter is that of Amygdala and the ACC in Highly Hypnotizable and non-highly hynotizable groups, with gray matter differences observed (See McCarron, 2021, Ch. </text:span><text:span text:style-name="T85">11 ‘Hypnosis in Warfare’</text:span><text:span text:style-name="T82">)</text:span><text:span text:style-name="T89">. T</text:span><text:span text:style-name="T81">he question of whether a profile has already been seen for non-local monitoring seems to line up between the work of Persinger’s Group and that of the results of Verma et al study of the irradiation of US Diplomats in Havana and the physical changes to their brains, </text:span><text:span text:style-name="T58">and we can also see a correlation with Epilepsy</text:span><text:span text:style-name="T81">. </text:span></text:p>
      <text:p text:style-name="P340"/>
      <text:p text:style-name="P130"><draw:frame draw:style-name="fr2" draw:name="Image26" text:anchor-type="char" svg:width="3.1965in" svg:height="2.0228in" draw:z-index="21"><draw:image xlink:href="Pictures/10000201000003BF0000025F1AD34AC6A91406C8.png" xlink:type="simple" xlink:show="embed" xlink:actuate="onLoad" loext:mime-type="image/png"/></draw:frame><text:soft-page-break/>(Verma et al, 2019)</text:p>
      <text:p text:style-name="P82"/>
      <text:p text:style-name="P88"/>
      <text:p text:style-name="P207">Broadmann Areas and EEG Sensor Locations for areas affected by non-local effect:</text:p>
      <text:p text:style-name="P87"/>
      <text:p text:style-name="P146">1. Visualspatial</text:p>
      <text:p text:style-name="P146"/>
      <text:list xml:id="list863417006" text:style-name="L7">
        <text:list-item>
          <text:p text:style-name="P491"><text:span text:style-name="T282">BA 17,</text:span><text:span text:style-name="T279"> <text:s/>O1 and O2 projected to the occipital gyrus and </text:span><text:span text:style-name="Emphasis"><text:span text:style-name="T353">cuneus, </text:span></text:span><text:span text:style-name="Emphasis"><text:span text:style-name="T356">visual processing of information from the retina, see retina as antenna section. Cuneus, was an area of noticeable difference in Havana Syndrome Study (Verma 2019), it receives visual information from same side superior quadrantic retina. Pyramidal cells in visual cortex of the cuneus project to extrastriate cortices (BA 18,19) modulated by extraretinal effects: attention, working memory, reward expectation. </text:span></text:span></text:p>
        </text:list-item>
      </text:list>
      <text:p text:style-name="P86"/>
      <text:p text:style-name="P146">2. Audio/Temporal Cortex</text:p>
      <text:p text:style-name="P146"/>
      <text:list xml:id="list154412585054811" text:continue-numbering="true" text:style-name="L7">
        <text:list-item>
          <text:p text:style-name="P492"><text:span text:style-name="T299">BA 22, EEG T3/4: cited by Norseen working in tandem with BA 44 </text:span><text:span text:style-name="T300">(</text:span><text:span text:style-name="T299">Broca’s area in left hemisphere</text:span><text:span text:style-name="T300">)</text:span><text:span text:style-name="T299">. <text:s/>Sentence generator, Attend to happy angry voices, Deductive reasoning, auditory language, non-verbal sounds, previous eye movements. <text:s/>Categorization and organization, visualization and auditory cortex. <text:s/></text:span><text:span text:style-name="T300">Right (T4) and Left (T3) Superior Temporal Gyrus. <text:s/>Also, T3/4 is near the insula, which functions: copying emotional tones, object recogn</text:span><text:span text:style-name="T322">i</text:span><text:span text:style-name="T300">tion anxiety occurs in relation to it’s closeness to the Amygdala. <text:s/>BA 22 is part of Wernicke’s area, another language processing area of the brain. </text:span><text:span text:style-name="T301">epilep</text:span><text:span text:style-name="T300">tic aphasia can occur from BA 22 as well as Broca’s Area. </text:span><text:span text:style-name="T302">BA 22 in Havana Syndrome study is the Auditory Network, also referred to as temporal network by others. </text:span><text:span text:style-name="T300"><text:s/></text:span><text:span text:style-name="T303">Auditory Network L/R Superior Temporal Gyrus and Right Thalamus. </text:span><text:span text:style-name="T348">The Auditory Cortex comprised of BA 41,42, 22 is the seat of processing incoming signals from the environment, <text:s/>Rotation also relates to the Brain as rotation is used to protect existing memories from incoming environmental stimuli by rotating memory in a second orthogonal direction from the incoming stream of inputs, “a rotation of the coding dimension in the neural population cortex protects memories of prior events from interference by incoming stimuli” (Libby, 2019)</text:span></text:p>
        </text:list-item>
      </text:list>
      <text:p text:style-name="P140"/>
      <text:p text:style-name="P393">In Scott 2015 spectral power densities correlated over F4 and T4 for non-local interactions.</text:p>
      <text:p text:style-name="P141"/>
      <text:p text:style-name="P457">“A cluster of significant non-parametric correlation coefficients could be identified for right hemispheric global power during the second half of the Effector field sequence containing somewhat after the termination of the field.” (Scott 2015, 679) <text:s/><text:span text:style-name="T220">Only temporal lobes were obviously effected by the unusual theta and gamma power changes. </text:span></text:p>
      <text:p text:style-name="P393"/>
      <text:p text:style-name="P394">T3/4 change in coherence is tied to function of the phase (freq) of the exp<text:span text:style-name="T515">e</text:span>riment and type of magnetic field (Scott, 2015, 683). Diminishment of coherence power theta right temporal lobes <text:soft-page-break/>of pairs <text:span text:style-name="T601">separated</text:span> by 6000km. Similar dimin<text:span text:style-name="T558">i</text:span>shment in the caudal temporal lobes (T5,6) during the effector field. In a test of non-local changes, one person listened to 6.5Hz tones, in their EEG th<text:span text:style-name="T515">e</text:span>re was a peak in the temporal lobe when the tone sounded, in the second person there was a trough in the EEG which is indicative of entanglement with inverse correlations. </text:p>
      <text:p text:style-name="P394"/>
      <text:p text:style-name="P394"/>
      <text:p text:style-name="P396">Temporal Lobes:</text:p>
      <text:p text:style-name="P396"><text:s text:c="5"/>Focus of studies by Persinger Group as area most involved in non-local interactions. <text:s/>In 2003 Persinger conducted a twin study where one twin had a<text:span text:style-name="T513">n</text:span> 8 element solenoid circuit placed around her temporal lobes, the other twin had no array around their temporal lobes. <text:s/>There was a change in the Theta band from 5.0Hz to 5.9Hz when the EM circuit was placed around the other twin. <text:s/>Non-local interactions without changing angular velocity em fields in the second twin. (Scott, 2015, 663)</text:p>
      <text:p text:style-name="P396"/>
      <text:p text:style-name="P423">In a suggestion of the involv<text:span text:style-name="T558">e</text:span>ment of BA 22 another study found audio waves as generators of excess correlation rather then visual stimuli:</text:p>
      <text:p text:style-name="P423"/>
      <text:p text:style-name="P458">“<text:span text:style-name="T219">Burke (2013) found that when a toroid was placed over the head (level of temporal lobes) of each individual in a pairs </text:span><text:span text:style-name="T558">separated</text:span><text:span text:style-name="T219"> by about 400km. LORETA profiles indicated excess correlation in the activity within the temporal lobes of both subjects when one pair was exposed to sound patterns. The effect was not observed with visual stimuli.” (Scott, 2015, 667)</text:span></text:p>
      <text:p text:style-name="P396"/>
      <text:p text:style-name="P394"><text:s text:c="4"/><text:span text:style-name="T515">In a pilot study regarding a Epileptic patient and her hearing voices Persinger notes that the epileptic patient had a unique profile for different seizures. For instance in one seizure experience her voice would become more ‘machine like’ and her pronouns shifted from ‘I’ to ‘we’ while also reporting tinnitus. There was a difference between her pronoun use of I in the beta band over T3 and T7, left temporal lobe, with 70milli vols activity. When she used ‘we’ there was a higher (fast) amplitude over T3 and T4. <text:s/></text:span></text:p>
      <text:p text:style-name="P382">“she reported ‘transmissions’ which usually involved more complex information… When this occurred there was a <text:span text:style-name="T558">re-normalization</text:span> of the EEG. When the transmission ended, the unusual profile of T3 and T4 returned. <text:span text:style-name="T1">There was additional similar activity over F7 and F8. </text:span></text:p>
      <text:p text:style-name="P382"/>
      <text:p text:style-name="P456">“<text:span text:style-name="T1">During the experiences that would be </text:span><text:span text:style-name="T558">classically</text:span><text:span text:style-name="T1"> labeled as ‘intrusionist’ the activation score for the low beta power within the right parahippocampal region more then doubled. This area and related hemispheric discrepancy are similar to that associated with panics that ca</text:span><text:span text:style-name="T516">n</text:span><text:span text:style-name="T1"> occur suddenly in this group of patients.” </text:span></text:p>
      <text:p text:style-name="P456">Persinger et al, (2015) LORETA predicts Electromagnetic Sensitivity and ‘hearing voices’ in a predictable, increasingly <text:span text:style-name="T558">prevalent</text:span> subpopulation</text:p>
      <text:p text:style-name="P400"/>
      <text:p text:style-name="P83"/>
      <text:p text:style-name="P146">3. Language Processing, Broca’s Area</text:p>
      <text:p text:style-name="P146"/>
      <text:list xml:id="list977529014" text:style-name="L8">
        <text:list-item>
          <text:p text:style-name="P493"><text:span text:style-name="T304">BA 44, Right and Left Inferior Frontal Gyrus </text:span><text:span text:style-name="T305">(IFG)</text:span><text:span text:style-name="T304">. Functions: working memory (visual/auditory), attention filtering, facial emotion processing, sustained attention, </text:span><text:span text:style-name="T282">mirror others, grapheme-to-phoneme, phonemes</text:span><text:span text:style-name="T304">. Epileptic seizures start at F8 </text:span><text:span text:style-name="T306">(Quintero-Rincon, 2016)</text:span><text:span text:style-name="T304">. </text:span><text:span text:style-name="T307">Frontal Eye field left and right, </text:span><text:span text:style-name="T308">see </text:span><text:span text:style-name="T279">Shirer, W.R., et al., Decoding subject-driven cognitive states with whole-brain connectivity patterns. Cerebral Cortex 2012. </text:span><text:span text:style-name="T307">. </text:span><text:span text:style-name="T305">BA 44 according to Verma 2019 contains </text:span><text:span text:style-name="T279">Frontal Operculum </text:span><text:span text:style-name="T305">and IFG [see Norseen on IFG and Biofusion].</text:span></text:p>
        </text:list-item>
      </text:list>
      <text:p text:style-name="P81"/>
      <text:p text:style-name="P84"/>
      <text:p text:style-name="P146">4. Memory Retrieval/Storage, Parahippocampus</text:p>
      <text:p text:style-name="P146"><text:soft-page-break/></text:p>
      <text:list xml:id="list154413971832056" text:continue-numbering="true" text:style-name="L8">
        <text:list-item>
          <text:p text:style-name="P494"><text:span text:style-name="T309">EEG T5/6: parahippocampal gyrus </text:span><text:span text:style-name="T310">(Scott, 2015) <text:s/></text:span><text:span text:style-name="T311">dorsal hippocampal commissure mediate information between the hippocampal formations within left and right hemisphere (Scott, 2015) “topographical map clusters indicated the domain of maximum coherence was with</text:span><text:span text:style-name="T340">i</text:span><text:span text:style-name="T311">n the right caudal hemisphere within </text:span><text:span text:style-name="T312">t</text:span><text:span text:style-name="T311">he volume occupied by the parahippocampal gyrus.” (Scott, 2015)</text:span></text:p>
        </text:list-item>
      </text:list>
      <text:p text:style-name="P426"/>
      <text:list xml:id="list154413496798165" text:continue-numbering="true" text:style-name="L8">
        <text:list-item>
          <text:p text:style-name="P495"><text:span text:style-name="T345">T6- right caudal temporal lobe, area of most excess corellation in Harribance Configuration right </text:span><text:span text:style-name="T311"><text:s/></text:span></text:p>
          <text:p text:style-name="P483"/>
        </text:list-item>
        <text:list-item>
          <text:p text:style-name="P484">Isoelectric lines <text:span text:style-name="T548">(anisotropy)</text:span> switched from clockwise to counterclockwise at onset of field.</text:p>
        </text:list-item>
      </text:list>
      <text:p text:style-name="P397"/>
      <text:list xml:id="list154413732954738" text:continue-numbering="true" text:style-name="L8">
        <text:list-item>
          <text:p text:style-name="P496"><text:span text:style-name="T311">the changing rate creates a second derivative in the magnetic field. <text:s/>A second derivative is </text:span><text:span text:style-name="T283">a secondarily-Induced Magnetic Field. Analogy: influencing the change of a change (Persinger, 2010), </text:span><text:span text:style-name="T323">also see Chiao above </text:span><text:span text:style-name="T344">for Gravitational equivalent</text:span><text:span text:style-name="T323">. </text:span></text:p>
        </text:list-item>
      </text:list>
      <text:p text:style-name="P442"/>
      <text:list xml:id="list154411887189275" text:continue-numbering="true" text:style-name="L8">
        <text:list-item>
          <text:p text:style-name="P497"><text:span text:style-name="T313">“According to Bear (1996) this 7-40Hz superposition may set the condition for interactio</text:span><text:span text:style-name="T324">n</text:span><text:span text:style-name="T313"> between the hippocampal process associated with memory consolidation and </text:span><text:span text:style-name="T324">retrieval</text:span><text:span text:style-name="T313"> and its integration with information represented within the entire cerebral cortical manifold.” (Rouleau, 2015b)</text:span></text:p>
        </text:list-item>
      </text:list>
      <text:p text:style-name="P411"/>
      <text:list xml:id="list154413569084268" text:continue-numbering="true" text:style-name="L8">
        <text:list-item>
          <text:p text:style-name="P497"><text:span text:style-name="T325">Hippocoampus is toroidal, leaking magnetic flux. It is strongly affected by the phase vector of B. (intensities match Geomagnetic Field and Schumann Resonance) </text:span><text:span text:style-name="T312">(Rouleau, 2015b)</text:span></text:p>
        </text:list-item>
      </text:list>
      <text:p text:style-name="P408"/>
      <text:list xml:id="list154412509652895" text:continue-numbering="true" text:style-name="L8">
        <text:list-item>
          <text:p text:style-name="P498"><text:span text:style-name="T326">Magnetic Fields and Amygdala: “Magnetic fields may suppress seizure by altering cellular properties. Repeated stimulation of the amygdala can prompt after discharges and motor seizure . Potschka et al. found that chronic exposure of rats to a 50-Hz, 100-µT magnetic field exerted weak inhibitory effects on some seizure parameters in amygdala kindled rats ). In another study, application of rTMS during amygdala kindling prevented seizures. A cellular mechanistic study revealed that rTMS administration inhibited kindling-induced changes in the electrophysiological properties of hippocampal CA1 pyramidal neurons.” <text:s/></text:span><text:span text:style-name="T327">(Ye et al, 2019). </text:span></text:p>
        </text:list-item>
      </text:list>
      <text:p text:style-name="P421"/>
      <text:list xml:id="list154412443080534" text:continue-numbering="true" text:style-name="L8">
        <text:list-item>
          <text:p text:style-name="P498"><text:span text:style-name="T328">“Rose and his colleagues found that a temporal pattern of electric current associated with a single priming pulse followed 150 ms later by four rapid pulses (equivalent to ~100 Hz) resulted in significant LTP </text:span><text:span text:style-name="T348">[memory consolidation]</text:span><text:span text:style-name="T328"> when applied to hippocampal slices. When this pattern was transformed to weak magnetic fields in the order of 1 μT and applied to the entire animal before learning a spatial task, the disruption of the memory was as powerful as complete depolarization of the hippocampal region by direct current.” </text:span><text:span text:style-name="T329">(Dotta, 2014)</text:span></text:p>
        </text:list-item>
      </text:list>
      <text:p text:style-name="P441"/>
      <text:p text:style-name="P295"/>
      <text:p text:style-name="P307"><text:span text:style-name="T453">Harribance Configuration, Increased </text:span>Power Shifts in EEG SPD <text:span text:style-name="T517">and gray Matter Changes</text:span>:</text:p>
      <text:p text:style-name="P307"/>
      <text:p text:style-name="P142"><text:span text:style-name="T13"><text:s text:c="4"/></text:span><text:span text:style-name="T18">The Harribance Configuration (HC) was the configuration argued by Persinger’s Group for EEG and Brain Wave activity for non-local transmission. The human brain is considered to b</text:span><text:span text:style-name="T25">e</text:span><text:span text:style-name="T18"> a collection of microstates that last 80-120ms, these microstates are affected by EM differently in different parts of the Brain based on functionality. <text:s/>Some properties of this configuration are that the main EEG sensor areas involved are on the right side of the brain </text:span><text:span text:style-name="T19">F4,F8, C4, T4 (right temporal lobe where entanglement symptoms occur </text:span><text:span text:style-name="T25">as well as the locations related to RTLE</text:span><text:span text:style-name="T19">) <text:s/>according to Hunter et al 2010. <text:s/></text:span><text:span text:style-name="T22">Persinger </text:span><text:span text:style-name="T21">has found that </text:span><text:span text:style-name="T22"><text:s/>T4, F8 also T6 is an area of concern to entanglement experiments, </text:span><text:span text:style-name="T447">F8 and T4 most important for non-local interactions between reader and target </text:span><text:span text:style-name="T466">(receiver and emitter). </text:span></text:p>
      <text:p text:style-name="P300"/>
      <text:p text:style-name="P143"><text:span text:style-name="T21">The technical transmission of the HC</text:span><text:span text:style-name="T18"> uses </text:span><text:span text:style-name="T19"><text:s/>peak-to-peak intensity 1μT 3ms point durations </text:span><text:span text:style-name="T20">(protons) [shown to </text:span><text:span text:style-name="T19">slow melanoma growth</text:span><text:span text:style-name="T20">]. The HC was digitized into a 3d magnetic field (A Potential). It was delivered by </text:span><text:span text:style-name="T19">8 complex signals (4 left, 4 right) </text:span><text:span text:style-name="T20">from an 8 solenoid EM array. The digitized signal was </text:span><text:soft-page-break/><text:span text:style-name="T20">converted to 44100Hz sampling rate, with a signal output of </text:span><text:span text:style-name="T518">digitized signal converted to 44100Hz sampling rates, 2μV 10% max. audio amplitude. </text:span><text:span text:style-name="T460">The signal was transmitted for 20s per 1 min. </text:span><text:span text:style-name="T585">In power shifts the shift is </text:span><text:span text:style-name="T586">2</text:span><text:span text:style-name="T116">μ</text:span><text:span text:style-name="T586">V shifts in EEG </text:span><text:span text:style-name="T548">when applying HC, </text:span><text:span text:style-name="T585">for instance the T4 location shifted up </text:span><text:span text:style-name="T586">2</text:span><text:span text:style-name="T116">μ</text:span><text:span text:style-name="T586">V.</text:span><text:span text:style-name="T460"> In a pilot study they tested the psi abilities of a non-psi person and found increased psi ability, it was a pilot study of n=1, so more experimental research would be needed to see if there is a profile that is manifest with non-local effects such as A-B generators.</text:span></text:p>
      <text:p text:style-name="P296"/>
      <text:p text:style-name="P299"><text:s text:c="5"/>Saroka has noted that specific brain functional areas are affected by the HC:</text:p>
      <text:p text:style-name="P299"/>
      <text:p text:style-name="P401">increased intercortical coherence with EM frequency modulation leads to increased activity in the ventral temporal lobe, increased gamma power within the right prefrontal region and the anterior portions of temporal lobe. <text:span text:style-name="T452">(Saroka, 2013)</text:span></text:p>
      <text:p text:style-name="P156"/>
      <text:p text:style-name="P156">Again another commonality with epilepsy is that Saroka noted that the profile is similar to that of complex partial ep<text:span text:style-name="T559">i</text:span>leptic-like subjective reports which is k<text:span text:style-name="T559">n</text:span>own to be associated with focal stimulation of the temporal lobe. <text:span text:style-name="T452">(Saroka, 2013)</text:span><text:span text:style-name="T174"> </text:span></text:p>
      <text:p text:style-name="P298"/>
      <text:p text:style-name="P298"><text:s text:c="4"/><text:span text:style-name="T460">The HC affects the following Brain Wave bands the most:</text:span></text:p>
      <text:p text:style-name="P295"/>
      <text:p text:style-name="P409">alpha 8-12Hz</text:p>
      <text:p text:style-name="P409">theta 4-8Hz</text:p>
      <text:p text:style-name="P409">Gamma 30Hz and greater</text:p>
      <text:p text:style-name="P410">[Brain waves have a high Q-factor, the operating radiation bands]</text:p>
      <text:p text:style-name="P399"/>
      <text:p text:style-name="P89"><text:span text:style-name="T460">In a </text:span><text:span text:style-name="T519">separate</text:span><text:span text:style-name="T460"> experiment in 2016 the group tested entangled gamers to measure their brain waves during f</text:span>low state, non-local interactions of brain <text:span text:style-name="T460">citing the following areas of the brain as being involved: </text:span>right parahippocampal gyrus, right occipital, temporo-occipital junction, parietal region, orbitofrontal cortices (Lehman, 2016) Maximal flow state has decreased activation in the left interior frontal lobe (T3), and increased power in 7-8Hz, 27-28Hz, 42Hz, theta and gamma waves affected. <text:s text:c="2"/></text:p>
      <text:p text:style-name="P158">The studies have shown that in terms of brain waves, that in various studies from entangled gamers, Harribance, Epilepsy, there is a change in the Theta and Gamma bands of waves. <text:s/>Norseen has focused on 14Hz or <text:span text:style-name="T519">10Hz in </text:span>the alpha band, this was also shown by Kernbach in his entanglement experiments. <text:s/>However, there is a direct convergence between Persinger’s Group findings and that of Norseen regarding Theta band, which he speaks of as a lower harmonic reflection of the Alpha band:</text:p>
      <text:p text:style-name="P286"/>
      <text:p text:style-name="P434">“<text:span text:style-name="T222">NS Model [Norseen Semiotic] <text:s/>our Alpha [8-12Hz] 10Hz brain maintains a complete NS=O,IR as an holographic… in our minds eye of Panum’s Fusion Space, accessible to us as mental imagining via signals from the Anterior Cingulate Cortex (ACC) and fusiform gyrus. Now we also have a complete Theta State 5Hz Brain NS=O,I,R.. self imag</text:span><text:span text:style-name="T459">e</text:span><text:span text:style-name="T222"> of ourselves…. once a powerful Semiotic is set up… one that BioFuses the 10Hz with the 5Hz… you have one Big Mother of All Semiotics...and in this case ZPE [vacuum fluctuations, Casimir effect] is flowing fully at all levels of brain-behavior-memory-new channels… you are not only the signal, but you are the ZPE” (Norseen, Laurie, 2002) </text:span></text:p>
      <text:p text:style-name="P158"/>
      <text:p text:style-name="P92"><text:span text:style-name="T462">Rouleau et al (2015b) studied the gray and white matter changes associated with the Harribance Configuration finding specific power increases associated with the </text:span>HC <text:span text:style-name="T462">which </text:span>enhances theta power in gray matter</text:p>
      <text:p text:style-name="P92"/>
      <text:p text:style-name="P90"><draw:frame draw:style-name="fr3" draw:name="Image1" text:anchor-type="char" svg:x="1.072in" svg:y="0.098in" svg:width="5.1146in" svg:height="2.6598in" draw:z-index="0"><draw:image xlink:href="Pictures/1000020100000352000001BA1D7793DAAC7DAFAE.png" xlink:type="simple" xlink:show="embed" xlink:actuate="onLoad" loext:mime-type="image/png"/></draw:frame><text:soft-page-break/></text:p>
      <text:p text:style-name="P289"/>
      <text:p text:style-name="P245"><text:span text:style-name="T461">SPD for EEG Locations in the HC: F4, F8, C4, T4 <text:s/></text:span>(Rouleau, 2015b, Fig. 2)</text:p>
      <text:p text:style-name="P159"/>
      <text:p text:style-name="P159">Here (Rouleau, Fig 2) we can clearly see that there is a spike at 14Hz in the F8 location, the theta spike is in F4. <text:s/>They found that <text:s/><text:span text:style-name="T463">HC applied to dead brains </text:span>there is a <text:span text:style-name="T463"><text:s/>difference in theta in gray matter, </text:span>but <text:span text:style-name="T463">wh</text:span><text:span text:style-name="T461">i</text:span><text:span text:style-name="T463">te matter </text:span>was<text:span text:style-name="T463"> unaffected. </text:span>When applying the<text:span text:style-name="T463"> C4,T4 components of HC resulted in </text:span>increase<text:span text:style-name="T463"> <text:s/>μ volt power with</text:span>i<text:span text:style-name="T463">n the theta band in gray compared to white matter. </text:span>When testing during a live Harribance reading of a target <text:s/>i<text:span text:style-name="T463">n 1m </text:span>proximity of each other the <text:span text:style-name="T463">reading pair test increased theta in right tem</text:span>p<text:span text:style-name="T463">oral and parietal regions. (Rouleau, 2015b)</text:span></text:p>
      <text:p text:style-name="P91"/>
      <text:p text:style-name="P91"/>
      <text:p text:style-name="P91"/>
      <text:p text:style-name="P91"/>
      <text:p text:style-name="P91"><draw:frame draw:style-name="fr2" draw:name="Image2" text:anchor-type="char" svg:width="5.0457in" svg:height="2.8909in" draw:z-index="1"><draw:image xlink:href="Pictures/1000020100000352000001E737FEA9F22905B01C.png" xlink:type="simple" xlink:show="embed" xlink:actuate="onLoad" loext:mime-type="image/png"/></draw:frame></text:p>
      <text:p text:style-name="P256"><text:span text:style-name="T461">gray and White matter difference over T4 EEG location, temporal lobe (</text:span>Fig. 5. Rouleau 2015b<text:span text:style-name="T461">)</text:span></text:p>
      <text:p text:style-name="P91"/>
      <text:p text:style-name="P91"/>
      <text:p text:style-name="P159">When the gamma power increases there is a difference in gray and white matter, citing primarily the T4 location as being in<text:span text:style-name="T520">v</text:span>olved. <text:s/><text:span text:style-name="T463">Significantly increased beta2 power </text:span>was observed in the <text:span text:style-name="T463">left caudate nucleus (T4 rhythm applied) relative to right caudate nucleus, </text:span>showing like the Havana Syndrome <text:span text:style-name="T463">right </text:span><text:soft-page-break/><text:span text:style-name="T463">side bias in non-local experiments. </text:span>Also, <text:span text:style-name="T463">Beta2 SPD increased in left hippocampal body. </text:span>When applying the <text:span text:style-name="T463">F4 component exposure beta2 SPD increased right temporal stem size on dead brains. </text:span>F8,T4 band was enhanced for the HC at 20-30Hz. <text:span text:style-name="T576">The HC specifically enhances theta power in Gray Matter within the c</text:span><text:span text:style-name="T585">e</text:span><text:span text:style-name="T576">ntral and temporal regions. The Left side is not affected. There is a significant increase when applying the HC T4 component. <text:s/></text:span></text:p>
      <text:p text:style-name="P91"/>
      <text:p text:style-name="P159">Theta Gam<text:span text:style-name="T464">m</text:span>a Brain Matter <text:span text:style-name="T464">Effect</text:span>:</text:p>
      <text:p text:style-name="P159"/>
      <text:list xml:id="list4232516265" text:style-name="L9">
        <text:list-item>
          <text:p text:style-name="P499"><text:span text:style-name="T313">Gamma: right temporal lobe, both white and gray matter affected </text:span><text:span text:style-name="T312">(Rouleau, 2015b)</text:span></text:p>
        </text:list-item>
        <text:list-item>
          <text:p text:style-name="P499"><text:span text:style-name="T313">Theta: right central and temporal gray matter affected, not white matter. </text:span><text:span text:style-name="T312">(Rouleau, 2015b)</text:span></text:p>
        </text:list-item>
      </text:list>
      <text:p text:style-name="P91"/>
      <text:p text:style-name="P160">The HC affect overall the bands from the Schumann Resonance 7Hz up to 40hz:</text:p>
      <text:p text:style-name="P91"/>
      <text:p text:style-name="P412">“<text:span text:style-name="T466">Hunter found </text:span>when Harribance sat proximal to target there was a duration dependent increase in the degree of cross spectral coherence within 19-20Hz <text:span text:style-name="T466">[Beta2] </text:span>band (and the 30-40Hz <text:span text:style-name="T466">[Gamma] </text:span>band) between readers (H<text:span text:style-name="T464">C</text:span>) right temporal lobe and the targets lobe. (Rouleau, 2015b). <text:span text:style-name="T224">Harribance, reader, </text:span><text:span text:style-name="T466">showed </text:span><text:span text:style-name="T224">increased photon </text:span><text:span text:style-name="T465">emissions</text:span><text:span text:style-name="T224"> while </text:span><text:span text:style-name="T466">Harribance was </text:span><text:span text:style-name="T224">reading target. </text:span></text:p>
      <text:p text:style-name="P85"/>
      <text:p text:style-name="P85">Harribance <text:span text:style-name="T520">showed</text:span> during reading of target most ac<text:span text:style-name="T560">t</text:span>ivity in C3,T3 <text:span text:style-name="T549">(left temporal lobe)</text:span>. <text:span text:style-name="T520">With </text:span>test on brain tissue <text:span text:style-name="T520">(n=3)</text:span> T4 increased theta and beta2 in left caudate nucleus, C4 also had changes.</text:p>
      <text:p text:style-name="P85"/>
      <text:p text:style-name="P161">Overall, we can see that in both Havana Syndrome, Epilepsy and Non-Local Brain measurements there is a convergence in the Right Temporal Lobe, with specific EEG locations identified, <text:span text:style-name="T520">and functional brain areas. </text:span><text:span text:style-name="T549">In some next steps in studying the problem is planned to do EEG Machine Learning Analysis on Epileptic patients with symptoms matching those of Havana Syndrome to see if there is any convergence on EEG locations to brain function between the two, aside from the pilot studies of Kernbach and Persinger.</text:span><text:span text:style-name="T520"> </text:span><text:s text:c="2"/></text:p>
      <text:p text:style-name="P161"/>
      <text:p text:style-name="P217"><text:span text:style-name="T568">D</text:span>éjà Vu and Vecu in Temporal Lobe Epilepsy</text:p>
      <text:p text:style-name="P308"/>
      <text:p text:style-name="P262"><draw:frame draw:style-name="fr3" draw:name="Image34" text:anchor-type="char" svg:x="0.7827in" svg:y="0.2098in" svg:width="5.4827in" svg:height="4.0252in" draw:z-index="37"><draw:image xlink:href="Pictures/1000020100000224000001C001158EB999AAB8B4.png" xlink:type="simple" xlink:show="embed" xlink:actuate="onLoad" loext:mime-type="image/png"/></draw:frame><text:span text:style-name="T30">(</text:span><text:span text:style-name="T13">Illman, 2012) </text:span></text:p>
      <text:p text:style-name="P161"><text:soft-page-break/></text:p>
      <text:p text:style-name="P161"><text:s text:c="4"/><text:span text:style-name="T556">In Temporal Lobe Epilepsy there is a type of seizure that generates déjà vu and déjà vecu exp</text:span><text:span text:style-name="T585">e</text:span><text:span text:style-name="T556">riences. <text:s/>The brain areas affected correlate with areas affected by Havana Syndrome and the Harribance Configuration. <text:s/>Illman et al (2012) studied these experiences. déjà is ‘a ster</text:span><text:span text:style-name="T561">e</text:span><text:span text:style-name="T556">otypical feeling of familiarity, recogn</text:span><text:span text:style-name="T561">i</text:span><text:span text:style-name="T556">tion, or fear rem</text:span><text:span text:style-name="T561">i</text:span><text:span text:style-name="T556">niscence that the patient recognized as abnormal’ (Illman et al, 2012, 6). <text:s/>In their study of Neuroimaging of patients that have these seizures they have identified key areas of the brain as being involved using PCA data analysis. <text:s/>They implicate the visual network (mesial temporal structures). <text:s/>Using metabolic studies to map out areas involved during seizures they found significant hypometabilism left hemisphere of déjà vu patients which is an area also involved in what Persinger has called sensed presences. <text:s/>Brain scientists believe déjà is a malfunction in memory consolidation, giving the false sense of having experienced something before, it does involve heavily the hippocampus and parahippocampal areas which as we have read may be a source of a singularity, that is memory is quantum and entangled. If entangled it may be that some people with different brain complexity that the norm have access to memories through entanglement. Both views involve memory consolidation and retrieval. <text:s/></text:span></text:p>
      <text:p text:style-name="P162"><text:s text:c="4"/><text:span text:style-name="T557">The researchers mention the work of Adachi et al, that found significant ipsilateral hypometabolism in parahippocampal regions (enterhinal and perirhinal cortices), superior temporal gyrus, superior temporal sulcus, bu</text:span><text:span text:style-name="T561">y </text:span><text:span text:style-name="T557">no differentiation in the hippocampus. Illman et al confirmed mesial temporal lobe bu</text:span><text:span text:style-name="T561">t</text:span><text:span text:style-name="T557"> not parietal cortex, but the superior temporal gyrus, “lending support to the thesis that the parahippocampal regions are specifically and independently involved in familiarity-based recogn</text:span><text:span text:style-name="T561">i</text:span><text:span text:style-name="T557">tion and, hence, déjà vu experiences. Another researcher reviewed was that of Van Paesschon et al in TLE with abnormal amygdala measuring amgdala relaxation time AT</text:span><text:span text:style-name="T11">2 </text:span><text:span text:style-name="T26">, abnormal AT</text:span><text:span text:style-name="T11">2 </text:span><text:span text:style-name="T26">correlated to déjà experiences. They found that déjà is associated with the right amygdala, which is also a variance in easily hypnotizable people (McCarron, 2021, Ch. 11). They also found that in 80% of the patients there was sclerotic tissue found in Hippocampus, but all having abnormal AT</text:span><text:span text:style-name="T11">2</text:span><text:span text:style-name="T26"> results even those without sclerotic tissue. </text:span><text:span text:style-name="T27">Another researcher mentioned Guedj et al found parahippocampal hypometabolism in TLE without structural abnormality, that is no sclerotic tissue. In an MRI study there is a relationship between abnormal amygdala activation and a range of experiential phenomenon. </text:span></text:p>
      <text:p text:style-name="P302"><text:s/></text:p>
      <text:p text:style-name="P161"><text:span text:style-name="T26"><text:s text:c="4"/></text:span><text:span text:style-name="T27">In other studies that used direct stimulation to TLE patients through implanted brain electrodes, the dreamy states of Hughling Jackson, or déjà, are created from spontaneous seizures through the stimulating the posterior hippocampus, then it </text:span><text:span text:style-name="T31">propagates</text:span><text:span text:style-name="T27"> to the amygdala, then anterior hippocampus, then temporal neocortex, from lower depth to the surface, this pathway generated ‘dreamy states’ in 17 of 20 patients. <text:s/>In the opposite direction from outer surface to plumbed depths of the mind ‘dreamy states’ were created 8 of 15 attempts. It was also noted that superior temporal gyrus produces ‘dreamy states’. The Theta and Beta bands which showed importance in the Harribance Configuration also plays a role here there is a “...strong relationship in the theta range was observed between anterior hippocampus perirhinal region and visual areas (Illman, 2012, 7). <text:s/>Vignal et al found dreamy state comes from right side stimulation of the mesial temporal lobe, in tests on the left temporal lobe ‘dreamy states’ were produced 0 times. Whereas, the right produced dreamy states with the Amygdala responsible for 45%, hippocampus produced 37.5% of dreamy states. </text:span></text:p>
      <text:p text:style-name="P303"/>
      <text:p text:style-name="P161"><text:span text:style-name="T27"><text:s text:c="4"/>In a study of déjà vecu Bartolomei et al found epileptic discharge restricted to entorhinal cortex may result in a pure form of déjà vecu but as activity is </text:span><text:span text:style-name="T33">propagated</text:span><text:span text:style-name="T27"> to other hippocampal structure sand the amygdala, widespread functional ac</text:span><text:span text:style-name="T33">t</text:span><text:span text:style-name="T27">ivation of the fronto-termporal autobiographical memory network my result in a more intense vi</text:span><text:span text:style-name="T28">s</text:span><text:span text:style-name="T27">ual mnestic experience. (Illman, 2012) <text:s/></text:span><text:span text:style-name="T28">So we see there may be a direct link to visual representations and the entorhinal cortex of the hippocampus. <text:s/></text:span><text:span text:style-name="T29">They also found Theta to be of relevance memory processing is reliant on synchronization of the MTL structures at the 4-8Hz frequency, “...</text:span><text:span text:style-name="T30">déjà coupling and signal correlations between mesial temporal neural c</text:span><text:span text:style-name="T32">o</text:span><text:span text:style-name="T30">upling between rhinal cortices, hippocampus and the amygdala in the theta and beta bands.” (Illman, 2012) </text:span></text:p>
      <text:p text:style-name="P304"/>
      <text:p text:style-name="P304"/>
      <text:p text:style-name="P304"><draw:frame draw:style-name="fr2" draw:name="Image38" text:anchor-type="char" svg:width="5.9535in" svg:height="2.9992in" draw:z-index="36"><draw:image xlink:href="Pictures/1000020100000377000001BF22E3FED0A49EFF9A.png" xlink:type="simple" xlink:show="embed" xlink:actuate="onLoad" loext:mime-type="image/png"/></draw:frame><text:soft-page-break/></text:p>
      <text:p text:style-name="P305"/>
      <text:p text:style-name="P210">C<text:span text:style-name="T549">onclusion</text:span>:</text:p>
      <text:p text:style-name="P210"/>
      <text:p text:style-name="P218">Brain Areas by different research groups:</text:p>
      <table:table table:name="Table2" table:style-name="Table2">
        <table:table-column table:style-name="Table2.A"/>
        <table:table-column table:style-name="Table2.B"/>
        <table:table-row>
          <table:table-cell table:style-name="Table2.A1" office:value-type="string">
            <text:p text:style-name="P462">Verma et al <text:span text:style-name="T562">Havana Syndrome</text:span></text:p>
          </table:table-cell>
          <table:table-cell table:style-name="Table2.A1" office:value-type="string">
            <text:list xml:id="list2314216081" text:style-name="L10">
              <text:list-item>
                <text:p text:style-name="P486"><text:span text:style-name="T232">Auditory </text:span><text:span text:style-name="T573">cortex</text:span><text:span text:style-name="T232">: </text:span><text:span text:style-name="T572">Right and Left Superior Temporal Gyrus, Heschl’s Gyrus (BA 22*, 48); Right Thalamus</text:span></text:p>
              </text:list-item>
              <text:list-item>
                <text:p text:style-name="P486"><text:span text:style-name="T255">visual-spatial</text:span><text:span text:style-name="T232"> subnets: </text:span><text:span text:style-name="T572">R &amp; L Frontal Gyrus, Superior Frontal Gyrus, Precentral Gyrus (BA 6); R &amp; L Inferior Parietal Sulcus (BA 2, 40, 7); R &amp; L Frontal Operculum, IFG* (BA 44,45, 48); R &amp; L Temporal Gyrus (BA 37)</text:span></text:p>
              </text:list-item>
              <text:list-item>
                <text:p text:style-name="P504">Cuneus (BA 17)*</text:p>
              </text:list-item>
              <text:list-item>
                <text:p text:style-name="P504">Anterior Insula (no BA, connects to amygdala)</text:p>
              </text:list-item>
              <text:list-item>
                <text:p text:style-name="P505">Putamen (BA 8)</text:p>
              </text:list-item>
              <text:list-item>
                <text:p text:style-name="P505">Post Central Gyrus (BA 1,2,3)</text:p>
              </text:list-item>
              <text:list-item>
                <text:p text:style-name="P505">Middle Temporal Gyrus (BA 21)</text:p>
              </text:list-item>
              <text:list-item>
                <text:p text:style-name="P505">Inferior Frontal Gyrus (IFG)Triangular Part (BA 45)*</text:p>
              </text:list-item>
              <text:list-item>
                <text:p text:style-name="P510"><text:span text:style-name="T397">Pari</text:span><text:span text:style-name="T398">e</text:span><text:span text:style-name="T397">tal Operculum (BA 40)</text:span></text:p>
              </text:list-item>
              <text:list-item>
                <text:p text:style-name="P505">Supramarginal Gyrus (BA 40)</text:p>
              </text:list-item>
              <text:list-item>
                <text:p text:style-name="P505">Temporal Pole (BA 38)</text:p>
              </text:list-item>
            </text:list>
            <text:p text:style-name="P460"/>
          </table:table-cell>
        </table:table-row>
        <table:table-row>
          <table:table-cell table:style-name="Table2.A1" office:value-type="string">
            <text:p text:style-name="P460">Persinger et al entanglement studies</text:p>
          </table:table-cell>
          <table:table-cell table:style-name="Table2.A1" office:value-type="string">
            <text:list xml:id="list1564216025" text:style-name="L11">
              <text:list-item>
                <text:p text:style-name="P506">Right and Left Superior Temporal Gyrus (T3, BA 22)* T3 also near Insula</text:p>
              </text:list-item>
              <text:list-item>
                <text:p text:style-name="P506">Right Thalamus</text:p>
              </text:list-item>
              <text:list-item>
                <text:p text:style-name="P506">Left Temporal Lobe (T3, T7) beta band modulation depending on I, We. We T3,T4 higher ampliutude, renormalizes with more compolex information; intrusionist thoughts low beta power doubled in right parahippocampal region </text:p>
              </text:list-item>
            </text:list>
            <text:list xml:id="list4108032033" text:style-name="L12">
              <text:list-item>
                <text:p text:style-name="P507">Parahippocampal Gyrus (Scott 2015)</text:p>
              </text:list-item>
              <text:list-item>
                <text:p text:style-name="P507">Right cuadal temporal lobe (most excess correlation in HC)</text:p>
              </text:list-item>
              <text:list-item>
                <text:p text:style-name="P507">hippocampus</text:p>
              </text:list-item>
            </text:list>
          </table:table-cell>
        </table:table-row>
        <table:table-row>
          <table:table-cell table:style-name="Table2.A1" office:value-type="string">
            <text:p text:style-name="P460">Lehman 2015 entangled gamers</text:p>
          </table:table-cell>
          <table:table-cell table:style-name="Table2.A1" office:value-type="string">
            <text:list xml:id="list2530595358" text:style-name="L13">
              <text:list-item>
                <text:p text:style-name="P508">Right parahippocampal gyrus</text:p>
              </text:list-item>
              <text:list-item>
                <text:p text:style-name="P508">right occipital <text:span text:style-name="T570">(BA 17)*</text:span></text:p>
              </text:list-item>
              <text:list-item>
                <text:p text:style-name="P508"><text:soft-page-break/>temporo occipital</text:p>
              </text:list-item>
              <text:list-item>
                <text:p text:style-name="P508">parietal</text:p>
              </text:list-item>
              <text:list-item>
                <text:p text:style-name="P508">orbitofrontal cortices <text:span text:style-name="T569">(BA 10, 11, 47)</text:span></text:p>
              </text:list-item>
              <text:list-item>
                <text:p text:style-name="P508">decre<text:span text:style-name="T563">a</text:span>sed activation left temporal lobe during flow state increased power in Theta band</text:p>
              </text:list-item>
            </text:list>
          </table:table-cell>
        </table:table-row>
        <table:table-row>
          <table:table-cell table:style-name="Table2.A1" office:value-type="string">
            <text:p text:style-name="P460">Illman 2012 déjà Vu/Vecu</text:p>
          </table:table-cell>
          <table:table-cell table:style-name="Table2.A1" office:value-type="string">
            <text:list xml:id="list845126850" text:style-name="L14">
              <text:list-item>
                <text:p text:style-name="P509">Hippocampus (80% w/ hippo. Lesions)</text:p>
              </text:list-item>
              <text:list-item>
                <text:p text:style-name="P509">parahippocampus (Mesial Temporal Lobe)</text:p>
              </text:list-item>
              <text:list-item>
                <text:p text:style-name="P509">superior temporal gyrus* (BA 22)</text:p>
              </text:list-item>
              <text:list-item>
                <text:p text:style-name="P509">enterhinal and perirhinal cortices</text:p>
              </text:list-item>
              <text:list-item>
                <text:p text:style-name="P509">amygdala</text:p>
              </text:list-item>
              <text:list-item>
                <text:p text:style-name="P509">right temporal lobe</text:p>
              </text:list-item>
            </text:list>
          </table:table-cell>
        </table:table-row>
        <table:table-row>
          <table:table-cell table:style-name="Table2.A1" office:value-type="string">
            <text:p text:style-name="P461">Common Areas: </text:p>
          </table:table-cell>
          <table:table-cell table:style-name="Table2.A1" office:value-type="string">
            <text:p text:style-name="P461">Superior Temporal Gyrus (BA 22), <text:span text:style-name="T564">Visual Cortex (BA 17,18), Inferior Frontal Gyrus, Hippocampus, In general Right Temporal Lobe is implicated in all studies. Norseen has mentioned BA 22, 17,18, 44-5. </text:span></text:p>
          </table:table-cell>
        </table:table-row>
      </table:table>
      <text:p text:style-name="P210"/>
      <text:p text:style-name="P93"><text:s/></text:p>
      <text:p text:style-name="P291"><text:span text:style-name="T520">In the above we have seen that both Verma et al and Persinger et al have shown that there is a strong right temporal lobe bias to changes in the brain, from brain wave bands to gray and white matter volume, </text:span><text:span text:style-name="T549">changes also seen in Epilepsy which includes symptoms such as ‘hearing voices’, </text:span><text:span text:style-name="T566">tinnitus, dizziness, similar to Havana Syndrome.</text:span><text:span text:style-name="T520"> <text:s/>In Persinger et al we have studies directly related to the Ahronov-Bohm effect generators used by the Soviets and then available to the highest bidder after the fall of the Soviets. On the other hand, we have a study on victims of a syndrome with all people affected in a Communist country, Cuba. Is it possible that Soviet technology studied by Kernbach and Persinger and the medical studies of Verma et al show a common causality in terms of Havana Syndrome, and from that cause a common </text:span><text:span text:style-name="T565">list of symptoms</text:span><text:span text:style-name="T520">. <text:s/>My argument is that this is affirmative. <text:s/>However, this does not necessarily mean that the Cuban government is responsible as anyone with enough knowledge can access the Black Market, even if for the purpose of sabotaging US-Cuba relations, </text:span><text:span text:style-name="T549">such as ex-Cuban extremists, or other nation states playing rivals off of each other </text:span><text:span text:style-name="T566">in a classic reflexive control gambit</text:span><text:span text:style-name="T520">. </text:span></text:p>
      <text:p text:style-name="P292"><text:s text:c="4"/><text:span text:style-name="T566">From the combined studies we can notice that there are areas that are held in common from epilepsy to Havana Syndrome. <text:s/>The areas that are involved in Norseen’s work with Thought Injection are also in Havana Syndrome, are also prevalent in studying the Epileptic pathway, and are also prevalent in Persinger’s Non-Local entanglement effects on biological objects, the brain through EEG feedback. These areas </text:span><text:span text:style-name="T563">Superior Temporal Gyrus (BA 22), </text:span><text:span text:style-name="T564">Visual Cortex (BA 17,18), Inferior Frontal Gyrus, Hippocampus, In general Right Temporal Lobe is implicated in all studies. Norseen has </text:span><text:span text:style-name="T566">Norseen has also mentioned the involvement of Broca’s Area</text:span><text:span text:style-name="T564"> </text:span><text:span text:style-name="T566">BA </text:span><text:span text:style-name="T564">44-5, </text:span><text:span text:style-name="T566">which come up with Persinger’s study of F7 EEG location involved in non-local left temporal entanglement</text:span><text:span text:style-name="T564">. <text:s/></text:span></text:p>
      <text:p text:style-name="P57"><text:s text:c="4"/><text:span text:style-name="T566">This study is a starting point as an attempt to generate a profile of an attack, medical professionals rather then a computer engineer may find this information of use to their work in studying Havana Syndrome. <text:s/>I do not believe we will see a limitation to Havana Syndrome type symptoms in just those targeted as part of the national security work. Indeed, as more and more EM is pumped around us this pollution will trigger similar symptoms as Persinger observed in Electro-Sensitivity Disorder, Epileptic Like conditions, and other areas of the Brain where individuals show an increased susceptibility to EM radiation whether focused or passive in the environment. <text:s/></text:span></text:p>
      <text:p text:style-name="P57"><text:s text:c="4"/><text:span text:style-name="T567">My next steps in studying this is to do deep data driven analysis of Epileptic and other conditions to identify key areas of the brain affected by EM Pulsed waves. </text:span></text:p>
      <text:p text:style-name="P57"><text:s/></text:p>
      <text:p text:style-name="P57"/>
      <text:p text:style-name="P219">Preliminary Test:</text:p>
      <text:p text:style-name="P57"><text:s text:c="4"/><text:span text:style-name="T567">The A-B Countermeasure Coil was tested on one individual. A US veteran </text:span><text:span text:style-name="T568">Sonarman (SIGINT) on Submarines</text:span><text:span text:style-name="T567"> who suffered from symptoms related to Havana Syndrome and an Epileptic like seizure conditions accompanied by verbal instructions or psychological antagonism during the seizures. After putting the coil on and testing for several days he reported that when wearing the coil the Havana </text:span><text:soft-page-break/><text:span text:style-name="T567">Syndrome symptoms and the Epileptic like symptoms disappeared but only when isolated, when in the visual field of others he felt the effects again but not through the usual channels that he had noted which always came with a pressure near the T4 EEG location, </text:span><text:span text:style-name="T568">he notes that seizure and pressure feel like they occur in the right temporal lobe as though being hit by energy</text:span><text:span text:style-name="T567">. <text:s text:c="2"/>The next step as far as confirming the effect is to generate a signal that mimics seizure conditions with coil on and off to measure QEEG feedback to gauge the effect.</text:span></text:p>
      <text:p text:style-name="P57"/>
      <text:p text:style-name="P57"/>
      <text:p text:style-name="P57"/>
      <text:p text:style-name="P57">--------------------------------------------</text:p>
      <text:p text:style-name="P28"/>
      <text:p text:style-name="P205">Works Cited:</text:p>
      <text:p text:style-name="P225"/>
      <text:p text:style-name="P318"><text:span text:style-name="T389">Balaban, C., Szczupaks, M., Kiderman, A., Levin, B., Hoffer, M. (2020) </text:span><text:span text:style-name="T120">Distinctive Convergence Eye Movements in an Acquired Neurosensory Dysfunction</text:span><text:span text:style-name="T121"> </text:span><text:span text:style-name="T122">Front. Neurol., 16 June 2020 | </text:span><text:a xlink:type="simple" xlink:href="https://doi.org/10.3389/fneur.2020.00469" text:style-name="Internet_20_link" text:visited-style-name="Visited_20_Internet_20_Link"><text:span text:style-name="T124">https://doi.org/10.3389/fneur.2020.00469</text:span></text:a><text:span text:style-name="T121"> </text:span></text:p>
      <text:p text:style-name="P225"/>
      <text:p text:style-name="P226"><text:span text:style-name="T427">Baker, R. (2010) </text:span><text:span text:style-name="T225">Military Applications of High-Frequency Gravitational Waves (Abridged) January 22, 2010 <text:s/>http://www.gravwave.com/docs/Military%20HFGW%20Applications.pdf</text:span></text:p>
      <text:p text:style-name="P226"/>
      <text:p text:style-name="P258">Burke (2013) Human Hippocampus as a Singularity...</text:p>
      <text:p text:style-name="P252"/>
      <text:p text:style-name="P7"><text:span text:style-name="T373">Burke, R., Persinger, M. (2013) </text:span><text:span text:style-name="T372">Convergent Quantitative Solutions Indicating the Human Hippocampus as a Singularity and Access to Cosmological Consciousness NeuroQuantology | March 2013 | Volume 11 | Issue 1| Page 1-7 <text:s/></text:span><text:a xlink:type="simple" xlink:href="https://www.researchgate.net/publication/270552657_Convergent_Quantitative_Solutions_Indicating_the_Human_Hippocampus_as_a_Singularity_and_Access_to_Cosmological_Consciousness" text:style-name="Internet_20_link" text:visited-style-name="Visited_20_Internet_20_Link"><text:span text:style-name="T372">https://www.researchgate.net/publication/270552657_Convergent_Quantitative_Solutions_Indicating_the_Human_Hippocampus_as_a_Singularity_and_Access_to_Cosmological_Consciousness</text:span></text:a></text:p>
      <text:p text:style-name="P229"/>
      <text:p text:style-name="P451">Chiao, R. <text:span text:style-name="T489">et al</text:span> (2002) Superconductors as quantum transducers and antennas for gravitational and electromagnetic radiation - </text:p>
      <text:p text:style-name="P451"><text:span text:style-name="T489"><text:s/></text:span><text:span text:style-name="T594">Chiao, R. </text:span><text:span text:style-name="T489">(2013) </text:span>Gravitational Ahronov Bohm Effect and its Connection to Parametric Oscillators and Gravitational Radiation</text:p>
      <text:p text:style-name="P452"><text:span text:style-name="T148">Chiao, R., </text:span><text:span text:style-name="T412">Sharping, </text:span><text:span text:style-name="T413">J., </text:span><text:span text:style-name="T507"><text:s/></text:span><text:span text:style-name="T412">Martinez, </text:span><text:span text:style-name="T413">L., </text:span><text:span text:style-name="T412">Kang, </text:span><text:span text:style-name="T413">B., </text:span><text:span text:style-name="T412">Castelli, </text:span><text:span text:style-name="T413">A., </text:span><text:span text:style-name="T412"><text:s/>Inan, </text:span><text:span text:style-name="T413">N., </text:span><text:span text:style-name="T412"><text:s/>and Thompson, </text:span><text:span text:style-name="T413">J. </text:span><text:span text:style-name="T149">(2017) </text:span><text:span text:style-name="T147">Dynamical Casimir Effect and the Possibility of laser-like generation of Gravitational Radiation </text:span></text:p>
      <text:p text:style-name="P500"><text:span text:style-name="T374">D</text:span><text:span text:style-name="T372">eGorgio, C., Curtis, A., Carapetian, A. Hovesepian, D., Krisnadasen, A., Markovic, D. (2020) Why are epilepsy mortality rates rising in the United States? A population based multiple cause-of-death study. </text:span></text:p>
      <text:p text:style-name="P500"><text:span text:style-name="T372"/></text:p>
      <text:p text:style-name="P503"><text:span text:style-name="T372">Djumaeva, N., Musabaev, E., Khusainov, I. (2004) Application of unusual field of low level laser radiation in the treatment of patient with chronic hepatitis c virus infection: case report and literature review. Journal of the Science of Healing Outcomes, 6(22):5–10, 2004.</text:span></text:p>
      <text:p text:style-name="P265"/>
      <text:p text:style-name="P2"><text:span text:style-name="T374">Dotta, B., Karbowski, L., Murugan, N. Persinger, M. (2015) </text:span><text:span text:style-name="T372">Inverse relationship between photon flux densities and nanotesla magnetic fields over cell aggregates: Quantitative evidence for energetic conservation </text:span><text:a xlink:type="simple" xlink:href="https://www.researchgate.net/publication/276461961_Inverse_relationship_between_photon_flux_densities_and_nanotesla_magnetic_fields_over_cell_aggregates_Quantitative_evidence_for_energetic_conservation" text:style-name="Internet_20_link" text:visited-style-name="Visited_20_Internet_20_Link"><text:span text:style-name="T372">https://www.researchgate.net/publication/276461961_Inverse_relationship_between_photon_flux_densities_and_nanotesla_magnetic_fields_over_cell_aggregates_Quantitative_evidence_for_energetic_conservation</text:span></text:a></text:p>
      <text:p text:style-name="P225"/>
      <text:p text:style-name="P2"><text:span text:style-name="T375">Dotta, B. Vares, D., Buckner, C. Lafrenie, M., Persinger, M. (2014) </text:span><text:span text:style-name="T372">Magnetic Field Configurations Corresponding to Electric Field Patterns That Evoke Long-Term Potentiation Shift Power Spectra of Light Emissions from </text:span><text:span text:style-name="T388">micro</text:span><text:span text:style-name="T372">tubules from Non-Neural Cells <text:s/></text:span><text:a xlink:type="simple" xlink:href="https://www.researchgate.net/publication/266023830_Magnetic_Field_Configurations_Corresponding_to_Electric_Field_Patterns_That_Evoke_Long-Term_Potentiation_Shift_Power_Spectra_of_Light_Emissions_from_Microtubules_from_Non-Neural_Cells" text:style-name="Internet_20_link" text:visited-style-name="Visited_20_Internet_20_Link"><text:span text:style-name="T372">https://www.researchgate.net/publication/266023830_Magnetic_Field_Configurations_Corresponding_to_Electric_Field_Patterns_That_Evoke_Long-</text:span></text:a><text:a xlink:type="simple" xlink:href="https://www.researchgate.net/publication/266023830_Magnetic_Field_Configurations_Corresponding_to_Electric_Field_Patterns_That_Evoke_Long-Term_Potentiation_Shift_Power_Spectra_of_Light_Emissions_from_Microtubules_from_Non-Neural_Cells" text:style-name="Internet_20_link" text:visited-style-name="Visited_20_Internet_20_Link"><text:span text:style-name="T372">Term_Potentiation_Shift_Power_Spectra_of_Light_Emissions_from_μtubules_from_Non-Neural_Cells</text:span></text:a></text:p>
      <text:p text:style-name="P225"/>
      <text:p text:style-name="P322"><text:soft-page-break/><text:span text:style-name="Source_20_Text"><text:span text:style-name="T142">Dotta, B.T. and Persinger, M.A. (2012) “Doubling” of Local Photon Emissions When Two Simultaneous, Spatially- Separated, Chemiluminescent Reactions Share the Same Magnetic Field Configurations. Journal of Biophysical Chemistry, 3, 72. http://dx.doi.org/10.4236/jbpc.2012.31009</text:span></text:span></text:p>
      <text:p text:style-name="P361"/>
      <text:p text:style-name="P365"><text:span text:style-name="Source_20_Text"><text:span text:style-name="T142">Dotta, B.T., Murugan, N.J., Karbowski, L.M. and Persinger, M.A. (2013) Excessive Correlated Shifts in pH within Distal Solutions Sharing Phase-Uncoupled Angular Accelerating Magnetic Fields: Macro-Entanglement and Information Transfer. International Journal of Physical Sciences, 8, 1783-1787.</text:span></text:span></text:p>
      <text:p text:style-name="P361"/>
      <text:p text:style-name="P365"><text:span text:style-name="Source_20_Text"><text:span text:style-name="T142">Dotta, B.T., Karbowski, L.M., Murugan, N.J. and Persinger, M.A. (2013) Incremental Shifts in pH Spring Water Can Be Stored as “Space-Memory”: Encoding and Retrieval through the Application of the Same Rotating Magnetic Field. NeuroQuantology, 11. http://dx.doi.org/10.14704/nq.2013.11.4.714</text:span></text:span></text:p>
      <text:p text:style-name="P350"/>
      <text:h text:style-name="P324" text:outline-level="1"><text:span text:style-name="T579">Feldman, Y., Puzenko, A., Ishai, P., Caduff, A., Davidovic, I., Sakran, F., Agranat, A. (2009) </text:span>The electromagnetic response of human skin in the millimetre and submillimetre wave range</text:h>
      <text:list xml:id="list970195321" text:style-name="L15">
        <text:list-header>
          <text:p text:style-name="P515"><text:bookmark text:name="full-view-identifiers"/><text:span text:style-name="T164">PMID: </text:span><text:span text:style-name="Strong_20_Emphasis"><text:span text:style-name="T164">19430110</text:span></text:span><text:span text:style-name="T164"> <text:s/>DOI: </text:span><text:a xlink:type="simple" xlink:href="https://doi.org/10.1088/0031-9155/54/11/005" office:target-frame-name="_blank" xlink:show="new" text:style-name="Internet_20_link" text:visited-style-name="Visited_20_Internet_20_Link">10.1088/0031-9155/54/11/005</text:a><text:span text:style-name="T161"> </text:span><text:span text:style-name="T162">Phys Med Biol </text:span><text:span text:style-name="T163">2009 Jun 7;54(11):3341-63.</text:span></text:p>
        </text:list-header>
      </text:list>
      <text:p text:style-name="P348">Feldman, Y. et al (2014) Circular Polarization Evidence by the Three Dimensional Chiral Structure of Sweat ducts. </text:p>
      <text:h text:style-name="P355" text:outline-level="1"><text:span text:style-name="T146">Felicetti, S., Sanz, M., Lamata, L., Romero, G. (2013) </text:span><text:span text:style-name="T141">The dynamical Casimir effect generates entanglement <text:s/>March 2013</text:span><text:span text:style-name="T49">Conference: March Meeting of The American Physical Society</text:span><text:span text:style-name="T146"> </text:span><text:span text:style-name="T141">https://www.researchgate.net/publication/271208934_The_dynamical_Casimir_effect_generates_entanglement</text:span></text:h>
      <text:p text:style-name="P352"><text:span text:style-name="T141">Fickler, R., Lapkiewicz, R., Plick, W.N., Krenn, M., Schaeff, C., Ramelow, S. and Zeilinger, A. (2012) Quantum Entanglement of High Angular Momenta. Science, 338, 640-643. </text:span><text:a xlink:type="simple" xlink:href="http://dx.doi.org/10.1126/science.1227193" text:style-name="Internet_20_link" text:visited-style-name="Visited_20_Internet_20_Link"><text:span text:style-name="T128">http://dx.doi.org/10.1126/science.1227193</text:span></text:a></text:p>
      <text:p text:style-name="P352"><text:span text:style-name="T143">Friedman, Y., Ostapenko, V. () <text:s/></text:span><text:span text:style-name="T372">The complex pre-potential and the Aharonov-Bohm </text:span><text:span text:style-name="T376">Effect </text:span><text:span text:style-name="T50">September 2010 </text:span><text:a xlink:type="simple" xlink:href="https://www.researchgate.net/journal/Journal-of-Physics-A-Mathematical-and-Theoretical-1751-8121" text:style-name="Internet_20_link" text:visited-style-name="Visited_20_Internet_20_Link"><text:span text:style-name="T52">Journal of Physics A Mathematical and Theoretical</text:span></text:a><text:span text:style-name="T49"> 43(40):405305 DOI:</text:span><text:a xlink:type="simple" xlink:href="http://dx.doi.org/10.1088/1751-8113/43/40/405305" office:target-frame-name="_blank" xlink:show="new" text:style-name="Internet_20_link" text:visited-style-name="Visited_20_Internet_20_Link"><text:span text:style-name="T52">10.1088/1751-8113/43/40/405305</text:span></text:a><text:span text:style-name="T376"> </text:span><text:a xlink:type="simple" xlink:href="https://www.researchgate.net/publication/230964168_The_complex_pre-potential_and_the_Aharonov-Bohm_effect" text:style-name="Internet_20_link" text:visited-style-name="Visited_20_Internet_20_Link"><text:span text:style-name="T376">https://www.researchgate.net/publication/230964168_The_complex_pre-potential_and_the_Aharonov-Bohm_effect</text:span></text:a></text:p>
      <text:p text:style-name="P347">Gosh. Subrata, Fujita, Daisuke (2014) Live Visualizations of Single Isolated tubulin Protein Self-Assembly via tunneling current: Effect of electromagnetic pumping during spontaneous groth of μtubule</text:p>
      <text:p text:style-name="P354"><text:span text:style-name="T578">Grabner, R., De Smedt, B. (2012) </text:span><text:span text:style-name="T577">Oscillatory EEG Correlates of Arithmetic Strategies: A Training Study</text:span></text:p>
      <text:list xml:id="list3550822411" text:style-name="L16">
        <text:list-header>
          <text:p text:style-name="P513"><text:span text:style-name="T386">In </text:span><text:a xlink:type="simple" xlink:href="https://www.researchgate.net/journal/Frontiers-in-Psychology-1664-1078" text:style-name="Internet_20_link" text:visited-style-name="Visited_20_Internet_20_Link"><text:span text:style-name="T372">Frontiers in Psychology</text:span></text:a><text:span text:style-name="T372"> 3:428 DOI:</text:span><text:a xlink:type="simple" xlink:href="http://dx.doi.org/10.3389/fpsyg.2012.00428" office:target-frame-name="_blank" xlink:show="new" text:style-name="Internet_20_link" text:visited-style-name="Visited_20_Internet_20_Link"><text:span text:style-name="T372">10.3389/fpsyg.2012.00428</text:span></text:a></text:p>
        </text:list-header>
      </text:list>
      <text:p text:style-name="P352"><text:span text:style-name="T141">Hu, H. &amp; Wu. M. (2006) Evidence of Non-local Chemical, Thermal and Gravitational Effects . </text:span><text:a xlink:type="simple" xlink:href="http://cogprints.org/5613" text:style-name="Internet_20_link" text:visited-style-name="Visited_20_Internet_20_Link"><text:span text:style-name="T128">http://cogprints.org/5613</text:span></text:a><text:span text:style-name="T141">, </text:span><text:a xlink:type="simple" xlink:href="http://arxiv.org/ags/quant-ph/0208068v4" text:style-name="Internet_20_link" text:visited-style-name="Visited_20_Internet_20_Link"><text:span text:style-name="T128">http://arxiv.org/ags/quant-ph/0208068v4</text:span></text:a><text:span text:style-name="T141">, NeruoQuantology, 2006; 4: 2901-306.</text:span></text:p>
      <text:p text:style-name="P257">Illman, N., Butler, C., Souchay, C. Moulin, C. (2012) déjà Experiences in Temporal Lobe Epilepsy in Epilepsy Research and Treatment Vol. 2012s</text:p>
      <text:p text:style-name="P231"/>
      <text:p text:style-name="P231"><text:span text:style-name="T188">Kabrowski, L., Murugan, N., Persinger, M. (2016) </text:span>Experimental Evidence That Specific Photon Energies Are “Stored” in Malignant Cells for an Hour: The Synergism of Weak Magnetic Field-LED Wavelength Pulses <text:span text:style-name="T188">Biology &amp; Medicine https://www.researchgate.net/publication/298845436_Experimental_evidence_that_specific_photon_energies_are_Stored_in_malignant_cells_for_an_hour_The_synergism_of_weak_magnetic_Field-LED_wavelength_pulses</text:span></text:p>
      <text:p text:style-name="P232"/>
      <text:p text:style-name="P233"><text:span text:style-name="T433">Karbowski, L., Murugan, N., Persinger, M. (2016</text:span><text:span text:style-name="T434">b</text:span><text:span text:style-name="T433">) </text:span>Experimental evidence that specific photon energies are “Stored” in malignant cells for an hour: The synergism of weak magnetic Field-LED wavelength pulses Article <text:s/>in <text:s/>Biologie Médicale · January 2016 https://www.researchgate.net/publication/298845436 <text:s/></text:p>
      <text:p text:style-name="P233"><text:soft-page-break/></text:p>
      <text:p text:style-name="P264">Kellio, S., Hyona, J., Revonsuo, A., Sikka, P., Nuumenmaa, L. (2011) The Existence of a Hypnotic State Revealed by Eye Movements PlosOne</text:p>
      <text:p text:style-name="P233"/>
      <text:p text:style-name="P352"><text:span text:style-name="T141">Kernbach, Serge (2017) Tests of the circular Poynting vector emitter in static E/H fields International Journal of Unconventional Science Issue E2, pp. 23-40, 2017 </text:span><text:a xlink:type="simple" xlink:href="http://www.unconv-science.org/e2/kernbach1" text:style-name="Internet_20_link" text:visited-style-name="Visited_20_Internet_20_Link"><text:span text:style-name="T128">http://www.unconv-science.org/e2/kernbach1</text:span></text:a><text:span text:style-name="T141"> Association of Unconventional Science, 2017</text:span></text:p>
      <text:p text:style-name="P352"><text:span text:style-name="T141">Kernbach, Serge (2018) Replication experiment on distant influence on biological organisms conducted in 1986, IJUS, Issue E2, pages 41-46, 2018 </text:span><text:a xlink:type="simple" xlink:href="http://www.unconv-science.org/pdf/e2/kernbach2-en.pdf" text:style-name="Internet_20_link" text:visited-style-name="Visited_20_Internet_20_Link"><text:span text:style-name="T128">http://www.unconv-science.org/pdf/e2/kernbach2-en.pdf</text:span></text:a></text:p>
      <text:p text:style-name="P345">Kernbach, S. (2016) On metrology of systems operating with ‘high-penetrating’ emmision IJUS E1</text:p>
      <text:p text:style-name="P345">Kernbach, S. <text:span text:style-name="T581">(2019) </text:span>Distant Monitoring of Entangled Macro-Objects NeuroQuantology | March 2019| Volume 17 | Issue 03 | Page 19-42| doi: 10.14704/nq.2019.17.03.1977</text:p>
      <text:p text:style-name="P234"/>
      <text:p text:style-name="P234"><text:span text:style-name="T436">Koren, S., Persinger, M. (2015) Potential Role of the Entanglement Velocity of 1023 m·s-1 To Accommodate Recent Measurements of Large Scale Structures of the Universe <text:s/>in </text:span>International Letters of Chemistry, Physics and Astronomy 3 (2015) 106-112 ISSN 2299-3843 <text:s/>Michael A. Persinger*, Stanley A. Koren <text:s/>http://neurosciarchive.byethost12.com/2015-Potential-Role-of-the-Entanglement-Velocity-of-1023-ms-1-To-Accommodate-Recent-Measurements-of-Large-Scale-Structures-of-the-Universe.pdf?i=1</text:p>
      <text:p text:style-name="P232"/>
      <text:p text:style-name="P235">Koren, S., Persinger, M. (2016) The Aharanov-Bohm Phase Shift and Magnetic Vector Potential “A” Could Accommodate for Optical Coupler, Digital-to-Analogue Magnetic Field Excess Correlations of Photon Emissions Within Living Aqueous Systems <text:s/>https://www.researchgate.net/publication/328720497_The_Aharanov-Bohm_Phase_Shift_and_Magnetic_Vector_Potential_aoeAa_Could_Accommodate_for_Optical_Coupler_Digital-to-Analogue_Magnetic_Field_Excess_Correlations_of_Photon_Emissions_Within_Living_Aqueous</text:p>
      <text:p text:style-name="P227"/>
      <text:p text:style-name="P1"><text:span text:style-name="T47">Koren, S.A., &amp; Persinger, M. (2016</text:span><text:span text:style-name="T48">b</text:span><text:span text:style-name="T47">). Detection of Transient 1.42 GHz (Hydrogen Line) Bursts From the Human Brain-Body During Specific Angular Velocities. </text:span><text:span text:style-name="Emphasis"><text:span text:style-name="T172">Journal of Advances in Physics</text:span></text:span><text:span text:style-name="T47">, 4129-4136.</text:span><text:span text:style-name="T372"> https://www.semanticscholar.org/paper/Detection-of-Transient-1.42-GHz-(Hydrogen-Line)-the-Koren-Persinger/b83f9cb094e1d9d84b2e0b19e35f43c0820ceb98</text:span></text:p>
      <text:p text:style-name="P227"/>
      <text:p text:style-name="P352"><text:span text:style-name="T141">Koren, </text:span><text:span text:style-name="T144">S.A.,</text:span><text:span text:style-name="T141"> Persinger, </text:span><text:span text:style-name="T144">M.A.</text:span><text:span text:style-name="T141"> (2002) Possible Disruption of Remote Viewing by Complex Weak Magnetic Fields around the Stimulus Site and the Possibility of Accessing Real Phase Space: A Pilot Study First Published December 1, 2002 Research Article Find in PubMed </text:span><text:a xlink:type="simple" xlink:href="https://doi.org/10.2466/pms.2002.95.3.989" text:style-name="Internet_20_link" text:visited-style-name="Visited_20_Internet_20_Link"><text:span text:style-name="T128">https://doi.org/10.2466/pms.2002.95.3.989</text:span></text:a></text:p>
      <text:p text:style-name="P353"><text:span text:style-name="T132">Kravchenko, Y., Saveliev, A. </text:span><text:span text:style-name="T133">(</text:span><text:span text:style-name="T140">КравченкоЮ</text:span><text:span text:style-name="T137">.</text:span><text:span text:style-name="T140">П</text:span><text:span text:style-name="T137">., </text:span><text:span text:style-name="T140">Савельев А</text:span><text:span text:style-name="T137">.</text:span><text:span text:style-name="T140">В</text:span><text:span text:style-name="T137">.</text:span><text:span text:style-name="T138">) </text:span><text:span text:style-name="T132">(2009) </text:span><text:span text:style-name="T136"><text:s/></text:span><text:span text:style-name="T134">Development and application of devices for measuring ultra-weak natural fields radiation </text:span><text:span text:style-name="T132">pg. </text:span><text:span text:style-name="T134">99 </text:span><text:span text:style-name="T139">Р</text:span><text:span text:style-name="T606">азработка и применение устройств для измерения сверхслабых полей естественного излучения </text:span><text:span text:style-name="T151"> </text:span><text:span text:style-name="T152">in (Russian) Materials of the international scientific conference. Khosta, Sochi, August 25-29, 2009 Conference "Torsion Fields and Information Interactions - 2009" Edited by Zhigalov V.A. pg. 176 </text:span><text:a xlink:type="simple" xlink:href="http://www.vixri.com/d/Materialy%20konferencii%20-Torsionnye%20polja%20i%20informacionnye%20vzaimodejstvija%20-%202009.pdf" text:style-name="Internet_20_link" text:visited-style-name="Visited_20_Internet_20_Link"><text:span text:style-name="T170">http://www.vixri.com/d/Materialy%20konferencii%20-Torsionnye%20polja%20i%20informacionnye%20vzaimodejstvija%20-%202009.pdf</text:span></text:a><text:span text:style-name="T606"> <text:s/></text:span><text:span text:style-name="T152">Торсионные поля и информационные взаимодействия - 2009 Материалы международной научной конференции Электронная версия Хоста, г. Сочи 25-29 августа 2009</text:span><text:span text:style-name="T606"> </text:span></text:p>
      <text:p text:style-name="P357"><text:span text:style-name="T130">Kravkov, G. A. </text:span><text:span text:style-name="T131">(</text:span><text:span text:style-name="T100">Г. А. Кравков</text:span><text:span text:style-name="T101">) </text:span><text:span text:style-name="T130">(2006) The Effect of Non-Thermal (Informational) Exposure to Electromagnetic Radiation of Extremely High Frequency on Biological Objects and Humans </text:span><text:span text:style-name="T129">(in Russian)</text:span><text:span text:style-name="T100"> Часть 1 Эффект нетеплового (информационного) воздействия электромагнитного излучения крайне высокой частоты на биологические объекты и человека Краткий обзор</text:span><text:span text:style-name="T135"> </text:span><text:span text:style-name="T129"><text:s/></text:span><text:a xlink:type="simple" xlink:href="https://refnew.ru/g-a-kravkov-chaste-1-effekt-neteplovogo-informacionnogo-vozdej.html" text:style-name="Internet_20_link" text:visited-style-name="Visited_20_Internet_20_Link">https://refnew.ru/g-a-kravkov-chaste-1-effekt-neteplovogo-informacionnogo-vozdej.html</text:a><text:span text:style-name="T130"> </text:span></text:p>
      <text:h text:style-name="P356" text:outline-level="1"><text:soft-page-break/><text:span text:style-name="T551">Krishnan, A. (2017) </text:span><text:span text:style-name="T550">Military Neuroscience and the Coming Age of Neurowarfare (Emerging Technologies, Ethics and International Affairs)</text:span></text:h>
      <text:p text:style-name="P5"><text:span text:style-name="T377">Lehman, B. (2016) </text:span><text:span text:style-name="T372">Interaction Between Virtual (Computer Gaming) Environments, Brain Activity, and the Schumann Resonance as the Next Evolutionary Step in Adaptation: Teilhard de Chardin’s Noosphere <text:s/>Master of Science (M.Sc.) in Biology </text:span><text:a xlink:type="simple" xlink:href="https://www.researchgate.net/publication/303784704_Interaction_Between_Virtual_Computer_Gaming_Environments_Brain_Activity_and_the_Schumann_Resonance_as_the_Next_Evolutionary_Step_in_Adaptation_Teilhard_de_Chardin's_Noosphere" text:style-name="Internet_20_link" text:visited-style-name="Visited_20_Internet_20_Link"><text:span text:style-name="T372">https://www.researchgate.net/publication/303784704_Interaction_Between_Virtual_Computer_Gaming_Environments_Brain_Activity_and_the_Schumann_Resonance_as_the_Next_Evolutionary_Step_in_Adaptation_Teilhard_de_Chardin's_Noosphere</text:span></text:a></text:p>
      <text:p text:style-name="P236"/>
      <text:p text:style-name="P352"><text:span text:style-name="T141">Lehman, B., Scott, M. Rouleau, N., Tessaro, L. (2015) Experimental Production of Excess Correlation across the Atlantic Ocean of Right Hemispheric Theta-Gamma Power Between Subject Pairs Sharing Circumcerebral Rotating Magnetic Fields (Part II) September 2015 </text:span><text:a xlink:type="simple" xlink:href="https://www.researchgate.net/publication/282661047_Experimental_Production_of_Excess_Correlation_across_the_Atlantic_Ocean_of_Right_Hemispheric_Theta-Gamma_Power_Between_Subject_Pairs_Sharing_Circumcerebral_Rotating_Magnetic_Fields_Part_II" text:style-name="Internet_20_link" text:visited-style-name="Visited_20_Internet_20_Link"><text:span text:style-name="T128">https://www.researchgate.net/publication/282661047_Experimental_Production_of_Excess_Correlation_across_the_Atlantic_Ocean_of_Right_Hemispheric_Theta-Gamma_Power_Between_Subject_Pairs_Sharing_Circumcerebral_Rotating_Magnetic_Fields_Part_II</text:span></text:a><text:span text:style-name="T141"> see video presentation at Consciousness Hacking: </text:span><text:a xlink:type="simple" xlink:href="https://www.youtube.com/watch?v=L5I3wOyo-rg" text:style-name="Internet_20_link" text:visited-style-name="Visited_20_Internet_20_Link"><text:span text:style-name="T128">https://www.youtube.com/watch?v=L5I3wOyo-rg</text:span></text:a></text:p>
      <text:p text:style-name="P349">Libby, A., Buschman, T. (2019) Rotational Dynamics Reduce Interference Between Sensory and Memory Representations. </text:p>
      <text:p text:style-name="P8"><text:span text:style-name="T378">Marchese, S., Esposti, R., Bolzoni, F., Cavallari, P. (2019) Transcranial Direct Current Stimulation on Parietal Operculum Contralateral to the Moving Limb Does Not Affect the Programming of Intra-Limb Anticipatory Postural Adjustments </text:span><text:a xlink:type="simple" xlink:href="https://www.frontiersin.org/articles/10.3389/fphys.2019.01159/full" text:style-name="Internet_20_link" text:visited-style-name="Visited_20_Internet_20_Link"><text:span text:style-name="T372">https://www.frontiersin.org/articles/10.3389/fphys.2019.01159/full</text:span></text:a><text:span text:style-name="T372"> </text:span></text:p>
      <text:p text:style-name="P327"><text:span text:style-name="T119">Front. Physiol., 11 September 2019 | </text:span><text:a xlink:type="simple" xlink:href="https://doi.org/10.3389/fphys.2019.01159" text:style-name="Internet_20_link" text:visited-style-name="Visited_20_Internet_20_Link"><text:span text:style-name="T123">https://doi.org/10.3389/fphys.2019.0115</text:span></text:a></text:p>
      <text:p text:style-name="P236"/>
      <text:p text:style-name="P125"><text:span text:style-name="T181">McCarron, M. (2021) Battlespace of Mind: Artificial Intelligence and Information Warfare </text:span><text:a xlink:type="simple" xlink:href="https://github.com/autonomous019/Battlespace-of-Mind" text:style-name="Internet_20_link" text:visited-style-name="Visited_20_Internet_20_Link"><text:span text:style-name="T372">https://github.com/autonomous019/Battlespace-of-Mind</text:span></text:a></text:p>
      <text:p text:style-name="P246"/>
      <text:p text:style-name="P246"/>
      <text:p text:style-name="P126"><text:span text:style-name="T184">McCarron, M. (2021</text:span><text:span text:style-name="T185">b</text:span><text:span text:style-name="T184">) </text:span><text:span text:style-name="T185">Ahronov-Bohm Cybersecurity Project <text:s/></text:span><text:a xlink:type="simple" xlink:href="https://github.com/autonomous019/ahronov-bohm-cybersecurity" text:style-name="Internet_20_link" text:visited-style-name="Visited_20_Internet_20_Link">https://github.com/autonomous019/ahronov-bohm-cybersecurity</text:a><text:span text:style-name="T185"> </text:span><text:span text:style-name="T186">[includes source code and arduino instructions for A-B Coil mentioned in study]</text:span></text:p>
      <text:p text:style-name="P294"/>
      <text:p text:style-name="P254"/>
      <text:p text:style-name="P228">Murugan NJ, Karbowski LM, Lafrenie RM, Persinger MA (2013) Temporally-Patterned Magnetic Fields Induce Complete Fragmentation in Planaria. PLoS ONE 8(4): e61714. doi:10.1371/journal.pone.0061714 </text:p>
      <text:p text:style-name="P237"/>
      <text:p text:style-name="P352"><text:span text:style-name="T141">Murugan, N., Karbowski, L. Dotta, B., Persinger, M. (2015) Delayed Shifts in pH Responses to Weak Acids in Spring Water Exposed to Circular Rotating Magnetic Fields: A Narrow Band Intensity-Dependence January 2015International Research Journal of Pure and Applied Chemistry 5(2):131-139 DOI: 10.9734/IRJPAC/2015/13156 </text:span><text:a xlink:type="simple" xlink:href="https://www.researchgate.net/publication/282624530_Delayed_Shifts_in_pH_Responses_to_Weak_Acids_in_Spring_Water_Exposed_to_Circular_Rotating_Magnetic_Fields_A_Narrow_Band_Intensity-Dependence" text:style-name="Internet_20_link" text:visited-style-name="Visited_20_Internet_20_Link"><text:span text:style-name="T128">https://www.researchgate.net/publication/282624530_Delayed_Shifts_in_pH_Responses_to_Weak_Acids_in_Spring_Water_Exposed_to_Circular_Rotating_Magnetic_Fields_A_Narrow_Band_Intensity-Dependence</text:span></text:a></text:p>
      <text:p text:style-name="P238"><text:span text:style-name="T191">Norseen, J., Kropotov, J., Kremen, I. (1999) </text:span><text:span text:style-name="T80">Bio-fusion for intelligent systems control</text:span></text:p>
      <text:p text:style-name="Standard"><text:a xlink:type="simple" xlink:href="https://www.spiedigitallibrary.org/conference-proceedings-of-spie/3719.toc" text:style-name="Internet_20_link" text:visited-style-name="Visited_20_Internet_20_Link"><text:span text:style-name="T372">Proceedings Volume 3719, Sensor Fusion: Architectures, Algorithms, and Applications III;</text:span></text:a><text:span text:style-name="T372"> (1999) </text:span><text:a xlink:type="simple" xlink:href="https://doi.org/10.1117/12.341364" text:style-name="Internet_20_link" text:visited-style-name="Visited_20_Internet_20_Link"><text:span text:style-name="T372">https://doi.org/10.1117/12.341364</text:span></text:a><text:span text:style-name="T372"><text:line-break/>Event: </text:span><text:a xlink:type="simple" xlink:href="https://www.spiedigitallibrary.org/conference-proceedings-of-spie/browse/SPIE-Defense-Commercial-Sensing/1999" text:style-name="Internet_20_link" text:visited-style-name="Visited_20_Internet_20_Link"><text:span text:style-name="T372">AeroSense '99</text:span></text:a><text:span text:style-name="T372">, 1999, Orlando, FL, United States </text:span></text:p>
      <text:p text:style-name="P239"/>
      <text:p text:style-name="P351"><text:span text:style-name="T141">Norseen, John (1996) Images of Mind: The Semiotic Alphabet, </text:span><text:a xlink:type="simple" xlink:href="http://www.acsa2000.net/john2.html" text:style-name="Internet_20_link" text:visited-style-name="Visited_20_Internet_20_Link"><text:span text:style-name="T128">http://www.acsa2000.net/john2.html</text:span></text:a></text:p>
      <text:p text:style-name="P346">Norseen, John Mathematics, BioFusion and Reflexive Control for Sentient Machines, Presentation for International Reflexive Control Symposium(RC’2000) Russian Academy of Sciences – Institute for Psychology 17 – 19 October 2000 Moscow, Russia</text:p>
      <text:p text:style-name="P7"><text:soft-page-break/><text:span text:style-name="T373">Persinger, M., Saroka, K. Koren, S., St-Pierre, L. (2010) </text:span><text:span text:style-name="T372">The Electromagnetic Induction of Mystical and Altered States within the Laboratory <text:s/>Journal of Consciousness Exploration &amp; Research| October 2010 | Vol. 1 | Issue 7 | pp. 808-830 </text:span><text:a xlink:type="simple" xlink:href="https://www.researchgate.net/publication/265935637_The_Electromagnetic_Induction_of_Mystical_and_Altered_States_within_the_Laboratory" text:style-name="Internet_20_link" text:visited-style-name="Visited_20_Internet_20_Link"><text:span text:style-name="T372">https://www.researchgate.net/publication/265935637_The_Electromagnetic_Induction_of_Mystical_and_Altered_States_within_the_Laboratory</text:span></text:a></text:p>
      <text:p text:style-name="P226"/>
      <text:p text:style-name="P320"><text:span text:style-name="T390">Persinger, M. (2014) </text:span><text:span text:style-name="T54">Relating Casimir to Magnetic Energies Results in Spatial Dimensions that Define Biology Systems </text:span><text:a xlink:type="simple" xlink:href="https://www.researchgate.net/journal/International-Letters-of-Chemistry-Physics-and-Astronomy-2299-3843" text:style-name="Internet_20_link" text:visited-style-name="Visited_20_Internet_20_Link"><text:span text:style-name="T52">International Letters of Chemistry Physics and Astronomy</text:span></text:a><text:span text:style-name="T51"> 39:160-165 DOI: </text:span><text:a xlink:type="simple" xlink:href="https://www.researchgate.net/deref/http%3A%2F%2Fdx.doi.org%2F10.18052%2Fwww.scipress.com%2FILCPA.39.160" office:target-frame-name="_blank" xlink:show="new" text:style-name="Internet_20_link" text:visited-style-name="Visited_20_Internet_20_Link">10.18052/www.scipress.com/ILCPA.39.160</text:a><text:span text:style-name="T52"> https://www.researchgate.net/publication/277934374_Relating_Casimir_to_Magnetic_Energies_Results_in_Spatial_Dimensions_that_Define_Biology_Systems</text:span></text:p>
      <text:p text:style-name="P240"/>
      <text:p text:style-name="P266">Persinger, <text:span text:style-name="T591">M.</text:span> (2015) inverse relationship between photon flux densities</text:p>
      <text:p text:style-name="P195"/>
      <text:p text:style-name="P313"><text:span text:style-name="T387">Persinger, M. (2015b) </text:span><text:span text:style-name="T56">The Graviton: An Emergent Solution From The Equivalence of Universal Magnetic Field Intensity and Radiant Flux Density</text:span><text:span text:style-name="T387"> Vol. 10 No. 2 2811-2815 Journal of Advances in Physics </text:span><text:span text:style-name="T51">DOI:</text:span><text:a xlink:type="simple" xlink:href="http://dx.doi.org/10.24297/jap.v10i3.1318" office:target-frame-name="_blank" xlink:show="new" text:style-name="Internet_20_link" text:visited-style-name="Visited_20_Internet_20_Link"><text:span text:style-name="T372">10.24297/jap.v10i3.1318</text:span></text:a><text:span text:style-name="T52"> https://www.researchgate.net/publication/328719615_The_Graviton_An_Emergent_Solution_From_The_Equivalence_of_Universal_Magnetic_Field_Intensity_and_Radiant_Flux_Density</text:span></text:p>
      <text:p text:style-name="P241"/>
      <text:p text:style-name="P242"><text:span text:style-name="T188">Persinger, M., </text:span><text:span text:style-name="T189">Dotta, B., Murugan, N., Karboski, L., Koren, S. (2016) </text:span>Rotational Frequency Matching of the Energy of the Changing Angular Velocity Magnetic Field Intensity and the Proton Magnetic Moment Produces a Ten Fold Increased Excess Correlation in pH Shifts in Spring Water <text:s/>NeuroQuantology | March 2016 | Volume 14 | Issue 1 | Page 1-8 | doi: 10.14704/nq.2016.14.1.888 </text:p>
      <text:p text:style-name="P242"/>
      <text:p text:style-name="P242">Persinger et al., Magnetic field intensity, proton magnetic moment and pH shift </text:p>
      <text:p text:style-name="P240"/>
      <text:p text:style-name="P243"><text:span text:style-name="T175">Pribram, K. (1999) </text:span><text:span text:style-name="T179">Quantum holography: Is it relevant to brain function? </text:span><text:span text:style-name="T180">Information Sciences 115 (1999) 97-102</text:span></text:p>
      <text:p text:style-name="P227"/>
      <text:p text:style-name="P365"><text:span text:style-name="Source_20_Text"><text:span text:style-name="T142">Puthoff, H. (1998) US Patent 5845220 ‘Communication Method and Apparatus with Singals Comprising Scalar and Vector Petentials without Electromagnetic Fields [Ahronov-Bohm Generator]</text:span></text:span></text:p>
      <text:p text:style-name="P363"><text:span text:style-name="Source_20_Text"><text:span text:style-name="T142"/></text:span></text:p>
      <text:p text:style-name="P364"><text:span text:style-name="Source_20_Text"><text:span text:style-name="T150">Ou-Yang, H., Kollias, N (2004) Spectral Responses of Melanin to Ultraviolet A Irradiation in Journal of Investigative Dermatology Vol. 122, Issue 2 Pg. 492-96 </text:span></text:span></text:p>
      <text:p text:style-name="P364"><text:span text:style-name="Source_20_Text"><text:span text:style-name="T150"/></text:span></text:p>
      <text:h text:style-name="P367" text:outline-level="3"><text:span text:style-name="T504">Romaualdo, I., Hackl, L., Yokomizo, N. (2019) </text:span><text:span text:style-name="T503">Entanglement production in the dynamical Casimir effect at parametric resonance </text:span><text:span text:style-name="T496">Phys. Rev. D </text:span><text:span text:style-name="T497">100</text:span><text:span text:style-name="T496">, 065022 – Published 26 September 2019 https://journals.aps.org/prd/abstract/10.1103/PhysRevD.100.065022</text:span></text:h>
      <text:p text:style-name="P361"/>
      <text:p text:style-name="P365"><text:span text:style-name="Source_20_Text"><text:span text:style-name="T142">Rouleau, N., Carniello, T.N. and Persinger, M.A. (2014) Non-Local pH Shifts and Shared Changing Angular Velocity Magnetic Fields: Discrete Energies and the Importance of Point Durations. Journal of Biophysical Chemistry. http://dx.doi.org/10.4236/jbpc.2014.52006</text:span></text:span></text:p>
      <text:p text:style-name="P244"/>
      <text:p text:style-name="P244"><text:span text:style-name="T187">Rouleau, N., Persinger, M. (2015) </text:span><text:span text:style-name="T53">Local Electromagnetic Fields Exhibit Temporally Non-Linear, East-West Oriented 1 - 5 nT Diminishments within a Toroid: Empirical Measurement and Quantitative Solutions Indicating a Potential Mechanism for Excess Correlation</text:span></text:p>
      <text:list xml:id="list2159854946" text:style-name="L17">
        <text:list-header>
          <text:p text:style-name="P516"><text:span text:style-name="T51">January 2015 </text:span><text:a xlink:type="simple" xlink:href="https://www.researchgate.net/journal/Journal-of-Electromagnetic-Analysis-and-Applications-1942-0730" text:style-name="Internet_20_link" text:visited-style-name="Visited_20_Internet_20_Link"><text:span text:style-name="T52">Journal of Electromagnetic Analysis and Applications</text:span></text:a><text:span text:style-name="T51"> 07(02):19-30</text:span></text:p>
        </text:list-header>
      </text:list>
      <text:p text:style-name="P321"><text:span text:style-name="T51">DOI: </text:span><text:a xlink:type="simple" xlink:href="https://www.researchgate.net/deref/http%3A%2F%2Fdx.doi.org%2F10.4236%2Fjemaa.2015.72003" office:target-frame-name="_blank" xlink:show="new" text:style-name="Internet_20_link" text:visited-style-name="Visited_20_Internet_20_Link"><text:span text:style-name="T52">10.4236/jemaa.2015.72003</text:span></text:a></text:p>
      <text:p text:style-name="P227"/>
      <text:p text:style-name="P310"><text:span text:style-name="T379">Rouleau, N., Persinger, M. (2015b) <text:s/></text:span><text:span text:style-name="T54">Enhancement of Theta and Gamma Activity Power Within Fixed Sections of Human Brains Stimulated by Sean Harribance’s Electroencephalographic Configuration: Is He Equivalent to a “Universal Donor” for Entanglement? </text:span><text:span text:style-name="T51">November 2015 </text:span><text:a xlink:type="simple" xlink:href="https://www.researchgate.net/journal/NeuroQuantology-1303-5150" text:style-name="Internet_20_link" text:visited-style-name="Visited_20_Internet_20_Link"><text:span text:style-name="T52">NeuroQuantology</text:span></text:a><text:span text:style-name="T51"> 13(4)</text:span></text:p>
      <text:p text:style-name="P321"><text:soft-page-break/><text:span text:style-name="T51">DOI: </text:span><text:a xlink:type="simple" xlink:href="https://www.researchgate.net/deref/http%3A%2F%2Fdx.doi.org%2F10.14704%2Fnq.2015.13.4.886" office:target-frame-name="_blank" xlink:show="new" text:style-name="Internet_20_link" text:visited-style-name="Visited_20_Internet_20_Link"><text:span text:style-name="T52">10.14704/nq.2015.13.4.886</text:span></text:a></text:p>
      <text:p text:style-name="P230"/>
      <text:p text:style-name="P227"><text:span text:style-name="T223">Quintero-Rincon, A., Pereyra, M., D’Giano, C. Batatia, H., Risk, M. (2016) </text:span>A new algorithm for epilepsy seizure onset detection and spread estimation from EEG signals https://www.researchgate.net/publication/302870395_A_new_algorithm_for_epilepsy_seizure_onset_detection_and_spread_estimation_from_EEG_signals</text:p>
      <text:p text:style-name="P253"/>
      <text:p text:style-name="P246"><text:span text:style-name="T275">Samokhvalov, V. (2016) </text:span><text:span text:style-name="T274">Non-electromagnetic force </text:span>interaction in presence of rotating masses in vacuum <text:span text:style-name="T275">IJUS E1</text:span></text:p>
      <text:h text:style-name="P358" text:outline-level="1"><text:span text:style-name="T95">Saniya, K, Patil, B., Madhavrao, D. Prakash, K., Sailesh, K., Archana, R., Johny, M. (2017) </text:span><text:span text:style-name="T94">Neuroanatomical Changes in Brain Structures Related to Cognition in Epilepsy: An Update </text:span><text:a xlink:type="simple" xlink:href="https://www.ncbi.nlm.nih.gov/pmc/articles/PMC5523517/#" text:style-name="Internet_20_link" text:visited-style-name="Visited_20_Internet_20_Link"><text:span text:style-name="T125">J Nat Sci Biol Med.</text:span></text:a><text:span text:style-name="T97"> 2017 Jul-Dec; 8(2): 139–143. </text:span><text:span text:style-name="T96">doi:</text:span><text:span text:style-name="T94"> </text:span><text:a xlink:type="simple" xlink:href="https://dx.doi.org/10.4103%2F0976-9668.210016" text:style-name="Internet_20_link" text:visited-style-name="Visited_20_Internet_20_Link"><text:span text:style-name="T391">10.4103/0976-9668.210016</text:span></text:a><text:span text:style-name="T126"> </text:span><text:a xlink:type="simple" xlink:href="https://www.ncbi.nlm.nih.gov/pmc/articles/PMC5523517/" text:style-name="Internet_20_link" text:visited-style-name="Visited_20_Internet_20_Link"><text:span text:style-name="T391">https://www.ncbi.nlm.nih.gov/pmc/articles/PMC5523517/</text:span></text:a><text:span text:style-name="T127"> </text:span></text:h>
      <text:p text:style-name="P323"/>
      <text:p text:style-name="P227"><text:span text:style-name="T45">Saroka KS, Persinger MA. </text:span><text:span text:style-name="T46">(2013) </text:span><text:span text:style-name="T45">Potential production of Hughlings Jackson's "parasitic consciousness" by physiologically-patterned weak transcerebral magnetic fields: QEEG and source localization. Epilepsy &amp; Behavior : E&amp;B. 2013 Sep;28(3):395-407. DOI: 10.1016/j.yebeh.2013.05.023.</text:span> https://linkinghub.elsevier.com/retrieve/pii/S1525505013002394</text:p>
      <text:p text:style-name="P247"/>
      <text:p text:style-name="P352"><text:span text:style-name="T141">Saxena, </text:span><text:span text:style-name="T144">K.,</text:span><text:span text:style-name="T141"> Pushpendra Singh, Pathik Sahoo, Satyajit Sahu, Subrata Ghosh, Kanad Ray, Daisuke Fujita, Anirban Bandyopadhyay. Fractal, Scale Free Electromagnetic Resonance of a Single Brain Extracted μtubule Nanowire, a Single Tubulin Protein and a Single Neuron. Fractal and Fractional. 4 [2] (2020) </text:span><text:a xlink:type="simple" xlink:href="https://doi.org/10.3390/fractalfract4020011" text:style-name="Internet_20_link" text:visited-style-name="Visited_20_Internet_20_Link"><text:span text:style-name="T128">https://doi.org/10.3390/fractalfract4020011</text:span></text:a></text:p>
      <text:p text:style-name="P6"><text:span text:style-name="T380">Scott, M., Rouleau, N., Lehman, B., Tessaro, L., Juden-Kelly, L., Saroka, K., Persinger, M. (2015) </text:span><text:span text:style-name="T372">Experimental Production of Excess Correlation across the Atlantic Ocean of Right Hemispheric Theta-Gamma Power Between Subject Pairs Sharing Circumcerebral Rotating Magnetic Fields (Part I) </text:span><text:a xlink:type="simple" xlink:href="https://www.researchgate.net/publication/282661148_Experimental_Production_of_Excess_Correlation_across_the_Atlantic_Ocean_of_Right_Hemispheric_Theta-Gamma_Power_between_Subject_Pairs_Sharing_Circumcerebral_Rotating_Magnetic_Fields_Part_I" text:style-name="Internet_20_link" text:visited-style-name="Visited_20_Internet_20_Link"><text:span text:style-name="T372">https://www.researchgate.net/publication/282661148_Experimental_Production_of_Excess_Correlatio</text:span></text:a><text:a xlink:type="simple" xlink:href="https://www.researchgate.net/publication/282661148_Experimental_Production_of_Excess_Correlation_across_the_Atlantic_Ocean_of_Right_Hemispheric_Theta-Gamma_Power_between_Subject_Pairs_Sharing_Circumcerebral_Rotating_Magnetic_Fields_Part_I" text:style-name="Internet_20_link" text:visited-style-name="Visited_20_Internet_20_Link"><text:span text:style-name="T372">n_across_the_Atlantic_Ocean_of_Right_Hemispheric_Theta-Gamma_Power_between_Subject_Pairs_Sharing_Circumcerebral_Rotating_Magnetic_Fields_Part_I</text:span></text:a></text:p>
      <text:p text:style-name="P247"/>
      <text:p text:style-name="P365"><text:span text:style-name="Source_20_Text"><text:span text:style-name="T142">Scott, M.A., Rouleau, N., Lehman, B.S., Tessaro, L.W.E., Juden-Kelly, L.M. and Persinger, M.A. (2015) Experimental Production of Excess Correlation Across the Atlantic Ocean of Right Hemispheric Theta-Gamma Power between Subject Pairs Sharing Circumcerebral Rotating Magnetic Fields (Part II). Journal of Consciousness Research &amp; Exploration, 6, 658-707.</text:span></text:span></text:p>
      <text:p text:style-name="P361"/>
      <text:p text:style-name="P366">Shkatov, V.T. <text:span text:style-name="T429">(2009) </text:span>‘Additional Explanations for using the m<text:span text:style-name="T43">e</text:span>thod torsion [AB] phase portrait in the fine field diagnostics of of objects’ <text:span text:style-name="T429">at </text:span>Sochi Conference <text:span text:style-name="T429">on Torsion Science </text:span>in Russian</text:p>
      <text:p text:style-name="P361"/>
      <text:h text:style-name="P368" text:outline-level="1"><text:span text:style-name="T55">Singh, P., Doti, R., Lugo, E., Faubert, J. (2018) <text:s text:c="2"/></text:span><text:span text:style-name="T54">Frequency Fractal Behavior in the Retina Nano-Center-Fed Dipole Antenna Network of a Human Eye </text:span><text:span text:style-name="T51">January 2018 DOI:</text:span><text:a xlink:type="simple" xlink:href="http://dx.doi.org/10.1007/978-981-10-5699-4_20" office:target-frame-name="_blank" xlink:show="new" text:style-name="Internet_20_link" text:visited-style-name="Visited_20_Internet_20_Link"><text:span text:style-name="T372">10.1007/978-981-10-5699-4_20</text:span></text:a><text:span text:style-name="T52"> </text:span><text:span text:style-name="T51">In book: Soft Computing: Theories and Applications (pp.201-211)</text:span></text:h>
      <text:p text:style-name="P360"/>
      <text:p text:style-name="P271"><text:span text:style-name="T381">S</text:span><text:span text:style-name="T372">tav, T., Faerman, A., Maguid, E., Oren, D. Keleiner, V. (2018) Quantum entanglement of the spin and orbital angular momentum of photons using metamaterials. </text:span><text:span text:style-name="T382">In Science 14 Sep 2018 Vol. 361, Issue 6407, pp. 1101-1104 <text:s/>DOI: 10.1126/science.aat9042</text:span><text:span text:style-name="T383"> </text:span><text:a xlink:type="simple" xlink:href="https://science.sciencemag.org/content/361/6407/1101.full" text:style-name="Internet_20_link" text:visited-style-name="Visited_20_Internet_20_Link"><text:span text:style-name="T383">https://science.sciencemag.org/content/361/6407/1101.full</text:span></text:a></text:p>
      <text:p text:style-name="P248"/>
      <text:p text:style-name="P3"><text:span text:style-name="T381">Sterzer, P., Klwinschmidt, A. (2010) </text:span><text:span text:style-name="T384">Anterior insula activations in perceptual paradigms: often observed but barely understood </text:span><text:span text:style-name="T372">DOI 10.1007/s00429-010-0252-2 </text:span><text:a xlink:type="simple" xlink:href="http://behavioralhealth2000.com/wp-content/uploads/2017/09/Anterior-insula-activations-in-perceptual-paradigms-often-observed-but-barely-understood.pdf" text:style-name="Internet_20_link" text:visited-style-name="Visited_20_Internet_20_Link"><text:span text:style-name="T372">http://behavioralhealth2000.com/wp-</text:span></text:a><text:a xlink:type="simple" xlink:href="http://behavioralhealth2000.com/wp-content/uploads/2017/09/Anterior-insula-activations-in-perceptual-paradigms-often-observed-but-barely-understood.pdf" text:style-name="Internet_20_link" text:visited-style-name="Visited_20_Internet_20_Link"><text:span text:style-name="T372">content/uploads/2017/09/Anterior-insula-activations-in-perceptual-paradigms-often-observed-but-barely-understood.pdf</text:span></text:a></text:p>
      <text:p text:style-name="P248"/>
      <text:p text:style-name="P227"/>
      <text:p text:style-name="P249"><text:soft-page-break/><text:span text:style-name="T213">Verma, R., Swanson, R., Parker, D. </text:span><text:span text:style-name="T522">(2019) </text:span><text:span text:style-name="T104">Neuroimaging Findings in US Government Personnel With Possible Exposure to Directional Phenomena in Havana, Cuba </text:span><text:span text:style-name="T105">JAMA. </text:span><text:span text:style-name="T103">2019;322(4):336-347. doi:10.1001/jama.2019.9269 https://jamanetwork.com/journals/jama/fullarticle/2738552</text:span></text:p>
      <text:p text:style-name="P250"/>
      <text:p text:style-name="P365"><text:span text:style-name="Source_20_Text"><text:span text:style-name="T142">Wächter , </text:span></text:span><text:span text:style-name="Source_20_Text"><text:span text:style-name="T145">S. </text:span></text:span><text:span text:style-name="Source_20_Text"><text:span text:style-name="T142">The Aharonov-Bohm effect Proseminar on Algebra, Topology &amp; Group theory in physics ETH Zürich March 30, 2018 </text:span></text:span><text:a xlink:type="simple" xlink:href="https://ethz.ch/content/dam/ethz/special-interest/phys/theoretical-physics/itp-dam/documents/gaberdiel/proseminar_fs2018/06_Waechter.pdf" text:style-name="Internet_20_link" text:visited-style-name="Visited_20_Internet_20_Link"><text:span text:style-name="Source_20_Text"><text:span text:style-name="T372">https://ethz.ch/content/dam/ethz/special-interest/phys/theoretical-physics/itp-dam/documents/gaberdiel/proseminar_fs2018/06_Waechter.pdf</text:span></text:span></text:a></text:p>
      <text:p text:style-name="P362"/>
      <text:p text:style-name="P4"><text:span text:style-name="T385">Ye, H., Kaszuba, S. (2019) <text:s text:c="4"/></text:span><text:a xlink:type="simple" xlink:href="https://ecommons.luc.edu/cgi/viewcontent.cgi?article=1119&amp;context=biology_facpubs" text:style-name="Internet_20_link" text:visited-style-name="Visited_20_Internet_20_Link"><text:span text:style-name="T102">Neuromodulation with Electromagnetic Stimulation for Seizure Suppression: From Electrode to Magnetic Coil</text:span></text:a></text:p>
      <text:p text:style-name="P251">https://ecommons.luc.edu/biology_facpubs/112/</text:p>
      <text:p text:style-name="P260"/>
      <text:p text:style-name="P260"/>
      <text:p text:style-name="P60"/>
      <text:p text:style-name="P261"/>
      <text:p text:style-name="P261"/>
      <text:p text:style-name="P261"/>
      <text:p text:style-name="P263">This paper is dedicated to Lt. Col.(Ret.) Tom Bearden <text:span text:style-name="T592">and the military personnel of Project Stargate</text:span></text:p>
      <text:p text:style-name="P26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mazon Ember" svg:font-family="'Amazon Ember', Arial, sans-serif"/>
    <style:font-face style:name="BlinkMacSystemFont" svg:font-family="BlinkMacSystemFont, apple-system, 'Segoe UI', Roboto, Oxygen, Ubuntu, Cantarell, 'Fira Sans', 'Droid Sans', 'Helvetica Neue', sans-serif"/>
    <style:font-face style:name="MuseoSans" svg:font-family="MuseoSans, Georgia, 'Times New Roman', Times, serif"/>
    <style:font-face style:name="Proxima Nova" svg:font-family="'Proxima Nova', 'Helvetica Neue', Helvetica, Helvetica, Arial, sans-serif"/>
    <style:font-face style:name="Roboto" svg:font-family="Roboto, Arial, sans-serif"/>
    <style:font-face style:name="Roboto1" svg:font-family="Roboto, arial, sans-serif"/>
    <style:font-face style:name="apple-system" svg:font-family="apple-system, BlinkMacSystemFont, 'Segoe UI', Helvetica, Arial, sans-serif, 'Apple Color Emoji', 'Segoe UI Emoji'"/>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CMR10" svg:font-family="CMR10" style:font-family-generic="roman" style:font-pitch="variable"/>
    <style:font-face style:name="CMR12" svg:font-family="CMR12" style:font-family-generic="roman" style:font-pitch="variable"/>
    <style:font-face style:name="CMR8" svg:font-family="CMR8"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imesNewRoman" svg:font-family="TimesNewRoman" style:font-family-generic="roman" style:font-pitch="variable"/>
    <style:font-face style:name="TimesNewRoman,Bold1" svg:font-family="'TimesNewRoman,Bold'" style:font-family-generic="roman" style:font-pitch="variable"/>
    <style:font-face style:name="TimesNewRomanPSMT" svg:font-family="TimesNewRomanPSMT"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TimesNewRoman,Bold" svg:font-family="'TimesNewRoman,Bold'"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25in" fo:margin-right="0in" fo:text-indent="0in" style:auto-text-indent="false"/>
    </style:style>
    <style:style style:name="H1" style:family="paragraph" style:parent-style-name="Standard" style:default-outline-level="2" style:list-style-name="">
      <style:paragraph-properties fo:margin-top="0.0693in" fo:margin-bottom="0.0693in"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3" style:list-style-name="">
      <style:paragraph-properties fo:margin-top="0.0693in" fo:margin-bottom="0.0693in" loext:contextual-spacing="false" fo:keep-with-next="always"/>
      <style:text-properties fo:font-size="18pt" fo:font-weight="bold" style:font-size-asian="18pt" style:font-weight-asian="bold"/>
    </style:style>
    <style:style style:name="H3" style:family="paragraph" style:parent-style-name="Standard" style:default-outline-level="4" style:list-style-name="">
      <style:paragraph-properties fo:margin-top="0.0693in" fo:margin-bottom="0.0693in" loext:contextual-spacing="false" fo:keep-with-next="always"/>
      <style:text-properties fo:font-size="14pt" fo:font-weight="bold" style:font-size-asian="14pt" style:font-weight-asian="bold"/>
    </style:style>
    <style:style style:name="H4" style:family="paragraph" style:parent-style-name="Standard" style:default-outline-level="5" style:list-style-name="">
      <style:paragraph-properties fo:margin-top="0.0693in" fo:margin-bottom="0.0693in" loext:contextual-spacing="false" fo:keep-with-next="always"/>
      <style:text-properties fo:font-size="12pt" fo:font-weight="bold" style:font-size-asian="12pt" style:font-weight-asian="bold"/>
    </style:style>
    <style:style style:name="H5" style:family="paragraph" style:parent-style-name="Standard" style:default-outline-level="6" style:list-style-name="">
      <style:paragraph-properties fo:margin-top="0.0693in" fo:margin-bottom="0.0693in" loext:contextual-spacing="false" fo:keep-with-next="always"/>
      <style:text-properties fo:font-size="10pt" fo:font-weight="bold" style:font-size-asian="10pt" style:font-weight-asian="bold"/>
    </style:style>
    <style:style style:name="H6" style:family="paragraph" style:parent-style-name="Standard" style:default-outline-level="7" style:list-style-name="">
      <style:paragraph-properties fo:margin-top="0.0693in" fo:margin-bottom="0.0693in"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25in" fo:margin-right="0.25in" fo:margin-top="0.0693in" fo:margin-bottom="0.0693in" loext:contextual-spacing="false" fo:text-indent="0in" style:auto-text-indent="false"/>
    </style:style>
    <style:style style:name="Preformatted" style:family="paragraph" style:parent-style-name="Standard" style:default-outline-level="">
      <style:paragraph-properties fo:margin-top="0in" fo:margin-bottom="0in" loext:contextual-spacing="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style:font-size-asian="10pt"/>
    </style:style>
    <style:style style:name="z-Bottom_20_of_20_Form" style:display-name="z-Bottom of Form" style:family="paragraph" style:default-outline-level="">
      <style:paragraph-properties fo:text-align="center" style:justify-single-word="false" style:border-line-width-top="0.0035in 0.0035in 0.0035in" fo:padding="0in" fo:border-left="none" fo:border-right="none" fo:border-top="0.74pt double #000000" fo:border-bottom="none"/>
      <style:text-properties style:font-name="Arial"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style:border-line-width-bottom="0.0035in 0.0035in 0.0035in" fo:padding="0in" fo:border-left="none" fo:border-right="none" fo:border-top="none" fo:border-bottom="0.74pt double #000000"/>
      <style:text-properties style:font-name="Arial"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O-normal" style:family="paragraph" style:default-outline-level="">
      <style:paragraph-properties fo:margin-top="0in" fo:margin-bottom="0in" loext:contextual-spacing="false" fo:line-height="115%"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true" style:font-name-asian="Lucida Sans" style:font-family-asian="'Lucida 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CITE" style:family="text">
      <style:text-properties fo:font-style="italic" style:font-style-asian="italic"/>
    </style:style>
    <style:style style:name="CODE" style:family="text">
      <style:text-properties style:font-name="Courier New" fo:font-family="'Courier New'" style:font-family-generic="roman" style:font-pitch="variable" fo:font-size="10pt" style:font-size-asian="10pt"/>
    </style:style>
    <style:style style:name="Keyboard" style:family="text">
      <style:text-properties style:font-name="Courier New" fo:font-family="'Courier New'" style:font-family-generic="roman" style:font-pitch="variable" fo:font-size="10pt" fo:font-weight="bold" style:font-size-asian="10pt" style:font-weight-asian="bold"/>
    </style:style>
    <style:style style:name="Sample" style:family="text">
      <style:text-properties style:font-name="Courier New" fo:font-family="'Courier New'" style:font-family-generic="roman" style:font-pitch="variable"/>
    </style:style>
    <style:style style:name="Strong" style:family="text">
      <style:text-properties fo:font-weight="bold" style:font-weight-asian="bold"/>
    </style:style>
    <style:style style:name="Typewriter" style:family="text">
      <style:text-properties style:font-name="Courier New" fo:font-family="'Courier New'" style:font-family-generic="roman" style:font-pitch="variable"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editing-duration>P2DT9H35M5S</meta:editing-duration>
    <meta:editing-cycles>384</meta:editing-cycles>
    <meta:generator>LibreOffice/6.4.0.3$Windows_X86_64 LibreOffice_project/b0a288ab3d2d4774cb44b62f04d5d28733ac6df8</meta:generator>
    <dc:date>2021-05-09T15:44:10.865000000</dc:date>
    <meta:creation-date>2021-05-04T11:40:00</meta:creation-date>
    <meta:document-statistic meta:table-count="2" meta:image-count="40" meta:object-count="0" meta:page-count="58" meta:paragraph-count="558" meta:word-count="26520" meta:character-count="176429" meta:non-whitespace-character-count="149579"/>
    <meta:user-defined meta:name="DocumentEncoding">utf-8</meta:user-defined>
    <meta:user-defined meta:name="HTML" meta:value-type="boolean">true</meta:user-defined>
  </office:meta>
</office:document-meta>
</file>